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WT</text:p>
          </table:table-cell>
          <table:table-cell office:value-type="string">
            <text:p>pSuper</text:p>
          </table:table-cell>
        </table:table-row>
        <table:table-row table:style-name="ro2">
          <table:table-cell office:value-type="float" office:value="151.5044">
            <text:p>151.5044</text:p>
          </table:table-cell>
          <table:table-cell office:value-type="float" office:value="88.1034">
            <text:p>88.1034</text:p>
          </table:table-cell>
        </table:table-row>
        <table:table-row table:style-name="ro2">
          <table:table-cell office:value-type="float" office:value="149.4162">
            <text:p>149.4162</text:p>
          </table:table-cell>
          <table:table-cell office:value-type="float" office:value="112.3191">
            <text:p>112.3191</text:p>
          </table:table-cell>
        </table:table-row>
        <table:table-row table:style-name="ro2">
          <table:table-cell office:value-type="float" office:value="82.534">
            <text:p>82.534</text:p>
          </table:table-cell>
          <table:table-cell office:value-type="float" office:value="120.1634">
            <text:p>120.1634</text:p>
          </table:table-cell>
        </table:table-row>
        <table:table-row table:style-name="ro2">
          <table:table-cell office:value-type="float" office:value="170.9058">
            <text:p>170.9058</text:p>
          </table:table-cell>
          <table:table-cell office:value-type="float" office:value="193.3782">
            <text:p>193.3782</text:p>
          </table:table-cell>
        </table:table-row>
        <table:table-row table:style-name="ro2">
          <table:table-cell office:value-type="float" office:value="215.2124">
            <text:p>215.2124</text:p>
          </table:table-cell>
          <table:table-cell office:value-type="float" office:value="97.6395">
            <text:p>97.6395</text:p>
          </table:table-cell>
        </table:table-row>
        <table:table-row table:style-name="ro2">
          <table:table-cell office:value-type="float" office:value="173.3841">
            <text:p>173.3841</text:p>
          </table:table-cell>
          <table:table-cell office:value-type="float" office:value="98.7839">
            <text:p>98.7839</text:p>
          </table:table-cell>
        </table:table-row>
        <table:table-row table:style-name="ro2">
          <table:table-cell office:value-type="float" office:value="126.3479">
            <text:p>126.3479</text:p>
          </table:table-cell>
          <table:table-cell office:value-type="float" office:value="91.6384">
            <text:p>91.6384</text:p>
          </table:table-cell>
        </table:table-row>
        <table:table-row table:style-name="ro2">
          <table:table-cell office:value-type="float" office:value="140.0375">
            <text:p>140.0375</text:p>
          </table:table-cell>
          <table:table-cell office:value-type="float" office:value="85.1501">
            <text:p>85.1501</text:p>
          </table:table-cell>
        </table:table-row>
        <table:table-row table:style-name="ro2">
          <table:table-cell office:value-type="float" office:value="176.8784">
            <text:p>176.8784</text:p>
          </table:table-cell>
          <table:table-cell office:value-type="float" office:value="93.5669">
            <text:p>93.5669</text:p>
          </table:table-cell>
        </table:table-row>
        <table:table-row table:style-name="ro2">
          <table:table-cell office:value-type="float" office:value="69.0549">
            <text:p>69.0549</text:p>
          </table:table-cell>
          <table:table-cell office:value-type="float" office:value="124.4051">
            <text:p>124.4051</text:p>
          </table:table-cell>
        </table:table-row>
        <table:table-row table:style-name="ro2">
          <table:table-cell office:value-type="float" office:value="166.8533">
            <text:p>166.8533</text:p>
          </table:table-cell>
          <table:table-cell office:value-type="float" office:value="98.2323">
            <text:p>98.2323</text:p>
          </table:table-cell>
        </table:table-row>
        <table:table-row table:style-name="ro2">
          <table:table-cell office:value-type="float" office:value="90.4639">
            <text:p>90.4639</text:p>
          </table:table-cell>
          <table:table-cell office:value-type="float" office:value="64.3817">
            <text:p>64.3817</text:p>
          </table:table-cell>
        </table:table-row>
        <table:table-row table:style-name="ro2">
          <table:table-cell office:value-type="float" office:value="82.214">
            <text:p>82.214</text:p>
          </table:table-cell>
          <table:table-cell office:value-type="float" office:value="99.5216">
            <text:p>99.5216</text:p>
          </table:table-cell>
        </table:table-row>
        <table:table-row table:style-name="ro2">
          <table:table-cell office:value-type="float" office:value="107.0917">
            <text:p>107.0917</text:p>
          </table:table-cell>
          <table:table-cell office:value-type="float" office:value="93.4223">
            <text:p>93.4223</text:p>
          </table:table-cell>
        </table:table-row>
        <table:table-row table:style-name="ro2">
          <table:table-cell office:value-type="float" office:value="141.8749">
            <text:p>141.8749</text:p>
          </table:table-cell>
          <table:table-cell office:value-type="float" office:value="76.3773">
            <text:p>76.3773</text:p>
          </table:table-cell>
        </table:table-row>
        <table:table-row table:style-name="ro2">
          <table:table-cell office:value-type="float" office:value="108.0703">
            <text:p>108.0703</text:p>
          </table:table-cell>
          <table:table-cell office:value-type="float" office:value="116.1866">
            <text:p>116.1866</text:p>
          </table:table-cell>
        </table:table-row>
        <table:table-row table:style-name="ro2">
          <table:table-cell office:value-type="float" office:value="122.5134">
            <text:p>122.5134</text:p>
          </table:table-cell>
          <table:table-cell office:value-type="float" office:value="108.9516">
            <text:p>108.9516</text:p>
          </table:table-cell>
        </table:table-row>
        <table:table-row table:style-name="ro2">
          <table:table-cell office:value-type="float" office:value="108.967">
            <text:p>108.967</text:p>
          </table:table-cell>
          <table:table-cell office:value-type="float" office:value="97.4709">
            <text:p>97.4709</text:p>
          </table:table-cell>
        </table:table-row>
        <table:table-row table:style-name="ro2">
          <table:table-cell office:value-type="float" office:value="140.7997">
            <text:p>140.7997</text:p>
          </table:table-cell>
          <table:table-cell office:value-type="float" office:value="128.6513">
            <text:p>128.6513</text:p>
          </table:table-cell>
        </table:table-row>
        <table:table-row table:style-name="ro2">
          <table:table-cell office:value-type="float" office:value="129.5676">
            <text:p>129.5676</text:p>
          </table:table-cell>
          <table:table-cell office:value-type="float" office:value="91.0249">
            <text:p>91.0249</text:p>
          </table:table-cell>
        </table:table-row>
        <table:table-row table:style-name="ro2">
          <table:table-cell office:value-type="float" office:value="104.2434">
            <text:p>104.2434</text:p>
          </table:table-cell>
          <table:table-cell office:value-type="float" office:value="143.9732">
            <text:p>143.9732</text:p>
          </table:table-cell>
        </table:table-row>
        <table:table-row table:style-name="ro2">
          <table:table-cell office:value-type="float" office:value="96.8135">
            <text:p>96.8135</text:p>
          </table:table-cell>
          <table:table-cell office:value-type="float" office:value="144.3029">
            <text:p>144.3029</text:p>
          </table:table-cell>
        </table:table-row>
        <table:table-row table:style-name="ro2">
          <table:table-cell office:value-type="float" office:value="80.1029">
            <text:p>80.1029</text:p>
          </table:table-cell>
          <table:table-cell office:value-type="float" office:value="106.6418">
            <text:p>106.6418</text:p>
          </table:table-cell>
        </table:table-row>
        <table:table-row table:style-name="ro2">
          <table:table-cell office:value-type="float" office:value="94.744">
            <text:p>94.744</text:p>
          </table:table-cell>
          <table:table-cell office:value-type="float" office:value="96.745">
            <text:p>96.745</text:p>
          </table:table-cell>
        </table:table-row>
        <table:table-row table:style-name="ro2">
          <table:table-cell office:value-type="float" office:value="155.1099">
            <text:p>155.1099</text:p>
          </table:table-cell>
          <table:table-cell office:value-type="float" office:value="125.0415">
            <text:p>125.0415</text:p>
          </table:table-cell>
        </table:table-row>
        <table:table-row table:style-name="ro2">
          <table:table-cell office:value-type="float" office:value="144.065">
            <text:p>144.065</text:p>
          </table:table-cell>
          <table:table-cell office:value-type="float" office:value="68.4653">
            <text:p>68.4653</text:p>
          </table:table-cell>
        </table:table-row>
        <table:table-row table:style-name="ro2">
          <table:table-cell office:value-type="float" office:value="81.893">
            <text:p>81.893</text:p>
          </table:table-cell>
          <table:table-cell office:value-type="float" office:value="100.1091">
            <text:p>100.1091</text:p>
          </table:table-cell>
        </table:table-row>
        <table:table-row table:style-name="ro2">
          <table:table-cell office:value-type="float" office:value="132.7647">
            <text:p>132.7647</text:p>
          </table:table-cell>
          <table:table-cell office:value-type="float" office:value="63.6878">
            <text:p>63.6878</text:p>
          </table:table-cell>
        </table:table-row>
        <table:table-row table:style-name="ro2">
          <table:table-cell office:value-type="float" office:value="107.9732">
            <text:p>107.9732</text:p>
          </table:table-cell>
          <table:table-cell office:value-type="float" office:value="92.5602">
            <text:p>92.5602</text:p>
          </table:table-cell>
        </table:table-row>
        <table:table-row table:style-name="ro2">
          <table:table-cell office:value-type="float" office:value="114.2751">
            <text:p>114.2751</text:p>
          </table:table-cell>
          <table:table-cell office:value-type="float" office:value="95.0412">
            <text:p>95.0412</text:p>
          </table:table-cell>
        </table:table-row>
        <table:table-row table:style-name="ro2">
          <table:table-cell office:value-type="float" office:value="148.019">
            <text:p>148.019</text:p>
          </table:table-cell>
          <table:table-cell office:value-type="float" office:value="41.8319">
            <text:p>41.8319</text:p>
          </table:table-cell>
        </table:table-row>
        <table:table-row table:style-name="ro2">
          <table:table-cell office:value-type="float" office:value="122.4611">
            <text:p>122.4611</text:p>
          </table:table-cell>
          <table:table-cell office:value-type="float" office:value="98.5831">
            <text:p>98.5831</text:p>
          </table:table-cell>
        </table:table-row>
        <table:table-row table:style-name="ro2">
          <table:table-cell office:value-type="float" office:value="108.54">
            <text:p>108.54</text:p>
          </table:table-cell>
          <table:table-cell office:value-type="float" office:value="64.5472">
            <text:p>64.5472</text:p>
          </table:table-cell>
        </table:table-row>
        <table:table-row table:style-name="ro2">
          <table:table-cell office:value-type="float" office:value="79.3876">
            <text:p>79.3876</text:p>
          </table:table-cell>
          <table:table-cell office:value-type="float" office:value="119.2997">
            <text:p>119.2997</text:p>
          </table:table-cell>
        </table:table-row>
        <table:table-row table:style-name="ro2">
          <table:table-cell office:value-type="float" office:value="113.68">
            <text:p>113.68</text:p>
          </table:table-cell>
          <table:table-cell office:value-type="float" office:value="78.0766">
            <text:p>78.0766</text:p>
          </table:table-cell>
        </table:table-row>
        <table:table-row table:style-name="ro2">
          <table:table-cell office:value-type="float" office:value="97.9884">
            <text:p>97.9884</text:p>
          </table:table-cell>
          <table:table-cell office:value-type="float" office:value="88.0693">
            <text:p>88.0693</text:p>
          </table:table-cell>
        </table:table-row>
        <table:table-row table:style-name="ro2">
          <table:table-cell office:value-type="float" office:value="79.3091">
            <text:p>79.3091</text:p>
          </table:table-cell>
          <table:table-cell office:value-type="float" office:value="94.7969">
            <text:p>94.7969</text:p>
          </table:table-cell>
        </table:table-row>
        <table:table-row table:style-name="ro2">
          <table:table-cell office:value-type="float" office:value="129.0951">
            <text:p>129.0951</text:p>
          </table:table-cell>
          <table:table-cell office:value-type="float" office:value="145.3382">
            <text:p>145.3382</text:p>
          </table:table-cell>
        </table:table-row>
        <table:table-row table:style-name="ro2">
          <table:table-cell office:value-type="float" office:value="143.5113">
            <text:p>143.5113</text:p>
          </table:table-cell>
          <table:table-cell office:value-type="float" office:value="166.3352">
            <text:p>166.3352</text:p>
          </table:table-cell>
        </table:table-row>
        <table:table-row table:style-name="ro2">
          <table:table-cell office:value-type="float" office:value="85.0489">
            <text:p>85.0489</text:p>
          </table:table-cell>
          <table:table-cell office:value-type="float" office:value="121.3988">
            <text:p>121.3988</text:p>
          </table:table-cell>
        </table:table-row>
        <table:table-row table:style-name="ro2">
          <table:table-cell office:value-type="float" office:value="96.5346">
            <text:p>96.5346</text:p>
          </table:table-cell>
          <table:table-cell office:value-type="float" office:value="23.2825">
            <text:p>23.2825</text:p>
          </table:table-cell>
        </table:table-row>
        <table:table-row table:style-name="ro2">
          <table:table-cell office:value-type="float" office:value="112.4283">
            <text:p>112.4283</text:p>
          </table:table-cell>
          <table:table-cell office:value-type="float" office:value="108.266">
            <text:p>108.266</text:p>
          </table:table-cell>
        </table:table-row>
        <table:table-row table:style-name="ro2">
          <table:table-cell office:value-type="float" office:value="109.9323">
            <text:p>109.9323</text:p>
          </table:table-cell>
          <table:table-cell office:value-type="float" office:value="88.9101">
            <text:p>88.9101</text:p>
          </table:table-cell>
        </table:table-row>
        <table:table-row table:style-name="ro2">
          <table:table-cell office:value-type="float" office:value="150.1184">
            <text:p>150.1184</text:p>
          </table:table-cell>
          <table:table-cell office:value-type="float" office:value="67.5818">
            <text:p>67.5818</text:p>
          </table:table-cell>
        </table:table-row>
        <table:table-row table:style-name="ro2">
          <table:table-cell office:value-type="float" office:value="53.4742">
            <text:p>53.4742</text:p>
          </table:table-cell>
          <table:table-cell office:value-type="float" office:value="81.682">
            <text:p>81.682</text:p>
          </table:table-cell>
        </table:table-row>
        <table:table-row table:style-name="ro2">
          <table:table-cell office:value-type="float" office:value="89.9121">
            <text:p>89.9121</text:p>
          </table:table-cell>
          <table:table-cell office:value-type="float" office:value="87.2532">
            <text:p>87.2532</text:p>
          </table:table-cell>
        </table:table-row>
        <table:table-row table:style-name="ro2">
          <table:table-cell office:value-type="float" office:value="99.5509">
            <text:p>99.5509</text:p>
          </table:table-cell>
          <table:table-cell office:value-type="float" office:value="76.741">
            <text:p>76.741</text:p>
          </table:table-cell>
        </table:table-row>
        <table:table-row table:style-name="ro2">
          <table:table-cell office:value-type="float" office:value="72.641">
            <text:p>72.641</text:p>
          </table:table-cell>
          <table:table-cell office:value-type="float" office:value="166.291">
            <text:p>166.291</text:p>
          </table:table-cell>
        </table:table-row>
        <table:table-row table:style-name="ro2">
          <table:table-cell office:value-type="float" office:value="87.421">
            <text:p>87.421</text:p>
          </table:table-cell>
          <table:table-cell office:value-type="float" office:value="84.4903">
            <text:p>84.4903</text:p>
          </table:table-cell>
        </table:table-row>
        <table:table-row table:style-name="ro2">
          <table:table-cell office:value-type="float" office:value="119.9267">
            <text:p>119.9267</text:p>
          </table:table-cell>
          <table:table-cell office:value-type="float" office:value="75.0176">
            <text:p>75.0176</text:p>
          </table:table-cell>
        </table:table-row>
        <table:table-row table:style-name="ro2">
          <table:table-cell office:value-type="float" office:value="76.9086">
            <text:p>76.9086</text:p>
          </table:table-cell>
          <table:table-cell office:value-type="float" office:value="99.973">
            <text:p>99.973</text:p>
          </table:table-cell>
        </table:table-row>
        <table:table-row table:style-name="ro2">
          <table:table-cell office:value-type="float" office:value="59.324">
            <text:p>59.324</text:p>
          </table:table-cell>
          <table:table-cell office:value-type="float" office:value="104.2279">
            <text:p>104.2279</text:p>
          </table:table-cell>
        </table:table-row>
        <table:table-row table:style-name="ro2">
          <table:table-cell office:value-type="float" office:value="68.1526">
            <text:p>68.1526</text:p>
          </table:table-cell>
          <table:table-cell office:value-type="float" office:value="150.1331">
            <text:p>150.1331</text:p>
          </table:table-cell>
        </table:table-row>
        <table:table-row table:style-name="ro2">
          <table:table-cell office:value-type="float" office:value="71.9085">
            <text:p>71.9085</text:p>
          </table:table-cell>
          <table:table-cell office:value-type="float" office:value="136.238">
            <text:p>136.238</text:p>
          </table:table-cell>
        </table:table-row>
        <table:table-row table:style-name="ro2">
          <table:table-cell office:value-type="float" office:value="92.6257">
            <text:p>92.6257</text:p>
          </table:table-cell>
          <table:table-cell office:value-type="float" office:value="142.3802">
            <text:p>142.3802</text:p>
          </table:table-cell>
        </table:table-row>
        <table:table-row table:style-name="ro2">
          <table:table-cell office:value-type="float" office:value="112.0399">
            <text:p>112.0399</text:p>
          </table:table-cell>
          <table:table-cell office:value-type="float" office:value="157.959">
            <text:p>157.959</text:p>
          </table:table-cell>
        </table:table-row>
        <table:table-row table:style-name="ro2">
          <table:table-cell office:value-type="float" office:value="85.0014">
            <text:p>85.0014</text:p>
          </table:table-cell>
          <table:table-cell office:value-type="float" office:value="103.6831">
            <text:p>103.6831</text:p>
          </table:table-cell>
        </table:table-row>
        <table:table-row table:style-name="ro2">
          <table:table-cell office:value-type="float" office:value="103.7804">
            <text:p>103.7804</text:p>
          </table:table-cell>
          <table:table-cell office:value-type="float" office:value="72.9107">
            <text:p>72.9107</text:p>
          </table:table-cell>
        </table:table-row>
        <table:table-row table:style-name="ro2">
          <table:table-cell office:value-type="float" office:value="102.5839">
            <text:p>102.5839</text:p>
          </table:table-cell>
          <table:table-cell office:value-type="float" office:value="112.4337">
            <text:p>112.4337</text:p>
          </table:table-cell>
        </table:table-row>
        <table:table-row table:style-name="ro2">
          <table:table-cell office:value-type="float" office:value="112.3779">
            <text:p>112.3779</text:p>
          </table:table-cell>
          <table:table-cell office:value-type="float" office:value="80.02">
            <text:p>80.02</text:p>
          </table:table-cell>
        </table:table-row>
        <table:table-row table:style-name="ro2">
          <table:table-cell office:value-type="float" office:value="70.7108">
            <text:p>70.7108</text:p>
          </table:table-cell>
          <table:table-cell office:value-type="float" office:value="104.8131">
            <text:p>104.8131</text:p>
          </table:table-cell>
        </table:table-row>
        <table:table-row table:style-name="ro2">
          <table:table-cell office:value-type="float" office:value="80.5817">
            <text:p>80.5817</text:p>
          </table:table-cell>
          <table:table-cell office:value-type="float" office:value="99.0983">
            <text:p>99.0983</text:p>
          </table:table-cell>
        </table:table-row>
        <table:table-row table:style-name="ro2">
          <table:table-cell office:value-type="float" office:value="112.4734">
            <text:p>112.4734</text:p>
          </table:table-cell>
          <table:table-cell office:value-type="float" office:value="104.871">
            <text:p>104.871</text:p>
          </table:table-cell>
        </table:table-row>
        <table:table-row table:style-name="ro2">
          <table:table-cell office:value-type="float" office:value="137.468">
            <text:p>137.468</text:p>
          </table:table-cell>
          <table:table-cell office:value-type="float" office:value="124.9135">
            <text:p>124.9135</text:p>
          </table:table-cell>
        </table:table-row>
        <table:table-row table:style-name="ro2">
          <table:table-cell office:value-type="float" office:value="65.1762">
            <text:p>65.1762</text:p>
          </table:table-cell>
          <table:table-cell office:value-type="float" office:value="115.9722">
            <text:p>115.9722</text:p>
          </table:table-cell>
        </table:table-row>
        <table:table-row table:style-name="ro2">
          <table:table-cell office:value-type="float" office:value="89.1192">
            <text:p>89.1192</text:p>
          </table:table-cell>
          <table:table-cell office:value-type="float" office:value="95.7125">
            <text:p>95.7125</text:p>
          </table:table-cell>
        </table:table-row>
        <table:table-row table:style-name="ro2">
          <table:table-cell office:value-type="float" office:value="65.7778">
            <text:p>65.7778</text:p>
          </table:table-cell>
          <table:table-cell office:value-type="float" office:value="122.0376">
            <text:p>122.0376</text:p>
          </table:table-cell>
        </table:table-row>
        <table:table-row table:style-name="ro2">
          <table:table-cell office:value-type="float" office:value="115.919">
            <text:p>115.919</text:p>
          </table:table-cell>
          <table:table-cell office:value-type="float" office:value="48.97">
            <text:p>48.97</text:p>
          </table:table-cell>
        </table:table-row>
        <table:table-row table:style-name="ro2">
          <table:table-cell office:value-type="float" office:value="181.2238">
            <text:p>181.2238</text:p>
          </table:table-cell>
          <table:table-cell office:value-type="float" office:value="90.442">
            <text:p>90.442</text:p>
          </table:table-cell>
        </table:table-row>
        <table:table-row table:style-name="ro2">
          <table:table-cell office:value-type="float" office:value="99.4302">
            <text:p>99.4302</text:p>
          </table:table-cell>
          <table:table-cell office:value-type="float" office:value="104.6977">
            <text:p>104.6977</text:p>
          </table:table-cell>
        </table:table-row>
        <table:table-row table:style-name="ro2">
          <table:table-cell office:value-type="float" office:value="127.4555">
            <text:p>127.4555</text:p>
          </table:table-cell>
          <table:table-cell office:value-type="float" office:value="69.3511">
            <text:p>69.3511</text:p>
          </table:table-cell>
        </table:table-row>
        <table:table-row table:style-name="ro2">
          <table:table-cell office:value-type="float" office:value="131.3337">
            <text:p>131.3337</text:p>
          </table:table-cell>
          <table:table-cell office:value-type="float" office:value="95.4395">
            <text:p>95.4395</text:p>
          </table:table-cell>
        </table:table-row>
        <table:table-row table:style-name="ro2">
          <table:table-cell office:value-type="float" office:value="98.1069">
            <text:p>98.1069</text:p>
          </table:table-cell>
          <table:table-cell office:value-type="float" office:value="83.2437">
            <text:p>83.2437</text:p>
          </table:table-cell>
        </table:table-row>
        <table:table-row table:style-name="ro2">
          <table:table-cell office:value-type="float" office:value="63.0453">
            <text:p>63.0453</text:p>
          </table:table-cell>
          <table:table-cell office:value-type="float" office:value="65.8086">
            <text:p>65.8086</text:p>
          </table:table-cell>
        </table:table-row>
        <table:table-row table:style-name="ro2">
          <table:table-cell office:value-type="float" office:value="117.0077">
            <text:p>117.0077</text:p>
          </table:table-cell>
          <table:table-cell office:value-type="float" office:value="102.5534">
            <text:p>102.5534</text:p>
          </table:table-cell>
        </table:table-row>
        <table:table-row table:style-name="ro2">
          <table:table-cell office:value-type="float" office:value="81.4725">
            <text:p>81.4725</text:p>
          </table:table-cell>
          <table:table-cell office:value-type="float" office:value="75.5638">
            <text:p>75.5638</text:p>
          </table:table-cell>
        </table:table-row>
        <table:table-row table:style-name="ro2">
          <table:table-cell office:value-type="float" office:value="83.1086">
            <text:p>83.1086</text:p>
          </table:table-cell>
          <table:table-cell office:value-type="float" office:value="87.1982">
            <text:p>87.1982</text:p>
          </table:table-cell>
        </table:table-row>
        <table:table-row table:style-name="ro2">
          <table:table-cell office:value-type="float" office:value="106.1392">
            <text:p>106.1392</text:p>
          </table:table-cell>
          <table:table-cell office:value-type="float" office:value="74.324">
            <text:p>74.324</text:p>
          </table:table-cell>
        </table:table-row>
        <table:table-row table:style-name="ro2">
          <table:table-cell office:value-type="float" office:value="81.4051">
            <text:p>81.4051</text:p>
          </table:table-cell>
          <table:table-cell office:value-type="float" office:value="70.87">
            <text:p>70.87</text:p>
          </table:table-cell>
        </table:table-row>
        <table:table-row table:style-name="ro2">
          <table:table-cell office:value-type="float" office:value="70.7926">
            <text:p>70.7926</text:p>
          </table:table-cell>
          <table:table-cell office:value-type="float" office:value="75.8336">
            <text:p>75.8336</text:p>
          </table:table-cell>
        </table:table-row>
        <table:table-row table:style-name="ro2">
          <table:table-cell office:value-type="float" office:value="89.8053">
            <text:p>89.8053</text:p>
          </table:table-cell>
          <table:table-cell office:value-type="float" office:value="83.0308">
            <text:p>83.0308</text:p>
          </table:table-cell>
        </table:table-row>
        <table:table-row table:style-name="ro2">
          <table:table-cell office:value-type="float" office:value="101.1811">
            <text:p>101.1811</text:p>
          </table:table-cell>
          <table:table-cell office:value-type="float" office:value="112.8874">
            <text:p>112.8874</text:p>
          </table:table-cell>
        </table:table-row>
        <table:table-row table:style-name="ro2">
          <table:table-cell office:value-type="float" office:value="91.0689">
            <text:p>91.0689</text:p>
          </table:table-cell>
          <table:table-cell office:value-type="float" office:value="113.0659">
            <text:p>113.0659</text:p>
          </table:table-cell>
        </table:table-row>
        <table:table-row table:style-name="ro2">
          <table:table-cell office:value-type="float" office:value="68.4845">
            <text:p>68.4845</text:p>
          </table:table-cell>
          <table:table-cell office:value-type="float" office:value="61.9515">
            <text:p>61.9515</text:p>
          </table:table-cell>
        </table:table-row>
        <table:table-row table:style-name="ro2">
          <table:table-cell office:value-type="float" office:value="112.9591">
            <text:p>112.9591</text:p>
          </table:table-cell>
          <table:table-cell office:value-type="float" office:value="100.3882">
            <text:p>100.3882</text:p>
          </table:table-cell>
        </table:table-row>
        <table:table-row table:style-name="ro2">
          <table:table-cell office:value-type="float" office:value="112.5404">
            <text:p>112.5404</text:p>
          </table:table-cell>
          <table:table-cell office:value-type="float" office:value="105.13">
            <text:p>105.13</text:p>
          </table:table-cell>
        </table:table-row>
        <table:table-row table:style-name="ro2">
          <table:table-cell office:value-type="float" office:value="114.9821">
            <text:p>114.9821</text:p>
          </table:table-cell>
          <table:table-cell office:value-type="float" office:value="103.3071">
            <text:p>103.3071</text:p>
          </table:table-cell>
        </table:table-row>
        <table:table-row table:style-name="ro2">
          <table:table-cell office:value-type="float" office:value="109.6484">
            <text:p>109.6484</text:p>
          </table:table-cell>
          <table:table-cell office:value-type="float" office:value="113.6317">
            <text:p>113.6317</text:p>
          </table:table-cell>
        </table:table-row>
        <table:table-row table:style-name="ro2">
          <table:table-cell office:value-type="float" office:value="109.7431">
            <text:p>109.7431</text:p>
          </table:table-cell>
          <table:table-cell office:value-type="float" office:value="90.5937">
            <text:p>90.5937</text:p>
          </table:table-cell>
        </table:table-row>
        <table:table-row table:style-name="ro2">
          <table:table-cell office:value-type="float" office:value="143.6412">
            <text:p>143.6412</text:p>
          </table:table-cell>
          <table:table-cell office:value-type="float" office:value="99.0343">
            <text:p>99.0343</text:p>
          </table:table-cell>
        </table:table-row>
        <table:table-row table:style-name="ro2">
          <table:table-cell office:value-type="float" office:value="169.1308">
            <text:p>169.1308</text:p>
          </table:table-cell>
          <table:table-cell office:value-type="float" office:value="120.0692">
            <text:p>120.0692</text:p>
          </table:table-cell>
        </table:table-row>
        <table:table-row table:style-name="ro2">
          <table:table-cell office:value-type="float" office:value="110.645">
            <text:p>110.645</text:p>
          </table:table-cell>
          <table:table-cell office:value-type="float" office:value="138.0216">
            <text:p>138.0216</text:p>
          </table:table-cell>
        </table:table-row>
        <table:table-row table:style-name="ro2">
          <table:table-cell office:value-type="float" office:value="110.0703">
            <text:p>110.0703</text:p>
          </table:table-cell>
          <table:table-cell office:value-type="float" office:value="61.1832">
            <text:p>61.1832</text:p>
          </table:table-cell>
        </table:table-row>
        <table:table-row table:style-name="ro2">
          <table:table-cell office:value-type="float" office:value="104.4387">
            <text:p>104.4387</text:p>
          </table:table-cell>
          <table:table-cell office:value-type="float" office:value="83.6131">
            <text:p>83.6131</text:p>
          </table:table-cell>
        </table:table-row>
        <table:table-row table:style-name="ro2">
          <table:table-cell office:value-type="float" office:value="93.8816">
            <text:p>93.8816</text:p>
          </table:table-cell>
          <table:table-cell office:value-type="float" office:value="84.5209">
            <text:p>84.5209</text:p>
          </table:table-cell>
        </table:table-row>
        <table:table-row table:style-name="ro2">
          <table:table-cell office:value-type="float" office:value="68.2737">
            <text:p>68.2737</text:p>
          </table:table-cell>
          <table:table-cell office:value-type="float" office:value="92.4229">
            <text:p>92.4229</text:p>
          </table:table-cell>
        </table:table-row>
        <table:table-row table:style-name="ro2">
          <table:table-cell office:value-type="float" office:value="60.7073">
            <text:p>60.7073</text:p>
          </table:table-cell>
          <table:table-cell office:value-type="float" office:value="85.4049">
            <text:p>85.4049</text:p>
          </table:table-cell>
        </table:table-row>
        <table:table-row table:style-name="ro2">
          <table:table-cell office:value-type="float" office:value="108.8415">
            <text:p>108.8415</text:p>
          </table:table-cell>
          <table:table-cell office:value-type="float" office:value="104.991">
            <text:p>104.991</text:p>
          </table:table-cell>
        </table:table-row>
        <table:table-row table:style-name="ro2">
          <table:table-cell office:value-type="float" office:value="157.7578">
            <text:p>157.7578</text:p>
          </table:table-cell>
          <table:table-cell office:value-type="float" office:value="83.7">
            <text:p>83.7</text:p>
          </table:table-cell>
        </table:table-row>
        <table:table-row table:style-name="ro2">
          <table:table-cell office:value-type="float" office:value="80.1366">
            <text:p>80.1366</text:p>
          </table:table-cell>
          <table:table-cell office:value-type="float" office:value="103.4586">
            <text:p>103.4586</text:p>
          </table:table-cell>
        </table:table-row>
        <table:table-row table:style-name="ro2">
          <table:table-cell office:value-type="float" office:value="117.6148">
            <text:p>117.6148</text:p>
          </table:table-cell>
          <table:table-cell office:value-type="float" office:value="166.1255">
            <text:p>166.1255</text:p>
          </table:table-cell>
        </table:table-row>
        <table:table-row table:style-name="ro2">
          <table:table-cell office:value-type="float" office:value="114.9564">
            <text:p>114.9564</text:p>
          </table:table-cell>
          <table:table-cell office:value-type="float" office:value="95.6355">
            <text:p>95.6355</text:p>
          </table:table-cell>
        </table:table-row>
        <table:table-row table:style-name="ro2">
          <table:table-cell office:value-type="float" office:value="170.0177">
            <text:p>170.0177</text:p>
          </table:table-cell>
          <table:table-cell office:value-type="float" office:value="85.9329">
            <text:p>85.9329</text:p>
          </table:table-cell>
        </table:table-row>
        <table:table-row table:style-name="ro2">
          <table:table-cell office:value-type="float" office:value="87.2274">
            <text:p>87.2274</text:p>
          </table:table-cell>
          <table:table-cell office:value-type="float" office:value="85.5576">
            <text:p>85.5576</text:p>
          </table:table-cell>
        </table:table-row>
        <table:table-row table:style-name="ro2">
          <table:table-cell office:value-type="float" office:value="69.1954">
            <text:p>69.1954</text:p>
          </table:table-cell>
          <table:table-cell office:value-type="float" office:value="73.3821">
            <text:p>73.3821</text:p>
          </table:table-cell>
        </table:table-row>
        <table:table-row table:style-name="ro2">
          <table:table-cell office:value-type="float" office:value="115.3678">
            <text:p>115.3678</text:p>
          </table:table-cell>
          <table:table-cell office:value-type="float" office:value="84.7303">
            <text:p>84.7303</text:p>
          </table:table-cell>
        </table:table-row>
        <table:table-row table:style-name="ro2">
          <table:table-cell office:value-type="float" office:value="44.7337">
            <text:p>44.7337</text:p>
          </table:table-cell>
          <table:table-cell office:value-type="float" office:value="77.9615">
            <text:p>77.9615</text:p>
          </table:table-cell>
        </table:table-row>
        <table:table-row table:style-name="ro2">
          <table:table-cell office:value-type="float" office:value="159.6787">
            <text:p>159.6787</text:p>
          </table:table-cell>
          <table:table-cell office:value-type="float" office:value="109.0898">
            <text:p>109.0898</text:p>
          </table:table-cell>
        </table:table-row>
        <table:table-row table:style-name="ro2">
          <table:table-cell office:value-type="float" office:value="116.0596">
            <text:p>116.0596</text:p>
          </table:table-cell>
          <table:table-cell office:value-type="float" office:value="67.2193">
            <text:p>67.2193</text:p>
          </table:table-cell>
        </table:table-row>
        <table:table-row table:style-name="ro2">
          <table:table-cell office:value-type="float" office:value="116.3522">
            <text:p>116.3522</text:p>
          </table:table-cell>
          <table:table-cell office:value-type="float" office:value="98.8861">
            <text:p>98.8861</text:p>
          </table:table-cell>
        </table:table-row>
        <table:table-row table:style-name="ro2">
          <table:table-cell office:value-type="float" office:value="102.643">
            <text:p>102.643</text:p>
          </table:table-cell>
          <table:table-cell office:value-type="float" office:value="83.3351">
            <text:p>83.3351</text:p>
          </table:table-cell>
        </table:table-row>
        <table:table-row table:style-name="ro2">
          <table:table-cell office:value-type="float" office:value="118.452">
            <text:p>118.452</text:p>
          </table:table-cell>
          <table:table-cell office:value-type="float" office:value="95.5191">
            <text:p>95.5191</text:p>
          </table:table-cell>
        </table:table-row>
        <table:table-row table:style-name="ro2">
          <table:table-cell office:value-type="float" office:value="58.2604">
            <text:p>58.2604</text:p>
          </table:table-cell>
          <table:table-cell office:value-type="float" office:value="96.4872">
            <text:p>96.4872</text:p>
          </table:table-cell>
        </table:table-row>
        <table:table-row table:style-name="ro2">
          <table:table-cell office:value-type="float" office:value="87.9737">
            <text:p>87.9737</text:p>
          </table:table-cell>
          <table:table-cell office:value-type="float" office:value="51.7343">
            <text:p>51.7343</text:p>
          </table:table-cell>
        </table:table-row>
        <table:table-row table:style-name="ro2">
          <table:table-cell office:value-type="float" office:value="103.7701">
            <text:p>103.7701</text:p>
          </table:table-cell>
          <table:table-cell office:value-type="float" office:value="51.2028">
            <text:p>51.2028</text:p>
          </table:table-cell>
        </table:table-row>
        <table:table-row table:style-name="ro2">
          <table:table-cell office:value-type="float" office:value="95.2806">
            <text:p>95.2806</text:p>
          </table:table-cell>
          <table:table-cell office:value-type="float" office:value="97.6056">
            <text:p>97.6056</text:p>
          </table:table-cell>
        </table:table-row>
        <table:table-row table:style-name="ro2">
          <table:table-cell office:value-type="float" office:value="92.3911">
            <text:p>92.3911</text:p>
          </table:table-cell>
          <table:table-cell office:value-type="float" office:value="106.9928">
            <text:p>106.9928</text:p>
          </table:table-cell>
        </table:table-row>
        <table:table-row table:style-name="ro2">
          <table:table-cell office:value-type="float" office:value="82.367">
            <text:p>82.367</text:p>
          </table:table-cell>
          <table:table-cell office:value-type="float" office:value="93.9445">
            <text:p>93.9445</text:p>
          </table:table-cell>
        </table:table-row>
        <table:table-row table:style-name="ro2">
          <table:table-cell office:value-type="float" office:value="76.897">
            <text:p>76.897</text:p>
          </table:table-cell>
          <table:table-cell office:value-type="float" office:value="91.8516">
            <text:p>91.8516</text:p>
          </table:table-cell>
        </table:table-row>
        <table:table-row table:style-name="ro2">
          <table:table-cell office:value-type="float" office:value="83.9172">
            <text:p>83.9172</text:p>
          </table:table-cell>
          <table:table-cell office:value-type="float" office:value="79.3627">
            <text:p>79.3627</text:p>
          </table:table-cell>
        </table:table-row>
        <table:table-row table:style-name="ro2">
          <table:table-cell office:value-type="float" office:value="106.3603">
            <text:p>106.3603</text:p>
          </table:table-cell>
          <table:table-cell office:value-type="float" office:value="83.6002">
            <text:p>83.6002</text:p>
          </table:table-cell>
        </table:table-row>
        <table:table-row table:style-name="ro2">
          <table:table-cell office:value-type="float" office:value="99.992">
            <text:p>99.992</text:p>
          </table:table-cell>
          <table:table-cell office:value-type="float" office:value="122.9685">
            <text:p>122.9685</text:p>
          </table:table-cell>
        </table:table-row>
        <table:table-row table:style-name="ro2">
          <table:table-cell office:value-type="float" office:value="76.772">
            <text:p>76.772</text:p>
          </table:table-cell>
          <table:table-cell office:value-type="float" office:value="70.8439">
            <text:p>70.8439</text:p>
          </table:table-cell>
        </table:table-row>
        <table:table-row table:style-name="ro2">
          <table:table-cell office:value-type="float" office:value="78.5203">
            <text:p>78.5203</text:p>
          </table:table-cell>
          <table:table-cell office:value-type="float" office:value="104.6432">
            <text:p>104.6432</text:p>
          </table:table-cell>
        </table:table-row>
        <table:table-row table:style-name="ro2">
          <table:table-cell office:value-type="float" office:value="115.396">
            <text:p>115.396</text:p>
          </table:table-cell>
          <table:table-cell office:value-type="float" office:value="127.4068">
            <text:p>127.4068</text:p>
          </table:table-cell>
        </table:table-row>
        <table:table-row table:style-name="ro2">
          <table:table-cell office:value-type="float" office:value="59.0238">
            <text:p>59.0238</text:p>
          </table:table-cell>
          <table:table-cell office:value-type="float" office:value="117.0784">
            <text:p>117.0784</text:p>
          </table:table-cell>
        </table:table-row>
        <table:table-row table:style-name="ro2">
          <table:table-cell office:value-type="float" office:value="79.8621">
            <text:p>79.8621</text:p>
          </table:table-cell>
          <table:table-cell office:value-type="float" office:value="100.9187">
            <text:p>100.9187</text:p>
          </table:table-cell>
        </table:table-row>
        <table:table-row table:style-name="ro2">
          <table:table-cell office:value-type="float" office:value="85.3662">
            <text:p>85.3662</text:p>
          </table:table-cell>
          <table:table-cell office:value-type="float" office:value="76.0337">
            <text:p>76.0337</text:p>
          </table:table-cell>
        </table:table-row>
        <table:table-row table:style-name="ro2">
          <table:table-cell office:value-type="float" office:value="118.5602">
            <text:p>118.5602</text:p>
          </table:table-cell>
          <table:table-cell office:value-type="float" office:value="89.7523">
            <text:p>89.7523</text:p>
          </table:table-cell>
        </table:table-row>
        <table:table-row table:style-name="ro2">
          <table:table-cell office:value-type="float" office:value="88.8103">
            <text:p>88.8103</text:p>
          </table:table-cell>
          <table:table-cell office:value-type="float" office:value="69.2885">
            <text:p>69.2885</text:p>
          </table:table-cell>
        </table:table-row>
        <table:table-row table:style-name="ro2">
          <table:table-cell office:value-type="float" office:value="58.3391">
            <text:p>58.3391</text:p>
          </table:table-cell>
          <table:table-cell office:value-type="float" office:value="77.1199">
            <text:p>77.1199</text:p>
          </table:table-cell>
        </table:table-row>
        <table:table-row table:style-name="ro2">
          <table:table-cell office:value-type="float" office:value="77.5774">
            <text:p>77.5774</text:p>
          </table:table-cell>
          <table:table-cell office:value-type="float" office:value="45.579">
            <text:p>45.579</text:p>
          </table:table-cell>
        </table:table-row>
        <table:table-row table:style-name="ro2">
          <table:table-cell office:value-type="float" office:value="100.077">
            <text:p>100.077</text:p>
          </table:table-cell>
          <table:table-cell office:value-type="float" office:value="116.1151">
            <text:p>116.1151</text:p>
          </table:table-cell>
        </table:table-row>
        <table:table-row table:style-name="ro2">
          <table:table-cell office:value-type="float" office:value="138.5594">
            <text:p>138.5594</text:p>
          </table:table-cell>
          <table:table-cell office:value-type="float" office:value="91.7414">
            <text:p>91.7414</text:p>
          </table:table-cell>
        </table:table-row>
        <table:table-row table:style-name="ro2">
          <table:table-cell office:value-type="float" office:value="86.9021">
            <text:p>86.9021</text:p>
          </table:table-cell>
          <table:table-cell office:value-type="float" office:value="98.4593">
            <text:p>98.4593</text:p>
          </table:table-cell>
        </table:table-row>
        <table:table-row table:style-name="ro2">
          <table:table-cell office:value-type="float" office:value="60.0152">
            <text:p>60.0152</text:p>
          </table:table-cell>
          <table:table-cell office:value-type="float" office:value="94.5717">
            <text:p>94.5717</text:p>
          </table:table-cell>
        </table:table-row>
        <table:table-row table:style-name="ro2">
          <table:table-cell office:value-type="float" office:value="143.894">
            <text:p>143.894</text:p>
          </table:table-cell>
          <table:table-cell office:value-type="float" office:value="107.2586">
            <text:p>107.2586</text:p>
          </table:table-cell>
        </table:table-row>
        <table:table-row table:style-name="ro2">
          <table:table-cell office:value-type="float" office:value="70.3343">
            <text:p>70.3343</text:p>
          </table:table-cell>
          <table:table-cell office:value-type="float" office:value="107.8552">
            <text:p>107.8552</text:p>
          </table:table-cell>
        </table:table-row>
        <table:table-row table:style-name="ro2">
          <table:table-cell office:value-type="float" office:value="59.7661">
            <text:p>59.7661</text:p>
          </table:table-cell>
          <table:table-cell office:value-type="float" office:value="65.1822">
            <text:p>65.1822</text:p>
          </table:table-cell>
        </table:table-row>
        <table:table-row table:style-name="ro2">
          <table:table-cell office:value-type="float" office:value="108.9276">
            <text:p>108.9276</text:p>
          </table:table-cell>
          <table:table-cell office:value-type="float" office:value="78.6287">
            <text:p>78.6287</text:p>
          </table:table-cell>
        </table:table-row>
        <table:table-row table:style-name="ro2">
          <table:table-cell office:value-type="float" office:value="63.1222">
            <text:p>63.1222</text:p>
          </table:table-cell>
          <table:table-cell office:value-type="float" office:value="92.7363">
            <text:p>92.7363</text:p>
          </table:table-cell>
        </table:table-row>
        <table:table-row table:style-name="ro2">
          <table:table-cell office:value-type="float" office:value="104.4577">
            <text:p>104.4577</text:p>
          </table:table-cell>
          <table:table-cell office:value-type="float" office:value="102.2866">
            <text:p>102.2866</text:p>
          </table:table-cell>
        </table:table-row>
        <table:table-row table:style-name="ro2">
          <table:table-cell office:value-type="float" office:value="75.5142">
            <text:p>75.5142</text:p>
          </table:table-cell>
          <table:table-cell office:value-type="float" office:value="90.5388">
            <text:p>90.5388</text:p>
          </table:table-cell>
        </table:table-row>
        <table:table-row table:style-name="ro2">
          <table:table-cell office:value-type="float" office:value="89.0767">
            <text:p>89.0767</text:p>
          </table:table-cell>
          <table:table-cell office:value-type="float" office:value="85.916">
            <text:p>85.916</text:p>
          </table:table-cell>
        </table:table-row>
        <table:table-row table:style-name="ro2">
          <table:table-cell office:value-type="float" office:value="109.0415">
            <text:p>109.0415</text:p>
          </table:table-cell>
          <table:table-cell office:value-type="float" office:value="112.833">
            <text:p>112.833</text:p>
          </table:table-cell>
        </table:table-row>
        <table:table-row table:style-name="ro2">
          <table:table-cell office:value-type="float" office:value="59.6458">
            <text:p>59.6458</text:p>
          </table:table-cell>
          <table:table-cell office:value-type="float" office:value="109.3829">
            <text:p>109.3829</text:p>
          </table:table-cell>
        </table:table-row>
        <table:table-row table:style-name="ro2">
          <table:table-cell office:value-type="float" office:value="98.5947">
            <text:p>98.5947</text:p>
          </table:table-cell>
          <table:table-cell office:value-type="float" office:value="151.2277">
            <text:p>151.2277</text:p>
          </table:table-cell>
        </table:table-row>
        <table:table-row table:style-name="ro2">
          <table:table-cell office:value-type="float" office:value="101.6077">
            <text:p>101.6077</text:p>
          </table:table-cell>
          <table:table-cell office:value-type="float" office:value="156.8617">
            <text:p>156.8617</text:p>
          </table:table-cell>
        </table:table-row>
        <table:table-row table:style-name="ro2">
          <table:table-cell office:value-type="float" office:value="64.9024">
            <text:p>64.9024</text:p>
          </table:table-cell>
          <table:table-cell office:value-type="float" office:value="120.9862">
            <text:p>120.9862</text:p>
          </table:table-cell>
        </table:table-row>
        <table:table-row table:style-name="ro2">
          <table:table-cell office:value-type="float" office:value="79.535">
            <text:p>79.535</text:p>
          </table:table-cell>
          <table:table-cell office:value-type="float" office:value="89.571">
            <text:p>89.571</text:p>
          </table:table-cell>
        </table:table-row>
        <table:table-row table:style-name="ro2">
          <table:table-cell office:value-type="float" office:value="96.9291">
            <text:p>96.9291</text:p>
          </table:table-cell>
          <table:table-cell office:value-type="float" office:value="132.6585">
            <text:p>132.6585</text:p>
          </table:table-cell>
        </table:table-row>
        <table:table-row table:style-name="ro2">
          <table:table-cell office:value-type="float" office:value="81.5443">
            <text:p>81.5443</text:p>
          </table:table-cell>
          <table:table-cell office:value-type="float" office:value="129.5179">
            <text:p>129.5179</text:p>
          </table:table-cell>
        </table:table-row>
        <table:table-row table:style-name="ro2">
          <table:table-cell office:value-type="float" office:value="72.6551">
            <text:p>72.6551</text:p>
          </table:table-cell>
          <table:table-cell office:value-type="float" office:value="117.1329">
            <text:p>117.1329</text:p>
          </table:table-cell>
        </table:table-row>
        <table:table-row table:style-name="ro2">
          <table:table-cell office:value-type="float" office:value="71.4486">
            <text:p>71.4486</text:p>
          </table:table-cell>
          <table:table-cell office:value-type="float" office:value="98.9594">
            <text:p>98.9594</text:p>
          </table:table-cell>
        </table:table-row>
        <table:table-row table:style-name="ro2">
          <table:table-cell office:value-type="float" office:value="64.2822">
            <text:p>64.2822</text:p>
          </table:table-cell>
          <table:table-cell office:value-type="float" office:value="150.3289">
            <text:p>150.3289</text:p>
          </table:table-cell>
        </table:table-row>
        <table:table-row table:style-name="ro2">
          <table:table-cell office:value-type="float" office:value="115.7099">
            <text:p>115.7099</text:p>
          </table:table-cell>
          <table:table-cell office:value-type="float" office:value="121.8494">
            <text:p>121.8494</text:p>
          </table:table-cell>
        </table:table-row>
        <table:table-row table:style-name="ro2">
          <table:table-cell office:value-type="float" office:value="108.4381">
            <text:p>108.4381</text:p>
          </table:table-cell>
          <table:table-cell office:value-type="float" office:value="95.32">
            <text:p>95.32</text:p>
          </table:table-cell>
        </table:table-row>
        <table:table-row table:style-name="ro2">
          <table:table-cell office:value-type="float" office:value="101.6717">
            <text:p>101.6717</text:p>
          </table:table-cell>
          <table:table-cell office:value-type="float" office:value="148.5475">
            <text:p>148.5475</text:p>
          </table:table-cell>
        </table:table-row>
        <table:table-row table:style-name="ro2">
          <table:table-cell office:value-type="float" office:value="55.3078">
            <text:p>55.3078</text:p>
          </table:table-cell>
          <table:table-cell office:value-type="float" office:value="115.8201">
            <text:p>115.8201</text:p>
          </table:table-cell>
        </table:table-row>
        <table:table-row table:style-name="ro2">
          <table:table-cell office:value-type="float" office:value="177.3642">
            <text:p>177.3642</text:p>
          </table:table-cell>
          <table:table-cell office:value-type="float" office:value="106.408">
            <text:p>106.408</text:p>
          </table:table-cell>
        </table:table-row>
        <table:table-row table:style-name="ro2">
          <table:table-cell office:value-type="float" office:value="79.9349">
            <text:p>79.9349</text:p>
          </table:table-cell>
          <table:table-cell office:value-type="float" office:value="109.396">
            <text:p>109.396</text:p>
          </table:table-cell>
        </table:table-row>
        <table:table-row table:style-name="ro2">
          <table:table-cell office:value-type="float" office:value="103.7126">
            <text:p>103.7126</text:p>
          </table:table-cell>
          <table:table-cell office:value-type="float" office:value="163.7722">
            <text:p>163.7722</text:p>
          </table:table-cell>
        </table:table-row>
        <table:table-row table:style-name="ro2">
          <table:table-cell office:value-type="float" office:value="100.2394">
            <text:p>100.2394</text:p>
          </table:table-cell>
          <table:table-cell office:value-type="float" office:value="111.6085">
            <text:p>111.6085</text:p>
          </table:table-cell>
        </table:table-row>
        <table:table-row table:style-name="ro2">
          <table:table-cell office:value-type="float" office:value="120.0442">
            <text:p>120.0442</text:p>
          </table:table-cell>
          <table:table-cell office:value-type="float" office:value="85.6983">
            <text:p>85.6983</text:p>
          </table:table-cell>
        </table:table-row>
        <table:table-row table:style-name="ro2">
          <table:table-cell office:value-type="float" office:value="104.2114">
            <text:p>104.2114</text:p>
          </table:table-cell>
          <table:table-cell office:value-type="float" office:value="98.9359">
            <text:p>98.9359</text:p>
          </table:table-cell>
        </table:table-row>
        <table:table-row table:style-name="ro2">
          <table:table-cell office:value-type="float" office:value="92.7141">
            <text:p>92.7141</text:p>
          </table:table-cell>
          <table:table-cell office:value-type="float" office:value="103.6979">
            <text:p>103.6979</text:p>
          </table:table-cell>
        </table:table-row>
        <table:table-row table:style-name="ro2">
          <table:table-cell office:value-type="float" office:value="89.5344">
            <text:p>89.5344</text:p>
          </table:table-cell>
          <table:table-cell office:value-type="float" office:value="91.8141">
            <text:p>91.8141</text:p>
          </table:table-cell>
        </table:table-row>
        <table:table-row table:style-name="ro2">
          <table:table-cell office:value-type="float" office:value="57.9845">
            <text:p>57.9845</text:p>
          </table:table-cell>
          <table:table-cell office:value-type="float" office:value="130.8336">
            <text:p>130.8336</text:p>
          </table:table-cell>
        </table:table-row>
        <table:table-row table:style-name="ro2">
          <table:table-cell office:value-type="float" office:value="113.3803">
            <text:p>113.3803</text:p>
          </table:table-cell>
          <table:table-cell office:value-type="float" office:value="89.3057">
            <text:p>89.3057</text:p>
          </table:table-cell>
        </table:table-row>
        <table:table-row table:style-name="ro2">
          <table:table-cell office:value-type="float" office:value="90.428">
            <text:p>90.428</text:p>
          </table:table-cell>
          <table:table-cell office:value-type="float" office:value="99.6416">
            <text:p>99.6416</text:p>
          </table:table-cell>
        </table:table-row>
        <table:table-row table:style-name="ro2">
          <table:table-cell office:value-type="float" office:value="50.2197">
            <text:p>50.2197</text:p>
          </table:table-cell>
          <table:table-cell office:value-type="float" office:value="95.0186">
            <text:p>95.0186</text:p>
          </table:table-cell>
        </table:table-row>
        <table:table-row table:style-name="ro2">
          <table:table-cell office:value-type="float" office:value="180.1145">
            <text:p>180.1145</text:p>
          </table:table-cell>
          <table:table-cell office:value-type="float" office:value="76.8739">
            <text:p>76.8739</text:p>
          </table:table-cell>
        </table:table-row>
        <table:table-row table:style-name="ro2">
          <table:table-cell office:value-type="float" office:value="83.3145">
            <text:p>83.3145</text:p>
          </table:table-cell>
          <table:table-cell office:value-type="float" office:value="125.165">
            <text:p>125.165</text:p>
          </table:table-cell>
        </table:table-row>
        <table:table-row table:style-name="ro2">
          <table:table-cell office:value-type="float" office:value="73.1495">
            <text:p>73.1495</text:p>
          </table:table-cell>
          <table:table-cell office:value-type="float" office:value="87.5381">
            <text:p>87.5381</text:p>
          </table:table-cell>
        </table:table-row>
        <table:table-row table:style-name="ro2">
          <table:table-cell office:value-type="float" office:value="62.4878">
            <text:p>62.4878</text:p>
          </table:table-cell>
          <table:table-cell office:value-type="float" office:value="81.9076">
            <text:p>81.9076</text:p>
          </table:table-cell>
        </table:table-row>
        <table:table-row table:style-name="ro2">
          <table:table-cell office:value-type="float" office:value="137.1056">
            <text:p>137.1056</text:p>
          </table:table-cell>
          <table:table-cell office:value-type="float" office:value="82.1341">
            <text:p>82.1341</text:p>
          </table:table-cell>
        </table:table-row>
        <table:table-row table:style-name="ro2">
          <table:table-cell office:value-type="float" office:value="80.212">
            <text:p>80.212</text:p>
          </table:table-cell>
          <table:table-cell office:value-type="float" office:value="117.4667">
            <text:p>117.4667</text:p>
          </table:table-cell>
        </table:table-row>
        <table:table-row table:style-name="ro2">
          <table:table-cell office:value-type="float" office:value="132.3086">
            <text:p>132.3086</text:p>
          </table:table-cell>
          <table:table-cell office:value-type="float" office:value="134.4118">
            <text:p>134.4118</text:p>
          </table:table-cell>
        </table:table-row>
        <table:table-row table:style-name="ro2">
          <table:table-cell office:value-type="float" office:value="117.7189">
            <text:p>117.7189</text:p>
          </table:table-cell>
          <table:table-cell office:value-type="float" office:value="96.0904">
            <text:p>96.0904</text:p>
          </table:table-cell>
        </table:table-row>
        <table:table-row table:style-name="ro2">
          <table:table-cell office:value-type="float" office:value="86.5299">
            <text:p>86.5299</text:p>
          </table:table-cell>
          <table:table-cell office:value-type="float" office:value="95.702">
            <text:p>95.702</text:p>
          </table:table-cell>
        </table:table-row>
        <table:table-row table:style-name="ro2">
          <table:table-cell office:value-type="float" office:value="85.5902">
            <text:p>85.5902</text:p>
          </table:table-cell>
          <table:table-cell office:value-type="float" office:value="72.9724">
            <text:p>72.9724</text:p>
          </table:table-cell>
        </table:table-row>
        <table:table-row table:style-name="ro2">
          <table:table-cell office:value-type="float" office:value="143.4662">
            <text:p>143.4662</text:p>
          </table:table-cell>
          <table:table-cell office:value-type="float" office:value="95.661">
            <text:p>95.661</text:p>
          </table:table-cell>
        </table:table-row>
        <table:table-row table:style-name="ro2">
          <table:table-cell office:value-type="float" office:value="93.8215">
            <text:p>93.8215</text:p>
          </table:table-cell>
          <table:table-cell office:value-type="float" office:value="115.9333">
            <text:p>115.9333</text:p>
          </table:table-cell>
        </table:table-row>
        <table:table-row table:style-name="ro2">
          <table:table-cell office:value-type="float" office:value="118.9023">
            <text:p>118.9023</text:p>
          </table:table-cell>
          <table:table-cell office:value-type="float" office:value="135.6645">
            <text:p>135.6645</text:p>
          </table:table-cell>
        </table:table-row>
        <table:table-row table:style-name="ro2">
          <table:table-cell office:value-type="float" office:value="129.9085">
            <text:p>129.9085</text:p>
          </table:table-cell>
          <table:table-cell office:value-type="float" office:value="108.6826">
            <text:p>108.6826</text:p>
          </table:table-cell>
        </table:table-row>
        <table:table-row table:style-name="ro2">
          <table:table-cell office:value-type="float" office:value="120.751">
            <text:p>120.751</text:p>
          </table:table-cell>
          <table:table-cell office:value-type="float" office:value="119.5806">
            <text:p>119.5806</text:p>
          </table:table-cell>
        </table:table-row>
        <table:table-row table:style-name="ro2">
          <table:table-cell office:value-type="float" office:value="152.0655">
            <text:p>152.0655</text:p>
          </table:table-cell>
          <table:table-cell office:value-type="float" office:value="74.9992">
            <text:p>74.9992</text:p>
          </table:table-cell>
        </table:table-row>
        <table:table-row table:style-name="ro2">
          <table:table-cell office:value-type="float" office:value="98.1646">
            <text:p>98.1646</text:p>
          </table:table-cell>
          <table:table-cell office:value-type="float" office:value="88.5111">
            <text:p>88.5111</text:p>
          </table:table-cell>
        </table:table-row>
        <table:table-row table:style-name="ro2">
          <table:table-cell office:value-type="float" office:value="87.9497">
            <text:p>87.9497</text:p>
          </table:table-cell>
          <table:table-cell office:value-type="float" office:value="76.774">
            <text:p>76.774</text:p>
          </table:table-cell>
        </table:table-row>
        <table:table-row table:style-name="ro2">
          <table:table-cell office:value-type="float" office:value="85.46">
            <text:p>85.46</text:p>
          </table:table-cell>
          <table:table-cell office:value-type="float" office:value="65.8814">
            <text:p>65.8814</text:p>
          </table:table-cell>
        </table:table-row>
        <table:table-row table:style-name="ro2">
          <table:table-cell office:value-type="float" office:value="122.9884">
            <text:p>122.9884</text:p>
          </table:table-cell>
          <table:table-cell office:value-type="float" office:value="75.337">
            <text:p>75.337</text:p>
          </table:table-cell>
        </table:table-row>
        <table:table-row table:style-name="ro2">
          <table:table-cell office:value-type="float" office:value="105.8409">
            <text:p>105.8409</text:p>
          </table:table-cell>
          <table:table-cell office:value-type="float" office:value="99.5853">
            <text:p>99.5853</text:p>
          </table:table-cell>
        </table:table-row>
        <table:table-row table:style-name="ro2">
          <table:table-cell office:value-type="float" office:value="120.3892">
            <text:p>120.3892</text:p>
          </table:table-cell>
          <table:table-cell office:value-type="float" office:value="58.6711">
            <text:p>58.6711</text:p>
          </table:table-cell>
        </table:table-row>
        <table:table-row table:style-name="ro2">
          <table:table-cell office:value-type="float" office:value="121.6018">
            <text:p>121.6018</text:p>
          </table:table-cell>
          <table:table-cell office:value-type="float" office:value="100.9462">
            <text:p>100.9462</text:p>
          </table:table-cell>
        </table:table-row>
        <table:table-row table:style-name="ro2">
          <table:table-cell office:value-type="float" office:value="92.9976">
            <text:p>92.9976</text:p>
          </table:table-cell>
          <table:table-cell office:value-type="float" office:value="107.4093">
            <text:p>107.4093</text:p>
          </table:table-cell>
        </table:table-row>
        <table:table-row table:style-name="ro2">
          <table:table-cell office:value-type="float" office:value="116.9109">
            <text:p>116.9109</text:p>
          </table:table-cell>
          <table:table-cell office:value-type="float" office:value="65.9414">
            <text:p>65.9414</text:p>
          </table:table-cell>
        </table:table-row>
        <table:table-row table:style-name="ro2">
          <table:table-cell office:value-type="float" office:value="103.6684">
            <text:p>103.6684</text:p>
          </table:table-cell>
          <table:table-cell office:value-type="float" office:value="125.6805">
            <text:p>125.6805</text:p>
          </table:table-cell>
        </table:table-row>
        <table:table-row table:style-name="ro2">
          <table:table-cell office:value-type="float" office:value="71.3113">
            <text:p>71.3113</text:p>
          </table:table-cell>
          <table:table-cell office:value-type="float" office:value="97.0718">
            <text:p>97.0718</text:p>
          </table:table-cell>
        </table:table-row>
        <table:table-row table:style-name="ro2">
          <table:table-cell office:value-type="float" office:value="168.8482">
            <text:p>168.8482</text:p>
          </table:table-cell>
          <table:table-cell office:value-type="float" office:value="89.193">
            <text:p>89.193</text:p>
          </table:table-cell>
        </table:table-row>
        <table:table-row table:style-name="ro2">
          <table:table-cell office:value-type="float" office:value="125.5687">
            <text:p>125.5687</text:p>
          </table:table-cell>
          <table:table-cell office:value-type="float" office:value="120.8034">
            <text:p>120.8034</text:p>
          </table:table-cell>
        </table:table-row>
        <table:table-row table:style-name="ro2">
          <table:table-cell office:value-type="float" office:value="80.1679">
            <text:p>80.1679</text:p>
          </table:table-cell>
          <table:table-cell office:value-type="float" office:value="85.4324">
            <text:p>85.4324</text:p>
          </table:table-cell>
        </table:table-row>
        <table:table-row table:style-name="ro2">
          <table:table-cell office:value-type="float" office:value="107.0642">
            <text:p>107.0642</text:p>
          </table:table-cell>
          <table:table-cell office:value-type="float" office:value="89.7226">
            <text:p>89.7226</text:p>
          </table:table-cell>
        </table:table-row>
        <table:table-row table:style-name="ro2">
          <table:table-cell office:value-type="float" office:value="147.9761">
            <text:p>147.9761</text:p>
          </table:table-cell>
          <table:table-cell office:value-type="float" office:value="124.1736">
            <text:p>124.1736</text:p>
          </table:table-cell>
        </table:table-row>
        <table:table-row table:style-name="ro2">
          <table:table-cell office:value-type="float" office:value="130.2186">
            <text:p>130.2186</text:p>
          </table:table-cell>
          <table:table-cell office:value-type="float" office:value="74.047">
            <text:p>74.047</text:p>
          </table:table-cell>
        </table:table-row>
        <table:table-row table:style-name="ro2">
          <table:table-cell office:value-type="float" office:value="83.0955">
            <text:p>83.0955</text:p>
          </table:table-cell>
          <table:table-cell office:value-type="float" office:value="99.7242">
            <text:p>99.7242</text:p>
          </table:table-cell>
        </table:table-row>
        <table:table-row table:style-name="ro2">
          <table:table-cell office:value-type="float" office:value="129.1383">
            <text:p>129.1383</text:p>
          </table:table-cell>
          <table:table-cell office:value-type="float" office:value="67.7789">
            <text:p>67.7789</text:p>
          </table:table-cell>
        </table:table-row>
        <table:table-row table:style-name="ro2">
          <table:table-cell office:value-type="float" office:value="76.5709">
            <text:p>76.5709</text:p>
          </table:table-cell>
          <table:table-cell office:value-type="float" office:value="71.1747">
            <text:p>71.1747</text:p>
          </table:table-cell>
        </table:table-row>
        <table:table-row table:style-name="ro2">
          <table:table-cell office:value-type="float" office:value="97.0746">
            <text:p>97.0746</text:p>
          </table:table-cell>
          <table:table-cell office:value-type="float" office:value="81.1889">
            <text:p>81.1889</text:p>
          </table:table-cell>
        </table:table-row>
        <table:table-row table:style-name="ro2">
          <table:table-cell office:value-type="float" office:value="105.5306">
            <text:p>105.5306</text:p>
          </table:table-cell>
          <table:table-cell office:value-type="float" office:value="83.9666">
            <text:p>83.9666</text:p>
          </table:table-cell>
        </table:table-row>
        <table:table-row table:style-name="ro2">
          <table:table-cell office:value-type="float" office:value="103.5461">
            <text:p>103.5461</text:p>
          </table:table-cell>
          <table:table-cell office:value-type="float" office:value="73.811">
            <text:p>73.811</text:p>
          </table:table-cell>
        </table:table-row>
        <table:table-row table:style-name="ro2">
          <table:table-cell office:value-type="float" office:value="121.752">
            <text:p>121.752</text:p>
          </table:table-cell>
          <table:table-cell office:value-type="float" office:value="117.8836">
            <text:p>117.8836</text:p>
          </table:table-cell>
        </table:table-row>
        <table:table-row table:style-name="ro2">
          <table:table-cell office:value-type="float" office:value="144.9714">
            <text:p>144.9714</text:p>
          </table:table-cell>
          <table:table-cell office:value-type="float" office:value="97.1082">
            <text:p>97.1082</text:p>
          </table:table-cell>
        </table:table-row>
        <table:table-row table:style-name="ro2">
          <table:table-cell office:value-type="float" office:value="130.3871">
            <text:p>130.3871</text:p>
          </table:table-cell>
          <table:table-cell office:value-type="float" office:value="78.7917">
            <text:p>78.7917</text:p>
          </table:table-cell>
        </table:table-row>
        <table:table-row table:style-name="ro2">
          <table:table-cell office:value-type="float" office:value="92.2323">
            <text:p>92.2323</text:p>
          </table:table-cell>
          <table:table-cell office:value-type="float" office:value="106.1158">
            <text:p>106.1158</text:p>
          </table:table-cell>
        </table:table-row>
        <table:table-row table:style-name="ro2">
          <table:table-cell office:value-type="float" office:value="139.417">
            <text:p>139.417</text:p>
          </table:table-cell>
          <table:table-cell office:value-type="float" office:value="106.3044">
            <text:p>106.3044</text:p>
          </table:table-cell>
        </table:table-row>
        <table:table-row table:style-name="ro2">
          <table:table-cell office:value-type="float" office:value="130.4721">
            <text:p>130.4721</text:p>
          </table:table-cell>
          <table:table-cell office:value-type="float" office:value="96.6815">
            <text:p>96.6815</text:p>
          </table:table-cell>
        </table:table-row>
        <table:table-row table:style-name="ro2">
          <table:table-cell office:value-type="float" office:value="91.0751">
            <text:p>91.0751</text:p>
          </table:table-cell>
          <table:table-cell office:value-type="float" office:value="82.5533">
            <text:p>82.5533</text:p>
          </table:table-cell>
        </table:table-row>
        <table:table-row table:style-name="ro2">
          <table:table-cell office:value-type="float" office:value="101.6205">
            <text:p>101.6205</text:p>
          </table:table-cell>
          <table:table-cell office:value-type="float" office:value="80.004">
            <text:p>80.004</text:p>
          </table:table-cell>
        </table:table-row>
        <table:table-row table:style-name="ro2">
          <table:table-cell office:value-type="float" office:value="103.8208">
            <text:p>103.8208</text:p>
          </table:table-cell>
          <table:table-cell office:value-type="float" office:value="162.9025">
            <text:p>162.9025</text:p>
          </table:table-cell>
        </table:table-row>
        <table:table-row table:style-name="ro2">
          <table:table-cell office:value-type="float" office:value="143.5317">
            <text:p>143.5317</text:p>
          </table:table-cell>
          <table:table-cell office:value-type="float" office:value="96.5452">
            <text:p>96.5452</text:p>
          </table:table-cell>
        </table:table-row>
        <table:table-row table:style-name="ro2">
          <table:table-cell office:value-type="float" office:value="69.3318">
            <text:p>69.3318</text:p>
          </table:table-cell>
          <table:table-cell office:value-type="float" office:value="84.6497">
            <text:p>84.6497</text:p>
          </table:table-cell>
        </table:table-row>
        <table:table-row table:style-name="ro2">
          <table:table-cell office:value-type="float" office:value="67.8129">
            <text:p>67.8129</text:p>
          </table:table-cell>
          <table:table-cell office:value-type="float" office:value="89.0821">
            <text:p>89.0821</text:p>
          </table:table-cell>
        </table:table-row>
        <table:table-row table:style-name="ro2">
          <table:table-cell office:value-type="float" office:value="108.7617">
            <text:p>108.7617</text:p>
          </table:table-cell>
          <table:table-cell office:value-type="float" office:value="130.1789">
            <text:p>130.1789</text:p>
          </table:table-cell>
        </table:table-row>
        <table:table-row table:style-name="ro2">
          <table:table-cell office:value-type="float" office:value="106.4517">
            <text:p>106.4517</text:p>
          </table:table-cell>
          <table:table-cell office:value-type="float" office:value="125.9442">
            <text:p>125.9442</text:p>
          </table:table-cell>
        </table:table-row>
        <table:table-row table:style-name="ro2">
          <table:table-cell office:value-type="float" office:value="114.9952">
            <text:p>114.9952</text:p>
          </table:table-cell>
          <table:table-cell office:value-type="float" office:value="105.9334">
            <text:p>105.9334</text:p>
          </table:table-cell>
        </table:table-row>
        <table:table-row table:style-name="ro2">
          <table:table-cell office:value-type="float" office:value="127.5979">
            <text:p>127.5979</text:p>
          </table:table-cell>
          <table:table-cell office:value-type="float" office:value="78.0697">
            <text:p>78.0697</text:p>
          </table:table-cell>
        </table:table-row>
        <table:table-row table:style-name="ro2">
          <table:table-cell office:value-type="float" office:value="108.7488">
            <text:p>108.7488</text:p>
          </table:table-cell>
          <table:table-cell office:value-type="float" office:value="113.1986">
            <text:p>113.1986</text:p>
          </table:table-cell>
        </table:table-row>
        <table:table-row table:style-name="ro2">
          <table:table-cell office:value-type="float" office:value="112.3467">
            <text:p>112.3467</text:p>
          </table:table-cell>
          <table:table-cell office:value-type="float" office:value="130.6911">
            <text:p>130.6911</text:p>
          </table:table-cell>
        </table:table-row>
        <table:table-row table:style-name="ro2">
          <table:table-cell office:value-type="float" office:value="109.3297">
            <text:p>109.3297</text:p>
          </table:table-cell>
          <table:table-cell office:value-type="float" office:value="154.5813">
            <text:p>154.5813</text:p>
          </table:table-cell>
        </table:table-row>
        <table:table-row table:style-name="ro2">
          <table:table-cell office:value-type="float" office:value="116.0995">
            <text:p>116.0995</text:p>
          </table:table-cell>
          <table:table-cell office:value-type="float" office:value="120.2161">
            <text:p>120.2161</text:p>
          </table:table-cell>
        </table:table-row>
        <table:table-row table:style-name="ro2">
          <table:table-cell office:value-type="float" office:value="72.8433">
            <text:p>72.8433</text:p>
          </table:table-cell>
          <table:table-cell office:value-type="float" office:value="98.7227">
            <text:p>98.7227</text:p>
          </table:table-cell>
        </table:table-row>
        <table:table-row table:style-name="ro2">
          <table:table-cell office:value-type="float" office:value="69.0347">
            <text:p>69.0347</text:p>
          </table:table-cell>
          <table:table-cell office:value-type="float" office:value="144.2055">
            <text:p>144.2055</text:p>
          </table:table-cell>
        </table:table-row>
        <table:table-row table:style-name="ro2">
          <table:table-cell office:value-type="float" office:value="93.4983">
            <text:p>93.4983</text:p>
          </table:table-cell>
          <table:table-cell office:value-type="float" office:value="85.3802">
            <text:p>85.3802</text:p>
          </table:table-cell>
        </table:table-row>
        <table:table-row table:style-name="ro2">
          <table:table-cell office:value-type="float" office:value="116.4938">
            <text:p>116.4938</text:p>
          </table:table-cell>
          <table:table-cell office:value-type="float" office:value="102.1933">
            <text:p>102.1933</text:p>
          </table:table-cell>
        </table:table-row>
        <table:table-row table:style-name="ro2">
          <table:table-cell office:value-type="float" office:value="150.0763">
            <text:p>150.0763</text:p>
          </table:table-cell>
          <table:table-cell office:value-type="float" office:value="128.2088">
            <text:p>128.2088</text:p>
          </table:table-cell>
        </table:table-row>
        <table:table-row table:style-name="ro2">
          <table:table-cell office:value-type="float" office:value="133.4523">
            <text:p>133.4523</text:p>
          </table:table-cell>
          <table:table-cell office:value-type="float" office:value="64.9788">
            <text:p>64.9788</text:p>
          </table:table-cell>
        </table:table-row>
        <table:table-row table:style-name="ro2">
          <table:table-cell office:value-type="float" office:value="122.6578">
            <text:p>122.6578</text:p>
          </table:table-cell>
          <table:table-cell office:value-type="float" office:value="117.7953">
            <text:p>117.7953</text:p>
          </table:table-cell>
        </table:table-row>
        <table:table-row table:style-name="ro2">
          <table:table-cell office:value-type="float" office:value="144.4305">
            <text:p>144.4305</text:p>
          </table:table-cell>
          <table:table-cell office:value-type="float" office:value="84.9561">
            <text:p>84.9561</text:p>
          </table:table-cell>
        </table:table-row>
        <table:table-row table:style-name="ro2">
          <table:table-cell office:value-type="float" office:value="144.9199">
            <text:p>144.9199</text:p>
          </table:table-cell>
          <table:table-cell office:value-type="float" office:value="126.5441">
            <text:p>126.5441</text:p>
          </table:table-cell>
        </table:table-row>
        <table:table-row table:style-name="ro2">
          <table:table-cell office:value-type="float" office:value="137.351">
            <text:p>137.351</text:p>
          </table:table-cell>
          <table:table-cell office:value-type="float" office:value="137.5013">
            <text:p>137.5013</text:p>
          </table:table-cell>
        </table:table-row>
        <table:table-row table:style-name="ro2">
          <table:table-cell office:value-type="float" office:value="133.6014">
            <text:p>133.6014</text:p>
          </table:table-cell>
          <table:table-cell office:value-type="float" office:value="87.382">
            <text:p>87.382</text:p>
          </table:table-cell>
        </table:table-row>
        <table:table-row table:style-name="ro2">
          <table:table-cell office:value-type="float" office:value="105.3411">
            <text:p>105.3411</text:p>
          </table:table-cell>
          <table:table-cell office:value-type="float" office:value="138.6741">
            <text:p>138.6741</text:p>
          </table:table-cell>
        </table:table-row>
        <table:table-row table:style-name="ro2">
          <table:table-cell office:value-type="float" office:value="132.2041">
            <text:p>132.2041</text:p>
          </table:table-cell>
          <table:table-cell office:value-type="float" office:value="141.8445">
            <text:p>141.8445</text:p>
          </table:table-cell>
        </table:table-row>
        <table:table-row table:style-name="ro2">
          <table:table-cell office:value-type="float" office:value="107.6653">
            <text:p>107.6653</text:p>
          </table:table-cell>
          <table:table-cell office:value-type="float" office:value="133.9006">
            <text:p>133.9006</text:p>
          </table:table-cell>
        </table:table-row>
        <table:table-row table:style-name="ro2">
          <table:table-cell office:value-type="float" office:value="103.6921">
            <text:p>103.6921</text:p>
          </table:table-cell>
          <table:table-cell office:value-type="float" office:value="100.6096">
            <text:p>100.6096</text:p>
          </table:table-cell>
        </table:table-row>
        <table:table-row table:style-name="ro2">
          <table:table-cell office:value-type="float" office:value="88.0293">
            <text:p>88.0293</text:p>
          </table:table-cell>
          <table:table-cell office:value-type="float" office:value="26.2233">
            <text:p>26.2233</text:p>
          </table:table-cell>
        </table:table-row>
        <table:table-row table:style-name="ro2">
          <table:table-cell office:value-type="float" office:value="121.7494">
            <text:p>121.7494</text:p>
          </table:table-cell>
          <table:table-cell office:value-type="float" office:value="149.8046">
            <text:p>149.8046</text:p>
          </table:table-cell>
        </table:table-row>
        <table:table-row table:style-name="ro2">
          <table:table-cell office:value-type="float" office:value="123.4169">
            <text:p>123.4169</text:p>
          </table:table-cell>
          <table:table-cell office:value-type="float" office:value="114.5832">
            <text:p>114.5832</text:p>
          </table:table-cell>
        </table:table-row>
        <table:table-row table:style-name="ro2">
          <table:table-cell office:value-type="float" office:value="92.8013">
            <text:p>92.8013</text:p>
          </table:table-cell>
          <table:table-cell office:value-type="float" office:value="89.7539">
            <text:p>89.7539</text:p>
          </table:table-cell>
        </table:table-row>
        <table:table-row table:style-name="ro2">
          <table:table-cell office:value-type="float" office:value="110.4936">
            <text:p>110.4936</text:p>
          </table:table-cell>
          <table:table-cell office:value-type="float" office:value="106.5314">
            <text:p>106.5314</text:p>
          </table:table-cell>
        </table:table-row>
        <table:table-row table:style-name="ro2">
          <table:table-cell office:value-type="float" office:value="95.0133">
            <text:p>95.0133</text:p>
          </table:table-cell>
          <table:table-cell office:value-type="float" office:value="117.6009">
            <text:p>117.6009</text:p>
          </table:table-cell>
        </table:table-row>
        <table:table-row table:style-name="ro2">
          <table:table-cell office:value-type="float" office:value="111.2825">
            <text:p>111.2825</text:p>
          </table:table-cell>
          <table:table-cell office:value-type="float" office:value="100.3901">
            <text:p>100.3901</text:p>
          </table:table-cell>
        </table:table-row>
        <table:table-row table:style-name="ro2">
          <table:table-cell office:value-type="float" office:value="88.1277">
            <text:p>88.1277</text:p>
          </table:table-cell>
          <table:table-cell office:value-type="float" office:value="121.2808">
            <text:p>121.2808</text:p>
          </table:table-cell>
        </table:table-row>
        <table:table-row table:style-name="ro2">
          <table:table-cell office:value-type="float" office:value="89.9832">
            <text:p>89.9832</text:p>
          </table:table-cell>
          <table:table-cell office:value-type="float" office:value="93.4103">
            <text:p>93.4103</text:p>
          </table:table-cell>
        </table:table-row>
        <table:table-row table:style-name="ro2">
          <table:table-cell office:value-type="float" office:value="137.3486">
            <text:p>137.3486</text:p>
          </table:table-cell>
          <table:table-cell office:value-type="float" office:value="104.7805">
            <text:p>104.7805</text:p>
          </table:table-cell>
        </table:table-row>
        <table:table-row table:style-name="ro2">
          <table:table-cell office:value-type="float" office:value="117.6509">
            <text:p>117.6509</text:p>
          </table:table-cell>
          <table:table-cell office:value-type="float" office:value="102.6587">
            <text:p>102.6587</text:p>
          </table:table-cell>
        </table:table-row>
        <table:table-row table:style-name="ro2">
          <table:table-cell office:value-type="float" office:value="89.5604">
            <text:p>89.5604</text:p>
          </table:table-cell>
          <table:table-cell office:value-type="float" office:value="131.3983">
            <text:p>131.3983</text:p>
          </table:table-cell>
        </table:table-row>
        <table:table-row table:style-name="ro2">
          <table:table-cell office:value-type="float" office:value="149.4013">
            <text:p>149.4013</text:p>
          </table:table-cell>
          <table:table-cell office:value-type="float" office:value="77.2803">
            <text:p>77.2803</text:p>
          </table:table-cell>
        </table:table-row>
        <table:table-row table:style-name="ro2">
          <table:table-cell office:value-type="float" office:value="191.1867">
            <text:p>191.1867</text:p>
          </table:table-cell>
          <table:table-cell office:value-type="float" office:value="133.965">
            <text:p>133.965</text:p>
          </table:table-cell>
        </table:table-row>
        <table:table-row table:style-name="ro2">
          <table:table-cell office:value-type="float" office:value="112.9515">
            <text:p>112.9515</text:p>
          </table:table-cell>
          <table:table-cell office:value-type="float" office:value="84.7713">
            <text:p>84.7713</text:p>
          </table:table-cell>
        </table:table-row>
        <table:table-row table:style-name="ro2">
          <table:table-cell office:value-type="float" office:value="132.0806">
            <text:p>132.0806</text:p>
          </table:table-cell>
          <table:table-cell office:value-type="float" office:value="33.9038">
            <text:p>33.9038</text:p>
          </table:table-cell>
        </table:table-row>
        <table:table-row table:style-name="ro2">
          <table:table-cell office:value-type="float" office:value="128.0963">
            <text:p>128.0963</text:p>
          </table:table-cell>
          <table:table-cell office:value-type="float" office:value="73.9927">
            <text:p>73.9927</text:p>
          </table:table-cell>
        </table:table-row>
        <table:table-row table:style-name="ro2">
          <table:table-cell office:value-type="float" office:value="131.0234">
            <text:p>131.0234</text:p>
          </table:table-cell>
          <table:table-cell office:value-type="float" office:value="105.3231">
            <text:p>105.3231</text:p>
          </table:table-cell>
        </table:table-row>
        <table:table-row table:style-name="ro2">
          <table:table-cell office:value-type="float" office:value="112.7081">
            <text:p>112.7081</text:p>
          </table:table-cell>
          <table:table-cell office:value-type="float" office:value="115.0311">
            <text:p>115.0311</text:p>
          </table:table-cell>
        </table:table-row>
        <table:table-row table:style-name="ro2">
          <table:table-cell office:value-type="float" office:value="173.5063">
            <text:p>173.5063</text:p>
          </table:table-cell>
          <table:table-cell office:value-type="float" office:value="93.1507">
            <text:p>93.1507</text:p>
          </table:table-cell>
        </table:table-row>
        <table:table-row table:style-name="ro2">
          <table:table-cell office:value-type="float" office:value="118.662">
            <text:p>118.662</text:p>
          </table:table-cell>
          <table:table-cell office:value-type="float" office:value="70.6851">
            <text:p>70.6851</text:p>
          </table:table-cell>
        </table:table-row>
        <table:table-row table:style-name="ro2">
          <table:table-cell office:value-type="float" office:value="43.9154">
            <text:p>43.9154</text:p>
          </table:table-cell>
          <table:table-cell office:value-type="float" office:value="86.895">
            <text:p>86.895</text:p>
          </table:table-cell>
        </table:table-row>
        <table:table-row table:style-name="ro2">
          <table:table-cell office:value-type="float" office:value="65.7686">
            <text:p>65.7686</text:p>
          </table:table-cell>
          <table:table-cell office:value-type="float" office:value="57.7058">
            <text:p>57.7058</text:p>
          </table:table-cell>
        </table:table-row>
        <table:table-row table:style-name="ro2">
          <table:table-cell office:value-type="float" office:value="112.7265">
            <text:p>112.7265</text:p>
          </table:table-cell>
          <table:table-cell office:value-type="float" office:value="62.5978">
            <text:p>62.5978</text:p>
          </table:table-cell>
        </table:table-row>
        <table:table-row table:style-name="ro2">
          <table:table-cell office:value-type="float" office:value="110.4511">
            <text:p>110.4511</text:p>
          </table:table-cell>
          <table:table-cell office:value-type="float" office:value="110.5718">
            <text:p>110.5718</text:p>
          </table:table-cell>
        </table:table-row>
        <table:table-row table:style-name="ro2">
          <table:table-cell office:value-type="float" office:value="84.6568">
            <text:p>84.6568</text:p>
          </table:table-cell>
          <table:table-cell office:value-type="float" office:value="66.5128">
            <text:p>66.5128</text:p>
          </table:table-cell>
        </table:table-row>
        <table:table-row table:style-name="ro2">
          <table:table-cell office:value-type="float" office:value="119.9977">
            <text:p>119.9977</text:p>
          </table:table-cell>
          <table:table-cell office:value-type="float" office:value="100.0786">
            <text:p>100.0786</text:p>
          </table:table-cell>
        </table:table-row>
        <table:table-row table:style-name="ro2">
          <table:table-cell office:value-type="float" office:value="123.0533">
            <text:p>123.0533</text:p>
          </table:table-cell>
          <table:table-cell office:value-type="float" office:value="109.0249">
            <text:p>109.0249</text:p>
          </table:table-cell>
        </table:table-row>
        <table:table-row table:style-name="ro2">
          <table:table-cell office:value-type="float" office:value="68.3939">
            <text:p>68.3939</text:p>
          </table:table-cell>
          <table:table-cell office:value-type="float" office:value="87.5958">
            <text:p>87.5958</text:p>
          </table:table-cell>
        </table:table-row>
        <table:table-row table:style-name="ro2">
          <table:table-cell office:value-type="float" office:value="143.1085">
            <text:p>143.1085</text:p>
          </table:table-cell>
          <table:table-cell office:value-type="float" office:value="91.9805">
            <text:p>91.9805</text:p>
          </table:table-cell>
        </table:table-row>
        <table:table-row table:style-name="ro2">
          <table:table-cell office:value-type="float" office:value="87.0357">
            <text:p>87.0357</text:p>
          </table:table-cell>
          <table:table-cell office:value-type="float" office:value="108.3616">
            <text:p>108.3616</text:p>
          </table:table-cell>
        </table:table-row>
        <table:table-row table:style-name="ro2">
          <table:table-cell office:value-type="float" office:value="85.0641">
            <text:p>85.0641</text:p>
          </table:table-cell>
          <table:table-cell office:value-type="float" office:value="78.3597">
            <text:p>78.3597</text:p>
          </table:table-cell>
        </table:table-row>
        <table:table-row table:style-name="ro2">
          <table:table-cell office:value-type="float" office:value="135.1229">
            <text:p>135.1229</text:p>
          </table:table-cell>
          <table:table-cell office:value-type="float" office:value="83.6519">
            <text:p>83.6519</text:p>
          </table:table-cell>
        </table:table-row>
        <table:table-row table:style-name="ro2">
          <table:table-cell office:value-type="float" office:value="100.2246">
            <text:p>100.2246</text:p>
          </table:table-cell>
          <table:table-cell office:value-type="float" office:value="72.8862">
            <text:p>72.8862</text:p>
          </table:table-cell>
        </table:table-row>
        <table:table-row table:style-name="ro2">
          <table:table-cell office:value-type="float" office:value="124.2844">
            <text:p>124.2844</text:p>
          </table:table-cell>
          <table:table-cell office:value-type="float" office:value="164.7301">
            <text:p>164.7301</text:p>
          </table:table-cell>
        </table:table-row>
        <table:table-row table:style-name="ro2">
          <table:table-cell office:value-type="float" office:value="95.1214">
            <text:p>95.1214</text:p>
          </table:table-cell>
          <table:table-cell office:value-type="float" office:value="104.2912">
            <text:p>104.2912</text:p>
          </table:table-cell>
        </table:table-row>
        <table:table-row table:style-name="ro2">
          <table:table-cell office:value-type="float" office:value="112.4351">
            <text:p>112.4351</text:p>
          </table:table-cell>
          <table:table-cell office:value-type="float" office:value="140.4296">
            <text:p>140.4296</text:p>
          </table:table-cell>
        </table:table-row>
        <table:table-row table:style-name="ro2">
          <table:table-cell office:value-type="float" office:value="122.2803">
            <text:p>122.2803</text:p>
          </table:table-cell>
          <table:table-cell office:value-type="float" office:value="57.5269">
            <text:p>57.5269</text:p>
          </table:table-cell>
        </table:table-row>
        <table:table-row table:style-name="ro2">
          <table:table-cell office:value-type="float" office:value="94.8695">
            <text:p>94.8695</text:p>
          </table:table-cell>
          <table:table-cell office:value-type="float" office:value="68.6319">
            <text:p>68.6319</text:p>
          </table:table-cell>
        </table:table-row>
        <table:table-row table:style-name="ro2">
          <table:table-cell office:value-type="float" office:value="168.7703">
            <text:p>168.7703</text:p>
          </table:table-cell>
          <table:table-cell office:value-type="float" office:value="76.9513">
            <text:p>76.9513</text:p>
          </table:table-cell>
        </table:table-row>
        <table:table-row table:style-name="ro2">
          <table:table-cell office:value-type="float" office:value="129.2997">
            <text:p>129.2997</text:p>
          </table:table-cell>
          <table:table-cell office:value-type="float" office:value="96.5345">
            <text:p>96.5345</text:p>
          </table:table-cell>
        </table:table-row>
        <table:table-row table:style-name="ro2">
          <table:table-cell office:value-type="float" office:value="75.3969">
            <text:p>75.3969</text:p>
          </table:table-cell>
          <table:table-cell office:value-type="float" office:value="116.9358">
            <text:p>116.9358</text:p>
          </table:table-cell>
        </table:table-row>
        <table:table-row table:style-name="ro2">
          <table:table-cell office:value-type="float" office:value="138.7309">
            <text:p>138.7309</text:p>
          </table:table-cell>
          <table:table-cell office:value-type="float" office:value="70.3401">
            <text:p>70.3401</text:p>
          </table:table-cell>
        </table:table-row>
        <table:table-row table:style-name="ro2">
          <table:table-cell office:value-type="float" office:value="142.4179">
            <text:p>142.4179</text:p>
          </table:table-cell>
          <table:table-cell office:value-type="float" office:value="63.592">
            <text:p>63.592</text:p>
          </table:table-cell>
        </table:table-row>
        <table:table-row table:style-name="ro2">
          <table:table-cell office:value-type="float" office:value="127.8427">
            <text:p>127.8427</text:p>
          </table:table-cell>
          <table:table-cell office:value-type="float" office:value="78.224">
            <text:p>78.224</text:p>
          </table:table-cell>
        </table:table-row>
        <table:table-row table:style-name="ro2">
          <table:table-cell office:value-type="float" office:value="70.5491">
            <text:p>70.5491</text:p>
          </table:table-cell>
          <table:table-cell office:value-type="float" office:value="104.1845">
            <text:p>104.1845</text:p>
          </table:table-cell>
        </table:table-row>
        <table:table-row table:style-name="ro2">
          <table:table-cell office:value-type="float" office:value="69.3343">
            <text:p>69.3343</text:p>
          </table:table-cell>
          <table:table-cell office:value-type="float" office:value="17.9253">
            <text:p>17.9253</text:p>
          </table:table-cell>
        </table:table-row>
        <table:table-row table:style-name="ro2">
          <table:table-cell office:value-type="float" office:value="134.0532">
            <text:p>134.0532</text:p>
          </table:table-cell>
          <table:table-cell office:value-type="float" office:value="89.9013">
            <text:p>89.9013</text:p>
          </table:table-cell>
        </table:table-row>
        <table:table-row table:style-name="ro2">
          <table:table-cell office:value-type="float" office:value="96.7029">
            <text:p>96.7029</text:p>
          </table:table-cell>
          <table:table-cell office:value-type="float" office:value="131.5713">
            <text:p>131.5713</text:p>
          </table:table-cell>
        </table:table-row>
        <table:table-row table:style-name="ro2">
          <table:table-cell office:value-type="float" office:value="129.1339">
            <text:p>129.1339</text:p>
          </table:table-cell>
          <table:table-cell office:value-type="float" office:value="75.8146">
            <text:p>75.8146</text:p>
          </table:table-cell>
        </table:table-row>
        <table:table-row table:style-name="ro2">
          <table:table-cell office:value-type="float" office:value="118.9409">
            <text:p>118.9409</text:p>
          </table:table-cell>
          <table:table-cell office:value-type="float" office:value="98.708">
            <text:p>98.708</text:p>
          </table:table-cell>
        </table:table-row>
        <table:table-row table:style-name="ro2">
          <table:table-cell office:value-type="float" office:value="114.001">
            <text:p>114.001</text:p>
          </table:table-cell>
          <table:table-cell office:value-type="float" office:value="108.3505">
            <text:p>108.3505</text:p>
          </table:table-cell>
        </table:table-row>
        <table:table-row table:style-name="ro2">
          <table:table-cell office:value-type="float" office:value="136.7946">
            <text:p>136.7946</text:p>
          </table:table-cell>
          <table:table-cell office:value-type="float" office:value="106.3142">
            <text:p>106.3142</text:p>
          </table:table-cell>
        </table:table-row>
        <table:table-row table:style-name="ro2">
          <table:table-cell office:value-type="float" office:value="141.2445">
            <text:p>141.2445</text:p>
          </table:table-cell>
          <table:table-cell office:value-type="float" office:value="113.6834">
            <text:p>113.6834</text:p>
          </table:table-cell>
        </table:table-row>
        <table:table-row table:style-name="ro2">
          <table:table-cell office:value-type="float" office:value="108.0315">
            <text:p>108.0315</text:p>
          </table:table-cell>
          <table:table-cell office:value-type="float" office:value="123.5057">
            <text:p>123.5057</text:p>
          </table:table-cell>
        </table:table-row>
        <table:table-row table:style-name="ro2">
          <table:table-cell office:value-type="float" office:value="97.9385">
            <text:p>97.9385</text:p>
          </table:table-cell>
          <table:table-cell office:value-type="float" office:value="95.5193">
            <text:p>95.5193</text:p>
          </table:table-cell>
        </table:table-row>
        <table:table-row table:style-name="ro2">
          <table:table-cell office:value-type="float" office:value="99.3556">
            <text:p>99.3556</text:p>
          </table:table-cell>
          <table:table-cell office:value-type="float" office:value="100.8953">
            <text:p>100.8953</text:p>
          </table:table-cell>
        </table:table-row>
        <table:table-row table:style-name="ro2">
          <table:table-cell office:value-type="float" office:value="91.4373">
            <text:p>91.4373</text:p>
          </table:table-cell>
          <table:table-cell office:value-type="float" office:value="151.811">
            <text:p>151.811</text:p>
          </table:table-cell>
        </table:table-row>
        <table:table-row table:style-name="ro2">
          <table:table-cell office:value-type="float" office:value="89.0131">
            <text:p>89.0131</text:p>
          </table:table-cell>
          <table:table-cell office:value-type="float" office:value="93.6609">
            <text:p>93.6609</text:p>
          </table:table-cell>
        </table:table-row>
        <table:table-row table:style-name="ro2">
          <table:table-cell office:value-type="float" office:value="110.9916">
            <text:p>110.9916</text:p>
          </table:table-cell>
          <table:table-cell office:value-type="float" office:value="60.2101">
            <text:p>60.2101</text:p>
          </table:table-cell>
        </table:table-row>
        <table:table-row table:style-name="ro2">
          <table:table-cell office:value-type="float" office:value="143.9277">
            <text:p>143.9277</text:p>
          </table:table-cell>
          <table:table-cell office:value-type="float" office:value="93.0967">
            <text:p>93.0967</text:p>
          </table:table-cell>
        </table:table-row>
        <table:table-row table:style-name="ro2">
          <table:table-cell office:value-type="float" office:value="147.938">
            <text:p>147.938</text:p>
          </table:table-cell>
          <table:table-cell office:value-type="float" office:value="109.2199">
            <text:p>109.2199</text:p>
          </table:table-cell>
        </table:table-row>
        <table:table-row table:style-name="ro2">
          <table:table-cell office:value-type="float" office:value="132.6025">
            <text:p>132.6025</text:p>
          </table:table-cell>
          <table:table-cell office:value-type="float" office:value="118.5583">
            <text:p>118.5583</text:p>
          </table:table-cell>
        </table:table-row>
        <table:table-row table:style-name="ro2">
          <table:table-cell office:value-type="float" office:value="51.8601">
            <text:p>51.8601</text:p>
          </table:table-cell>
          <table:table-cell office:value-type="float" office:value="73.7815">
            <text:p>73.7815</text:p>
          </table:table-cell>
        </table:table-row>
        <table:table-row table:style-name="ro2">
          <table:table-cell office:value-type="float" office:value="82.611">
            <text:p>82.611</text:p>
          </table:table-cell>
          <table:table-cell office:value-type="float" office:value="77.0816">
            <text:p>77.0816</text:p>
          </table:table-cell>
        </table:table-row>
        <table:table-row table:style-name="ro2">
          <table:table-cell office:value-type="float" office:value="131.6987">
            <text:p>131.6987</text:p>
          </table:table-cell>
          <table:table-cell office:value-type="float" office:value="123.6675">
            <text:p>123.6675</text:p>
          </table:table-cell>
        </table:table-row>
        <table:table-row table:style-name="ro2">
          <table:table-cell office:value-type="float" office:value="105.2752">
            <text:p>105.2752</text:p>
          </table:table-cell>
          <table:table-cell office:value-type="float" office:value="70.1498">
            <text:p>70.1498</text:p>
          </table:table-cell>
        </table:table-row>
        <table:table-row table:style-name="ro2">
          <table:table-cell office:value-type="float" office:value="135.3512">
            <text:p>135.3512</text:p>
          </table:table-cell>
          <table:table-cell office:value-type="float" office:value="91.4271">
            <text:p>91.4271</text:p>
          </table:table-cell>
        </table:table-row>
        <table:table-row table:style-name="ro2">
          <table:table-cell office:value-type="float" office:value="108.9486">
            <text:p>108.9486</text:p>
          </table:table-cell>
          <table:table-cell office:value-type="float" office:value="75.7288">
            <text:p>75.7288</text:p>
          </table:table-cell>
        </table:table-row>
        <table:table-row table:style-name="ro2">
          <table:table-cell office:value-type="float" office:value="67.8033">
            <text:p>67.8033</text:p>
          </table:table-cell>
          <table:table-cell office:value-type="float" office:value="110.7746">
            <text:p>110.7746</text:p>
          </table:table-cell>
        </table:table-row>
        <table:table-row table:style-name="ro2">
          <table:table-cell office:value-type="float" office:value="111.0554">
            <text:p>111.0554</text:p>
          </table:table-cell>
          <table:table-cell office:value-type="float" office:value="73.6147">
            <text:p>73.6147</text:p>
          </table:table-cell>
        </table:table-row>
        <table:table-row table:style-name="ro2">
          <table:table-cell office:value-type="float" office:value="76.5937">
            <text:p>76.5937</text:p>
          </table:table-cell>
          <table:table-cell office:value-type="float" office:value="98.1787">
            <text:p>98.1787</text:p>
          </table:table-cell>
        </table:table-row>
        <table:table-row table:style-name="ro2">
          <table:table-cell office:value-type="float" office:value="63.8792">
            <text:p>63.8792</text:p>
          </table:table-cell>
          <table:table-cell office:value-type="float" office:value="96.4828">
            <text:p>96.4828</text:p>
          </table:table-cell>
        </table:table-row>
        <table:table-row table:style-name="ro2">
          <table:table-cell office:value-type="float" office:value="64.9248">
            <text:p>64.9248</text:p>
          </table:table-cell>
          <table:table-cell office:value-type="float" office:value="118.3516">
            <text:p>118.3516</text:p>
          </table:table-cell>
        </table:table-row>
        <table:table-row table:style-name="ro2">
          <table:table-cell office:value-type="float" office:value="86.1123">
            <text:p>86.1123</text:p>
          </table:table-cell>
          <table:table-cell office:value-type="float" office:value="111.9915">
            <text:p>111.9915</text:p>
          </table:table-cell>
        </table:table-row>
        <table:table-row table:style-name="ro2">
          <table:table-cell office:value-type="float" office:value="126.3152">
            <text:p>126.3152</text:p>
          </table:table-cell>
          <table:table-cell office:value-type="float" office:value="61.692">
            <text:p>61.692</text:p>
          </table:table-cell>
        </table:table-row>
        <table:table-row table:style-name="ro2">
          <table:table-cell office:value-type="float" office:value="96.011">
            <text:p>96.011</text:p>
          </table:table-cell>
          <table:table-cell office:value-type="float" office:value="138.5645">
            <text:p>138.5645</text:p>
          </table:table-cell>
        </table:table-row>
        <table:table-row table:style-name="ro2">
          <table:table-cell office:value-type="float" office:value="76.9012">
            <text:p>76.9012</text:p>
          </table:table-cell>
          <table:table-cell office:value-type="float" office:value="61.8453">
            <text:p>61.8453</text:p>
          </table:table-cell>
        </table:table-row>
        <table:table-row table:style-name="ro2">
          <table:table-cell office:value-type="float" office:value="93.9318">
            <text:p>93.9318</text:p>
          </table:table-cell>
          <table:table-cell office:value-type="float" office:value="128.3282">
            <text:p>128.3282</text:p>
          </table:table-cell>
        </table:table-row>
        <table:table-row table:style-name="ro2">
          <table:table-cell office:value-type="float" office:value="109.7305">
            <text:p>109.7305</text:p>
          </table:table-cell>
          <table:table-cell office:value-type="float" office:value="120.6578">
            <text:p>120.6578</text:p>
          </table:table-cell>
        </table:table-row>
        <table:table-row table:style-name="ro2">
          <table:table-cell office:value-type="float" office:value="109.6599">
            <text:p>109.6599</text:p>
          </table:table-cell>
          <table:table-cell office:value-type="float" office:value="130.859">
            <text:p>130.859</text:p>
          </table:table-cell>
        </table:table-row>
        <table:table-row table:style-name="ro2">
          <table:table-cell office:value-type="float" office:value="92.7905">
            <text:p>92.7905</text:p>
          </table:table-cell>
          <table:table-cell office:value-type="float" office:value="142.8103">
            <text:p>142.8103</text:p>
          </table:table-cell>
        </table:table-row>
        <table:table-row table:style-name="ro2">
          <table:table-cell office:value-type="float" office:value="73.1866">
            <text:p>73.1866</text:p>
          </table:table-cell>
          <table:table-cell office:value-type="float" office:value="81.7679">
            <text:p>81.7679</text:p>
          </table:table-cell>
        </table:table-row>
        <table:table-row table:style-name="ro2">
          <table:table-cell office:value-type="float" office:value="104.3199">
            <text:p>104.3199</text:p>
          </table:table-cell>
          <table:table-cell office:value-type="float" office:value="61.1477">
            <text:p>61.1477</text:p>
          </table:table-cell>
        </table:table-row>
        <table:table-row table:style-name="ro2">
          <table:table-cell office:value-type="float" office:value="104.5251">
            <text:p>104.5251</text:p>
          </table:table-cell>
          <table:table-cell office:value-type="float" office:value="85.9741">
            <text:p>85.9741</text:p>
          </table:table-cell>
        </table:table-row>
        <table:table-row table:style-name="ro2">
          <table:table-cell office:value-type="float" office:value="133.0529">
            <text:p>133.0529</text:p>
          </table:table-cell>
          <table:table-cell office:value-type="float" office:value="108.9082">
            <text:p>108.9082</text:p>
          </table:table-cell>
        </table:table-row>
        <table:table-row table:style-name="ro2">
          <table:table-cell office:value-type="float" office:value="88.4086">
            <text:p>88.4086</text:p>
          </table:table-cell>
          <table:table-cell office:value-type="float" office:value="61.6829">
            <text:p>61.6829</text:p>
          </table:table-cell>
        </table:table-row>
        <table:table-row table:style-name="ro2">
          <table:table-cell office:value-type="float" office:value="54.71">
            <text:p>54.71</text:p>
          </table:table-cell>
          <table:table-cell office:value-type="float" office:value="80.6876">
            <text:p>80.6876</text:p>
          </table:table-cell>
        </table:table-row>
        <table:table-row table:style-name="ro2">
          <table:table-cell office:value-type="float" office:value="74.8482">
            <text:p>74.8482</text:p>
          </table:table-cell>
          <table:table-cell office:value-type="float" office:value="84.6987">
            <text:p>84.6987</text:p>
          </table:table-cell>
        </table:table-row>
        <table:table-row table:style-name="ro2">
          <table:table-cell office:value-type="float" office:value="99.5805">
            <text:p>99.5805</text:p>
          </table:table-cell>
          <table:table-cell office:value-type="float" office:value="75.4614">
            <text:p>75.4614</text:p>
          </table:table-cell>
        </table:table-row>
        <table:table-row table:style-name="ro2">
          <table:table-cell office:value-type="float" office:value="90.6636">
            <text:p>90.6636</text:p>
          </table:table-cell>
          <table:table-cell office:value-type="float" office:value="53.5925">
            <text:p>53.5925</text:p>
          </table:table-cell>
        </table:table-row>
        <table:table-row table:style-name="ro2">
          <table:table-cell office:value-type="float" office:value="80.5404">
            <text:p>80.5404</text:p>
          </table:table-cell>
          <table:table-cell office:value-type="float" office:value="104.2064">
            <text:p>104.2064</text:p>
          </table:table-cell>
        </table:table-row>
        <table:table-row table:style-name="ro2">
          <table:table-cell office:value-type="float" office:value="61.0963">
            <text:p>61.0963</text:p>
          </table:table-cell>
          <table:table-cell office:value-type="float" office:value="71.6687">
            <text:p>71.6687</text:p>
          </table:table-cell>
        </table:table-row>
        <table:table-row table:style-name="ro2">
          <table:table-cell office:value-type="float" office:value="82.3808">
            <text:p>82.3808</text:p>
          </table:table-cell>
          <table:table-cell office:value-type="float" office:value="84.7979">
            <text:p>84.7979</text:p>
          </table:table-cell>
        </table:table-row>
        <table:table-row table:style-name="ro2">
          <table:table-cell office:value-type="float" office:value="81.2586">
            <text:p>81.2586</text:p>
          </table:table-cell>
          <table:table-cell office:value-type="float" office:value="101.0139">
            <text:p>101.0139</text:p>
          </table:table-cell>
        </table:table-row>
        <table:table-row table:style-name="ro2">
          <table:table-cell office:value-type="float" office:value="129.6828">
            <text:p>129.6828</text:p>
          </table:table-cell>
          <table:table-cell office:value-type="float" office:value="106.627">
            <text:p>106.627</text:p>
          </table:table-cell>
        </table:table-row>
        <table:table-row table:style-name="ro2">
          <table:table-cell office:value-type="float" office:value="104.7587">
            <text:p>104.7587</text:p>
          </table:table-cell>
          <table:table-cell office:value-type="float" office:value="53.2113">
            <text:p>53.2113</text:p>
          </table:table-cell>
        </table:table-row>
        <table:table-row table:style-name="ro2">
          <table:table-cell office:value-type="float" office:value="58.093">
            <text:p>58.093</text:p>
          </table:table-cell>
          <table:table-cell office:value-type="float" office:value="49.3566">
            <text:p>49.3566</text:p>
          </table:table-cell>
        </table:table-row>
        <table:table-row table:style-name="ro2">
          <table:table-cell office:value-type="float" office:value="89.8089">
            <text:p>89.8089</text:p>
          </table:table-cell>
          <table:table-cell office:value-type="float" office:value="106.0922">
            <text:p>106.0922</text:p>
          </table:table-cell>
        </table:table-row>
        <table:table-row table:style-name="ro2">
          <table:table-cell office:value-type="float" office:value="105.3892">
            <text:p>105.3892</text:p>
          </table:table-cell>
          <table:table-cell office:value-type="float" office:value="84.4042">
            <text:p>84.4042</text:p>
          </table:table-cell>
        </table:table-row>
        <table:table-row table:style-name="ro2">
          <table:table-cell office:value-type="float" office:value="79.4211">
            <text:p>79.4211</text:p>
          </table:table-cell>
          <table:table-cell office:value-type="float" office:value="113.2395">
            <text:p>113.2395</text:p>
          </table:table-cell>
        </table:table-row>
        <table:table-row table:style-name="ro2">
          <table:table-cell office:value-type="float" office:value="142.2952">
            <text:p>142.2952</text:p>
          </table:table-cell>
          <table:table-cell office:value-type="float" office:value="84.8921">
            <text:p>84.8921</text:p>
          </table:table-cell>
        </table:table-row>
        <table:table-row table:style-name="ro2">
          <table:table-cell office:value-type="float" office:value="70.3164">
            <text:p>70.3164</text:p>
          </table:table-cell>
          <table:table-cell office:value-type="float" office:value="69.966">
            <text:p>69.966</text:p>
          </table:table-cell>
        </table:table-row>
        <table:table-row table:style-name="ro2">
          <table:table-cell office:value-type="float" office:value="128.0018">
            <text:p>128.0018</text:p>
          </table:table-cell>
          <table:table-cell office:value-type="float" office:value="87.6638">
            <text:p>87.6638</text:p>
          </table:table-cell>
        </table:table-row>
        <table:table-row table:style-name="ro2">
          <table:table-cell office:value-type="float" office:value="74.9528">
            <text:p>74.9528</text:p>
          </table:table-cell>
          <table:table-cell office:value-type="float" office:value="89.9377">
            <text:p>89.9377</text:p>
          </table:table-cell>
        </table:table-row>
        <table:table-row table:style-name="ro2">
          <table:table-cell office:value-type="float" office:value="122.6352">
            <text:p>122.6352</text:p>
          </table:table-cell>
          <table:table-cell office:value-type="float" office:value="102.132">
            <text:p>102.132</text:p>
          </table:table-cell>
        </table:table-row>
        <table:table-row table:style-name="ro2">
          <table:table-cell office:value-type="float" office:value="65.7047">
            <text:p>65.7047</text:p>
          </table:table-cell>
          <table:table-cell office:value-type="float" office:value="71.2618">
            <text:p>71.2618</text:p>
          </table:table-cell>
        </table:table-row>
        <table:table-row table:style-name="ro2">
          <table:table-cell office:value-type="float" office:value="91.2188">
            <text:p>91.2188</text:p>
          </table:table-cell>
          <table:table-cell office:value-type="float" office:value="20.1061">
            <text:p>20.1061</text:p>
          </table:table-cell>
        </table:table-row>
        <table:table-row table:style-name="ro2">
          <table:table-cell office:value-type="float" office:value="107.5478">
            <text:p>107.5478</text:p>
          </table:table-cell>
          <table:table-cell office:value-type="float" office:value="58.635">
            <text:p>58.635</text:p>
          </table:table-cell>
        </table:table-row>
        <table:table-row table:style-name="ro2">
          <table:table-cell office:value-type="float" office:value="105.7244">
            <text:p>105.7244</text:p>
          </table:table-cell>
          <table:table-cell office:value-type="float" office:value="78.3606">
            <text:p>78.3606</text:p>
          </table:table-cell>
        </table:table-row>
        <table:table-row table:style-name="ro2">
          <table:table-cell office:value-type="float" office:value="117.759">
            <text:p>117.759</text:p>
          </table:table-cell>
          <table:table-cell office:value-type="float" office:value="68.9186">
            <text:p>68.9186</text:p>
          </table:table-cell>
        </table:table-row>
        <table:table-row table:style-name="ro2">
          <table:table-cell office:value-type="float" office:value="91.0366">
            <text:p>91.0366</text:p>
          </table:table-cell>
          <table:table-cell office:value-type="float" office:value="85.1335">
            <text:p>85.1335</text:p>
          </table:table-cell>
        </table:table-row>
        <table:table-row table:style-name="ro2">
          <table:table-cell office:value-type="float" office:value="126.1605">
            <text:p>126.1605</text:p>
          </table:table-cell>
          <table:table-cell office:value-type="float" office:value="96.393">
            <text:p>96.393</text:p>
          </table:table-cell>
        </table:table-row>
        <table:table-row table:style-name="ro2">
          <table:table-cell office:value-type="float" office:value="110.9934">
            <text:p>110.9934</text:p>
          </table:table-cell>
          <table:table-cell office:value-type="float" office:value="60.9312">
            <text:p>60.9312</text:p>
          </table:table-cell>
        </table:table-row>
        <table:table-row table:style-name="ro2">
          <table:table-cell office:value-type="float" office:value="99.0089">
            <text:p>99.0089</text:p>
          </table:table-cell>
          <table:table-cell office:value-type="float" office:value="83.7881">
            <text:p>83.7881</text:p>
          </table:table-cell>
        </table:table-row>
        <table:table-row table:style-name="ro2">
          <table:table-cell office:value-type="float" office:value="61.4384">
            <text:p>61.4384</text:p>
          </table:table-cell>
          <table:table-cell office:value-type="float" office:value="144.9629">
            <text:p>144.9629</text:p>
          </table:table-cell>
        </table:table-row>
        <table:table-row table:style-name="ro2">
          <table:table-cell office:value-type="float" office:value="129.6894">
            <text:p>129.6894</text:p>
          </table:table-cell>
          <table:table-cell office:value-type="float" office:value="90.3076">
            <text:p>90.3076</text:p>
          </table:table-cell>
        </table:table-row>
        <table:table-row table:style-name="ro2">
          <table:table-cell office:value-type="float" office:value="84.8289">
            <text:p>84.8289</text:p>
          </table:table-cell>
          <table:table-cell office:value-type="float" office:value="113.6092">
            <text:p>113.6092</text:p>
          </table:table-cell>
        </table:table-row>
        <table:table-row table:style-name="ro2">
          <table:table-cell office:value-type="float" office:value="93.1629">
            <text:p>93.1629</text:p>
          </table:table-cell>
          <table:table-cell office:value-type="float" office:value="86.4552">
            <text:p>86.4552</text:p>
          </table:table-cell>
        </table:table-row>
        <table:table-row table:style-name="ro2">
          <table:table-cell office:value-type="float" office:value="259.1048">
            <text:p>259.1048</text:p>
          </table:table-cell>
          <table:table-cell office:value-type="float" office:value="107.9852">
            <text:p>107.9852</text:p>
          </table:table-cell>
        </table:table-row>
        <table:table-row table:style-name="ro2">
          <table:table-cell office:value-type="float" office:value="124.8854">
            <text:p>124.8854</text:p>
          </table:table-cell>
          <table:table-cell office:value-type="float" office:value="88.0915">
            <text:p>88.0915</text:p>
          </table:table-cell>
        </table:table-row>
        <table:table-row table:style-name="ro2">
          <table:table-cell office:value-type="float" office:value="108.4768">
            <text:p>108.4768</text:p>
          </table:table-cell>
          <table:table-cell office:value-type="float" office:value="18.964">
            <text:p>18.964</text:p>
          </table:table-cell>
        </table:table-row>
        <table:table-row table:style-name="ro2">
          <table:table-cell office:value-type="float" office:value="96.31">
            <text:p>96.31</text:p>
          </table:table-cell>
          <table:table-cell office:value-type="float" office:value="108.5721">
            <text:p>108.5721</text:p>
          </table:table-cell>
        </table:table-row>
        <table:table-row table:style-name="ro2">
          <table:table-cell office:value-type="float" office:value="64.8021">
            <text:p>64.8021</text:p>
          </table:table-cell>
          <table:table-cell office:value-type="float" office:value="83.6616">
            <text:p>83.6616</text:p>
          </table:table-cell>
        </table:table-row>
        <table:table-row table:style-name="ro2">
          <table:table-cell office:value-type="float" office:value="97.3863">
            <text:p>97.3863</text:p>
          </table:table-cell>
          <table:table-cell office:value-type="float" office:value="78.739">
            <text:p>78.739</text:p>
          </table:table-cell>
        </table:table-row>
        <table:table-row table:style-name="ro2">
          <table:table-cell office:value-type="float" office:value="61.4941">
            <text:p>61.4941</text:p>
          </table:table-cell>
          <table:table-cell office:value-type="float" office:value="70.1839">
            <text:p>70.1839</text:p>
          </table:table-cell>
        </table:table-row>
        <table:table-row table:style-name="ro2">
          <table:table-cell office:value-type="float" office:value="94.6066">
            <text:p>94.6066</text:p>
          </table:table-cell>
          <table:table-cell office:value-type="float" office:value="81.7377">
            <text:p>81.7377</text:p>
          </table:table-cell>
        </table:table-row>
        <table:table-row table:style-name="ro2">
          <table:table-cell office:value-type="float" office:value="82.5354">
            <text:p>82.5354</text:p>
          </table:table-cell>
          <table:table-cell office:value-type="float" office:value="92.7456">
            <text:p>92.7456</text:p>
          </table:table-cell>
        </table:table-row>
        <table:table-row table:style-name="ro2">
          <table:table-cell office:value-type="float" office:value="96.6472">
            <text:p>96.6472</text:p>
          </table:table-cell>
          <table:table-cell office:value-type="float" office:value="116.6725">
            <text:p>116.6725</text:p>
          </table:table-cell>
        </table:table-row>
        <table:table-row table:style-name="ro2">
          <table:table-cell office:value-type="float" office:value="59.9243">
            <text:p>59.9243</text:p>
          </table:table-cell>
          <table:table-cell office:value-type="float" office:value="62.3576">
            <text:p>62.3576</text:p>
          </table:table-cell>
        </table:table-row>
        <table:table-row table:style-name="ro2">
          <table:table-cell office:value-type="float" office:value="56.2604">
            <text:p>56.2604</text:p>
          </table:table-cell>
          <table:table-cell office:value-type="float" office:value="19.3832">
            <text:p>19.3832</text:p>
          </table:table-cell>
        </table:table-row>
        <table:table-row table:style-name="ro2">
          <table:table-cell office:value-type="float" office:value="60.7592">
            <text:p>60.7592</text:p>
          </table:table-cell>
          <table:table-cell office:value-type="float" office:value="72.7443">
            <text:p>72.7443</text:p>
          </table:table-cell>
        </table:table-row>
        <table:table-row table:style-name="ro2">
          <table:table-cell office:value-type="float" office:value="59.5921">
            <text:p>59.5921</text:p>
          </table:table-cell>
          <table:table-cell office:value-type="float" office:value="79.0206">
            <text:p>79.0206</text:p>
          </table:table-cell>
        </table:table-row>
        <table:table-row table:style-name="ro2">
          <table:table-cell office:value-type="float" office:value="128.7981">
            <text:p>128.7981</text:p>
          </table:table-cell>
          <table:table-cell office:value-type="float" office:value="97.8086">
            <text:p>97.8086</text:p>
          </table:table-cell>
        </table:table-row>
        <table:table-row table:style-name="ro2">
          <table:table-cell office:value-type="float" office:value="83.5663">
            <text:p>83.5663</text:p>
          </table:table-cell>
          <table:table-cell office:value-type="float" office:value="106.3212">
            <text:p>106.3212</text:p>
          </table:table-cell>
        </table:table-row>
        <table:table-row table:style-name="ro2">
          <table:table-cell office:value-type="float" office:value="88.5731">
            <text:p>88.5731</text:p>
          </table:table-cell>
          <table:table-cell office:value-type="float" office:value="79.9253">
            <text:p>79.9253</text:p>
          </table:table-cell>
        </table:table-row>
        <table:table-row table:style-name="ro2">
          <table:table-cell office:value-type="float" office:value="61.7884">
            <text:p>61.7884</text:p>
          </table:table-cell>
          <table:table-cell office:value-type="float" office:value="93.9057">
            <text:p>93.9057</text:p>
          </table:table-cell>
        </table:table-row>
        <table:table-row table:style-name="ro2">
          <table:table-cell office:value-type="float" office:value="86.6594">
            <text:p>86.6594</text:p>
          </table:table-cell>
          <table:table-cell office:value-type="float" office:value="88.8954">
            <text:p>88.8954</text:p>
          </table:table-cell>
        </table:table-row>
        <table:table-row table:style-name="ro2">
          <table:table-cell office:value-type="float" office:value="90.871">
            <text:p>90.871</text:p>
          </table:table-cell>
          <table:table-cell office:value-type="float" office:value="83.2242">
            <text:p>83.2242</text:p>
          </table:table-cell>
        </table:table-row>
        <table:table-row table:style-name="ro2">
          <table:table-cell office:value-type="float" office:value="97.4228">
            <text:p>97.4228</text:p>
          </table:table-cell>
          <table:table-cell office:value-type="float" office:value="97.6068">
            <text:p>97.6068</text:p>
          </table:table-cell>
        </table:table-row>
        <table:table-row table:style-name="ro2">
          <table:table-cell office:value-type="float" office:value="85.6017">
            <text:p>85.6017</text:p>
          </table:table-cell>
          <table:table-cell office:value-type="float" office:value="104.0449">
            <text:p>104.0449</text:p>
          </table:table-cell>
        </table:table-row>
        <table:table-row table:style-name="ro2">
          <table:table-cell office:value-type="float" office:value="88.4671">
            <text:p>88.4671</text:p>
          </table:table-cell>
          <table:table-cell office:value-type="float" office:value="73.6997">
            <text:p>73.6997</text:p>
          </table:table-cell>
        </table:table-row>
        <table:table-row table:style-name="ro2">
          <table:table-cell office:value-type="float" office:value="94.5489">
            <text:p>94.5489</text:p>
          </table:table-cell>
          <table:table-cell office:value-type="float" office:value="75.4217">
            <text:p>75.4217</text:p>
          </table:table-cell>
        </table:table-row>
        <table:table-row table:style-name="ro2">
          <table:table-cell office:value-type="float" office:value="99.1709">
            <text:p>99.1709</text:p>
          </table:table-cell>
          <table:table-cell office:value-type="float" office:value="126.617">
            <text:p>126.617</text:p>
          </table:table-cell>
        </table:table-row>
        <table:table-row table:style-name="ro2">
          <table:table-cell office:value-type="float" office:value="64.611">
            <text:p>64.611</text:p>
          </table:table-cell>
          <table:table-cell office:value-type="float" office:value="116.5017">
            <text:p>116.5017</text:p>
          </table:table-cell>
        </table:table-row>
        <table:table-row table:style-name="ro2">
          <table:table-cell office:value-type="float" office:value="76.4577">
            <text:p>76.4577</text:p>
          </table:table-cell>
          <table:table-cell office:value-type="float" office:value="65.5696">
            <text:p>65.5696</text:p>
          </table:table-cell>
        </table:table-row>
        <table:table-row table:style-name="ro2">
          <table:table-cell office:value-type="float" office:value="87.4686">
            <text:p>87.4686</text:p>
          </table:table-cell>
          <table:table-cell office:value-type="float" office:value="21.9196">
            <text:p>21.9196</text:p>
          </table:table-cell>
        </table:table-row>
        <table:table-row table:style-name="ro2">
          <table:table-cell office:value-type="float" office:value="100.5378">
            <text:p>100.5378</text:p>
          </table:table-cell>
          <table:table-cell office:value-type="float" office:value="74.552">
            <text:p>74.552</text:p>
          </table:table-cell>
        </table:table-row>
        <table:table-row table:style-name="ro2">
          <table:table-cell office:value-type="float" office:value="102.4499">
            <text:p>102.4499</text:p>
          </table:table-cell>
          <table:table-cell office:value-type="float" office:value="100.3208">
            <text:p>100.3208</text:p>
          </table:table-cell>
        </table:table-row>
        <table:table-row table:style-name="ro2">
          <table:table-cell office:value-type="float" office:value="123.4315">
            <text:p>123.4315</text:p>
          </table:table-cell>
          <table:table-cell office:value-type="float" office:value="63.3487">
            <text:p>63.3487</text:p>
          </table:table-cell>
        </table:table-row>
        <table:table-row table:style-name="ro2">
          <table:table-cell office:value-type="float" office:value="102.9342">
            <text:p>102.9342</text:p>
          </table:table-cell>
          <table:table-cell office:value-type="float" office:value="101.492">
            <text:p>101.492</text:p>
          </table:table-cell>
        </table:table-row>
        <table:table-row table:style-name="ro2">
          <table:table-cell office:value-type="float" office:value="99.7563">
            <text:p>99.7563</text:p>
          </table:table-cell>
          <table:table-cell office:value-type="float" office:value="102.0953">
            <text:p>102.0953</text:p>
          </table:table-cell>
        </table:table-row>
        <table:table-row table:style-name="ro2">
          <table:table-cell office:value-type="float" office:value="99.6084">
            <text:p>99.6084</text:p>
          </table:table-cell>
          <table:table-cell office:value-type="float" office:value="99.7366">
            <text:p>99.7366</text:p>
          </table:table-cell>
        </table:table-row>
        <table:table-row table:style-name="ro2">
          <table:table-cell office:value-type="float" office:value="83.2346">
            <text:p>83.2346</text:p>
          </table:table-cell>
          <table:table-cell office:value-type="float" office:value="111.7444">
            <text:p>111.7444</text:p>
          </table:table-cell>
        </table:table-row>
        <table:table-row table:style-name="ro2">
          <table:table-cell office:value-type="float" office:value="108.2412">
            <text:p>108.2412</text:p>
          </table:table-cell>
          <table:table-cell office:value-type="float" office:value="81.557">
            <text:p>81.557</text:p>
          </table:table-cell>
        </table:table-row>
        <table:table-row table:style-name="ro2">
          <table:table-cell office:value-type="float" office:value="79.1819">
            <text:p>79.1819</text:p>
          </table:table-cell>
          <table:table-cell office:value-type="float" office:value="79.8328">
            <text:p>79.8328</text:p>
          </table:table-cell>
        </table:table-row>
        <table:table-row table:style-name="ro2">
          <table:table-cell office:value-type="float" office:value="113.6044">
            <text:p>113.6044</text:p>
          </table:table-cell>
          <table:table-cell office:value-type="float" office:value="68.602">
            <text:p>68.602</text:p>
          </table:table-cell>
        </table:table-row>
        <table:table-row table:style-name="ro2">
          <table:table-cell office:value-type="float" office:value="78.2726">
            <text:p>78.2726</text:p>
          </table:table-cell>
          <table:table-cell office:value-type="float" office:value="94.7546">
            <text:p>94.7546</text:p>
          </table:table-cell>
        </table:table-row>
        <table:table-row table:style-name="ro2">
          <table:table-cell office:value-type="float" office:value="83.548">
            <text:p>83.548</text:p>
          </table:table-cell>
          <table:table-cell office:value-type="float" office:value="102.1654">
            <text:p>102.1654</text:p>
          </table:table-cell>
        </table:table-row>
        <table:table-row table:style-name="ro2">
          <table:table-cell office:value-type="float" office:value="90.2428">
            <text:p>90.2428</text:p>
          </table:table-cell>
          <table:table-cell office:value-type="float" office:value="148.4163">
            <text:p>148.4163</text:p>
          </table:table-cell>
        </table:table-row>
        <table:table-row table:style-name="ro2">
          <table:table-cell office:value-type="float" office:value="86.5275">
            <text:p>86.5275</text:p>
          </table:table-cell>
          <table:table-cell office:value-type="float" office:value="116.4564">
            <text:p>116.4564</text:p>
          </table:table-cell>
        </table:table-row>
        <table:table-row table:style-name="ro2">
          <table:table-cell office:value-type="float" office:value="71.51">
            <text:p>71.51</text:p>
          </table:table-cell>
          <table:table-cell office:value-type="float" office:value="108.7421">
            <text:p>108.7421</text:p>
          </table:table-cell>
        </table:table-row>
        <table:table-row table:style-name="ro2">
          <table:table-cell office:value-type="float" office:value="79.3906">
            <text:p>79.3906</text:p>
          </table:table-cell>
          <table:table-cell office:value-type="float" office:value="133.6151">
            <text:p>133.6151</text:p>
          </table:table-cell>
        </table:table-row>
        <table:table-row table:style-name="ro2">
          <table:table-cell office:value-type="float" office:value="108.8449">
            <text:p>108.8449</text:p>
          </table:table-cell>
          <table:table-cell office:value-type="float" office:value="128.4443">
            <text:p>128.4443</text:p>
          </table:table-cell>
        </table:table-row>
        <table:table-row table:style-name="ro2">
          <table:table-cell office:value-type="float" office:value="93.915">
            <text:p>93.915</text:p>
          </table:table-cell>
          <table:table-cell office:value-type="float" office:value="109.2385">
            <text:p>109.2385</text:p>
          </table:table-cell>
        </table:table-row>
        <table:table-row table:style-name="ro2">
          <table:table-cell office:value-type="float" office:value="68.5222">
            <text:p>68.5222</text:p>
          </table:table-cell>
          <table:table-cell office:value-type="float" office:value="63.5634">
            <text:p>63.5634</text:p>
          </table:table-cell>
        </table:table-row>
        <table:table-row table:style-name="ro2">
          <table:table-cell office:value-type="float" office:value="146.9467">
            <text:p>146.9467</text:p>
          </table:table-cell>
          <table:table-cell office:value-type="float" office:value="84.9378">
            <text:p>84.9378</text:p>
          </table:table-cell>
        </table:table-row>
        <table:table-row table:style-name="ro2">
          <table:table-cell office:value-type="float" office:value="114.2448">
            <text:p>114.2448</text:p>
          </table:table-cell>
          <table:table-cell office:value-type="float" office:value="82.025">
            <text:p>82.025</text:p>
          </table:table-cell>
        </table:table-row>
        <table:table-row table:style-name="ro2">
          <table:table-cell office:value-type="float" office:value="111.2722">
            <text:p>111.2722</text:p>
          </table:table-cell>
          <table:table-cell office:value-type="float" office:value="86.8471">
            <text:p>86.8471</text:p>
          </table:table-cell>
        </table:table-row>
        <table:table-row table:style-name="ro2">
          <table:table-cell office:value-type="float" office:value="93.2725">
            <text:p>93.2725</text:p>
          </table:table-cell>
          <table:table-cell office:value-type="float" office:value="107.6157">
            <text:p>107.6157</text:p>
          </table:table-cell>
        </table:table-row>
        <table:table-row table:style-name="ro2">
          <table:table-cell office:value-type="float" office:value="118.5917">
            <text:p>118.5917</text:p>
          </table:table-cell>
          <table:table-cell office:value-type="float" office:value="171.5155">
            <text:p>171.5155</text:p>
          </table:table-cell>
        </table:table-row>
        <table:table-row table:style-name="ro2">
          <table:table-cell office:value-type="float" office:value="79.3223">
            <text:p>79.3223</text:p>
          </table:table-cell>
          <table:table-cell office:value-type="float" office:value="84.4918">
            <text:p>84.4918</text:p>
          </table:table-cell>
        </table:table-row>
        <table:table-row table:style-name="ro2">
          <table:table-cell office:value-type="float" office:value="60.8882">
            <text:p>60.8882</text:p>
          </table:table-cell>
          <table:table-cell office:value-type="float" office:value="76.3497">
            <text:p>76.3497</text:p>
          </table:table-cell>
        </table:table-row>
        <table:table-row table:style-name="ro2">
          <table:table-cell office:value-type="float" office:value="116.1831">
            <text:p>116.1831</text:p>
          </table:table-cell>
          <table:table-cell office:value-type="float" office:value="70.976">
            <text:p>70.976</text:p>
          </table:table-cell>
        </table:table-row>
        <table:table-row table:style-name="ro2">
          <table:table-cell office:value-type="float" office:value="87.6355">
            <text:p>87.6355</text:p>
          </table:table-cell>
          <table:table-cell office:value-type="float" office:value="94.3022">
            <text:p>94.3022</text:p>
          </table:table-cell>
        </table:table-row>
        <table:table-row table:style-name="ro2">
          <table:table-cell office:value-type="float" office:value="91.5569">
            <text:p>91.5569</text:p>
          </table:table-cell>
          <table:table-cell office:value-type="float" office:value="76.4992">
            <text:p>76.4992</text:p>
          </table:table-cell>
        </table:table-row>
        <table:table-row table:style-name="ro2">
          <table:table-cell office:value-type="float" office:value="126.0816">
            <text:p>126.0816</text:p>
          </table:table-cell>
          <table:table-cell office:value-type="float" office:value="62.4794">
            <text:p>62.4794</text:p>
          </table:table-cell>
        </table:table-row>
        <table:table-row table:style-name="ro2">
          <table:table-cell office:value-type="float" office:value="92.1792">
            <text:p>92.1792</text:p>
          </table:table-cell>
          <table:table-cell office:value-type="float" office:value="92.7115">
            <text:p>92.7115</text:p>
          </table:table-cell>
        </table:table-row>
        <table:table-row table:style-name="ro2">
          <table:table-cell office:value-type="float" office:value="112.6328">
            <text:p>112.6328</text:p>
          </table:table-cell>
          <table:table-cell office:value-type="float" office:value="70.5941">
            <text:p>70.5941</text:p>
          </table:table-cell>
        </table:table-row>
        <table:table-row table:style-name="ro2">
          <table:table-cell office:value-type="float" office:value="141.4368">
            <text:p>141.4368</text:p>
          </table:table-cell>
          <table:table-cell office:value-type="float" office:value="90.8648">
            <text:p>90.8648</text:p>
          </table:table-cell>
        </table:table-row>
        <table:table-row table:style-name="ro2">
          <table:table-cell office:value-type="float" office:value="110.2164">
            <text:p>110.2164</text:p>
          </table:table-cell>
          <table:table-cell office:value-type="float" office:value="19.5357">
            <text:p>19.5357</text:p>
          </table:table-cell>
        </table:table-row>
        <table:table-row table:style-name="ro2">
          <table:table-cell office:value-type="float" office:value="99.1538">
            <text:p>99.1538</text:p>
          </table:table-cell>
          <table:table-cell office:value-type="float" office:value="69.6356">
            <text:p>69.6356</text:p>
          </table:table-cell>
        </table:table-row>
        <table:table-row table:style-name="ro2">
          <table:table-cell office:value-type="float" office:value="89.1768">
            <text:p>89.1768</text:p>
          </table:table-cell>
          <table:table-cell office:value-type="float" office:value="80.796">
            <text:p>80.796</text:p>
          </table:table-cell>
        </table:table-row>
        <table:table-row table:style-name="ro2">
          <table:table-cell office:value-type="float" office:value="130.6237">
            <text:p>130.6237</text:p>
          </table:table-cell>
          <table:table-cell office:value-type="float" office:value="109.0938">
            <text:p>109.0938</text:p>
          </table:table-cell>
        </table:table-row>
        <table:table-row table:style-name="ro2">
          <table:table-cell office:value-type="float" office:value="94.4756">
            <text:p>94.4756</text:p>
          </table:table-cell>
          <table:table-cell office:value-type="float" office:value="67.3718">
            <text:p>67.3718</text:p>
          </table:table-cell>
        </table:table-row>
        <table:table-row table:style-name="ro2">
          <table:table-cell office:value-type="float" office:value="113.1414">
            <text:p>113.1414</text:p>
          </table:table-cell>
          <table:table-cell office:value-type="float" office:value="95.913">
            <text:p>95.913</text:p>
          </table:table-cell>
        </table:table-row>
        <table:table-row table:style-name="ro2">
          <table:table-cell office:value-type="float" office:value="112.1386">
            <text:p>112.1386</text:p>
          </table:table-cell>
          <table:table-cell office:value-type="float" office:value="114.766">
            <text:p>114.766</text:p>
          </table:table-cell>
        </table:table-row>
        <table:table-row table:style-name="ro2">
          <table:table-cell office:value-type="float" office:value="114.5804">
            <text:p>114.5804</text:p>
          </table:table-cell>
          <table:table-cell office:value-type="float" office:value="129.3459">
            <text:p>129.3459</text:p>
          </table:table-cell>
        </table:table-row>
        <table:table-row table:style-name="ro2">
          <table:table-cell office:value-type="float" office:value="52.193">
            <text:p>52.193</text:p>
          </table:table-cell>
          <table:table-cell office:value-type="float" office:value="118.7219">
            <text:p>118.7219</text:p>
          </table:table-cell>
        </table:table-row>
        <table:table-row table:style-name="ro2">
          <table:table-cell office:value-type="float" office:value="122.1724">
            <text:p>122.1724</text:p>
          </table:table-cell>
          <table:table-cell office:value-type="float" office:value="85.9043">
            <text:p>85.9043</text:p>
          </table:table-cell>
        </table:table-row>
        <table:table-row table:style-name="ro2">
          <table:table-cell office:value-type="float" office:value="55.8567">
            <text:p>55.8567</text:p>
          </table:table-cell>
          <table:table-cell office:value-type="float" office:value="66.2667">
            <text:p>66.2667</text:p>
          </table:table-cell>
        </table:table-row>
        <table:table-row table:style-name="ro2">
          <table:table-cell office:value-type="float" office:value="93.5881">
            <text:p>93.5881</text:p>
          </table:table-cell>
          <table:table-cell office:value-type="float" office:value="109.6971">
            <text:p>109.6971</text:p>
          </table:table-cell>
        </table:table-row>
        <table:table-row table:style-name="ro2">
          <table:table-cell office:value-type="float" office:value="89.6003">
            <text:p>89.6003</text:p>
          </table:table-cell>
          <table:table-cell office:value-type="float" office:value="73.8283">
            <text:p>73.8283</text:p>
          </table:table-cell>
        </table:table-row>
        <table:table-row table:style-name="ro2">
          <table:table-cell office:value-type="float" office:value="89.3628">
            <text:p>89.3628</text:p>
          </table:table-cell>
          <table:table-cell office:value-type="float" office:value="71.0412">
            <text:p>71.0412</text:p>
          </table:table-cell>
        </table:table-row>
        <table:table-row table:style-name="ro2">
          <table:table-cell office:value-type="float" office:value="109.6091">
            <text:p>109.6091</text:p>
          </table:table-cell>
          <table:table-cell office:value-type="float" office:value="97.1533">
            <text:p>97.1533</text:p>
          </table:table-cell>
        </table:table-row>
        <table:table-row table:style-name="ro2">
          <table:table-cell office:value-type="float" office:value="99.0234">
            <text:p>99.0234</text:p>
          </table:table-cell>
          <table:table-cell office:value-type="float" office:value="95.0169">
            <text:p>95.0169</text:p>
          </table:table-cell>
        </table:table-row>
        <table:table-row table:style-name="ro2">
          <table:table-cell office:value-type="float" office:value="22.3259">
            <text:p>22.3259</text:p>
          </table:table-cell>
          <table:table-cell office:value-type="float" office:value="117.1205">
            <text:p>117.1205</text:p>
          </table:table-cell>
        </table:table-row>
        <table:table-row table:style-name="ro2">
          <table:table-cell office:value-type="float" office:value="112.8017">
            <text:p>112.8017</text:p>
          </table:table-cell>
          <table:table-cell office:value-type="float" office:value="78.6678">
            <text:p>78.6678</text:p>
          </table:table-cell>
        </table:table-row>
        <table:table-row table:style-name="ro2">
          <table:table-cell office:value-type="float" office:value="98.0985">
            <text:p>98.0985</text:p>
          </table:table-cell>
          <table:table-cell office:value-type="float" office:value="107.2001">
            <text:p>107.2001</text:p>
          </table:table-cell>
        </table:table-row>
        <table:table-row table:style-name="ro2">
          <table:table-cell office:value-type="float" office:value="108.6496">
            <text:p>108.6496</text:p>
          </table:table-cell>
          <table:table-cell office:value-type="float" office:value="92.5451">
            <text:p>92.5451</text:p>
          </table:table-cell>
        </table:table-row>
        <table:table-row table:style-name="ro2">
          <table:table-cell office:value-type="float" office:value="88.2813">
            <text:p>88.2813</text:p>
          </table:table-cell>
          <table:table-cell office:value-type="float" office:value="49.3097">
            <text:p>49.3097</text:p>
          </table:table-cell>
        </table:table-row>
        <table:table-row table:style-name="ro2">
          <table:table-cell office:value-type="float" office:value="100.5349">
            <text:p>100.5349</text:p>
          </table:table-cell>
          <table:table-cell office:value-type="float" office:value="127.503">
            <text:p>127.503</text:p>
          </table:table-cell>
        </table:table-row>
        <table:table-row table:style-name="ro2">
          <table:table-cell office:value-type="float" office:value="97.0735">
            <text:p>97.0735</text:p>
          </table:table-cell>
          <table:table-cell office:value-type="float" office:value="102.4263">
            <text:p>102.4263</text:p>
          </table:table-cell>
        </table:table-row>
        <table:table-row table:style-name="ro2">
          <table:table-cell office:value-type="float" office:value="77.5317">
            <text:p>77.5317</text:p>
          </table:table-cell>
          <table:table-cell office:value-type="float" office:value="60.8611">
            <text:p>60.8611</text:p>
          </table:table-cell>
        </table:table-row>
        <table:table-row table:style-name="ro2">
          <table:table-cell office:value-type="float" office:value="84.7917">
            <text:p>84.7917</text:p>
          </table:table-cell>
          <table:table-cell office:value-type="float" office:value="106.3646">
            <text:p>106.3646</text:p>
          </table:table-cell>
        </table:table-row>
        <table:table-row table:style-name="ro2">
          <table:table-cell office:value-type="float" office:value="94.5553">
            <text:p>94.5553</text:p>
          </table:table-cell>
          <table:table-cell office:value-type="float" office:value="133.2487">
            <text:p>133.2487</text:p>
          </table:table-cell>
        </table:table-row>
        <table:table-row table:style-name="ro2">
          <table:table-cell office:value-type="float" office:value="94.7342">
            <text:p>94.7342</text:p>
          </table:table-cell>
          <table:table-cell office:value-type="float" office:value="102.0288">
            <text:p>102.0288</text:p>
          </table:table-cell>
        </table:table-row>
        <table:table-row table:style-name="ro2">
          <table:table-cell office:value-type="float" office:value="168.1685">
            <text:p>168.1685</text:p>
          </table:table-cell>
          <table:table-cell office:value-type="float" office:value="86.4323">
            <text:p>86.4323</text:p>
          </table:table-cell>
        </table:table-row>
        <table:table-row table:style-name="ro2">
          <table:table-cell office:value-type="float" office:value="170.0036">
            <text:p>170.0036</text:p>
          </table:table-cell>
          <table:table-cell office:value-type="float" office:value="106.8972">
            <text:p>106.8972</text:p>
          </table:table-cell>
        </table:table-row>
        <table:table-row table:style-name="ro2">
          <table:table-cell office:value-type="float" office:value="150.549">
            <text:p>150.549</text:p>
          </table:table-cell>
          <table:table-cell office:value-type="float" office:value="109.5076">
            <text:p>109.5076</text:p>
          </table:table-cell>
        </table:table-row>
        <table:table-row table:style-name="ro2">
          <table:table-cell office:value-type="float" office:value="87.2011">
            <text:p>87.2011</text:p>
          </table:table-cell>
          <table:table-cell office:value-type="float" office:value="109.6631">
            <text:p>109.6631</text:p>
          </table:table-cell>
        </table:table-row>
        <table:table-row table:style-name="ro2">
          <table:table-cell office:value-type="float" office:value="96.3199">
            <text:p>96.3199</text:p>
          </table:table-cell>
          <table:table-cell office:value-type="float" office:value="111.3485">
            <text:p>111.3485</text:p>
          </table:table-cell>
        </table:table-row>
        <table:table-row table:style-name="ro2">
          <table:table-cell office:value-type="float" office:value="86.5388">
            <text:p>86.5388</text:p>
          </table:table-cell>
          <table:table-cell office:value-type="float" office:value="108.9337">
            <text:p>108.9337</text:p>
          </table:table-cell>
        </table:table-row>
        <table:table-row table:style-name="ro2">
          <table:table-cell office:value-type="float" office:value="149.7219">
            <text:p>149.7219</text:p>
          </table:table-cell>
          <table:table-cell office:value-type="float" office:value="102.4589">
            <text:p>102.4589</text:p>
          </table:table-cell>
        </table:table-row>
        <table:table-row table:style-name="ro2">
          <table:table-cell office:value-type="float" office:value="85.2961">
            <text:p>85.2961</text:p>
          </table:table-cell>
          <table:table-cell office:value-type="float" office:value="137.8734">
            <text:p>137.8734</text:p>
          </table:table-cell>
        </table:table-row>
        <table:table-row table:style-name="ro2">
          <table:table-cell office:value-type="float" office:value="74.0241">
            <text:p>74.0241</text:p>
          </table:table-cell>
          <table:table-cell office:value-type="float" office:value="74.9765">
            <text:p>74.9765</text:p>
          </table:table-cell>
        </table:table-row>
        <table:table-row table:style-name="ro2">
          <table:table-cell office:value-type="float" office:value="79.0545">
            <text:p>79.0545</text:p>
          </table:table-cell>
          <table:table-cell office:value-type="float" office:value="119.4248">
            <text:p>119.4248</text:p>
          </table:table-cell>
        </table:table-row>
        <table:table-row table:style-name="ro2">
          <table:table-cell office:value-type="float" office:value="110.1946">
            <text:p>110.1946</text:p>
          </table:table-cell>
          <table:table-cell office:value-type="float" office:value="103.6694">
            <text:p>103.6694</text:p>
          </table:table-cell>
        </table:table-row>
        <table:table-row table:style-name="ro2">
          <table:table-cell office:value-type="float" office:value="127.5774">
            <text:p>127.5774</text:p>
          </table:table-cell>
          <table:table-cell office:value-type="float" office:value="102.4156">
            <text:p>102.4156</text:p>
          </table:table-cell>
        </table:table-row>
        <table:table-row table:style-name="ro2">
          <table:table-cell office:value-type="float" office:value="103.284">
            <text:p>103.284</text:p>
          </table:table-cell>
          <table:table-cell office:value-type="float" office:value="106.4401">
            <text:p>106.4401</text:p>
          </table:table-cell>
        </table:table-row>
        <table:table-row table:style-name="ro2">
          <table:table-cell office:value-type="float" office:value="100.6419">
            <text:p>100.6419</text:p>
          </table:table-cell>
          <table:table-cell office:value-type="float" office:value="108.2682">
            <text:p>108.2682</text:p>
          </table:table-cell>
        </table:table-row>
        <table:table-row table:style-name="ro2">
          <table:table-cell office:value-type="float" office:value="79.7169">
            <text:p>79.7169</text:p>
          </table:table-cell>
          <table:table-cell office:value-type="float" office:value="117.0315">
            <text:p>117.0315</text:p>
          </table:table-cell>
        </table:table-row>
        <table:table-row table:style-name="ro2">
          <table:table-cell office:value-type="float" office:value="62.4307">
            <text:p>62.4307</text:p>
          </table:table-cell>
          <table:table-cell office:value-type="float" office:value="110.6124">
            <text:p>110.6124</text:p>
          </table:table-cell>
        </table:table-row>
        <table:table-row table:style-name="ro2">
          <table:table-cell office:value-type="float" office:value="147.8204">
            <text:p>147.8204</text:p>
          </table:table-cell>
          <table:table-cell office:value-type="float" office:value="117.5883">
            <text:p>117.5883</text:p>
          </table:table-cell>
        </table:table-row>
        <table:table-row table:style-name="ro2">
          <table:table-cell office:value-type="float" office:value="111.2171">
            <text:p>111.2171</text:p>
          </table:table-cell>
          <table:table-cell office:value-type="float" office:value="90.0179">
            <text:p>90.0179</text:p>
          </table:table-cell>
        </table:table-row>
        <table:table-row table:style-name="ro2">
          <table:table-cell office:value-type="float" office:value="138.8066">
            <text:p>138.8066</text:p>
          </table:table-cell>
          <table:table-cell office:value-type="float" office:value="61.4745">
            <text:p>61.4745</text:p>
          </table:table-cell>
        </table:table-row>
        <table:table-row table:style-name="ro2">
          <table:table-cell office:value-type="float" office:value="118.6795">
            <text:p>118.6795</text:p>
          </table:table-cell>
          <table:table-cell office:value-type="float" office:value="110.8838">
            <text:p>110.8838</text:p>
          </table:table-cell>
        </table:table-row>
        <table:table-row table:style-name="ro2">
          <table:table-cell office:value-type="float" office:value="115.3916">
            <text:p>115.3916</text:p>
          </table:table-cell>
          <table:table-cell office:value-type="float" office:value="111.1538">
            <text:p>111.1538</text:p>
          </table:table-cell>
        </table:table-row>
        <table:table-row table:style-name="ro2">
          <table:table-cell office:value-type="float" office:value="129.379">
            <text:p>129.379</text:p>
          </table:table-cell>
          <table:table-cell office:value-type="float" office:value="81.4345">
            <text:p>81.4345</text:p>
          </table:table-cell>
        </table:table-row>
        <table:table-row table:style-name="ro2">
          <table:table-cell office:value-type="float" office:value="86.833">
            <text:p>86.833</text:p>
          </table:table-cell>
          <table:table-cell office:value-type="float" office:value="90.269">
            <text:p>90.269</text:p>
          </table:table-cell>
        </table:table-row>
        <table:table-row table:style-name="ro2">
          <table:table-cell office:value-type="float" office:value="59.8008">
            <text:p>59.8008</text:p>
          </table:table-cell>
          <table:table-cell office:value-type="float" office:value="76.6359">
            <text:p>76.6359</text:p>
          </table:table-cell>
        </table:table-row>
        <table:table-row table:style-name="ro2">
          <table:table-cell office:value-type="float" office:value="104.6651">
            <text:p>104.6651</text:p>
          </table:table-cell>
          <table:table-cell office:value-type="float" office:value="99.2621">
            <text:p>99.2621</text:p>
          </table:table-cell>
        </table:table-row>
        <table:table-row table:style-name="ro2">
          <table:table-cell office:value-type="float" office:value="128.6529">
            <text:p>128.6529</text:p>
          </table:table-cell>
          <table:table-cell office:value-type="float" office:value="154.3797">
            <text:p>154.3797</text:p>
          </table:table-cell>
        </table:table-row>
        <table:table-row table:style-name="ro2">
          <table:table-cell office:value-type="float" office:value="73.65">
            <text:p>73.65</text:p>
          </table:table-cell>
          <table:table-cell office:value-type="float" office:value="141.5096">
            <text:p>141.5096</text:p>
          </table:table-cell>
        </table:table-row>
        <table:table-row table:style-name="ro2">
          <table:table-cell office:value-type="float" office:value="86.3512">
            <text:p>86.3512</text:p>
          </table:table-cell>
          <table:table-cell office:value-type="float" office:value="74.7235">
            <text:p>74.7235</text:p>
          </table:table-cell>
        </table:table-row>
        <table:table-row table:style-name="ro2">
          <table:table-cell office:value-type="float" office:value="98.4849">
            <text:p>98.4849</text:p>
          </table:table-cell>
          <table:table-cell office:value-type="float" office:value="105.9588">
            <text:p>105.9588</text:p>
          </table:table-cell>
        </table:table-row>
        <table:table-row table:style-name="ro2">
          <table:table-cell office:value-type="float" office:value="90.733">
            <text:p>90.733</text:p>
          </table:table-cell>
          <table:table-cell office:value-type="float" office:value="75.8252">
            <text:p>75.8252</text:p>
          </table:table-cell>
        </table:table-row>
        <table:table-row table:style-name="ro2">
          <table:table-cell office:value-type="float" office:value="115.211">
            <text:p>115.211</text:p>
          </table:table-cell>
          <table:table-cell office:value-type="float" office:value="74.0977">
            <text:p>74.0977</text:p>
          </table:table-cell>
        </table:table-row>
        <table:table-row table:style-name="ro2">
          <table:table-cell office:value-type="float" office:value="89.4475">
            <text:p>89.4475</text:p>
          </table:table-cell>
          <table:table-cell office:value-type="float" office:value="70.76">
            <text:p>70.76</text:p>
          </table:table-cell>
        </table:table-row>
        <table:table-row table:style-name="ro2">
          <table:table-cell office:value-type="float" office:value="84.3299">
            <text:p>84.3299</text:p>
          </table:table-cell>
          <table:table-cell office:value-type="float" office:value="116.6067">
            <text:p>116.6067</text:p>
          </table:table-cell>
        </table:table-row>
        <table:table-row table:style-name="ro2">
          <table:table-cell office:value-type="float" office:value="72.7653">
            <text:p>72.7653</text:p>
          </table:table-cell>
          <table:table-cell office:value-type="float" office:value="93.2304">
            <text:p>93.2304</text:p>
          </table:table-cell>
        </table:table-row>
        <table:table-row table:style-name="ro2">
          <table:table-cell office:value-type="float" office:value="21.913">
            <text:p>21.913</text:p>
          </table:table-cell>
          <table:table-cell office:value-type="float" office:value="95.7575">
            <text:p>95.7575</text:p>
          </table:table-cell>
        </table:table-row>
        <table:table-row table:style-name="ro2">
          <table:table-cell office:value-type="float" office:value="95.5821">
            <text:p>95.5821</text:p>
          </table:table-cell>
          <table:table-cell office:value-type="float" office:value="87.4256">
            <text:p>87.4256</text:p>
          </table:table-cell>
        </table:table-row>
        <table:table-row table:style-name="ro2">
          <table:table-cell office:value-type="float" office:value="93.143">
            <text:p>93.143</text:p>
          </table:table-cell>
          <table:table-cell office:value-type="float" office:value="142.9576">
            <text:p>142.9576</text:p>
          </table:table-cell>
        </table:table-row>
        <table:table-row table:style-name="ro2">
          <table:table-cell office:value-type="float" office:value="94.2666">
            <text:p>94.2666</text:p>
          </table:table-cell>
          <table:table-cell office:value-type="float" office:value="83.8216">
            <text:p>83.8216</text:p>
          </table:table-cell>
        </table:table-row>
        <table:table-row table:style-name="ro2">
          <table:table-cell office:value-type="float" office:value="88.472">
            <text:p>88.472</text:p>
          </table:table-cell>
          <table:table-cell office:value-type="float" office:value="74.7118">
            <text:p>74.7118</text:p>
          </table:table-cell>
        </table:table-row>
        <table:table-row table:style-name="ro2">
          <table:table-cell office:value-type="float" office:value="76.549">
            <text:p>76.549</text:p>
          </table:table-cell>
          <table:table-cell office:value-type="float" office:value="31.6201">
            <text:p>31.6201</text:p>
          </table:table-cell>
        </table:table-row>
        <table:table-row table:style-name="ro2">
          <table:table-cell office:value-type="float" office:value="76.4856">
            <text:p>76.4856</text:p>
          </table:table-cell>
          <table:table-cell office:value-type="float" office:value="99.7126">
            <text:p>99.7126</text:p>
          </table:table-cell>
        </table:table-row>
        <table:table-row table:style-name="ro2">
          <table:table-cell office:value-type="float" office:value="94.8367">
            <text:p>94.8367</text:p>
          </table:table-cell>
          <table:table-cell office:value-type="float" office:value="92.3069">
            <text:p>92.3069</text:p>
          </table:table-cell>
        </table:table-row>
        <table:table-row table:style-name="ro2">
          <table:table-cell office:value-type="float" office:value="78.6251">
            <text:p>78.6251</text:p>
          </table:table-cell>
          <table:table-cell office:value-type="float" office:value="109.2542">
            <text:p>109.2542</text:p>
          </table:table-cell>
        </table:table-row>
        <table:table-row table:style-name="ro2">
          <table:table-cell office:value-type="float" office:value="56.4128">
            <text:p>56.4128</text:p>
          </table:table-cell>
          <table:table-cell office:value-type="float" office:value="63.1395">
            <text:p>63.1395</text:p>
          </table:table-cell>
        </table:table-row>
        <table:table-row table:style-name="ro2">
          <table:table-cell office:value-type="float" office:value="94.0018">
            <text:p>94.0018</text:p>
          </table:table-cell>
          <table:table-cell office:value-type="float" office:value="76.2626">
            <text:p>76.2626</text:p>
          </table:table-cell>
        </table:table-row>
        <table:table-row table:style-name="ro2">
          <table:table-cell office:value-type="float" office:value="103.4522">
            <text:p>103.4522</text:p>
          </table:table-cell>
          <table:table-cell office:value-type="float" office:value="63.0988">
            <text:p>63.0988</text:p>
          </table:table-cell>
        </table:table-row>
        <table:table-row table:style-name="ro2">
          <table:table-cell office:value-type="float" office:value="81.9729">
            <text:p>81.9729</text:p>
          </table:table-cell>
          <table:table-cell office:value-type="float" office:value="88.8258">
            <text:p>88.8258</text:p>
          </table:table-cell>
        </table:table-row>
        <table:table-row table:style-name="ro2">
          <table:table-cell office:value-type="float" office:value="141.81">
            <text:p>141.81</text:p>
          </table:table-cell>
          <table:table-cell office:value-type="float" office:value="75.179">
            <text:p>75.179</text:p>
          </table:table-cell>
        </table:table-row>
        <table:table-row table:style-name="ro2">
          <table:table-cell office:value-type="float" office:value="91.1176">
            <text:p>91.1176</text:p>
          </table:table-cell>
          <table:table-cell office:value-type="float" office:value="88.4227">
            <text:p>88.4227</text:p>
          </table:table-cell>
        </table:table-row>
        <table:table-row table:style-name="ro2">
          <table:table-cell office:value-type="float" office:value="144.3756">
            <text:p>144.3756</text:p>
          </table:table-cell>
          <table:table-cell office:value-type="float" office:value="114.2142">
            <text:p>114.2142</text:p>
          </table:table-cell>
        </table:table-row>
        <table:table-row table:style-name="ro2">
          <table:table-cell office:value-type="float" office:value="70.5389">
            <text:p>70.5389</text:p>
          </table:table-cell>
          <table:table-cell office:value-type="float" office:value="87.7822">
            <text:p>87.7822</text:p>
          </table:table-cell>
        </table:table-row>
        <table:table-row table:style-name="ro2">
          <table:table-cell office:value-type="float" office:value="58.3832">
            <text:p>58.3832</text:p>
          </table:table-cell>
          <table:table-cell office:value-type="float" office:value="96.3449">
            <text:p>96.3449</text:p>
          </table:table-cell>
        </table:table-row>
        <table:table-row table:style-name="ro2">
          <table:table-cell office:value-type="float" office:value="76.3033">
            <text:p>76.3033</text:p>
          </table:table-cell>
          <table:table-cell office:value-type="float" office:value="61.5047">
            <text:p>61.5047</text:p>
          </table:table-cell>
        </table:table-row>
        <table:table-row table:style-name="ro2">
          <table:table-cell office:value-type="float" office:value="75.6857">
            <text:p>75.6857</text:p>
          </table:table-cell>
          <table:table-cell office:value-type="float" office:value="91.1917">
            <text:p>91.1917</text:p>
          </table:table-cell>
        </table:table-row>
        <table:table-row table:style-name="ro2">
          <table:table-cell office:value-type="float" office:value="108.2406">
            <text:p>108.2406</text:p>
          </table:table-cell>
          <table:table-cell office:value-type="float" office:value="16.3152">
            <text:p>16.3152</text:p>
          </table:table-cell>
        </table:table-row>
        <table:table-row table:style-name="ro2">
          <table:table-cell office:value-type="float" office:value="59.0704">
            <text:p>59.0704</text:p>
          </table:table-cell>
          <table:table-cell office:value-type="float" office:value="113.3226">
            <text:p>113.3226</text:p>
          </table:table-cell>
        </table:table-row>
        <table:table-row table:style-name="ro2">
          <table:table-cell office:value-type="float" office:value="146.1262">
            <text:p>146.1262</text:p>
          </table:table-cell>
          <table:table-cell office:value-type="float" office:value="38.4082">
            <text:p>38.4082</text:p>
          </table:table-cell>
        </table:table-row>
        <table:table-row table:style-name="ro2">
          <table:table-cell office:value-type="float" office:value="108.0881">
            <text:p>108.0881</text:p>
          </table:table-cell>
          <table:table-cell office:value-type="float" office:value="114.7101">
            <text:p>114.7101</text:p>
          </table:table-cell>
        </table:table-row>
        <table:table-row table:style-name="ro2">
          <table:table-cell office:value-type="float" office:value="80.1258">
            <text:p>80.1258</text:p>
          </table:table-cell>
          <table:table-cell office:value-type="float" office:value="118.3343">
            <text:p>118.3343</text:p>
          </table:table-cell>
        </table:table-row>
        <table:table-row table:style-name="ro2">
          <table:table-cell office:value-type="float" office:value="93.9572">
            <text:p>93.9572</text:p>
          </table:table-cell>
          <table:table-cell office:value-type="float" office:value="75.4836">
            <text:p>75.4836</text:p>
          </table:table-cell>
        </table:table-row>
        <table:table-row table:style-name="ro2">
          <table:table-cell office:value-type="float" office:value="111.8641">
            <text:p>111.8641</text:p>
          </table:table-cell>
          <table:table-cell office:value-type="float" office:value="72.9203">
            <text:p>72.9203</text:p>
          </table:table-cell>
        </table:table-row>
        <table:table-row table:style-name="ro2">
          <table:table-cell office:value-type="float" office:value="80.729">
            <text:p>80.729</text:p>
          </table:table-cell>
          <table:table-cell office:value-type="float" office:value="126.7605">
            <text:p>126.7605</text:p>
          </table:table-cell>
        </table:table-row>
        <table:table-row table:style-name="ro2">
          <table:table-cell office:value-type="float" office:value="106.725">
            <text:p>106.725</text:p>
          </table:table-cell>
          <table:table-cell office:value-type="float" office:value="75.6808">
            <text:p>75.6808</text:p>
          </table:table-cell>
        </table:table-row>
        <table:table-row table:style-name="ro2">
          <table:table-cell office:value-type="float" office:value="66.3095">
            <text:p>66.3095</text:p>
          </table:table-cell>
          <table:table-cell office:value-type="float" office:value="111.7771">
            <text:p>111.7771</text:p>
          </table:table-cell>
        </table:table-row>
        <table:table-row table:style-name="ro2">
          <table:table-cell office:value-type="float" office:value="68.1771">
            <text:p>68.1771</text:p>
          </table:table-cell>
          <table:table-cell office:value-type="float" office:value="104.8793">
            <text:p>104.8793</text:p>
          </table:table-cell>
        </table:table-row>
        <table:table-row table:style-name="ro2">
          <table:table-cell office:value-type="float" office:value="104.9723">
            <text:p>104.9723</text:p>
          </table:table-cell>
          <table:table-cell office:value-type="float" office:value="100.0352">
            <text:p>100.0352</text:p>
          </table:table-cell>
        </table:table-row>
        <table:table-row table:style-name="ro2">
          <table:table-cell office:value-type="float" office:value="74.4248">
            <text:p>74.4248</text:p>
          </table:table-cell>
          <table:table-cell office:value-type="float" office:value="143.8504">
            <text:p>143.8504</text:p>
          </table:table-cell>
        </table:table-row>
        <table:table-row table:style-name="ro2">
          <table:table-cell office:value-type="float" office:value="70.5028">
            <text:p>70.5028</text:p>
          </table:table-cell>
          <table:table-cell office:value-type="float" office:value="117.32">
            <text:p>117.32</text:p>
          </table:table-cell>
        </table:table-row>
        <table:table-row table:style-name="ro2">
          <table:table-cell office:value-type="float" office:value="131.6505">
            <text:p>131.6505</text:p>
          </table:table-cell>
          <table:table-cell office:value-type="float" office:value="108.0018">
            <text:p>108.0018</text:p>
          </table:table-cell>
        </table:table-row>
        <table:table-row table:style-name="ro2">
          <table:table-cell office:value-type="float" office:value="112.8227">
            <text:p>112.8227</text:p>
          </table:table-cell>
          <table:table-cell office:value-type="float" office:value="81.8494">
            <text:p>81.8494</text:p>
          </table:table-cell>
        </table:table-row>
        <table:table-row table:style-name="ro2">
          <table:table-cell office:value-type="float" office:value="89.8021">
            <text:p>89.8021</text:p>
          </table:table-cell>
          <table:table-cell office:value-type="float" office:value="90.4094">
            <text:p>90.4094</text:p>
          </table:table-cell>
        </table:table-row>
        <table:table-row table:style-name="ro2">
          <table:table-cell office:value-type="float" office:value="131.0823">
            <text:p>131.0823</text:p>
          </table:table-cell>
          <table:table-cell office:value-type="float" office:value="26.7977">
            <text:p>26.7977</text:p>
          </table:table-cell>
        </table:table-row>
        <table:table-row table:style-name="ro2">
          <table:table-cell office:value-type="float" office:value="96.4017">
            <text:p>96.4017</text:p>
          </table:table-cell>
          <table:table-cell office:value-type="float" office:value="79.3653">
            <text:p>79.3653</text:p>
          </table:table-cell>
        </table:table-row>
        <table:table-row table:style-name="ro2">
          <table:table-cell office:value-type="float" office:value="98.6014">
            <text:p>98.6014</text:p>
          </table:table-cell>
          <table:table-cell office:value-type="float" office:value="108.0213">
            <text:p>108.0213</text:p>
          </table:table-cell>
        </table:table-row>
        <table:table-row table:style-name="ro2">
          <table:table-cell office:value-type="float" office:value="116.2624">
            <text:p>116.2624</text:p>
          </table:table-cell>
          <table:table-cell office:value-type="float" office:value="101.9635">
            <text:p>101.9635</text:p>
          </table:table-cell>
        </table:table-row>
        <table:table-row table:style-name="ro2">
          <table:table-cell office:value-type="float" office:value="60.5669">
            <text:p>60.5669</text:p>
          </table:table-cell>
          <table:table-cell office:value-type="float" office:value="107.2745">
            <text:p>107.2745</text:p>
          </table:table-cell>
        </table:table-row>
        <table:table-row table:style-name="ro2">
          <table:table-cell office:value-type="float" office:value="120.812">
            <text:p>120.812</text:p>
          </table:table-cell>
          <table:table-cell office:value-type="float" office:value="86.5251">
            <text:p>86.5251</text:p>
          </table:table-cell>
        </table:table-row>
        <table:table-row table:style-name="ro2">
          <table:table-cell office:value-type="float" office:value="92.8377">
            <text:p>92.8377</text:p>
          </table:table-cell>
          <table:table-cell office:value-type="float" office:value="122.5724">
            <text:p>122.5724</text:p>
          </table:table-cell>
        </table:table-row>
        <table:table-row table:style-name="ro2">
          <table:table-cell office:value-type="float" office:value="109.2915">
            <text:p>109.2915</text:p>
          </table:table-cell>
          <table:table-cell office:value-type="float" office:value="122.772">
            <text:p>122.772</text:p>
          </table:table-cell>
        </table:table-row>
        <table:table-row table:style-name="ro2">
          <table:table-cell office:value-type="float" office:value="59.2231">
            <text:p>59.2231</text:p>
          </table:table-cell>
          <table:table-cell office:value-type="float" office:value="100.3755">
            <text:p>100.3755</text:p>
          </table:table-cell>
        </table:table-row>
        <table:table-row table:style-name="ro2">
          <table:table-cell office:value-type="float" office:value="128.6786">
            <text:p>128.6786</text:p>
          </table:table-cell>
          <table:table-cell office:value-type="float" office:value="88.228">
            <text:p>88.228</text:p>
          </table:table-cell>
        </table:table-row>
        <table:table-row table:style-name="ro2">
          <table:table-cell office:value-type="float" office:value="88.412">
            <text:p>88.412</text:p>
          </table:table-cell>
          <table:table-cell office:value-type="float" office:value="127.7389">
            <text:p>127.7389</text:p>
          </table:table-cell>
        </table:table-row>
        <table:table-row table:style-name="ro2">
          <table:table-cell office:value-type="float" office:value="109.2939">
            <text:p>109.2939</text:p>
          </table:table-cell>
          <table:table-cell office:value-type="float" office:value="125.197">
            <text:p>125.197</text:p>
          </table:table-cell>
        </table:table-row>
        <table:table-row table:style-name="ro2">
          <table:table-cell office:value-type="float" office:value="156.687">
            <text:p>156.687</text:p>
          </table:table-cell>
          <table:table-cell office:value-type="float" office:value="100.9843">
            <text:p>100.9843</text:p>
          </table:table-cell>
        </table:table-row>
        <table:table-row table:style-name="ro2">
          <table:table-cell office:value-type="float" office:value="138.3404">
            <text:p>138.3404</text:p>
          </table:table-cell>
          <table:table-cell office:value-type="float" office:value="86.0791">
            <text:p>86.0791</text:p>
          </table:table-cell>
        </table:table-row>
        <table:table-row table:style-name="ro2">
          <table:table-cell office:value-type="float" office:value="78.5132">
            <text:p>78.5132</text:p>
          </table:table-cell>
          <table:table-cell office:value-type="float" office:value="103.643">
            <text:p>103.643</text:p>
          </table:table-cell>
        </table:table-row>
        <table:table-row table:style-name="ro2">
          <table:table-cell office:value-type="float" office:value="89.1713">
            <text:p>89.1713</text:p>
          </table:table-cell>
          <table:table-cell office:value-type="float" office:value="87.2132">
            <text:p>87.2132</text:p>
          </table:table-cell>
        </table:table-row>
        <table:table-row table:style-name="ro2">
          <table:table-cell office:value-type="float" office:value="89.9021">
            <text:p>89.9021</text:p>
          </table:table-cell>
          <table:table-cell office:value-type="float" office:value="110.2679">
            <text:p>110.2679</text:p>
          </table:table-cell>
        </table:table-row>
        <table:table-row table:style-name="ro2">
          <table:table-cell office:value-type="float" office:value="129.0357">
            <text:p>129.0357</text:p>
          </table:table-cell>
          <table:table-cell office:value-type="float" office:value="89.6592">
            <text:p>89.6592</text:p>
          </table:table-cell>
        </table:table-row>
        <table:table-row table:style-name="ro2">
          <table:table-cell office:value-type="float" office:value="107.5015">
            <text:p>107.5015</text:p>
          </table:table-cell>
          <table:table-cell office:value-type="float" office:value="81.189">
            <text:p>81.189</text:p>
          </table:table-cell>
        </table:table-row>
        <table:table-row table:style-name="ro2">
          <table:table-cell office:value-type="float" office:value="59.1646">
            <text:p>59.1646</text:p>
          </table:table-cell>
          <table:table-cell office:value-type="float" office:value="94.6844">
            <text:p>94.6844</text:p>
          </table:table-cell>
        </table:table-row>
        <table:table-row table:style-name="ro2">
          <table:table-cell office:value-type="float" office:value="102.5998">
            <text:p>102.5998</text:p>
          </table:table-cell>
          <table:table-cell office:value-type="float" office:value="70.8833">
            <text:p>70.8833</text:p>
          </table:table-cell>
        </table:table-row>
        <table:table-row table:style-name="ro2">
          <table:table-cell office:value-type="float" office:value="145.512">
            <text:p>145.512</text:p>
          </table:table-cell>
          <table:table-cell office:value-type="float" office:value="112.2865">
            <text:p>112.2865</text:p>
          </table:table-cell>
        </table:table-row>
        <table:table-row table:style-name="ro2">
          <table:table-cell office:value-type="float" office:value="127.9042">
            <text:p>127.9042</text:p>
          </table:table-cell>
          <table:table-cell office:value-type="float" office:value="108.0116">
            <text:p>108.0116</text:p>
          </table:table-cell>
        </table:table-row>
        <table:table-row table:style-name="ro2">
          <table:table-cell office:value-type="float" office:value="103.1311">
            <text:p>103.1311</text:p>
          </table:table-cell>
          <table:table-cell office:value-type="float" office:value="77.8038">
            <text:p>77.8038</text:p>
          </table:table-cell>
        </table:table-row>
        <table:table-row table:style-name="ro2">
          <table:table-cell office:value-type="float" office:value="52.2953">
            <text:p>52.2953</text:p>
          </table:table-cell>
          <table:table-cell office:value-type="float" office:value="146.694">
            <text:p>146.694</text:p>
          </table:table-cell>
        </table:table-row>
        <table:table-row table:style-name="ro2">
          <table:table-cell office:value-type="float" office:value="118.6025">
            <text:p>118.6025</text:p>
          </table:table-cell>
          <table:table-cell office:value-type="float" office:value="155.3567">
            <text:p>155.3567</text:p>
          </table:table-cell>
        </table:table-row>
        <table:table-row table:style-name="ro2">
          <table:table-cell office:value-type="float" office:value="90.8869">
            <text:p>90.8869</text:p>
          </table:table-cell>
          <table:table-cell office:value-type="float" office:value="113.7752">
            <text:p>113.7752</text:p>
          </table:table-cell>
        </table:table-row>
        <table:table-row table:style-name="ro2">
          <table:table-cell office:value-type="float" office:value="112.438">
            <text:p>112.438</text:p>
          </table:table-cell>
          <table:table-cell office:value-type="float" office:value="158.2378">
            <text:p>158.2378</text:p>
          </table:table-cell>
        </table:table-row>
        <table:table-row table:style-name="ro2">
          <table:table-cell office:value-type="float" office:value="40.1061">
            <text:p>40.1061</text:p>
          </table:table-cell>
          <table:table-cell office:value-type="float" office:value="107.5554">
            <text:p>107.5554</text:p>
          </table:table-cell>
        </table:table-row>
        <table:table-row table:style-name="ro2">
          <table:table-cell office:value-type="float" office:value="100.6712">
            <text:p>100.6712</text:p>
          </table:table-cell>
          <table:table-cell office:value-type="float" office:value="111.6403">
            <text:p>111.6403</text:p>
          </table:table-cell>
        </table:table-row>
        <table:table-row table:style-name="ro2">
          <table:table-cell office:value-type="float" office:value="94.5537">
            <text:p>94.5537</text:p>
          </table:table-cell>
          <table:table-cell office:value-type="float" office:value="66.5528">
            <text:p>66.5528</text:p>
          </table:table-cell>
        </table:table-row>
        <table:table-row table:style-name="ro2">
          <table:table-cell office:value-type="float" office:value="74.7862">
            <text:p>74.7862</text:p>
          </table:table-cell>
          <table:table-cell office:value-type="float" office:value="83.223">
            <text:p>83.223</text:p>
          </table:table-cell>
        </table:table-row>
        <table:table-row table:style-name="ro2">
          <table:table-cell office:value-type="float" office:value="105.9252">
            <text:p>105.9252</text:p>
          </table:table-cell>
          <table:table-cell office:value-type="float" office:value="70.3763">
            <text:p>70.3763</text:p>
          </table:table-cell>
        </table:table-row>
        <table:table-row table:style-name="ro2">
          <table:table-cell office:value-type="float" office:value="66.311">
            <text:p>66.311</text:p>
          </table:table-cell>
          <table:table-cell office:value-type="float" office:value="106.8985">
            <text:p>106.8985</text:p>
          </table:table-cell>
        </table:table-row>
        <table:table-row table:style-name="ro2">
          <table:table-cell office:value-type="float" office:value="81.0602">
            <text:p>81.0602</text:p>
          </table:table-cell>
          <table:table-cell office:value-type="float" office:value="63.381">
            <text:p>63.381</text:p>
          </table:table-cell>
        </table:table-row>
        <table:table-row table:style-name="ro2">
          <table:table-cell office:value-type="float" office:value="115.0749">
            <text:p>115.0749</text:p>
          </table:table-cell>
          <table:table-cell office:value-type="float" office:value="127.3636">
            <text:p>127.3636</text:p>
          </table:table-cell>
        </table:table-row>
        <table:table-row table:style-name="ro2">
          <table:table-cell office:value-type="float" office:value="155.2541">
            <text:p>155.2541</text:p>
          </table:table-cell>
          <table:table-cell office:value-type="float" office:value="114.8076">
            <text:p>114.8076</text:p>
          </table:table-cell>
        </table:table-row>
        <table:table-row table:style-name="ro2">
          <table:table-cell office:value-type="float" office:value="71.4536">
            <text:p>71.4536</text:p>
          </table:table-cell>
          <table:table-cell office:value-type="float" office:value="108.1229">
            <text:p>108.1229</text:p>
          </table:table-cell>
        </table:table-row>
        <table:table-row table:style-name="ro2">
          <table:table-cell office:value-type="float" office:value="157.2404">
            <text:p>157.2404</text:p>
          </table:table-cell>
          <table:table-cell office:value-type="float" office:value="55.17">
            <text:p>55.17</text:p>
          </table:table-cell>
        </table:table-row>
        <table:table-row table:style-name="ro2">
          <table:table-cell office:value-type="float" office:value="111.3385">
            <text:p>111.3385</text:p>
          </table:table-cell>
          <table:table-cell office:value-type="float" office:value="155.9618">
            <text:p>155.9618</text:p>
          </table:table-cell>
        </table:table-row>
        <table:table-row table:style-name="ro2">
          <table:table-cell office:value-type="float" office:value="126.2318">
            <text:p>126.2318</text:p>
          </table:table-cell>
          <table:table-cell office:value-type="float" office:value="100.6193">
            <text:p>100.6193</text:p>
          </table:table-cell>
        </table:table-row>
        <table:table-row table:style-name="ro2">
          <table:table-cell office:value-type="float" office:value="105.1767">
            <text:p>105.1767</text:p>
          </table:table-cell>
          <table:table-cell office:value-type="float" office:value="126.4843">
            <text:p>126.4843</text:p>
          </table:table-cell>
        </table:table-row>
        <table:table-row table:style-name="ro2">
          <table:table-cell office:value-type="float" office:value="127.8357">
            <text:p>127.8357</text:p>
          </table:table-cell>
          <table:table-cell office:value-type="float" office:value="83.3736">
            <text:p>83.3736</text:p>
          </table:table-cell>
        </table:table-row>
        <table:table-row table:style-name="ro2">
          <table:table-cell office:value-type="float" office:value="58.876">
            <text:p>58.876</text:p>
          </table:table-cell>
          <table:table-cell office:value-type="float" office:value="156.6195">
            <text:p>156.6195</text:p>
          </table:table-cell>
        </table:table-row>
        <table:table-row table:style-name="ro2">
          <table:table-cell office:value-type="float" office:value="100.8209">
            <text:p>100.8209</text:p>
          </table:table-cell>
          <table:table-cell office:value-type="float" office:value="122.4055">
            <text:p>122.4055</text:p>
          </table:table-cell>
        </table:table-row>
        <table:table-row table:style-name="ro2">
          <table:table-cell office:value-type="float" office:value="113.4388">
            <text:p>113.4388</text:p>
          </table:table-cell>
          <table:table-cell office:value-type="float" office:value="197.2583">
            <text:p>197.2583</text:p>
          </table:table-cell>
        </table:table-row>
        <table:table-row table:style-name="ro2">
          <table:table-cell office:value-type="float" office:value="98.9837">
            <text:p>98.9837</text:p>
          </table:table-cell>
          <table:table-cell office:value-type="float" office:value="85.6769">
            <text:p>85.6769</text:p>
          </table:table-cell>
        </table:table-row>
        <table:table-row table:style-name="ro2">
          <table:table-cell office:value-type="float" office:value="125.4172">
            <text:p>125.4172</text:p>
          </table:table-cell>
          <table:table-cell office:value-type="float" office:value="128.385">
            <text:p>128.385</text:p>
          </table:table-cell>
        </table:table-row>
        <table:table-row table:style-name="ro2">
          <table:table-cell office:value-type="float" office:value="91.973">
            <text:p>91.973</text:p>
          </table:table-cell>
          <table:table-cell office:value-type="float" office:value="37.1392">
            <text:p>37.1392</text:p>
          </table:table-cell>
        </table:table-row>
        <table:table-row table:style-name="ro2">
          <table:table-cell office:value-type="float" office:value="134.5942">
            <text:p>134.5942</text:p>
          </table:table-cell>
          <table:table-cell office:value-type="float" office:value="155.0002">
            <text:p>155.0002</text:p>
          </table:table-cell>
        </table:table-row>
        <table:table-row table:style-name="ro2">
          <table:table-cell office:value-type="float" office:value="59.2833">
            <text:p>59.2833</text:p>
          </table:table-cell>
          <table:table-cell office:value-type="float" office:value="105.2935">
            <text:p>105.2935</text:p>
          </table:table-cell>
        </table:table-row>
        <table:table-row table:style-name="ro2">
          <table:table-cell office:value-type="float" office:value="95.8559">
            <text:p>95.8559</text:p>
          </table:table-cell>
          <table:table-cell office:value-type="float" office:value="93.1472">
            <text:p>93.1472</text:p>
          </table:table-cell>
        </table:table-row>
        <table:table-row table:style-name="ro2">
          <table:table-cell office:value-type="float" office:value="144.1304">
            <text:p>144.1304</text:p>
          </table:table-cell>
          <table:table-cell office:value-type="float" office:value="128.727">
            <text:p>128.727</text:p>
          </table:table-cell>
        </table:table-row>
        <table:table-row table:style-name="ro2">
          <table:table-cell office:value-type="float" office:value="78.4239">
            <text:p>78.4239</text:p>
          </table:table-cell>
          <table:table-cell office:value-type="float" office:value="81.1513">
            <text:p>81.1513</text:p>
          </table:table-cell>
        </table:table-row>
        <table:table-row table:style-name="ro2">
          <table:table-cell office:value-type="float" office:value="70.7931">
            <text:p>70.7931</text:p>
          </table:table-cell>
          <table:table-cell office:value-type="float" office:value="184.1508">
            <text:p>184.1508</text:p>
          </table:table-cell>
        </table:table-row>
        <table:table-row table:style-name="ro2">
          <table:table-cell office:value-type="float" office:value="102.6318">
            <text:p>102.6318</text:p>
          </table:table-cell>
          <table:table-cell office:value-type="float" office:value="143.9577">
            <text:p>143.9577</text:p>
          </table:table-cell>
        </table:table-row>
        <table:table-row table:style-name="ro2">
          <table:table-cell office:value-type="float" office:value="81.2102">
            <text:p>81.2102</text:p>
          </table:table-cell>
          <table:table-cell office:value-type="float" office:value="85.3655">
            <text:p>85.3655</text:p>
          </table:table-cell>
        </table:table-row>
        <table:table-row table:style-name="ro2">
          <table:table-cell office:value-type="float" office:value="86.9179">
            <text:p>86.9179</text:p>
          </table:table-cell>
          <table:table-cell office:value-type="float" office:value="98.7572">
            <text:p>98.7572</text:p>
          </table:table-cell>
        </table:table-row>
        <table:table-row table:style-name="ro2">
          <table:table-cell office:value-type="float" office:value="76.8395">
            <text:p>76.8395</text:p>
          </table:table-cell>
          <table:table-cell office:value-type="float" office:value="121.1738">
            <text:p>121.1738</text:p>
          </table:table-cell>
        </table:table-row>
        <table:table-row table:style-name="ro2">
          <table:table-cell office:value-type="float" office:value="114.4563">
            <text:p>114.4563</text:p>
          </table:table-cell>
          <table:table-cell office:value-type="float" office:value="25.9987">
            <text:p>25.9987</text:p>
          </table:table-cell>
        </table:table-row>
        <table:table-row table:style-name="ro2">
          <table:table-cell office:value-type="float" office:value="62.414">
            <text:p>62.414</text:p>
          </table:table-cell>
          <table:table-cell office:value-type="float" office:value="132.4544">
            <text:p>132.4544</text:p>
          </table:table-cell>
        </table:table-row>
        <table:table-row table:style-name="ro2">
          <table:table-cell office:value-type="float" office:value="70.0534">
            <text:p>70.0534</text:p>
          </table:table-cell>
          <table:table-cell office:value-type="float" office:value="123.4802">
            <text:p>123.4802</text:p>
          </table:table-cell>
        </table:table-row>
        <table:table-row table:style-name="ro2">
          <table:table-cell office:value-type="float" office:value="134.7478">
            <text:p>134.7478</text:p>
          </table:table-cell>
          <table:table-cell office:value-type="float" office:value="108.7657">
            <text:p>108.7657</text:p>
          </table:table-cell>
        </table:table-row>
        <table:table-row table:style-name="ro2">
          <table:table-cell office:value-type="float" office:value="80.8121">
            <text:p>80.8121</text:p>
          </table:table-cell>
          <table:table-cell office:value-type="float" office:value="132.6254">
            <text:p>132.6254</text:p>
          </table:table-cell>
        </table:table-row>
        <table:table-row table:style-name="ro2">
          <table:table-cell office:value-type="float" office:value="133.1112">
            <text:p>133.1112</text:p>
          </table:table-cell>
          <table:table-cell office:value-type="float" office:value="137.8393">
            <text:p>137.8393</text:p>
          </table:table-cell>
        </table:table-row>
        <table:table-row table:style-name="ro2">
          <table:table-cell office:value-type="float" office:value="69.4267">
            <text:p>69.4267</text:p>
          </table:table-cell>
          <table:table-cell office:value-type="float" office:value="111.2202">
            <text:p>111.2202</text:p>
          </table:table-cell>
        </table:table-row>
        <table:table-row table:style-name="ro2">
          <table:table-cell office:value-type="float" office:value="69.5868">
            <text:p>69.5868</text:p>
          </table:table-cell>
          <table:table-cell office:value-type="float" office:value="114.466">
            <text:p>114.466</text:p>
          </table:table-cell>
        </table:table-row>
        <table:table-row table:style-name="ro2">
          <table:table-cell office:value-type="float" office:value="82.5997">
            <text:p>82.5997</text:p>
          </table:table-cell>
          <table:table-cell office:value-type="float" office:value="104.7253">
            <text:p>104.7253</text:p>
          </table:table-cell>
        </table:table-row>
        <table:table-row table:style-name="ro2">
          <table:table-cell office:value-type="float" office:value="56.6019">
            <text:p>56.6019</text:p>
          </table:table-cell>
          <table:table-cell office:value-type="float" office:value="111.6321">
            <text:p>111.6321</text:p>
          </table:table-cell>
        </table:table-row>
        <table:table-row table:style-name="ro2">
          <table:table-cell office:value-type="float" office:value="89.6479">
            <text:p>89.6479</text:p>
          </table:table-cell>
          <table:table-cell office:value-type="float" office:value="101.8803">
            <text:p>101.8803</text:p>
          </table:table-cell>
        </table:table-row>
        <table:table-row table:style-name="ro2">
          <table:table-cell office:value-type="float" office:value="141.9134">
            <text:p>141.9134</text:p>
          </table:table-cell>
          <table:table-cell office:value-type="float" office:value="102.339">
            <text:p>102.339</text:p>
          </table:table-cell>
        </table:table-row>
        <table:table-row table:style-name="ro2">
          <table:table-cell office:value-type="float" office:value="102.4004">
            <text:p>102.4004</text:p>
          </table:table-cell>
          <table:table-cell office:value-type="float" office:value="108.0899">
            <text:p>108.0899</text:p>
          </table:table-cell>
        </table:table-row>
        <table:table-row table:style-name="ro2">
          <table:table-cell office:value-type="float" office:value="117.3303">
            <text:p>117.3303</text:p>
          </table:table-cell>
          <table:table-cell office:value-type="float" office:value="100.0416">
            <text:p>100.0416</text:p>
          </table:table-cell>
        </table:table-row>
        <table:table-row table:style-name="ro2">
          <table:table-cell office:value-type="float" office:value="97.1412">
            <text:p>97.1412</text:p>
          </table:table-cell>
          <table:table-cell office:value-type="float" office:value="67.7165">
            <text:p>67.7165</text:p>
          </table:table-cell>
        </table:table-row>
        <table:table-row table:style-name="ro2">
          <table:table-cell office:value-type="float" office:value="93.5092">
            <text:p>93.5092</text:p>
          </table:table-cell>
          <table:table-cell office:value-type="float" office:value="79.4136">
            <text:p>79.4136</text:p>
          </table:table-cell>
        </table:table-row>
        <table:table-row table:style-name="ro2">
          <table:table-cell office:value-type="float" office:value="110.9177">
            <text:p>110.9177</text:p>
          </table:table-cell>
          <table:table-cell office:value-type="float" office:value="117.2661">
            <text:p>117.2661</text:p>
          </table:table-cell>
        </table:table-row>
        <table:table-row table:style-name="ro2">
          <table:table-cell office:value-type="float" office:value="111.3268">
            <text:p>111.3268</text:p>
          </table:table-cell>
          <table:table-cell office:value-type="float" office:value="102.5478">
            <text:p>102.5478</text:p>
          </table:table-cell>
        </table:table-row>
        <table:table-row table:style-name="ro2">
          <table:table-cell office:value-type="float" office:value="106.5801">
            <text:p>106.5801</text:p>
          </table:table-cell>
          <table:table-cell office:value-type="float" office:value="55.0922">
            <text:p>55.0922</text:p>
          </table:table-cell>
        </table:table-row>
        <table:table-row table:style-name="ro2">
          <table:table-cell office:value-type="float" office:value="104.1473">
            <text:p>104.1473</text:p>
          </table:table-cell>
          <table:table-cell office:value-type="float" office:value="93.516">
            <text:p>93.516</text:p>
          </table:table-cell>
        </table:table-row>
        <table:table-row table:style-name="ro2">
          <table:table-cell office:value-type="float" office:value="162.863">
            <text:p>162.863</text:p>
          </table:table-cell>
          <table:table-cell office:value-type="float" office:value="95.7207">
            <text:p>95.7207</text:p>
          </table:table-cell>
        </table:table-row>
        <table:table-row table:style-name="ro2">
          <table:table-cell office:value-type="float" office:value="134.4456">
            <text:p>134.4456</text:p>
          </table:table-cell>
          <table:table-cell office:value-type="float" office:value="72.6341">
            <text:p>72.6341</text:p>
          </table:table-cell>
        </table:table-row>
        <table:table-row table:style-name="ro2">
          <table:table-cell office:value-type="float" office:value="123.2294">
            <text:p>123.2294</text:p>
          </table:table-cell>
          <table:table-cell office:value-type="float" office:value="69.5591">
            <text:p>69.5591</text:p>
          </table:table-cell>
        </table:table-row>
        <table:table-row table:style-name="ro2">
          <table:table-cell office:value-type="float" office:value="91.2461">
            <text:p>91.2461</text:p>
          </table:table-cell>
          <table:table-cell office:value-type="float" office:value="86.5192">
            <text:p>86.5192</text:p>
          </table:table-cell>
        </table:table-row>
        <table:table-row table:style-name="ro2">
          <table:table-cell office:value-type="float" office:value="139.6159">
            <text:p>139.6159</text:p>
          </table:table-cell>
          <table:table-cell office:value-type="float" office:value="101.9397">
            <text:p>101.9397</text:p>
          </table:table-cell>
        </table:table-row>
        <table:table-row table:style-name="ro2">
          <table:table-cell office:value-type="float" office:value="88.2484">
            <text:p>88.2484</text:p>
          </table:table-cell>
          <table:table-cell office:value-type="float" office:value="155.1417">
            <text:p>155.1417</text:p>
          </table:table-cell>
        </table:table-row>
        <table:table-row table:style-name="ro2">
          <table:table-cell office:value-type="float" office:value="63.6011">
            <text:p>63.6011</text:p>
          </table:table-cell>
          <table:table-cell office:value-type="float" office:value="127.0462">
            <text:p>127.0462</text:p>
          </table:table-cell>
        </table:table-row>
        <table:table-row table:style-name="ro2">
          <table:table-cell office:value-type="float" office:value="102.5023">
            <text:p>102.5023</text:p>
          </table:table-cell>
          <table:table-cell office:value-type="float" office:value="119.0157">
            <text:p>119.0157</text:p>
          </table:table-cell>
        </table:table-row>
        <table:table-row table:style-name="ro2">
          <table:table-cell office:value-type="float" office:value="107.1463">
            <text:p>107.1463</text:p>
          </table:table-cell>
          <table:table-cell office:value-type="float" office:value="107.8532">
            <text:p>107.8532</text:p>
          </table:table-cell>
        </table:table-row>
        <table:table-row table:style-name="ro2">
          <table:table-cell office:value-type="float" office:value="134.2433">
            <text:p>134.2433</text:p>
          </table:table-cell>
          <table:table-cell office:value-type="float" office:value="96.5652">
            <text:p>96.5652</text:p>
          </table:table-cell>
        </table:table-row>
        <table:table-row table:style-name="ro2">
          <table:table-cell office:value-type="float" office:value="86.9545">
            <text:p>86.9545</text:p>
          </table:table-cell>
          <table:table-cell office:value-type="float" office:value="96.3426">
            <text:p>96.3426</text:p>
          </table:table-cell>
        </table:table-row>
        <table:table-row table:style-name="ro2">
          <table:table-cell office:value-type="float" office:value="107.9918">
            <text:p>107.9918</text:p>
          </table:table-cell>
          <table:table-cell office:value-type="float" office:value="87.0881">
            <text:p>87.0881</text:p>
          </table:table-cell>
        </table:table-row>
        <table:table-row table:style-name="ro2">
          <table:table-cell office:value-type="float" office:value="129.9451">
            <text:p>129.9451</text:p>
          </table:table-cell>
          <table:table-cell office:value-type="float" office:value="98.706">
            <text:p>98.706</text:p>
          </table:table-cell>
        </table:table-row>
        <table:table-row table:style-name="ro2">
          <table:table-cell office:value-type="float" office:value="98.2523">
            <text:p>98.2523</text:p>
          </table:table-cell>
          <table:table-cell office:value-type="float" office:value="123.3157">
            <text:p>123.3157</text:p>
          </table:table-cell>
        </table:table-row>
        <table:table-row table:style-name="ro2">
          <table:table-cell office:value-type="float" office:value="91.3043">
            <text:p>91.3043</text:p>
          </table:table-cell>
          <table:table-cell office:value-type="float" office:value="157.2173">
            <text:p>157.2173</text:p>
          </table:table-cell>
        </table:table-row>
        <table:table-row table:style-name="ro2">
          <table:table-cell office:value-type="float" office:value="124.4895">
            <text:p>124.4895</text:p>
          </table:table-cell>
          <table:table-cell office:value-type="float" office:value="80.8649">
            <text:p>80.8649</text:p>
          </table:table-cell>
        </table:table-row>
        <table:table-row table:style-name="ro2">
          <table:table-cell office:value-type="float" office:value="113.7904">
            <text:p>113.7904</text:p>
          </table:table-cell>
          <table:table-cell office:value-type="float" office:value="131.8967">
            <text:p>131.8967</text:p>
          </table:table-cell>
        </table:table-row>
        <table:table-row table:style-name="ro2">
          <table:table-cell office:value-type="float" office:value="63.6786">
            <text:p>63.6786</text:p>
          </table:table-cell>
          <table:table-cell office:value-type="float" office:value="125.3844">
            <text:p>125.3844</text:p>
          </table:table-cell>
        </table:table-row>
        <table:table-row table:style-name="ro2">
          <table:table-cell office:value-type="float" office:value="107.1731">
            <text:p>107.1731</text:p>
          </table:table-cell>
          <table:table-cell office:value-type="float" office:value="58.6953">
            <text:p>58.6953</text:p>
          </table:table-cell>
        </table:table-row>
        <table:table-row table:style-name="ro2">
          <table:table-cell office:value-type="float" office:value="79.9019">
            <text:p>79.9019</text:p>
          </table:table-cell>
          <table:table-cell office:value-type="float" office:value="121.337">
            <text:p>121.337</text:p>
          </table:table-cell>
        </table:table-row>
        <table:table-row table:style-name="ro2">
          <table:table-cell office:value-type="float" office:value="126.3035">
            <text:p>126.3035</text:p>
          </table:table-cell>
          <table:table-cell office:value-type="float" office:value="101.0817">
            <text:p>101.0817</text:p>
          </table:table-cell>
        </table:table-row>
        <table:table-row table:style-name="ro2">
          <table:table-cell office:value-type="float" office:value="102.1443">
            <text:p>102.1443</text:p>
          </table:table-cell>
          <table:table-cell office:value-type="float" office:value="72.7088">
            <text:p>72.7088</text:p>
          </table:table-cell>
        </table:table-row>
        <table:table-row table:style-name="ro2">
          <table:table-cell office:value-type="float" office:value="114.555">
            <text:p>114.555</text:p>
          </table:table-cell>
          <table:table-cell office:value-type="float" office:value="123.1459">
            <text:p>123.1459</text:p>
          </table:table-cell>
        </table:table-row>
        <table:table-row table:style-name="ro2">
          <table:table-cell office:value-type="float" office:value="143.7504">
            <text:p>143.7504</text:p>
          </table:table-cell>
          <table:table-cell office:value-type="float" office:value="119.3079">
            <text:p>119.3079</text:p>
          </table:table-cell>
        </table:table-row>
        <table:table-row table:style-name="ro2">
          <table:table-cell office:value-type="float" office:value="101.5145">
            <text:p>101.5145</text:p>
          </table:table-cell>
          <table:table-cell office:value-type="float" office:value="105.0638">
            <text:p>105.0638</text:p>
          </table:table-cell>
        </table:table-row>
        <table:table-row table:style-name="ro2">
          <table:table-cell office:value-type="float" office:value="108.4611">
            <text:p>108.4611</text:p>
          </table:table-cell>
          <table:table-cell office:value-type="float" office:value="113.6534">
            <text:p>113.6534</text:p>
          </table:table-cell>
        </table:table-row>
        <table:table-row table:style-name="ro2">
          <table:table-cell office:value-type="float" office:value="166.122">
            <text:p>166.122</text:p>
          </table:table-cell>
          <table:table-cell office:value-type="float" office:value="121.8682">
            <text:p>121.8682</text:p>
          </table:table-cell>
        </table:table-row>
        <table:table-row table:style-name="ro2">
          <table:table-cell office:value-type="float" office:value="115.833">
            <text:p>115.833</text:p>
          </table:table-cell>
          <table:table-cell office:value-type="float" office:value="120.0688">
            <text:p>120.0688</text:p>
          </table:table-cell>
        </table:table-row>
        <table:table-row table:style-name="ro2">
          <table:table-cell office:value-type="float" office:value="140.6438">
            <text:p>140.6438</text:p>
          </table:table-cell>
          <table:table-cell office:value-type="float" office:value="130.0768">
            <text:p>130.0768</text:p>
          </table:table-cell>
        </table:table-row>
        <table:table-row table:style-name="ro2">
          <table:table-cell office:value-type="float" office:value="79.7428">
            <text:p>79.7428</text:p>
          </table:table-cell>
          <table:table-cell office:value-type="float" office:value="78.015">
            <text:p>78.015</text:p>
          </table:table-cell>
        </table:table-row>
        <table:table-row table:style-name="ro2">
          <table:table-cell office:value-type="float" office:value="99.9965">
            <text:p>99.9965</text:p>
          </table:table-cell>
          <table:table-cell office:value-type="float" office:value="93.6877">
            <text:p>93.6877</text:p>
          </table:table-cell>
        </table:table-row>
        <table:table-row table:style-name="ro2">
          <table:table-cell office:value-type="float" office:value="121.603">
            <text:p>121.603</text:p>
          </table:table-cell>
          <table:table-cell office:value-type="float" office:value="64.796">
            <text:p>64.796</text:p>
          </table:table-cell>
        </table:table-row>
        <table:table-row table:style-name="ro2">
          <table:table-cell office:value-type="float" office:value="102.6491">
            <text:p>102.6491</text:p>
          </table:table-cell>
          <table:table-cell office:value-type="float" office:value="117.4706">
            <text:p>117.4706</text:p>
          </table:table-cell>
        </table:table-row>
        <table:table-row table:style-name="ro2">
          <table:table-cell office:value-type="float" office:value="103.474">
            <text:p>103.474</text:p>
          </table:table-cell>
          <table:table-cell office:value-type="float" office:value="113.4152">
            <text:p>113.4152</text:p>
          </table:table-cell>
        </table:table-row>
        <table:table-row table:style-name="ro2">
          <table:table-cell office:value-type="float" office:value="135.5191">
            <text:p>135.5191</text:p>
          </table:table-cell>
          <table:table-cell office:value-type="float" office:value="49.8835">
            <text:p>49.8835</text:p>
          </table:table-cell>
        </table:table-row>
        <table:table-row table:style-name="ro2">
          <table:table-cell office:value-type="float" office:value="123.6401">
            <text:p>123.6401</text:p>
          </table:table-cell>
          <table:table-cell office:value-type="float" office:value="98.3999">
            <text:p>98.3999</text:p>
          </table:table-cell>
        </table:table-row>
        <table:table-row table:style-name="ro2">
          <table:table-cell office:value-type="float" office:value="103.4147">
            <text:p>103.4147</text:p>
          </table:table-cell>
          <table:table-cell office:value-type="float" office:value="94.0734">
            <text:p>94.0734</text:p>
          </table:table-cell>
        </table:table-row>
        <table:table-row table:style-name="ro2">
          <table:table-cell office:value-type="float" office:value="131.5031">
            <text:p>131.5031</text:p>
          </table:table-cell>
          <table:table-cell office:value-type="float" office:value="129.6624">
            <text:p>129.6624</text:p>
          </table:table-cell>
        </table:table-row>
        <table:table-row table:style-name="ro2">
          <table:table-cell office:value-type="float" office:value="118.2719">
            <text:p>118.2719</text:p>
          </table:table-cell>
          <table:table-cell office:value-type="float" office:value="90.1887">
            <text:p>90.1887</text:p>
          </table:table-cell>
        </table:table-row>
        <table:table-row table:style-name="ro2">
          <table:table-cell office:value-type="float" office:value="145.5153">
            <text:p>145.5153</text:p>
          </table:table-cell>
          <table:table-cell office:value-type="float" office:value="70.9653">
            <text:p>70.9653</text:p>
          </table:table-cell>
        </table:table-row>
        <table:table-row table:style-name="ro2">
          <table:table-cell office:value-type="float" office:value="131.076">
            <text:p>131.076</text:p>
          </table:table-cell>
          <table:table-cell office:value-type="float" office:value="102.9984">
            <text:p>102.9984</text:p>
          </table:table-cell>
        </table:table-row>
        <table:table-row table:style-name="ro2">
          <table:table-cell office:value-type="float" office:value="123.102">
            <text:p>123.102</text:p>
          </table:table-cell>
          <table:table-cell office:value-type="float" office:value="74.281">
            <text:p>74.281</text:p>
          </table:table-cell>
        </table:table-row>
        <table:table-row table:style-name="ro2">
          <table:table-cell office:value-type="float" office:value="200.4918">
            <text:p>200.4918</text:p>
          </table:table-cell>
          <table:table-cell office:value-type="float" office:value="75.4995">
            <text:p>75.4995</text:p>
          </table:table-cell>
        </table:table-row>
        <table:table-row table:style-name="ro2">
          <table:table-cell office:value-type="float" office:value="180.4866">
            <text:p>180.4866</text:p>
          </table:table-cell>
          <table:table-cell office:value-type="float" office:value="97.2468">
            <text:p>97.2468</text:p>
          </table:table-cell>
        </table:table-row>
        <table:table-row table:style-name="ro2">
          <table:table-cell office:value-type="float" office:value="111.9821">
            <text:p>111.9821</text:p>
          </table:table-cell>
          <table:table-cell office:value-type="float" office:value="85.8792">
            <text:p>85.8792</text:p>
          </table:table-cell>
        </table:table-row>
        <table:table-row table:style-name="ro2">
          <table:table-cell office:value-type="float" office:value="129.1554">
            <text:p>129.1554</text:p>
          </table:table-cell>
          <table:table-cell office:value-type="float" office:value="25.7691">
            <text:p>25.7691</text:p>
          </table:table-cell>
        </table:table-row>
        <table:table-row table:style-name="ro2">
          <table:table-cell office:value-type="float" office:value="153.0709">
            <text:p>153.0709</text:p>
          </table:table-cell>
          <table:table-cell office:value-type="float" office:value="89.4936">
            <text:p>89.4936</text:p>
          </table:table-cell>
        </table:table-row>
        <table:table-row table:style-name="ro2">
          <table:table-cell office:value-type="float" office:value="109.1821">
            <text:p>109.1821</text:p>
          </table:table-cell>
          <table:table-cell office:value-type="float" office:value="132.8426">
            <text:p>132.8426</text:p>
          </table:table-cell>
        </table:table-row>
        <table:table-row table:style-name="ro2">
          <table:table-cell office:value-type="float" office:value="124.6861">
            <text:p>124.6861</text:p>
          </table:table-cell>
          <table:table-cell office:value-type="float" office:value="79.6727">
            <text:p>79.6727</text:p>
          </table:table-cell>
        </table:table-row>
        <table:table-row table:style-name="ro2">
          <table:table-cell office:value-type="float" office:value="149.631">
            <text:p>149.631</text:p>
          </table:table-cell>
          <table:table-cell office:value-type="float" office:value="71.5185">
            <text:p>71.5185</text:p>
          </table:table-cell>
        </table:table-row>
        <table:table-row table:style-name="ro2">
          <table:table-cell office:value-type="float" office:value="103.1848">
            <text:p>103.1848</text:p>
          </table:table-cell>
          <table:table-cell office:value-type="float" office:value="108.9602">
            <text:p>108.9602</text:p>
          </table:table-cell>
        </table:table-row>
        <table:table-row table:style-name="ro2">
          <table:table-cell office:value-type="float" office:value="95.0444">
            <text:p>95.0444</text:p>
          </table:table-cell>
          <table:table-cell office:value-type="float" office:value="99.3012">
            <text:p>99.3012</text:p>
          </table:table-cell>
        </table:table-row>
        <table:table-row table:style-name="ro2">
          <table:table-cell office:value-type="float" office:value="106.8204">
            <text:p>106.8204</text:p>
          </table:table-cell>
          <table:table-cell office:value-type="float" office:value="94.1875">
            <text:p>94.1875</text:p>
          </table:table-cell>
        </table:table-row>
        <table:table-row table:style-name="ro2">
          <table:table-cell office:value-type="float" office:value="75.9774">
            <text:p>75.9774</text:p>
          </table:table-cell>
          <table:table-cell office:value-type="float" office:value="95.5654">
            <text:p>95.5654</text:p>
          </table:table-cell>
        </table:table-row>
        <table:table-row table:style-name="ro2">
          <table:table-cell office:value-type="float" office:value="131.3047">
            <text:p>131.3047</text:p>
          </table:table-cell>
          <table:table-cell office:value-type="float" office:value="101.9144">
            <text:p>101.9144</text:p>
          </table:table-cell>
        </table:table-row>
        <table:table-row table:style-name="ro2">
          <table:table-cell office:value-type="float" office:value="93.0052">
            <text:p>93.0052</text:p>
          </table:table-cell>
          <table:table-cell office:value-type="float" office:value="82.9911">
            <text:p>82.9911</text:p>
          </table:table-cell>
        </table:table-row>
        <table:table-row table:style-name="ro2">
          <table:table-cell office:value-type="float" office:value="225.2911">
            <text:p>225.2911</text:p>
          </table:table-cell>
          <table:table-cell office:value-type="float" office:value="117.7447">
            <text:p>117.7447</text:p>
          </table:table-cell>
        </table:table-row>
        <table:table-row table:style-name="ro2">
          <table:table-cell office:value-type="float" office:value="89.3943">
            <text:p>89.3943</text:p>
          </table:table-cell>
          <table:table-cell office:value-type="float" office:value="131.2452">
            <text:p>131.2452</text:p>
          </table:table-cell>
        </table:table-row>
        <table:table-row table:style-name="ro2">
          <table:table-cell office:value-type="float" office:value="147.9393">
            <text:p>147.9393</text:p>
          </table:table-cell>
          <table:table-cell office:value-type="float" office:value="102.9479">
            <text:p>102.9479</text:p>
          </table:table-cell>
        </table:table-row>
        <table:table-row table:style-name="ro2">
          <table:table-cell office:value-type="float" office:value="131.0855">
            <text:p>131.0855</text:p>
          </table:table-cell>
          <table:table-cell office:value-type="float" office:value="71.9322">
            <text:p>71.9322</text:p>
          </table:table-cell>
        </table:table-row>
        <table:table-row table:style-name="ro2">
          <table:table-cell office:value-type="float" office:value="85.475">
            <text:p>85.475</text:p>
          </table:table-cell>
          <table:table-cell office:value-type="float" office:value="94.2983">
            <text:p>94.2983</text:p>
          </table:table-cell>
        </table:table-row>
        <table:table-row table:style-name="ro2">
          <table:table-cell office:value-type="float" office:value="93.927">
            <text:p>93.927</text:p>
          </table:table-cell>
          <table:table-cell office:value-type="float" office:value="92.7082">
            <text:p>92.7082</text:p>
          </table:table-cell>
        </table:table-row>
        <table:table-row table:style-name="ro2">
          <table:table-cell office:value-type="float" office:value="118.9084">
            <text:p>118.9084</text:p>
          </table:table-cell>
          <table:table-cell office:value-type="float" office:value="81.523">
            <text:p>81.523</text:p>
          </table:table-cell>
        </table:table-row>
        <table:table-row table:style-name="ro2">
          <table:table-cell office:value-type="float" office:value="107.4673">
            <text:p>107.4673</text:p>
          </table:table-cell>
          <table:table-cell office:value-type="float" office:value="96.657">
            <text:p>96.657</text:p>
          </table:table-cell>
        </table:table-row>
        <table:table-row table:style-name="ro2">
          <table:table-cell office:value-type="float" office:value="108.3787">
            <text:p>108.3787</text:p>
          </table:table-cell>
          <table:table-cell office:value-type="float" office:value="122.6881">
            <text:p>122.6881</text:p>
          </table:table-cell>
        </table:table-row>
        <table:table-row table:style-name="ro2">
          <table:table-cell office:value-type="float" office:value="98.5899">
            <text:p>98.5899</text:p>
          </table:table-cell>
          <table:table-cell office:value-type="float" office:value="105.7525">
            <text:p>105.7525</text:p>
          </table:table-cell>
        </table:table-row>
        <table:table-row table:style-name="ro2">
          <table:table-cell office:value-type="float" office:value="84.816">
            <text:p>84.816</text:p>
          </table:table-cell>
          <table:table-cell office:value-type="float" office:value="91.9127">
            <text:p>91.9127</text:p>
          </table:table-cell>
        </table:table-row>
        <table:table-row table:style-name="ro2">
          <table:table-cell office:value-type="float" office:value="106.6475">
            <text:p>106.6475</text:p>
          </table:table-cell>
          <table:table-cell office:value-type="float" office:value="109.9364">
            <text:p>109.9364</text:p>
          </table:table-cell>
        </table:table-row>
        <table:table-row table:style-name="ro2">
          <table:table-cell office:value-type="float" office:value="99.6361">
            <text:p>99.6361</text:p>
          </table:table-cell>
          <table:table-cell office:value-type="float" office:value="76.3665">
            <text:p>76.3665</text:p>
          </table:table-cell>
        </table:table-row>
        <table:table-row table:style-name="ro2">
          <table:table-cell office:value-type="float" office:value="94.8377">
            <text:p>94.8377</text:p>
          </table:table-cell>
          <table:table-cell office:value-type="float" office:value="112.179">
            <text:p>112.179</text:p>
          </table:table-cell>
        </table:table-row>
        <table:table-row table:style-name="ro2">
          <table:table-cell office:value-type="float" office:value="126.7099">
            <text:p>126.7099</text:p>
          </table:table-cell>
          <table:table-cell office:value-type="float" office:value="152.6876">
            <text:p>152.6876</text:p>
          </table:table-cell>
        </table:table-row>
        <table:table-row table:style-name="ro2">
          <table:table-cell office:value-type="float" office:value="117.4124">
            <text:p>117.4124</text:p>
          </table:table-cell>
          <table:table-cell office:value-type="float" office:value="148.1543">
            <text:p>148.1543</text:p>
          </table:table-cell>
        </table:table-row>
        <table:table-row table:style-name="ro2">
          <table:table-cell office:value-type="float" office:value="110.0733">
            <text:p>110.0733</text:p>
          </table:table-cell>
          <table:table-cell office:value-type="float" office:value="161.6687">
            <text:p>161.6687</text:p>
          </table:table-cell>
        </table:table-row>
        <table:table-row table:style-name="ro2">
          <table:table-cell office:value-type="float" office:value="77.3833">
            <text:p>77.3833</text:p>
          </table:table-cell>
          <table:table-cell office:value-type="float" office:value="130.1404">
            <text:p>130.1404</text:p>
          </table:table-cell>
        </table:table-row>
        <table:table-row table:style-name="ro2">
          <table:table-cell office:value-type="float" office:value="76.096">
            <text:p>76.096</text:p>
          </table:table-cell>
          <table:table-cell office:value-type="float" office:value="115.0676">
            <text:p>115.0676</text:p>
          </table:table-cell>
        </table:table-row>
        <table:table-row table:style-name="ro2">
          <table:table-cell office:value-type="float" office:value="243.8755">
            <text:p>243.8755</text:p>
          </table:table-cell>
          <table:table-cell office:value-type="float" office:value="74.8229">
            <text:p>74.8229</text:p>
          </table:table-cell>
        </table:table-row>
        <table:table-row table:style-name="ro2">
          <table:table-cell office:value-type="float" office:value="150.3682">
            <text:p>150.3682</text:p>
          </table:table-cell>
          <table:table-cell office:value-type="float" office:value="121.2804">
            <text:p>121.2804</text:p>
          </table:table-cell>
        </table:table-row>
        <table:table-row table:style-name="ro2">
          <table:table-cell office:value-type="float" office:value="89.4026">
            <text:p>89.4026</text:p>
          </table:table-cell>
          <table:table-cell office:value-type="float" office:value="111.4152">
            <text:p>111.4152</text:p>
          </table:table-cell>
        </table:table-row>
        <table:table-row table:style-name="ro2">
          <table:table-cell office:value-type="float" office:value="78.4126">
            <text:p>78.4126</text:p>
          </table:table-cell>
          <table:table-cell office:value-type="float" office:value="96.4986">
            <text:p>96.4986</text:p>
          </table:table-cell>
        </table:table-row>
        <table:table-row table:style-name="ro2">
          <table:table-cell office:value-type="float" office:value="88.8986">
            <text:p>88.8986</text:p>
          </table:table-cell>
          <table:table-cell office:value-type="float" office:value="63.0055">
            <text:p>63.0055</text:p>
          </table:table-cell>
        </table:table-row>
        <table:table-row table:style-name="ro2">
          <table:table-cell office:value-type="float" office:value="137.3345">
            <text:p>137.3345</text:p>
          </table:table-cell>
          <table:table-cell office:value-type="float" office:value="127.8612">
            <text:p>127.8612</text:p>
          </table:table-cell>
        </table:table-row>
        <table:table-row table:style-name="ro2">
          <table:table-cell office:value-type="float" office:value="90.9295">
            <text:p>90.9295</text:p>
          </table:table-cell>
          <table:table-cell office:value-type="float" office:value="96.9058">
            <text:p>96.9058</text:p>
          </table:table-cell>
        </table:table-row>
        <table:table-row table:style-name="ro2">
          <table:table-cell office:value-type="float" office:value="102.8386">
            <text:p>102.8386</text:p>
          </table:table-cell>
          <table:table-cell office:value-type="float" office:value="76.8788">
            <text:p>76.8788</text:p>
          </table:table-cell>
        </table:table-row>
        <table:table-row table:style-name="ro2">
          <table:table-cell office:value-type="float" office:value="94.7548">
            <text:p>94.7548</text:p>
          </table:table-cell>
          <table:table-cell office:value-type="float" office:value="97.7084">
            <text:p>97.7084</text:p>
          </table:table-cell>
        </table:table-row>
        <table:table-row table:style-name="ro2">
          <table:table-cell office:value-type="float" office:value="70.2433">
            <text:p>70.2433</text:p>
          </table:table-cell>
          <table:table-cell office:value-type="float" office:value="68.9604">
            <text:p>68.9604</text:p>
          </table:table-cell>
        </table:table-row>
        <table:table-row table:style-name="ro2">
          <table:table-cell office:value-type="float" office:value="123.5655">
            <text:p>123.5655</text:p>
          </table:table-cell>
          <table:table-cell office:value-type="float" office:value="255.1643">
            <text:p>255.1643</text:p>
          </table:table-cell>
        </table:table-row>
        <table:table-row table:style-name="ro2">
          <table:table-cell office:value-type="float" office:value="69.7545">
            <text:p>69.7545</text:p>
          </table:table-cell>
          <table:table-cell office:value-type="float" office:value="123.4839">
            <text:p>123.4839</text:p>
          </table:table-cell>
        </table:table-row>
        <table:table-row table:style-name="ro2">
          <table:table-cell office:value-type="float" office:value="116.7985">
            <text:p>116.7985</text:p>
          </table:table-cell>
          <table:table-cell office:value-type="float" office:value="92.0944">
            <text:p>92.0944</text:p>
          </table:table-cell>
        </table:table-row>
        <table:table-row table:style-name="ro2">
          <table:table-cell office:value-type="float" office:value="112.2785">
            <text:p>112.2785</text:p>
          </table:table-cell>
          <table:table-cell office:value-type="float" office:value="78.6992">
            <text:p>78.6992</text:p>
          </table:table-cell>
        </table:table-row>
        <table:table-row table:style-name="ro2">
          <table:table-cell office:value-type="float" office:value="93.1723">
            <text:p>93.1723</text:p>
          </table:table-cell>
          <table:table-cell office:value-type="float" office:value="110.3988">
            <text:p>110.3988</text:p>
          </table:table-cell>
        </table:table-row>
        <table:table-row table:style-name="ro2">
          <table:table-cell office:value-type="float" office:value="75.2622">
            <text:p>75.2622</text:p>
          </table:table-cell>
          <table:table-cell office:value-type="float" office:value="95.4549">
            <text:p>95.4549</text:p>
          </table:table-cell>
        </table:table-row>
        <table:table-row table:style-name="ro2">
          <table:table-cell office:value-type="float" office:value="104.3004">
            <text:p>104.3004</text:p>
          </table:table-cell>
          <table:table-cell office:value-type="float" office:value="107.6086">
            <text:p>107.6086</text:p>
          </table:table-cell>
        </table:table-row>
        <table:table-row table:style-name="ro2">
          <table:table-cell office:value-type="float" office:value="122.9502">
            <text:p>122.9502</text:p>
          </table:table-cell>
          <table:table-cell office:value-type="float" office:value="118.983">
            <text:p>118.983</text:p>
          </table:table-cell>
        </table:table-row>
        <table:table-row table:style-name="ro2">
          <table:table-cell office:value-type="float" office:value="90.3873">
            <text:p>90.3873</text:p>
          </table:table-cell>
          <table:table-cell office:value-type="float" office:value="108.8091">
            <text:p>108.8091</text:p>
          </table:table-cell>
        </table:table-row>
        <table:table-row table:style-name="ro2">
          <table:table-cell office:value-type="float" office:value="64.9274">
            <text:p>64.9274</text:p>
          </table:table-cell>
          <table:table-cell office:value-type="float" office:value="170.7244">
            <text:p>170.7244</text:p>
          </table:table-cell>
        </table:table-row>
        <table:table-row table:style-name="ro2">
          <table:table-cell office:value-type="float" office:value="100.9388">
            <text:p>100.9388</text:p>
          </table:table-cell>
          <table:table-cell office:value-type="float" office:value="139.7995">
            <text:p>139.7995</text:p>
          </table:table-cell>
        </table:table-row>
        <table:table-row table:style-name="ro2">
          <table:table-cell office:value-type="float" office:value="91.5724">
            <text:p>91.5724</text:p>
          </table:table-cell>
          <table:table-cell office:value-type="float" office:value="96.4609">
            <text:p>96.4609</text:p>
          </table:table-cell>
        </table:table-row>
        <table:table-row table:style-name="ro2">
          <table:table-cell office:value-type="float" office:value="78.5869">
            <text:p>78.5869</text:p>
          </table:table-cell>
          <table:table-cell office:value-type="float" office:value="135.9764">
            <text:p>135.9764</text:p>
          </table:table-cell>
        </table:table-row>
        <table:table-row table:style-name="ro2">
          <table:table-cell office:value-type="float" office:value="88.4538">
            <text:p>88.4538</text:p>
          </table:table-cell>
          <table:table-cell office:value-type="float" office:value="68.6536">
            <text:p>68.6536</text:p>
          </table:table-cell>
        </table:table-row>
        <table:table-row table:style-name="ro2">
          <table:table-cell office:value-type="float" office:value="95.2104">
            <text:p>95.2104</text:p>
          </table:table-cell>
          <table:table-cell office:value-type="float" office:value="90.9766">
            <text:p>90.9766</text:p>
          </table:table-cell>
        </table:table-row>
        <table:table-row table:style-name="ro2">
          <table:table-cell office:value-type="float" office:value="97.49">
            <text:p>97.49</text:p>
          </table:table-cell>
          <table:table-cell office:value-type="float" office:value="77.4673">
            <text:p>77.4673</text:p>
          </table:table-cell>
        </table:table-row>
        <table:table-row table:style-name="ro2">
          <table:table-cell office:value-type="float" office:value="68.449">
            <text:p>68.449</text:p>
          </table:table-cell>
          <table:table-cell office:value-type="float" office:value="75.0406">
            <text:p>75.0406</text:p>
          </table:table-cell>
        </table:table-row>
        <table:table-row table:style-name="ro2">
          <table:table-cell office:value-type="float" office:value="89.7134">
            <text:p>89.7134</text:p>
          </table:table-cell>
          <table:table-cell office:value-type="float" office:value="65.7804">
            <text:p>65.7804</text:p>
          </table:table-cell>
        </table:table-row>
        <table:table-row table:style-name="ro2">
          <table:table-cell office:value-type="float" office:value="106.764">
            <text:p>106.764</text:p>
          </table:table-cell>
          <table:table-cell office:value-type="float" office:value="127.3255">
            <text:p>127.3255</text:p>
          </table:table-cell>
        </table:table-row>
        <table:table-row table:style-name="ro2">
          <table:table-cell office:value-type="float" office:value="124.564">
            <text:p>124.564</text:p>
          </table:table-cell>
          <table:table-cell office:value-type="float" office:value="54.8031">
            <text:p>54.8031</text:p>
          </table:table-cell>
        </table:table-row>
        <table:table-row table:style-name="ro2">
          <table:table-cell office:value-type="float" office:value="108.051">
            <text:p>108.051</text:p>
          </table:table-cell>
          <table:table-cell office:value-type="float" office:value="114.9828">
            <text:p>114.9828</text:p>
          </table:table-cell>
        </table:table-row>
        <table:table-row table:style-name="ro2">
          <table:table-cell office:value-type="float" office:value="127.6163">
            <text:p>127.6163</text:p>
          </table:table-cell>
          <table:table-cell office:value-type="float" office:value="94.8007">
            <text:p>94.8007</text:p>
          </table:table-cell>
        </table:table-row>
        <table:table-row table:style-name="ro2">
          <table:table-cell office:value-type="float" office:value="99.3086">
            <text:p>99.3086</text:p>
          </table:table-cell>
          <table:table-cell office:value-type="float" office:value="93.9779">
            <text:p>93.9779</text:p>
          </table:table-cell>
        </table:table-row>
        <table:table-row table:style-name="ro2">
          <table:table-cell office:value-type="float" office:value="129.5366">
            <text:p>129.5366</text:p>
          </table:table-cell>
          <table:table-cell office:value-type="float" office:value="94.7092">
            <text:p>94.7092</text:p>
          </table:table-cell>
        </table:table-row>
        <table:table-row table:style-name="ro2">
          <table:table-cell office:value-type="float" office:value="95.1931">
            <text:p>95.1931</text:p>
          </table:table-cell>
          <table:table-cell office:value-type="float" office:value="90.8593">
            <text:p>90.8593</text:p>
          </table:table-cell>
        </table:table-row>
        <table:table-row table:style-name="ro2">
          <table:table-cell office:value-type="float" office:value="64.0068">
            <text:p>64.0068</text:p>
          </table:table-cell>
          <table:table-cell office:value-type="float" office:value="96.8892">
            <text:p>96.8892</text:p>
          </table:table-cell>
        </table:table-row>
        <table:table-row table:style-name="ro2">
          <table:table-cell office:value-type="float" office:value="71.1295">
            <text:p>71.1295</text:p>
          </table:table-cell>
          <table:table-cell office:value-type="float" office:value="81.1132">
            <text:p>81.1132</text:p>
          </table:table-cell>
        </table:table-row>
        <table:table-row table:style-name="ro2">
          <table:table-cell office:value-type="float" office:value="66.8075">
            <text:p>66.8075</text:p>
          </table:table-cell>
          <table:table-cell office:value-type="float" office:value="73.2155">
            <text:p>73.2155</text:p>
          </table:table-cell>
        </table:table-row>
        <table:table-row table:style-name="ro2">
          <table:table-cell office:value-type="float" office:value="90.6062">
            <text:p>90.6062</text:p>
          </table:table-cell>
          <table:table-cell office:value-type="float" office:value="132.3158">
            <text:p>132.3158</text:p>
          </table:table-cell>
        </table:table-row>
        <table:table-row table:style-name="ro2">
          <table:table-cell office:value-type="float" office:value="81.4119">
            <text:p>81.4119</text:p>
          </table:table-cell>
          <table:table-cell office:value-type="float" office:value="88.4588">
            <text:p>88.4588</text:p>
          </table:table-cell>
        </table:table-row>
        <table:table-row table:style-name="ro2">
          <table:table-cell office:value-type="float" office:value="92.0595">
            <text:p>92.0595</text:p>
          </table:table-cell>
          <table:table-cell office:value-type="float" office:value="65.6653">
            <text:p>65.6653</text:p>
          </table:table-cell>
        </table:table-row>
        <table:table-row table:style-name="ro2">
          <table:table-cell office:value-type="float" office:value="170.1449">
            <text:p>170.1449</text:p>
          </table:table-cell>
          <table:table-cell office:value-type="float" office:value="111.6143">
            <text:p>111.6143</text:p>
          </table:table-cell>
        </table:table-row>
        <table:table-row table:style-name="ro2">
          <table:table-cell office:value-type="float" office:value="71.9445">
            <text:p>71.9445</text:p>
          </table:table-cell>
          <table:table-cell office:value-type="float" office:value="104.5">
            <text:p>104.5</text:p>
          </table:table-cell>
        </table:table-row>
        <table:table-row table:style-name="ro2">
          <table:table-cell office:value-type="float" office:value="89.9016">
            <text:p>89.9016</text:p>
          </table:table-cell>
          <table:table-cell office:value-type="float" office:value="78.677">
            <text:p>78.677</text:p>
          </table:table-cell>
        </table:table-row>
        <table:table-row table:style-name="ro2">
          <table:table-cell office:value-type="float" office:value="73.1847">
            <text:p>73.1847</text:p>
          </table:table-cell>
          <table:table-cell office:value-type="float" office:value="87.3701">
            <text:p>87.3701</text:p>
          </table:table-cell>
        </table:table-row>
        <table:table-row table:style-name="ro2">
          <table:table-cell office:value-type="float" office:value="184.6704">
            <text:p>184.6704</text:p>
          </table:table-cell>
          <table:table-cell office:value-type="float" office:value="112.0637">
            <text:p>112.0637</text:p>
          </table:table-cell>
        </table:table-row>
        <table:table-row table:style-name="ro2">
          <table:table-cell office:value-type="float" office:value="102.5986">
            <text:p>102.5986</text:p>
          </table:table-cell>
          <table:table-cell office:value-type="float" office:value="110.7679">
            <text:p>110.7679</text:p>
          </table:table-cell>
        </table:table-row>
        <table:table-row table:style-name="ro2">
          <table:table-cell office:value-type="float" office:value="79.0171">
            <text:p>79.0171</text:p>
          </table:table-cell>
          <table:table-cell office:value-type="float" office:value="61.6672">
            <text:p>61.6672</text:p>
          </table:table-cell>
        </table:table-row>
        <table:table-row table:style-name="ro2">
          <table:table-cell office:value-type="float" office:value="116.564">
            <text:p>116.564</text:p>
          </table:table-cell>
          <table:table-cell office:value-type="float" office:value="70.0359">
            <text:p>70.0359</text:p>
          </table:table-cell>
        </table:table-row>
        <table:table-row table:style-name="ro2">
          <table:table-cell office:value-type="float" office:value="146.3041">
            <text:p>146.3041</text:p>
          </table:table-cell>
          <table:table-cell office:value-type="float" office:value="63.7132">
            <text:p>63.7132</text:p>
          </table:table-cell>
        </table:table-row>
        <table:table-row table:style-name="ro2">
          <table:table-cell office:value-type="float" office:value="120.6113">
            <text:p>120.6113</text:p>
          </table:table-cell>
          <table:table-cell office:value-type="float" office:value="111.0045">
            <text:p>111.0045</text:p>
          </table:table-cell>
        </table:table-row>
        <table:table-row table:style-name="ro2">
          <table:table-cell office:value-type="float" office:value="84.9075">
            <text:p>84.9075</text:p>
          </table:table-cell>
          <table:table-cell office:value-type="float" office:value="131.8638">
            <text:p>131.8638</text:p>
          </table:table-cell>
        </table:table-row>
        <table:table-row table:style-name="ro2">
          <table:table-cell office:value-type="float" office:value="88.8559">
            <text:p>88.8559</text:p>
          </table:table-cell>
          <table:table-cell office:value-type="float" office:value="27.8268">
            <text:p>27.8268</text:p>
          </table:table-cell>
        </table:table-row>
        <table:table-row table:style-name="ro2">
          <table:table-cell office:value-type="float" office:value="116.3379">
            <text:p>116.3379</text:p>
          </table:table-cell>
          <table:table-cell office:value-type="float" office:value="131.9324">
            <text:p>131.9324</text:p>
          </table:table-cell>
        </table:table-row>
        <table:table-row table:style-name="ro2">
          <table:table-cell office:value-type="float" office:value="68.9601">
            <text:p>68.9601</text:p>
          </table:table-cell>
          <table:table-cell office:value-type="float" office:value="107.0015">
            <text:p>107.0015</text:p>
          </table:table-cell>
        </table:table-row>
        <table:table-row table:style-name="ro2">
          <table:table-cell office:value-type="float" office:value="60.011">
            <text:p>60.011</text:p>
          </table:table-cell>
          <table:table-cell office:value-type="float" office:value="166.7869">
            <text:p>166.7869</text:p>
          </table:table-cell>
        </table:table-row>
        <table:table-row table:style-name="ro2">
          <table:table-cell office:value-type="float" office:value="98.4507">
            <text:p>98.4507</text:p>
          </table:table-cell>
          <table:table-cell office:value-type="float" office:value="63.6278">
            <text:p>63.6278</text:p>
          </table:table-cell>
        </table:table-row>
        <table:table-row table:style-name="ro2">
          <table:table-cell office:value-type="float" office:value="112.2272">
            <text:p>112.2272</text:p>
          </table:table-cell>
          <table:table-cell office:value-type="float" office:value="82.4028">
            <text:p>82.4028</text:p>
          </table:table-cell>
        </table:table-row>
        <table:table-row table:style-name="ro2">
          <table:table-cell office:value-type="float" office:value="137.1092">
            <text:p>137.1092</text:p>
          </table:table-cell>
          <table:table-cell office:value-type="float" office:value="97.1021">
            <text:p>97.1021</text:p>
          </table:table-cell>
        </table:table-row>
        <table:table-row table:style-name="ro2">
          <table:table-cell office:value-type="float" office:value="96.7904">
            <text:p>96.7904</text:p>
          </table:table-cell>
          <table:table-cell office:value-type="float" office:value="113.5056">
            <text:p>113.5056</text:p>
          </table:table-cell>
        </table:table-row>
        <table:table-row table:style-name="ro2">
          <table:table-cell office:value-type="float" office:value="82.6955">
            <text:p>82.6955</text:p>
          </table:table-cell>
          <table:table-cell office:value-type="float" office:value="91.4983">
            <text:p>91.4983</text:p>
          </table:table-cell>
        </table:table-row>
        <table:table-row table:style-name="ro2">
          <table:table-cell office:value-type="float" office:value="55.8891">
            <text:p>55.8891</text:p>
          </table:table-cell>
          <table:table-cell office:value-type="float" office:value="78.5082">
            <text:p>78.5082</text:p>
          </table:table-cell>
        </table:table-row>
        <table:table-row table:style-name="ro2">
          <table:table-cell office:value-type="float" office:value="71.3233">
            <text:p>71.3233</text:p>
          </table:table-cell>
          <table:table-cell office:value-type="float" office:value="117.3512">
            <text:p>117.3512</text:p>
          </table:table-cell>
        </table:table-row>
        <table:table-row table:style-name="ro2">
          <table:table-cell office:value-type="float" office:value="150.813">
            <text:p>150.813</text:p>
          </table:table-cell>
          <table:table-cell office:value-type="float" office:value="113.8259">
            <text:p>113.8259</text:p>
          </table:table-cell>
        </table:table-row>
        <table:table-row table:style-name="ro2">
          <table:table-cell office:value-type="float" office:value="80.3685">
            <text:p>80.3685</text:p>
          </table:table-cell>
          <table:table-cell office:value-type="float" office:value="129.1962">
            <text:p>129.1962</text:p>
          </table:table-cell>
        </table:table-row>
        <table:table-row table:style-name="ro2">
          <table:table-cell office:value-type="float" office:value="82.5055">
            <text:p>82.5055</text:p>
          </table:table-cell>
          <table:table-cell office:value-type="float" office:value="90.493">
            <text:p>90.493</text:p>
          </table:table-cell>
        </table:table-row>
        <table:table-row table:style-name="ro2">
          <table:table-cell office:value-type="float" office:value="94.4444">
            <text:p>94.4444</text:p>
          </table:table-cell>
          <table:table-cell office:value-type="float" office:value="111.0646">
            <text:p>111.0646</text:p>
          </table:table-cell>
        </table:table-row>
        <table:table-row table:style-name="ro2">
          <table:table-cell office:value-type="float" office:value="63.7685">
            <text:p>63.7685</text:p>
          </table:table-cell>
          <table:table-cell office:value-type="float" office:value="127.938">
            <text:p>127.938</text:p>
          </table:table-cell>
        </table:table-row>
        <table:table-row table:style-name="ro2">
          <table:table-cell office:value-type="float" office:value="71.6682">
            <text:p>71.6682</text:p>
          </table:table-cell>
          <table:table-cell office:value-type="float" office:value="106.9113">
            <text:p>106.9113</text:p>
          </table:table-cell>
        </table:table-row>
        <table:table-row table:style-name="ro2">
          <table:table-cell office:value-type="float" office:value="113.613">
            <text:p>113.613</text:p>
          </table:table-cell>
          <table:table-cell office:value-type="float" office:value="31.8421">
            <text:p>31.8421</text:p>
          </table:table-cell>
        </table:table-row>
        <table:table-row table:style-name="ro2">
          <table:table-cell office:value-type="float" office:value="117.3509">
            <text:p>117.3509</text:p>
          </table:table-cell>
          <table:table-cell office:value-type="float" office:value="57.8161">
            <text:p>57.8161</text:p>
          </table:table-cell>
        </table:table-row>
        <table:table-row table:style-name="ro2">
          <table:table-cell office:value-type="float" office:value="57.1704">
            <text:p>57.1704</text:p>
          </table:table-cell>
          <table:table-cell office:value-type="float" office:value="89.9614">
            <text:p>89.9614</text:p>
          </table:table-cell>
        </table:table-row>
        <table:table-row table:style-name="ro2">
          <table:table-cell office:value-type="float" office:value="106.3529">
            <text:p>106.3529</text:p>
          </table:table-cell>
          <table:table-cell office:value-type="float" office:value="96.8414">
            <text:p>96.8414</text:p>
          </table:table-cell>
        </table:table-row>
        <table:table-row table:style-name="ro2">
          <table:table-cell office:value-type="float" office:value="77.6519">
            <text:p>77.6519</text:p>
          </table:table-cell>
          <table:table-cell office:value-type="float" office:value="86.8442">
            <text:p>86.8442</text:p>
          </table:table-cell>
        </table:table-row>
        <table:table-row table:style-name="ro2">
          <table:table-cell office:value-type="float" office:value="79.7489">
            <text:p>79.7489</text:p>
          </table:table-cell>
          <table:table-cell office:value-type="float" office:value="91.1662">
            <text:p>91.1662</text:p>
          </table:table-cell>
        </table:table-row>
        <table:table-row table:style-name="ro2">
          <table:table-cell office:value-type="float" office:value="106.9964">
            <text:p>106.9964</text:p>
          </table:table-cell>
          <table:table-cell office:value-type="float" office:value="92.4861">
            <text:p>92.4861</text:p>
          </table:table-cell>
        </table:table-row>
        <table:table-row table:style-name="ro2">
          <table:table-cell office:value-type="float" office:value="143.6334">
            <text:p>143.6334</text:p>
          </table:table-cell>
          <table:table-cell office:value-type="float" office:value="88.3769">
            <text:p>88.3769</text:p>
          </table:table-cell>
        </table:table-row>
        <table:table-row table:style-name="ro2">
          <table:table-cell office:value-type="float" office:value="73.584">
            <text:p>73.584</text:p>
          </table:table-cell>
          <table:table-cell office:value-type="float" office:value="88.0073">
            <text:p>88.0073</text:p>
          </table:table-cell>
        </table:table-row>
        <table:table-row table:style-name="ro2">
          <table:table-cell office:value-type="float" office:value="69.0705">
            <text:p>69.0705</text:p>
          </table:table-cell>
          <table:table-cell office:value-type="float" office:value="84.2621">
            <text:p>84.2621</text:p>
          </table:table-cell>
        </table:table-row>
        <table:table-row table:style-name="ro2">
          <table:table-cell office:value-type="float" office:value="96.1244">
            <text:p>96.1244</text:p>
          </table:table-cell>
          <table:table-cell office:value-type="float" office:value="142.1178">
            <text:p>142.1178</text:p>
          </table:table-cell>
        </table:table-row>
        <table:table-row table:style-name="ro2">
          <table:table-cell office:value-type="float" office:value="79.8089">
            <text:p>79.8089</text:p>
          </table:table-cell>
          <table:table-cell office:value-type="float" office:value="107.8861">
            <text:p>107.8861</text:p>
          </table:table-cell>
        </table:table-row>
        <table:table-row table:style-name="ro2">
          <table:table-cell office:value-type="float" office:value="82.7377">
            <text:p>82.7377</text:p>
          </table:table-cell>
          <table:table-cell office:value-type="float" office:value="67.6934">
            <text:p>67.6934</text:p>
          </table:table-cell>
        </table:table-row>
        <table:table-row table:style-name="ro2">
          <table:table-cell office:value-type="float" office:value="79.4599">
            <text:p>79.4599</text:p>
          </table:table-cell>
          <table:table-cell office:value-type="float" office:value="75.9232">
            <text:p>75.9232</text:p>
          </table:table-cell>
        </table:table-row>
        <table:table-row table:style-name="ro2">
          <table:table-cell office:value-type="float" office:value="92.951">
            <text:p>92.951</text:p>
          </table:table-cell>
          <table:table-cell office:value-type="float" office:value="121.7623">
            <text:p>121.7623</text:p>
          </table:table-cell>
        </table:table-row>
        <table:table-row table:style-name="ro2">
          <table:table-cell office:value-type="float" office:value="59.612">
            <text:p>59.612</text:p>
          </table:table-cell>
          <table:table-cell office:value-type="float" office:value="22.9784">
            <text:p>22.9784</text:p>
          </table:table-cell>
        </table:table-row>
        <table:table-row table:style-name="ro2">
          <table:table-cell office:value-type="float" office:value="93.5464">
            <text:p>93.5464</text:p>
          </table:table-cell>
          <table:table-cell office:value-type="float" office:value="87.4572">
            <text:p>87.4572</text:p>
          </table:table-cell>
        </table:table-row>
        <table:table-row table:style-name="ro2">
          <table:table-cell office:value-type="float" office:value="87.3212">
            <text:p>87.3212</text:p>
          </table:table-cell>
          <table:table-cell office:value-type="float" office:value="112.5123">
            <text:p>112.5123</text:p>
          </table:table-cell>
        </table:table-row>
        <table:table-row table:style-name="ro2">
          <table:table-cell office:value-type="float" office:value="65.9544">
            <text:p>65.9544</text:p>
          </table:table-cell>
          <table:table-cell office:value-type="float" office:value="85.779">
            <text:p>85.779</text:p>
          </table:table-cell>
        </table:table-row>
        <table:table-row table:style-name="ro2">
          <table:table-cell office:value-type="float" office:value="105.5777">
            <text:p>105.5777</text:p>
          </table:table-cell>
          <table:table-cell office:value-type="float" office:value="101.512">
            <text:p>101.512</text:p>
          </table:table-cell>
        </table:table-row>
        <table:table-row table:style-name="ro2">
          <table:table-cell office:value-type="float" office:value="63.6492">
            <text:p>63.6492</text:p>
          </table:table-cell>
          <table:table-cell office:value-type="float" office:value="48.6523">
            <text:p>48.6523</text:p>
          </table:table-cell>
        </table:table-row>
        <table:table-row table:style-name="ro2">
          <table:table-cell office:value-type="float" office:value="300.9032">
            <text:p>300.9032</text:p>
          </table:table-cell>
          <table:table-cell office:value-type="float" office:value="118.6806">
            <text:p>118.6806</text:p>
          </table:table-cell>
        </table:table-row>
        <table:table-row table:style-name="ro2">
          <table:table-cell office:value-type="float" office:value="77.8636">
            <text:p>77.8636</text:p>
          </table:table-cell>
          <table:table-cell office:value-type="float" office:value="95.4614">
            <text:p>95.4614</text:p>
          </table:table-cell>
        </table:table-row>
        <table:table-row table:style-name="ro2">
          <table:table-cell office:value-type="float" office:value="116.6572">
            <text:p>116.6572</text:p>
          </table:table-cell>
          <table:table-cell office:value-type="float" office:value="102.8091">
            <text:p>102.8091</text:p>
          </table:table-cell>
        </table:table-row>
        <table:table-row table:style-name="ro2">
          <table:table-cell office:value-type="float" office:value="98.4874">
            <text:p>98.4874</text:p>
          </table:table-cell>
          <table:table-cell office:value-type="float" office:value="97.9011">
            <text:p>97.9011</text:p>
          </table:table-cell>
        </table:table-row>
        <table:table-row table:style-name="ro2">
          <table:table-cell office:value-type="float" office:value="119.8618">
            <text:p>119.8618</text:p>
          </table:table-cell>
          <table:table-cell office:value-type="float" office:value="87.6796">
            <text:p>87.6796</text:p>
          </table:table-cell>
        </table:table-row>
        <table:table-row table:style-name="ro2">
          <table:table-cell office:value-type="float" office:value="99.4633">
            <text:p>99.4633</text:p>
          </table:table-cell>
          <table:table-cell office:value-type="float" office:value="83.8606">
            <text:p>83.8606</text:p>
          </table:table-cell>
        </table:table-row>
        <table:table-row table:style-name="ro2">
          <table:table-cell office:value-type="float" office:value="109.759">
            <text:p>109.759</text:p>
          </table:table-cell>
          <table:table-cell office:value-type="float" office:value="94.9753">
            <text:p>94.9753</text:p>
          </table:table-cell>
        </table:table-row>
        <table:table-row table:style-name="ro2">
          <table:table-cell office:value-type="float" office:value="71.012">
            <text:p>71.012</text:p>
          </table:table-cell>
          <table:table-cell office:value-type="float" office:value="114.6264">
            <text:p>114.6264</text:p>
          </table:table-cell>
        </table:table-row>
        <table:table-row table:style-name="ro2">
          <table:table-cell office:value-type="float" office:value="134.0628">
            <text:p>134.0628</text:p>
          </table:table-cell>
          <table:table-cell office:value-type="float" office:value="77.3918">
            <text:p>77.3918</text:p>
          </table:table-cell>
        </table:table-row>
        <table:table-row table:style-name="ro2">
          <table:table-cell office:value-type="float" office:value="71.8878">
            <text:p>71.8878</text:p>
          </table:table-cell>
          <table:table-cell office:value-type="float" office:value="81.2853">
            <text:p>81.2853</text:p>
          </table:table-cell>
        </table:table-row>
        <table:table-row table:style-name="ro2">
          <table:table-cell office:value-type="float" office:value="97.002">
            <text:p>97.002</text:p>
          </table:table-cell>
          <table:table-cell office:value-type="float" office:value="135.4962">
            <text:p>135.4962</text:p>
          </table:table-cell>
        </table:table-row>
        <table:table-row table:style-name="ro2">
          <table:table-cell office:value-type="float" office:value="84.915">
            <text:p>84.915</text:p>
          </table:table-cell>
          <table:table-cell office:value-type="float" office:value="88.3049">
            <text:p>88.3049</text:p>
          </table:table-cell>
        </table:table-row>
        <table:table-row table:style-name="ro2">
          <table:table-cell office:value-type="float" office:value="71.5565">
            <text:p>71.5565</text:p>
          </table:table-cell>
          <table:table-cell office:value-type="float" office:value="109.5551">
            <text:p>109.5551</text:p>
          </table:table-cell>
        </table:table-row>
        <table:table-row table:style-name="ro2">
          <table:table-cell office:value-type="float" office:value="74.0982">
            <text:p>74.0982</text:p>
          </table:table-cell>
          <table:table-cell office:value-type="float" office:value="87.7959">
            <text:p>87.7959</text:p>
          </table:table-cell>
        </table:table-row>
        <table:table-row table:style-name="ro2">
          <table:table-cell office:value-type="float" office:value="94.4293">
            <text:p>94.4293</text:p>
          </table:table-cell>
          <table:table-cell office:value-type="float" office:value="79.1074">
            <text:p>79.1074</text:p>
          </table:table-cell>
        </table:table-row>
        <table:table-row table:style-name="ro2">
          <table:table-cell office:value-type="float" office:value="104.3063">
            <text:p>104.3063</text:p>
          </table:table-cell>
          <table:table-cell office:value-type="float" office:value="106.2511">
            <text:p>106.2511</text:p>
          </table:table-cell>
        </table:table-row>
        <table:table-row table:style-name="ro2">
          <table:table-cell office:value-type="float" office:value="130.9109">
            <text:p>130.9109</text:p>
          </table:table-cell>
          <table:table-cell office:value-type="float" office:value="77.108">
            <text:p>77.108</text:p>
          </table:table-cell>
        </table:table-row>
        <table:table-row table:style-name="ro2">
          <table:table-cell office:value-type="float" office:value="115.3011">
            <text:p>115.3011</text:p>
          </table:table-cell>
          <table:table-cell office:value-type="float" office:value="100.3955">
            <text:p>100.3955</text:p>
          </table:table-cell>
        </table:table-row>
        <table:table-row table:style-name="ro2">
          <table:table-cell office:value-type="float" office:value="118.7848">
            <text:p>118.7848</text:p>
          </table:table-cell>
          <table:table-cell office:value-type="float" office:value="82.6607">
            <text:p>82.6607</text:p>
          </table:table-cell>
        </table:table-row>
        <table:table-row table:style-name="ro2">
          <table:table-cell office:value-type="float" office:value="76.1136">
            <text:p>76.1136</text:p>
          </table:table-cell>
          <table:table-cell office:value-type="float" office:value="100.6018">
            <text:p>100.6018</text:p>
          </table:table-cell>
        </table:table-row>
        <table:table-row table:style-name="ro2">
          <table:table-cell office:value-type="float" office:value="75.798">
            <text:p>75.798</text:p>
          </table:table-cell>
          <table:table-cell office:value-type="float" office:value="119.0139">
            <text:p>119.0139</text:p>
          </table:table-cell>
        </table:table-row>
        <table:table-row table:style-name="ro2">
          <table:table-cell office:value-type="float" office:value="108.5143">
            <text:p>108.5143</text:p>
          </table:table-cell>
          <table:table-cell office:value-type="float" office:value="39.8666">
            <text:p>39.8666</text:p>
          </table:table-cell>
        </table:table-row>
        <table:table-row table:style-name="ro2">
          <table:table-cell office:value-type="float" office:value="90.7448">
            <text:p>90.7448</text:p>
          </table:table-cell>
          <table:table-cell office:value-type="float" office:value="84.1296">
            <text:p>84.1296</text:p>
          </table:table-cell>
        </table:table-row>
        <table:table-row table:style-name="ro2">
          <table:table-cell office:value-type="float" office:value="52.6366">
            <text:p>52.6366</text:p>
          </table:table-cell>
          <table:table-cell office:value-type="float" office:value="94.39">
            <text:p>94.39</text:p>
          </table:table-cell>
        </table:table-row>
        <table:table-row table:style-name="ro2">
          <table:table-cell office:value-type="float" office:value="132.1403">
            <text:p>132.1403</text:p>
          </table:table-cell>
          <table:table-cell office:value-type="float" office:value="77.5586">
            <text:p>77.5586</text:p>
          </table:table-cell>
        </table:table-row>
        <table:table-row table:style-name="ro2">
          <table:table-cell office:value-type="float" office:value="65.9857">
            <text:p>65.9857</text:p>
          </table:table-cell>
          <table:table-cell office:value-type="float" office:value="68.6165">
            <text:p>68.6165</text:p>
          </table:table-cell>
        </table:table-row>
        <table:table-row table:style-name="ro2">
          <table:table-cell office:value-type="float" office:value="81.2206">
            <text:p>81.2206</text:p>
          </table:table-cell>
          <table:table-cell office:value-type="float" office:value="77.7649">
            <text:p>77.7649</text:p>
          </table:table-cell>
        </table:table-row>
        <table:table-row table:style-name="ro2">
          <table:table-cell office:value-type="float" office:value="126.2682">
            <text:p>126.2682</text:p>
          </table:table-cell>
          <table:table-cell office:value-type="float" office:value="81.0905">
            <text:p>81.0905</text:p>
          </table:table-cell>
        </table:table-row>
        <table:table-row table:style-name="ro2">
          <table:table-cell office:value-type="float" office:value="77.9031">
            <text:p>77.9031</text:p>
          </table:table-cell>
          <table:table-cell office:value-type="float" office:value="98.1929">
            <text:p>98.1929</text:p>
          </table:table-cell>
        </table:table-row>
        <table:table-row table:style-name="ro2">
          <table:table-cell office:value-type="float" office:value="125.114">
            <text:p>125.114</text:p>
          </table:table-cell>
          <table:table-cell office:value-type="float" office:value="102.159">
            <text:p>102.159</text:p>
          </table:table-cell>
        </table:table-row>
        <table:table-row table:style-name="ro2">
          <table:table-cell office:value-type="float" office:value="50.1394">
            <text:p>50.1394</text:p>
          </table:table-cell>
          <table:table-cell office:value-type="float" office:value="80.6766">
            <text:p>80.6766</text:p>
          </table:table-cell>
        </table:table-row>
        <table:table-row table:style-name="ro2">
          <table:table-cell office:value-type="float" office:value="99.8534">
            <text:p>99.8534</text:p>
          </table:table-cell>
          <table:table-cell office:value-type="float" office:value="63.2269">
            <text:p>63.2269</text:p>
          </table:table-cell>
        </table:table-row>
        <table:table-row table:style-name="ro2">
          <table:table-cell office:value-type="float" office:value="87.0875">
            <text:p>87.0875</text:p>
          </table:table-cell>
          <table:table-cell office:value-type="float" office:value="100.8628">
            <text:p>100.8628</text:p>
          </table:table-cell>
        </table:table-row>
        <table:table-row table:style-name="ro2">
          <table:table-cell office:value-type="float" office:value="111.3572">
            <text:p>111.3572</text:p>
          </table:table-cell>
          <table:table-cell office:value-type="float" office:value="76.6694">
            <text:p>76.6694</text:p>
          </table:table-cell>
        </table:table-row>
        <table:table-row table:style-name="ro2">
          <table:table-cell office:value-type="float" office:value="100.7994">
            <text:p>100.7994</text:p>
          </table:table-cell>
          <table:table-cell office:value-type="float" office:value="60.158">
            <text:p>60.158</text:p>
          </table:table-cell>
        </table:table-row>
        <table:table-row table:style-name="ro2">
          <table:table-cell office:value-type="float" office:value="72.9561">
            <text:p>72.9561</text:p>
          </table:table-cell>
          <table:table-cell office:value-type="float" office:value="79.1289">
            <text:p>79.1289</text:p>
          </table:table-cell>
        </table:table-row>
        <table:table-row table:style-name="ro2">
          <table:table-cell office:value-type="float" office:value="82.644">
            <text:p>82.644</text:p>
          </table:table-cell>
          <table:table-cell office:value-type="float" office:value="88.2672">
            <text:p>88.2672</text:p>
          </table:table-cell>
        </table:table-row>
        <table:table-row table:style-name="ro2">
          <table:table-cell office:value-type="float" office:value="80.2997">
            <text:p>80.2997</text:p>
          </table:table-cell>
          <table:table-cell office:value-type="float" office:value="81.9188">
            <text:p>81.9188</text:p>
          </table:table-cell>
        </table:table-row>
        <table:table-row table:style-name="ro2">
          <table:table-cell office:value-type="float" office:value="117.5139">
            <text:p>117.5139</text:p>
          </table:table-cell>
          <table:table-cell office:value-type="float" office:value="83.1182">
            <text:p>83.1182</text:p>
          </table:table-cell>
        </table:table-row>
        <table:table-row table:style-name="ro2">
          <table:table-cell office:value-type="float" office:value="83.402">
            <text:p>83.402</text:p>
          </table:table-cell>
          <table:table-cell office:value-type="float" office:value="64.7056">
            <text:p>64.7056</text:p>
          </table:table-cell>
        </table:table-row>
        <table:table-row table:style-name="ro2">
          <table:table-cell office:value-type="float" office:value="88.0965">
            <text:p>88.0965</text:p>
          </table:table-cell>
          <table:table-cell office:value-type="float" office:value="84.7376">
            <text:p>84.7376</text:p>
          </table:table-cell>
        </table:table-row>
        <table:table-row table:style-name="ro2">
          <table:table-cell office:value-type="float" office:value="58.3114">
            <text:p>58.3114</text:p>
          </table:table-cell>
          <table:table-cell office:value-type="float" office:value="131.1104">
            <text:p>131.1104</text:p>
          </table:table-cell>
        </table:table-row>
        <table:table-row table:style-name="ro2">
          <table:table-cell office:value-type="float" office:value="113.6081">
            <text:p>113.6081</text:p>
          </table:table-cell>
          <table:table-cell office:value-type="float" office:value="70.5864">
            <text:p>70.5864</text:p>
          </table:table-cell>
        </table:table-row>
        <table:table-row table:style-name="ro2">
          <table:table-cell office:value-type="float" office:value="71.4975">
            <text:p>71.4975</text:p>
          </table:table-cell>
          <table:table-cell office:value-type="float" office:value="28.9998">
            <text:p>28.9998</text:p>
          </table:table-cell>
        </table:table-row>
        <table:table-row table:style-name="ro2">
          <table:table-cell office:value-type="float" office:value="77.9337">
            <text:p>77.9337</text:p>
          </table:table-cell>
          <table:table-cell office:value-type="float" office:value="98.3114">
            <text:p>98.3114</text:p>
          </table:table-cell>
        </table:table-row>
        <table:table-row table:style-name="ro2">
          <table:table-cell office:value-type="float" office:value="42.7464">
            <text:p>42.7464</text:p>
          </table:table-cell>
          <table:table-cell office:value-type="float" office:value="77.3364">
            <text:p>77.3364</text:p>
          </table:table-cell>
        </table:table-row>
        <table:table-row table:style-name="ro2">
          <table:table-cell office:value-type="float" office:value="78.1428">
            <text:p>78.1428</text:p>
          </table:table-cell>
          <table:table-cell office:value-type="float" office:value="108.4814">
            <text:p>108.4814</text:p>
          </table:table-cell>
        </table:table-row>
        <table:table-row table:style-name="ro2">
          <table:table-cell office:value-type="float" office:value="85.6924">
            <text:p>85.6924</text:p>
          </table:table-cell>
          <table:table-cell office:value-type="float" office:value="59.8538">
            <text:p>59.8538</text:p>
          </table:table-cell>
        </table:table-row>
        <table:table-row table:style-name="ro2">
          <table:table-cell office:value-type="float" office:value="116.8853">
            <text:p>116.8853</text:p>
          </table:table-cell>
          <table:table-cell office:value-type="float" office:value="108.9704">
            <text:p>108.9704</text:p>
          </table:table-cell>
        </table:table-row>
        <table:table-row table:style-name="ro2">
          <table:table-cell office:value-type="float" office:value="55.4533">
            <text:p>55.4533</text:p>
          </table:table-cell>
          <table:table-cell office:value-type="float" office:value="76.3604">
            <text:p>76.3604</text:p>
          </table:table-cell>
        </table:table-row>
        <table:table-row table:style-name="ro2">
          <table:table-cell office:value-type="float" office:value="43.4694">
            <text:p>43.4694</text:p>
          </table:table-cell>
          <table:table-cell office:value-type="float" office:value="121.1903">
            <text:p>121.1903</text:p>
          </table:table-cell>
        </table:table-row>
        <table:table-row table:style-name="ro2">
          <table:table-cell office:value-type="float" office:value="71.9454">
            <text:p>71.9454</text:p>
          </table:table-cell>
          <table:table-cell office:value-type="float" office:value="84.9597">
            <text:p>84.9597</text:p>
          </table:table-cell>
        </table:table-row>
        <table:table-row table:style-name="ro2">
          <table:table-cell office:value-type="float" office:value="80.0413">
            <text:p>80.0413</text:p>
          </table:table-cell>
          <table:table-cell office:value-type="float" office:value="62.414">
            <text:p>62.414</text:p>
          </table:table-cell>
        </table:table-row>
        <table:table-row table:style-name="ro2">
          <table:table-cell office:value-type="float" office:value="122.617">
            <text:p>122.617</text:p>
          </table:table-cell>
          <table:table-cell office:value-type="float" office:value="115.0943">
            <text:p>115.0943</text:p>
          </table:table-cell>
        </table:table-row>
        <table:table-row table:style-name="ro2">
          <table:table-cell office:value-type="float" office:value="136.6536">
            <text:p>136.6536</text:p>
          </table:table-cell>
          <table:table-cell office:value-type="float" office:value="100.3457">
            <text:p>100.3457</text:p>
          </table:table-cell>
        </table:table-row>
        <table:table-row table:style-name="ro2">
          <table:table-cell office:value-type="float" office:value="90.0416">
            <text:p>90.0416</text:p>
          </table:table-cell>
          <table:table-cell office:value-type="float" office:value="69.2801">
            <text:p>69.2801</text:p>
          </table:table-cell>
        </table:table-row>
        <table:table-row table:style-name="ro2">
          <table:table-cell office:value-type="float" office:value="61.453">
            <text:p>61.453</text:p>
          </table:table-cell>
          <table:table-cell office:value-type="float" office:value="125.6323">
            <text:p>125.6323</text:p>
          </table:table-cell>
        </table:table-row>
        <table:table-row table:style-name="ro2">
          <table:table-cell office:value-type="float" office:value="69.089">
            <text:p>69.089</text:p>
          </table:table-cell>
          <table:table-cell office:value-type="float" office:value="61.5937">
            <text:p>61.5937</text:p>
          </table:table-cell>
        </table:table-row>
        <table:table-row table:style-name="ro2">
          <table:table-cell office:value-type="float" office:value="70.657">
            <text:p>70.657</text:p>
          </table:table-cell>
          <table:table-cell office:value-type="float" office:value="88.0793">
            <text:p>88.0793</text:p>
          </table:table-cell>
        </table:table-row>
        <table:table-row table:style-name="ro2">
          <table:table-cell office:value-type="float" office:value="76.2341">
            <text:p>76.2341</text:p>
          </table:table-cell>
          <table:table-cell office:value-type="float" office:value="70.1545">
            <text:p>70.1545</text:p>
          </table:table-cell>
        </table:table-row>
        <table:table-row table:style-name="ro2">
          <table:table-cell office:value-type="float" office:value="69.6537">
            <text:p>69.6537</text:p>
          </table:table-cell>
          <table:table-cell office:value-type="float" office:value="124.4746">
            <text:p>124.4746</text:p>
          </table:table-cell>
        </table:table-row>
        <table:table-row table:style-name="ro2">
          <table:table-cell office:value-type="float" office:value="76.7764">
            <text:p>76.7764</text:p>
          </table:table-cell>
          <table:table-cell office:value-type="float" office:value="83.2418">
            <text:p>83.2418</text:p>
          </table:table-cell>
        </table:table-row>
        <table:table-row table:style-name="ro2">
          <table:table-cell office:value-type="float" office:value="76.1369">
            <text:p>76.1369</text:p>
          </table:table-cell>
          <table:table-cell office:value-type="float" office:value="85.6584">
            <text:p>85.6584</text:p>
          </table:table-cell>
        </table:table-row>
        <table:table-row table:style-name="ro2">
          <table:table-cell office:value-type="float" office:value="92.7434">
            <text:p>92.7434</text:p>
          </table:table-cell>
          <table:table-cell office:value-type="float" office:value="70.9755">
            <text:p>70.9755</text:p>
          </table:table-cell>
        </table:table-row>
        <table:table-row table:style-name="ro2">
          <table:table-cell office:value-type="float" office:value="89.987">
            <text:p>89.987</text:p>
          </table:table-cell>
          <table:table-cell office:value-type="float" office:value="82.6848">
            <text:p>82.6848</text:p>
          </table:table-cell>
        </table:table-row>
        <table:table-row table:style-name="ro2">
          <table:table-cell office:value-type="float" office:value="94.1984">
            <text:p>94.1984</text:p>
          </table:table-cell>
          <table:table-cell office:value-type="float" office:value="120.9613">
            <text:p>120.9613</text:p>
          </table:table-cell>
        </table:table-row>
        <table:table-row table:style-name="ro2">
          <table:table-cell office:value-type="float" office:value="156.392">
            <text:p>156.392</text:p>
          </table:table-cell>
          <table:table-cell office:value-type="float" office:value="147.0446">
            <text:p>147.0446</text:p>
          </table:table-cell>
        </table:table-row>
        <table:table-row table:style-name="ro2">
          <table:table-cell office:value-type="float" office:value="140.6203">
            <text:p>140.6203</text:p>
          </table:table-cell>
          <table:table-cell office:value-type="float" office:value="110.4009">
            <text:p>110.4009</text:p>
          </table:table-cell>
        </table:table-row>
        <table:table-row table:style-name="ro2">
          <table:table-cell office:value-type="float" office:value="66.9183">
            <text:p>66.9183</text:p>
          </table:table-cell>
          <table:table-cell office:value-type="float" office:value="86.9333">
            <text:p>86.9333</text:p>
          </table:table-cell>
        </table:table-row>
        <table:table-row table:style-name="ro2">
          <table:table-cell office:value-type="float" office:value="131.7945">
            <text:p>131.7945</text:p>
          </table:table-cell>
          <table:table-cell office:value-type="float" office:value="114.9101">
            <text:p>114.9101</text:p>
          </table:table-cell>
        </table:table-row>
        <table:table-row table:style-name="ro2">
          <table:table-cell office:value-type="float" office:value="91.7798">
            <text:p>91.7798</text:p>
          </table:table-cell>
          <table:table-cell office:value-type="float" office:value="134.8172">
            <text:p>134.8172</text:p>
          </table:table-cell>
        </table:table-row>
        <table:table-row table:style-name="ro2">
          <table:table-cell office:value-type="float" office:value="168.1378">
            <text:p>168.1378</text:p>
          </table:table-cell>
          <table:table-cell office:value-type="float" office:value="80.1717">
            <text:p>80.1717</text:p>
          </table:table-cell>
        </table:table-row>
        <table:table-row table:style-name="ro2">
          <table:table-cell office:value-type="float" office:value="90.2831">
            <text:p>90.2831</text:p>
          </table:table-cell>
          <table:table-cell office:value-type="float" office:value="92.4975">
            <text:p>92.4975</text:p>
          </table:table-cell>
        </table:table-row>
        <table:table-row table:style-name="ro2">
          <table:table-cell office:value-type="float" office:value="98.1306">
            <text:p>98.1306</text:p>
          </table:table-cell>
          <table:table-cell office:value-type="float" office:value="82.6876">
            <text:p>82.6876</text:p>
          </table:table-cell>
        </table:table-row>
        <table:table-row table:style-name="ro2">
          <table:table-cell office:value-type="float" office:value="77.8992">
            <text:p>77.8992</text:p>
          </table:table-cell>
          <table:table-cell office:value-type="float" office:value="80.6096">
            <text:p>80.6096</text:p>
          </table:table-cell>
        </table:table-row>
        <table:table-row table:style-name="ro2">
          <table:table-cell office:value-type="float" office:value="82.9196">
            <text:p>82.9196</text:p>
          </table:table-cell>
          <table:table-cell office:value-type="float" office:value="105.0939">
            <text:p>105.0939</text:p>
          </table:table-cell>
        </table:table-row>
        <table:table-row table:style-name="ro2">
          <table:table-cell office:value-type="float" office:value="98.9141">
            <text:p>98.9141</text:p>
          </table:table-cell>
          <table:table-cell office:value-type="float" office:value="99.7785">
            <text:p>99.7785</text:p>
          </table:table-cell>
        </table:table-row>
        <table:table-row table:style-name="ro2">
          <table:table-cell office:value-type="float" office:value="76.2743">
            <text:p>76.2743</text:p>
          </table:table-cell>
          <table:table-cell office:value-type="float" office:value="86.5633">
            <text:p>86.5633</text:p>
          </table:table-cell>
        </table:table-row>
        <table:table-row table:style-name="ro2">
          <table:table-cell office:value-type="float" office:value="79.8154">
            <text:p>79.8154</text:p>
          </table:table-cell>
          <table:table-cell office:value-type="float" office:value="61.9028">
            <text:p>61.9028</text:p>
          </table:table-cell>
        </table:table-row>
        <table:table-row table:style-name="ro2">
          <table:table-cell office:value-type="float" office:value="105.3555">
            <text:p>105.3555</text:p>
          </table:table-cell>
          <table:table-cell office:value-type="float" office:value="116.2822">
            <text:p>116.2822</text:p>
          </table:table-cell>
        </table:table-row>
        <table:table-row table:style-name="ro2">
          <table:table-cell office:value-type="float" office:value="73.05">
            <text:p>73.05</text:p>
          </table:table-cell>
          <table:table-cell office:value-type="float" office:value="101.5585">
            <text:p>101.5585</text:p>
          </table:table-cell>
        </table:table-row>
        <table:table-row table:style-name="ro2">
          <table:table-cell office:value-type="float" office:value="76.5623">
            <text:p>76.5623</text:p>
          </table:table-cell>
          <table:table-cell office:value-type="float" office:value="169.7048">
            <text:p>169.7048</text:p>
          </table:table-cell>
        </table:table-row>
        <table:table-row table:style-name="ro2">
          <table:table-cell office:value-type="float" office:value="127.1705">
            <text:p>127.1705</text:p>
          </table:table-cell>
          <table:table-cell office:value-type="float" office:value="125.0615">
            <text:p>125.0615</text:p>
          </table:table-cell>
        </table:table-row>
        <table:table-row table:style-name="ro2">
          <table:table-cell office:value-type="float" office:value="122.7784">
            <text:p>122.7784</text:p>
          </table:table-cell>
          <table:table-cell office:value-type="float" office:value="112.3617">
            <text:p>112.3617</text:p>
          </table:table-cell>
        </table:table-row>
        <table:table-row table:style-name="ro2">
          <table:table-cell office:value-type="float" office:value="94.6311">
            <text:p>94.6311</text:p>
          </table:table-cell>
          <table:table-cell office:value-type="float" office:value="110.1153">
            <text:p>110.1153</text:p>
          </table:table-cell>
        </table:table-row>
        <table:table-row table:style-name="ro2">
          <table:table-cell office:value-type="float" office:value="109.8642">
            <text:p>109.8642</text:p>
          </table:table-cell>
          <table:table-cell office:value-type="float" office:value="135.1284">
            <text:p>135.1284</text:p>
          </table:table-cell>
        </table:table-row>
        <table:table-row table:style-name="ro2">
          <table:table-cell office:value-type="float" office:value="81.9827">
            <text:p>81.9827</text:p>
          </table:table-cell>
          <table:table-cell office:value-type="float" office:value="102.9705">
            <text:p>102.9705</text:p>
          </table:table-cell>
        </table:table-row>
        <table:table-row table:style-name="ro2">
          <table:table-cell office:value-type="float" office:value="74.1723">
            <text:p>74.1723</text:p>
          </table:table-cell>
          <table:table-cell office:value-type="float" office:value="135.7514">
            <text:p>135.7514</text:p>
          </table:table-cell>
        </table:table-row>
        <table:table-row table:style-name="ro2">
          <table:table-cell office:value-type="float" office:value="102.0595">
            <text:p>102.0595</text:p>
          </table:table-cell>
          <table:table-cell office:value-type="float" office:value="73.0365">
            <text:p>73.0365</text:p>
          </table:table-cell>
        </table:table-row>
        <table:table-row table:style-name="ro2">
          <table:table-cell office:value-type="float" office:value="66.3826">
            <text:p>66.3826</text:p>
          </table:table-cell>
          <table:table-cell office:value-type="float" office:value="103.0413">
            <text:p>103.0413</text:p>
          </table:table-cell>
        </table:table-row>
        <table:table-row table:style-name="ro2">
          <table:table-cell office:value-type="float" office:value="97.3408">
            <text:p>97.3408</text:p>
          </table:table-cell>
          <table:table-cell office:value-type="float" office:value="96.2816">
            <text:p>96.2816</text:p>
          </table:table-cell>
        </table:table-row>
        <table:table-row table:style-name="ro2">
          <table:table-cell office:value-type="float" office:value="103.0896">
            <text:p>103.0896</text:p>
          </table:table-cell>
          <table:table-cell office:value-type="float" office:value="123.5941">
            <text:p>123.5941</text:p>
          </table:table-cell>
        </table:table-row>
        <table:table-row table:style-name="ro2">
          <table:table-cell office:value-type="float" office:value="118.3112">
            <text:p>118.3112</text:p>
          </table:table-cell>
          <table:table-cell office:value-type="float" office:value="130.1717">
            <text:p>130.1717</text:p>
          </table:table-cell>
        </table:table-row>
        <table:table-row table:style-name="ro2">
          <table:table-cell office:value-type="float" office:value="86.752">
            <text:p>86.752</text:p>
          </table:table-cell>
          <table:table-cell office:value-type="float" office:value="129.9922">
            <text:p>129.9922</text:p>
          </table:table-cell>
        </table:table-row>
        <table:table-row table:style-name="ro2">
          <table:table-cell office:value-type="float" office:value="84.0511">
            <text:p>84.0511</text:p>
          </table:table-cell>
          <table:table-cell office:value-type="float" office:value="151.4205">
            <text:p>151.4205</text:p>
          </table:table-cell>
        </table:table-row>
        <table:table-row table:style-name="ro2">
          <table:table-cell office:value-type="float" office:value="87.3012">
            <text:p>87.3012</text:p>
          </table:table-cell>
          <table:table-cell office:value-type="float" office:value="97.3445">
            <text:p>97.3445</text:p>
          </table:table-cell>
        </table:table-row>
        <table:table-row table:style-name="ro2">
          <table:table-cell office:value-type="float" office:value="77.8356">
            <text:p>77.8356</text:p>
          </table:table-cell>
          <table:table-cell office:value-type="float" office:value="149.5634">
            <text:p>149.5634</text:p>
          </table:table-cell>
        </table:table-row>
        <table:table-row table:style-name="ro2">
          <table:table-cell office:value-type="float" office:value="56.4968">
            <text:p>56.4968</text:p>
          </table:table-cell>
          <table:table-cell office:value-type="float" office:value="114.2754">
            <text:p>114.2754</text:p>
          </table:table-cell>
        </table:table-row>
        <table:table-row table:style-name="ro2">
          <table:table-cell office:value-type="float" office:value="105.4455">
            <text:p>105.4455</text:p>
          </table:table-cell>
          <table:table-cell office:value-type="float" office:value="127.1622">
            <text:p>127.1622</text:p>
          </table:table-cell>
        </table:table-row>
        <table:table-row table:style-name="ro2">
          <table:table-cell office:value-type="float" office:value="106.2322">
            <text:p>106.2322</text:p>
          </table:table-cell>
          <table:table-cell office:value-type="float" office:value="107.3592">
            <text:p>107.3592</text:p>
          </table:table-cell>
        </table:table-row>
        <table:table-row table:style-name="ro2">
          <table:table-cell office:value-type="float" office:value="106.3987">
            <text:p>106.3987</text:p>
          </table:table-cell>
          <table:table-cell office:value-type="float" office:value="97.2903">
            <text:p>97.2903</text:p>
          </table:table-cell>
        </table:table-row>
        <table:table-row table:style-name="ro2">
          <table:table-cell office:value-type="float" office:value="87.0493">
            <text:p>87.0493</text:p>
          </table:table-cell>
          <table:table-cell office:value-type="float" office:value="106.7736">
            <text:p>106.7736</text:p>
          </table:table-cell>
        </table:table-row>
        <table:table-row table:style-name="ro2">
          <table:table-cell office:value-type="float" office:value="50.3617">
            <text:p>50.3617</text:p>
          </table:table-cell>
          <table:table-cell office:value-type="float" office:value="110.7057">
            <text:p>110.7057</text:p>
          </table:table-cell>
        </table:table-row>
        <table:table-row table:style-name="ro2">
          <table:table-cell office:value-type="float" office:value="80.4514">
            <text:p>80.4514</text:p>
          </table:table-cell>
          <table:table-cell office:value-type="float" office:value="90.4343">
            <text:p>90.4343</text:p>
          </table:table-cell>
        </table:table-row>
        <table:table-row table:style-name="ro2">
          <table:table-cell office:value-type="float" office:value="60.9824">
            <text:p>60.9824</text:p>
          </table:table-cell>
          <table:table-cell office:value-type="float" office:value="129.5412">
            <text:p>129.5412</text:p>
          </table:table-cell>
        </table:table-row>
        <table:table-row table:style-name="ro2">
          <table:table-cell office:value-type="float" office:value="86.6467">
            <text:p>86.6467</text:p>
          </table:table-cell>
          <table:table-cell office:value-type="float" office:value="108.9973">
            <text:p>108.9973</text:p>
          </table:table-cell>
        </table:table-row>
        <table:table-row table:style-name="ro2">
          <table:table-cell office:value-type="float" office:value="81.5672">
            <text:p>81.5672</text:p>
          </table:table-cell>
          <table:table-cell office:value-type="float" office:value="69.0798">
            <text:p>69.0798</text:p>
          </table:table-cell>
        </table:table-row>
        <table:table-row table:style-name="ro2">
          <table:table-cell office:value-type="float" office:value="78.4377">
            <text:p>78.4377</text:p>
          </table:table-cell>
          <table:table-cell office:value-type="float" office:value="92.9239">
            <text:p>92.9239</text:p>
          </table:table-cell>
        </table:table-row>
        <table:table-row table:style-name="ro2">
          <table:table-cell office:value-type="float" office:value="63.4267">
            <text:p>63.4267</text:p>
          </table:table-cell>
          <table:table-cell office:value-type="float" office:value="103.7401">
            <text:p>103.7401</text:p>
          </table:table-cell>
        </table:table-row>
        <table:table-row table:style-name="ro2">
          <table:table-cell office:value-type="float" office:value="95.9163">
            <text:p>95.9163</text:p>
          </table:table-cell>
          <table:table-cell office:value-type="float" office:value="104.2437">
            <text:p>104.2437</text:p>
          </table:table-cell>
        </table:table-row>
        <table:table-row table:style-name="ro2">
          <table:table-cell office:value-type="float" office:value="108.408">
            <text:p>108.408</text:p>
          </table:table-cell>
          <table:table-cell office:value-type="float" office:value="103.8974">
            <text:p>103.8974</text:p>
          </table:table-cell>
        </table:table-row>
        <table:table-row table:style-name="ro2">
          <table:table-cell office:value-type="float" office:value="82.1928">
            <text:p>82.1928</text:p>
          </table:table-cell>
          <table:table-cell office:value-type="float" office:value="86.2677">
            <text:p>86.2677</text:p>
          </table:table-cell>
        </table:table-row>
        <table:table-row table:style-name="ro2">
          <table:table-cell office:value-type="float" office:value="70.6707">
            <text:p>70.6707</text:p>
          </table:table-cell>
          <table:table-cell office:value-type="float" office:value="85.769">
            <text:p>85.769</text:p>
          </table:table-cell>
        </table:table-row>
        <table:table-row table:style-name="ro2">
          <table:table-cell office:value-type="float" office:value="57.9383">
            <text:p>57.9383</text:p>
          </table:table-cell>
          <table:table-cell office:value-type="float" office:value="156.1416">
            <text:p>156.1416</text:p>
          </table:table-cell>
        </table:table-row>
        <table:table-row table:style-name="ro2">
          <table:table-cell office:value-type="float" office:value="111.0749">
            <text:p>111.0749</text:p>
          </table:table-cell>
          <table:table-cell office:value-type="float" office:value="134.5582">
            <text:p>134.5582</text:p>
          </table:table-cell>
        </table:table-row>
        <table:table-row table:style-name="ro2">
          <table:table-cell office:value-type="float" office:value="81.3046">
            <text:p>81.3046</text:p>
          </table:table-cell>
          <table:table-cell office:value-type="float" office:value="118.9159">
            <text:p>118.9159</text:p>
          </table:table-cell>
        </table:table-row>
        <table:table-row table:style-name="ro2">
          <table:table-cell office:value-type="float" office:value="82.0533">
            <text:p>82.0533</text:p>
          </table:table-cell>
          <table:table-cell office:value-type="float" office:value="121.1526">
            <text:p>121.1526</text:p>
          </table:table-cell>
        </table:table-row>
        <table:table-row table:style-name="ro2">
          <table:table-cell office:value-type="float" office:value="125.8175">
            <text:p>125.8175</text:p>
          </table:table-cell>
          <table:table-cell office:value-type="float" office:value="105.6881">
            <text:p>105.6881</text:p>
          </table:table-cell>
        </table:table-row>
        <table:table-row table:style-name="ro2">
          <table:table-cell office:value-type="float" office:value="97.7501">
            <text:p>97.7501</text:p>
          </table:table-cell>
          <table:table-cell office:value-type="float" office:value="82.0724">
            <text:p>82.0724</text:p>
          </table:table-cell>
        </table:table-row>
        <table:table-row table:style-name="ro2">
          <table:table-cell office:value-type="float" office:value="113.0724">
            <text:p>113.0724</text:p>
          </table:table-cell>
          <table:table-cell office:value-type="float" office:value="109.6651">
            <text:p>109.6651</text:p>
          </table:table-cell>
        </table:table-row>
        <table:table-row table:style-name="ro2">
          <table:table-cell office:value-type="float" office:value="74.1006">
            <text:p>74.1006</text:p>
          </table:table-cell>
          <table:table-cell office:value-type="float" office:value="108.7755">
            <text:p>108.7755</text:p>
          </table:table-cell>
        </table:table-row>
        <table:table-row table:style-name="ro2">
          <table:table-cell office:value-type="float" office:value="74.9163">
            <text:p>74.9163</text:p>
          </table:table-cell>
          <table:table-cell office:value-type="float" office:value="73.8161">
            <text:p>73.8161</text:p>
          </table:table-cell>
        </table:table-row>
        <table:table-row table:style-name="ro2">
          <table:table-cell office:value-type="float" office:value="92.4116">
            <text:p>92.4116</text:p>
          </table:table-cell>
          <table:table-cell office:value-type="float" office:value="128.3508">
            <text:p>128.3508</text:p>
          </table:table-cell>
        </table:table-row>
        <table:table-row table:style-name="ro2">
          <table:table-cell office:value-type="float" office:value="122.0369">
            <text:p>122.0369</text:p>
          </table:table-cell>
          <table:table-cell office:value-type="float" office:value="62.9126">
            <text:p>62.9126</text:p>
          </table:table-cell>
        </table:table-row>
        <table:table-row table:style-name="ro2">
          <table:table-cell office:value-type="float" office:value="75.0095">
            <text:p>75.0095</text:p>
          </table:table-cell>
          <table:table-cell office:value-type="float" office:value="105.6103">
            <text:p>105.6103</text:p>
          </table:table-cell>
        </table:table-row>
        <table:table-row table:style-name="ro2">
          <table:table-cell office:value-type="float" office:value="95.6907">
            <text:p>95.6907</text:p>
          </table:table-cell>
          <table:table-cell office:value-type="float" office:value="85.5312">
            <text:p>85.5312</text:p>
          </table:table-cell>
        </table:table-row>
        <table:table-row table:style-name="ro2">
          <table:table-cell office:value-type="float" office:value="63.9041">
            <text:p>63.9041</text:p>
          </table:table-cell>
          <table:table-cell office:value-type="float" office:value="109.6155">
            <text:p>109.6155</text:p>
          </table:table-cell>
        </table:table-row>
        <table:table-row table:style-name="ro2">
          <table:table-cell office:value-type="float" office:value="65.1828">
            <text:p>65.1828</text:p>
          </table:table-cell>
          <table:table-cell office:value-type="float" office:value="149.4383">
            <text:p>149.4383</text:p>
          </table:table-cell>
        </table:table-row>
        <table:table-row table:style-name="ro2">
          <table:table-cell office:value-type="float" office:value="96.0624">
            <text:p>96.0624</text:p>
          </table:table-cell>
          <table:table-cell office:value-type="float" office:value="117.6448">
            <text:p>117.6448</text:p>
          </table:table-cell>
        </table:table-row>
        <table:table-row table:style-name="ro2">
          <table:table-cell office:value-type="float" office:value="71.1197">
            <text:p>71.1197</text:p>
          </table:table-cell>
          <table:table-cell office:value-type="float" office:value="68.237">
            <text:p>68.237</text:p>
          </table:table-cell>
        </table:table-row>
        <table:table-row table:style-name="ro2">
          <table:table-cell office:value-type="float" office:value="118.3118">
            <text:p>118.3118</text:p>
          </table:table-cell>
          <table:table-cell office:value-type="float" office:value="126.7312">
            <text:p>126.7312</text:p>
          </table:table-cell>
        </table:table-row>
        <table:table-row table:style-name="ro2">
          <table:table-cell office:value-type="float" office:value="107.1876">
            <text:p>107.1876</text:p>
          </table:table-cell>
          <table:table-cell office:value-type="float" office:value="100.3039">
            <text:p>100.3039</text:p>
          </table:table-cell>
        </table:table-row>
        <table:table-row table:style-name="ro2">
          <table:table-cell office:value-type="float" office:value="92.4901">
            <text:p>92.4901</text:p>
          </table:table-cell>
          <table:table-cell office:value-type="float" office:value="67.1682">
            <text:p>67.1682</text:p>
          </table:table-cell>
        </table:table-row>
        <table:table-row table:style-name="ro2">
          <table:table-cell office:value-type="float" office:value="85.1255">
            <text:p>85.1255</text:p>
          </table:table-cell>
          <table:table-cell office:value-type="float" office:value="89.8436">
            <text:p>89.8436</text:p>
          </table:table-cell>
        </table:table-row>
        <table:table-row table:style-name="ro2">
          <table:table-cell office:value-type="float" office:value="76.1165">
            <text:p>76.1165</text:p>
          </table:table-cell>
          <table:table-cell office:value-type="float" office:value="90.2497">
            <text:p>90.2497</text:p>
          </table:table-cell>
        </table:table-row>
        <table:table-row table:style-name="ro2">
          <table:table-cell office:value-type="float" office:value="74.1208">
            <text:p>74.1208</text:p>
          </table:table-cell>
          <table:table-cell office:value-type="float" office:value="81.5403">
            <text:p>81.5403</text:p>
          </table:table-cell>
        </table:table-row>
        <table:table-row table:style-name="ro2">
          <table:table-cell office:value-type="float" office:value="64.9491">
            <text:p>64.9491</text:p>
          </table:table-cell>
          <table:table-cell office:value-type="float" office:value="129.5991">
            <text:p>129.5991</text:p>
          </table:table-cell>
        </table:table-row>
        <table:table-row table:style-name="ro2">
          <table:table-cell office:value-type="float" office:value="76.6825">
            <text:p>76.6825</text:p>
          </table:table-cell>
          <table:table-cell office:value-type="float" office:value="72.5503">
            <text:p>72.5503</text:p>
          </table:table-cell>
        </table:table-row>
        <table:table-row table:style-name="ro2">
          <table:table-cell office:value-type="float" office:value="99.4376">
            <text:p>99.4376</text:p>
          </table:table-cell>
          <table:table-cell office:value-type="float" office:value="54.0178">
            <text:p>54.0178</text:p>
          </table:table-cell>
        </table:table-row>
        <table:table-row table:style-name="ro2">
          <table:table-cell office:value-type="float" office:value="94.2226">
            <text:p>94.2226</text:p>
          </table:table-cell>
          <table:table-cell office:value-type="float" office:value="90.9097">
            <text:p>90.9097</text:p>
          </table:table-cell>
        </table:table-row>
        <table:table-row table:style-name="ro2">
          <table:table-cell office:value-type="float" office:value="88.6367">
            <text:p>88.6367</text:p>
          </table:table-cell>
          <table:table-cell office:value-type="float" office:value="106.7117">
            <text:p>106.7117</text:p>
          </table:table-cell>
        </table:table-row>
        <table:table-row table:style-name="ro2">
          <table:table-cell office:value-type="float" office:value="105.6416">
            <text:p>105.6416</text:p>
          </table:table-cell>
          <table:table-cell office:value-type="float" office:value="36.6201">
            <text:p>36.6201</text:p>
          </table:table-cell>
        </table:table-row>
        <table:table-row table:style-name="ro2">
          <table:table-cell office:value-type="float" office:value="123.2935">
            <text:p>123.2935</text:p>
          </table:table-cell>
          <table:table-cell office:value-type="float" office:value="117.7942">
            <text:p>117.7942</text:p>
          </table:table-cell>
        </table:table-row>
        <table:table-row table:style-name="ro2">
          <table:table-cell office:value-type="float" office:value="78.3804">
            <text:p>78.3804</text:p>
          </table:table-cell>
          <table:table-cell office:value-type="float" office:value="94.8138">
            <text:p>94.8138</text:p>
          </table:table-cell>
        </table:table-row>
        <table:table-row table:style-name="ro2">
          <table:table-cell office:value-type="float" office:value="76.5176">
            <text:p>76.5176</text:p>
          </table:table-cell>
          <table:table-cell office:value-type="float" office:value="84.0435">
            <text:p>84.0435</text:p>
          </table:table-cell>
        </table:table-row>
        <table:table-row table:style-name="ro2">
          <table:table-cell office:value-type="float" office:value="117.8385">
            <text:p>117.8385</text:p>
          </table:table-cell>
          <table:table-cell office:value-type="float" office:value="105.2647">
            <text:p>105.2647</text:p>
          </table:table-cell>
        </table:table-row>
        <table:table-row table:style-name="ro2">
          <table:table-cell office:value-type="float" office:value="115.8502">
            <text:p>115.8502</text:p>
          </table:table-cell>
          <table:table-cell office:value-type="float" office:value="26.166">
            <text:p>26.166</text:p>
          </table:table-cell>
        </table:table-row>
        <table:table-row table:style-name="ro2">
          <table:table-cell office:value-type="float" office:value="44.1954">
            <text:p>44.1954</text:p>
          </table:table-cell>
          <table:table-cell office:value-type="float" office:value="80.6061">
            <text:p>80.6061</text:p>
          </table:table-cell>
        </table:table-row>
        <table:table-row table:style-name="ro2">
          <table:table-cell office:value-type="float" office:value="93.6464">
            <text:p>93.6464</text:p>
          </table:table-cell>
          <table:table-cell office:value-type="float" office:value="100.9921">
            <text:p>100.9921</text:p>
          </table:table-cell>
        </table:table-row>
        <table:table-row table:style-name="ro2">
          <table:table-cell office:value-type="float" office:value="144.0684">
            <text:p>144.0684</text:p>
          </table:table-cell>
          <table:table-cell office:value-type="float" office:value="100.2068">
            <text:p>100.2068</text:p>
          </table:table-cell>
        </table:table-row>
        <table:table-row table:style-name="ro2">
          <table:table-cell office:value-type="float" office:value="70.809">
            <text:p>70.809</text:p>
          </table:table-cell>
          <table:table-cell office:value-type="float" office:value="95.4922">
            <text:p>95.4922</text:p>
          </table:table-cell>
        </table:table-row>
        <table:table-row table:style-name="ro2">
          <table:table-cell office:value-type="float" office:value="68.7906">
            <text:p>68.7906</text:p>
          </table:table-cell>
          <table:table-cell office:value-type="float" office:value="130.3147">
            <text:p>130.3147</text:p>
          </table:table-cell>
        </table:table-row>
        <table:table-row table:style-name="ro2">
          <table:table-cell office:value-type="float" office:value="114.9415">
            <text:p>114.9415</text:p>
          </table:table-cell>
          <table:table-cell office:value-type="float" office:value="75.5694">
            <text:p>75.5694</text:p>
          </table:table-cell>
        </table:table-row>
        <table:table-row table:style-name="ro2">
          <table:table-cell office:value-type="float" office:value="93.3373">
            <text:p>93.3373</text:p>
          </table:table-cell>
          <table:table-cell office:value-type="float" office:value="115.9576">
            <text:p>115.9576</text:p>
          </table:table-cell>
        </table:table-row>
        <table:table-row table:style-name="ro2">
          <table:table-cell office:value-type="float" office:value="91.9708">
            <text:p>91.9708</text:p>
          </table:table-cell>
          <table:table-cell office:value-type="float" office:value="135.3524">
            <text:p>135.3524</text:p>
          </table:table-cell>
        </table:table-row>
        <table:table-row table:style-name="ro2">
          <table:table-cell office:value-type="float" office:value="95.1082">
            <text:p>95.1082</text:p>
          </table:table-cell>
          <table:table-cell office:value-type="float" office:value="70.3504">
            <text:p>70.3504</text:p>
          </table:table-cell>
        </table:table-row>
        <table:table-row table:style-name="ro2">
          <table:table-cell office:value-type="float" office:value="80.0536">
            <text:p>80.0536</text:p>
          </table:table-cell>
          <table:table-cell office:value-type="float" office:value="79.2547">
            <text:p>79.2547</text:p>
          </table:table-cell>
        </table:table-row>
        <table:table-row table:style-name="ro2">
          <table:table-cell office:value-type="float" office:value="86.7804">
            <text:p>86.7804</text:p>
          </table:table-cell>
          <table:table-cell office:value-type="float" office:value="22.3513">
            <text:p>22.3513</text:p>
          </table:table-cell>
        </table:table-row>
        <table:table-row table:style-name="ro2">
          <table:table-cell office:value-type="float" office:value="97.517">
            <text:p>97.517</text:p>
          </table:table-cell>
          <table:table-cell office:value-type="float" office:value="142.8085">
            <text:p>142.8085</text:p>
          </table:table-cell>
        </table:table-row>
        <table:table-row table:style-name="ro2">
          <table:table-cell office:value-type="float" office:value="112.9625">
            <text:p>112.9625</text:p>
          </table:table-cell>
          <table:table-cell office:value-type="float" office:value="90.3147">
            <text:p>90.3147</text:p>
          </table:table-cell>
        </table:table-row>
        <table:table-row table:style-name="ro2">
          <table:table-cell office:value-type="float" office:value="65.0991">
            <text:p>65.0991</text:p>
          </table:table-cell>
          <table:table-cell office:value-type="float" office:value="109.6786">
            <text:p>109.6786</text:p>
          </table:table-cell>
        </table:table-row>
        <table:table-row table:style-name="ro2">
          <table:table-cell office:value-type="float" office:value="123.1475">
            <text:p>123.1475</text:p>
          </table:table-cell>
          <table:table-cell office:value-type="float" office:value="101.0995">
            <text:p>101.0995</text:p>
          </table:table-cell>
        </table:table-row>
        <table:table-row table:style-name="ro2">
          <table:table-cell office:value-type="float" office:value="95.1303">
            <text:p>95.1303</text:p>
          </table:table-cell>
          <table:table-cell office:value-type="float" office:value="126.7939">
            <text:p>126.7939</text:p>
          </table:table-cell>
        </table:table-row>
        <table:table-row table:style-name="ro2">
          <table:table-cell office:value-type="float" office:value="25.4771">
            <text:p>25.4771</text:p>
          </table:table-cell>
          <table:table-cell office:value-type="float" office:value="87.0279">
            <text:p>87.0279</text:p>
          </table:table-cell>
        </table:table-row>
        <table:table-row table:style-name="ro2">
          <table:table-cell office:value-type="float" office:value="137.1154">
            <text:p>137.1154</text:p>
          </table:table-cell>
          <table:table-cell office:value-type="float" office:value="118.4409">
            <text:p>118.4409</text:p>
          </table:table-cell>
        </table:table-row>
        <table:table-row table:style-name="ro2">
          <table:table-cell office:value-type="float" office:value="59.0526">
            <text:p>59.0526</text:p>
          </table:table-cell>
          <table:table-cell office:value-type="float" office:value="67.7976">
            <text:p>67.7976</text:p>
          </table:table-cell>
        </table:table-row>
        <table:table-row table:style-name="ro2">
          <table:table-cell office:value-type="float" office:value="84.3936">
            <text:p>84.3936</text:p>
          </table:table-cell>
          <table:table-cell office:value-type="float" office:value="125.2952">
            <text:p>125.2952</text:p>
          </table:table-cell>
        </table:table-row>
        <table:table-row table:style-name="ro2">
          <table:table-cell office:value-type="float" office:value="104.8367">
            <text:p>104.8367</text:p>
          </table:table-cell>
          <table:table-cell office:value-type="float" office:value="57.8355">
            <text:p>57.8355</text:p>
          </table:table-cell>
        </table:table-row>
        <table:table-row table:style-name="ro2">
          <table:table-cell office:value-type="float" office:value="108.9325">
            <text:p>108.9325</text:p>
          </table:table-cell>
          <table:table-cell office:value-type="float" office:value="106.5097">
            <text:p>106.5097</text:p>
          </table:table-cell>
        </table:table-row>
        <table:table-row table:style-name="ro2">
          <table:table-cell office:value-type="float" office:value="75.5365">
            <text:p>75.5365</text:p>
          </table:table-cell>
          <table:table-cell office:value-type="float" office:value="79.2209">
            <text:p>79.2209</text:p>
          </table:table-cell>
        </table:table-row>
        <table:table-row table:style-name="ro2">
          <table:table-cell office:value-type="float" office:value="70.5325">
            <text:p>70.5325</text:p>
          </table:table-cell>
          <table:table-cell office:value-type="float" office:value="94.7975">
            <text:p>94.7975</text:p>
          </table:table-cell>
        </table:table-row>
        <table:table-row table:style-name="ro2">
          <table:table-cell office:value-type="float" office:value="57.3708">
            <text:p>57.3708</text:p>
          </table:table-cell>
          <table:table-cell office:value-type="float" office:value="74.2157">
            <text:p>74.2157</text:p>
          </table:table-cell>
        </table:table-row>
        <table:table-row table:style-name="ro2">
          <table:table-cell office:value-type="float" office:value="76.1547">
            <text:p>76.1547</text:p>
          </table:table-cell>
          <table:table-cell office:value-type="float" office:value="84.9897">
            <text:p>84.9897</text:p>
          </table:table-cell>
        </table:table-row>
        <table:table-row table:style-name="ro2">
          <table:table-cell office:value-type="float" office:value="98.509">
            <text:p>98.509</text:p>
          </table:table-cell>
          <table:table-cell office:value-type="float" office:value="47.4039">
            <text:p>47.4039</text:p>
          </table:table-cell>
        </table:table-row>
        <table:table-row table:style-name="ro2">
          <table:table-cell office:value-type="float" office:value="116.07">
            <text:p>116.07</text:p>
          </table:table-cell>
          <table:table-cell office:value-type="float" office:value="71.0963">
            <text:p>71.0963</text:p>
          </table:table-cell>
        </table:table-row>
        <table:table-row table:style-name="ro2">
          <table:table-cell office:value-type="float" office:value="90.5872">
            <text:p>90.5872</text:p>
          </table:table-cell>
          <table:table-cell office:value-type="float" office:value="91.2966">
            <text:p>91.2966</text:p>
          </table:table-cell>
        </table:table-row>
        <table:table-row table:style-name="ro2">
          <table:table-cell office:value-type="float" office:value="51.1771">
            <text:p>51.1771</text:p>
          </table:table-cell>
          <table:table-cell office:value-type="float" office:value="92.9835">
            <text:p>92.9835</text:p>
          </table:table-cell>
        </table:table-row>
        <table:table-row table:style-name="ro2">
          <table:table-cell office:value-type="float" office:value="58.7529">
            <text:p>58.7529</text:p>
          </table:table-cell>
          <table:table-cell office:value-type="float" office:value="126.5951">
            <text:p>126.5951</text:p>
          </table:table-cell>
        </table:table-row>
        <table:table-row table:style-name="ro2">
          <table:table-cell office:value-type="float" office:value="68.5669">
            <text:p>68.5669</text:p>
          </table:table-cell>
          <table:table-cell office:value-type="float" office:value="94.8963">
            <text:p>94.8963</text:p>
          </table:table-cell>
        </table:table-row>
        <table:table-row table:style-name="ro2">
          <table:table-cell office:value-type="float" office:value="122.9639">
            <text:p>122.9639</text:p>
          </table:table-cell>
          <table:table-cell office:value-type="float" office:value="108.1195">
            <text:p>108.1195</text:p>
          </table:table-cell>
        </table:table-row>
        <table:table-row table:style-name="ro2">
          <table:table-cell office:value-type="float" office:value="50.125">
            <text:p>50.125</text:p>
          </table:table-cell>
          <table:table-cell office:value-type="float" office:value="100.0528">
            <text:p>100.0528</text:p>
          </table:table-cell>
        </table:table-row>
        <table:table-row table:style-name="ro2">
          <table:table-cell office:value-type="float" office:value="60.0244">
            <text:p>60.0244</text:p>
          </table:table-cell>
          <table:table-cell office:value-type="float" office:value="61.4095">
            <text:p>61.4095</text:p>
          </table:table-cell>
        </table:table-row>
        <table:table-row table:style-name="ro2">
          <table:table-cell office:value-type="float" office:value="65.4963">
            <text:p>65.4963</text:p>
          </table:table-cell>
          <table:table-cell office:value-type="float" office:value="55.2555">
            <text:p>55.2555</text:p>
          </table:table-cell>
        </table:table-row>
        <table:table-row table:style-name="ro2">
          <table:table-cell office:value-type="float" office:value="47.8141">
            <text:p>47.8141</text:p>
          </table:table-cell>
          <table:table-cell office:value-type="float" office:value="76.2218">
            <text:p>76.2218</text:p>
          </table:table-cell>
        </table:table-row>
        <table:table-row table:style-name="ro2">
          <table:table-cell office:value-type="float" office:value="73.3698">
            <text:p>73.3698</text:p>
          </table:table-cell>
          <table:table-cell office:value-type="float" office:value="126.1736">
            <text:p>126.1736</text:p>
          </table:table-cell>
        </table:table-row>
        <table:table-row table:style-name="ro2">
          <table:table-cell office:value-type="float" office:value="69.5203">
            <text:p>69.5203</text:p>
          </table:table-cell>
          <table:table-cell office:value-type="float" office:value="91.728">
            <text:p>91.728</text:p>
          </table:table-cell>
        </table:table-row>
        <table:table-row table:style-name="ro2">
          <table:table-cell office:value-type="float" office:value="42.0254">
            <text:p>42.0254</text:p>
          </table:table-cell>
          <table:table-cell office:value-type="float" office:value="70.4984">
            <text:p>70.4984</text:p>
          </table:table-cell>
        </table:table-row>
        <table:table-row table:style-name="ro2">
          <table:table-cell office:value-type="float" office:value="97.3908">
            <text:p>97.3908</text:p>
          </table:table-cell>
          <table:table-cell office:value-type="float" office:value="100.7538">
            <text:p>100.7538</text:p>
          </table:table-cell>
        </table:table-row>
        <table:table-row table:style-name="ro2">
          <table:table-cell office:value-type="float" office:value="48.5287">
            <text:p>48.5287</text:p>
          </table:table-cell>
          <table:table-cell office:value-type="float" office:value="69.6555">
            <text:p>69.6555</text:p>
          </table:table-cell>
        </table:table-row>
        <table:table-row table:style-name="ro2">
          <table:table-cell office:value-type="float" office:value="56.6789">
            <text:p>56.6789</text:p>
          </table:table-cell>
          <table:table-cell office:value-type="float" office:value="89.6588">
            <text:p>89.6588</text:p>
          </table:table-cell>
        </table:table-row>
        <table:table-row table:style-name="ro2">
          <table:table-cell office:value-type="float" office:value="153.8861">
            <text:p>153.8861</text:p>
          </table:table-cell>
          <table:table-cell office:value-type="float" office:value="85.6224">
            <text:p>85.6224</text:p>
          </table:table-cell>
        </table:table-row>
        <table:table-row table:style-name="ro2">
          <table:table-cell office:value-type="float" office:value="99.8947">
            <text:p>99.8947</text:p>
          </table:table-cell>
          <table:table-cell office:value-type="float" office:value="77.0138">
            <text:p>77.0138</text:p>
          </table:table-cell>
        </table:table-row>
        <table:table-row table:style-name="ro2">
          <table:table-cell office:value-type="float" office:value="101.0374">
            <text:p>101.0374</text:p>
          </table:table-cell>
          <table:table-cell office:value-type="float" office:value="81.3775">
            <text:p>81.3775</text:p>
          </table:table-cell>
        </table:table-row>
        <table:table-row table:style-name="ro2">
          <table:table-cell office:value-type="float" office:value="102.8459">
            <text:p>102.8459</text:p>
          </table:table-cell>
          <table:table-cell office:value-type="float" office:value="67.258">
            <text:p>67.258</text:p>
          </table:table-cell>
        </table:table-row>
        <table:table-row table:style-name="ro2">
          <table:table-cell office:value-type="float" office:value="29.1895">
            <text:p>29.1895</text:p>
          </table:table-cell>
          <table:table-cell office:value-type="float" office:value="97.2179">
            <text:p>97.2179</text:p>
          </table:table-cell>
        </table:table-row>
        <table:table-row table:style-name="ro2">
          <table:table-cell office:value-type="float" office:value="84.5781">
            <text:p>84.5781</text:p>
          </table:table-cell>
          <table:table-cell office:value-type="float" office:value="74.4129">
            <text:p>74.4129</text:p>
          </table:table-cell>
        </table:table-row>
        <table:table-row table:style-name="ro2">
          <table:table-cell office:value-type="float" office:value="138.5197">
            <text:p>138.5197</text:p>
          </table:table-cell>
          <table:table-cell office:value-type="float" office:value="121.4402">
            <text:p>121.4402</text:p>
          </table:table-cell>
        </table:table-row>
        <table:table-row table:style-name="ro2">
          <table:table-cell office:value-type="float" office:value="65.695">
            <text:p>65.695</text:p>
          </table:table-cell>
          <table:table-cell office:value-type="float" office:value="126.5181">
            <text:p>126.5181</text:p>
          </table:table-cell>
        </table:table-row>
        <table:table-row table:style-name="ro2">
          <table:table-cell office:value-type="float" office:value="162.5536">
            <text:p>162.5536</text:p>
          </table:table-cell>
          <table:table-cell office:value-type="float" office:value="119.0225">
            <text:p>119.0225</text:p>
          </table:table-cell>
        </table:table-row>
        <table:table-row table:style-name="ro2">
          <table:table-cell office:value-type="float" office:value="128.7685">
            <text:p>128.7685</text:p>
          </table:table-cell>
          <table:table-cell office:value-type="float" office:value="42.8717">
            <text:p>42.8717</text:p>
          </table:table-cell>
        </table:table-row>
        <table:table-row table:style-name="ro2">
          <table:table-cell office:value-type="float" office:value="126.6963">
            <text:p>126.6963</text:p>
          </table:table-cell>
          <table:table-cell office:value-type="float" office:value="94.2169">
            <text:p>94.2169</text:p>
          </table:table-cell>
        </table:table-row>
        <table:table-row table:style-name="ro2">
          <table:table-cell office:value-type="float" office:value="88.9252">
            <text:p>88.9252</text:p>
          </table:table-cell>
          <table:table-cell office:value-type="float" office:value="54.5996">
            <text:p>54.5996</text:p>
          </table:table-cell>
        </table:table-row>
        <table:table-row table:style-name="ro2">
          <table:table-cell office:value-type="float" office:value="83.8092">
            <text:p>83.8092</text:p>
          </table:table-cell>
          <table:table-cell office:value-type="float" office:value="103.9896">
            <text:p>103.9896</text:p>
          </table:table-cell>
        </table:table-row>
        <table:table-row table:style-name="ro2">
          <table:table-cell office:value-type="float" office:value="127.0896">
            <text:p>127.0896</text:p>
          </table:table-cell>
          <table:table-cell office:value-type="float" office:value="108.936">
            <text:p>108.936</text:p>
          </table:table-cell>
        </table:table-row>
        <table:table-row table:style-name="ro2">
          <table:table-cell office:value-type="float" office:value="74.3615">
            <text:p>74.3615</text:p>
          </table:table-cell>
          <table:table-cell office:value-type="float" office:value="80.361">
            <text:p>80.361</text:p>
          </table:table-cell>
        </table:table-row>
        <table:table-row table:style-name="ro2">
          <table:table-cell office:value-type="float" office:value="100.8629">
            <text:p>100.8629</text:p>
          </table:table-cell>
          <table:table-cell office:value-type="float" office:value="94.1962">
            <text:p>94.1962</text:p>
          </table:table-cell>
        </table:table-row>
        <table:table-row table:style-name="ro2">
          <table:table-cell office:value-type="float" office:value="95.3324">
            <text:p>95.3324</text:p>
          </table:table-cell>
          <table:table-cell office:value-type="float" office:value="81.4622">
            <text:p>81.4622</text:p>
          </table:table-cell>
        </table:table-row>
        <table:table-row table:style-name="ro2">
          <table:table-cell office:value-type="float" office:value="92.7345">
            <text:p>92.7345</text:p>
          </table:table-cell>
          <table:table-cell office:value-type="float" office:value="88.1378">
            <text:p>88.1378</text:p>
          </table:table-cell>
        </table:table-row>
        <table:table-row table:style-name="ro2">
          <table:table-cell office:value-type="float" office:value="146.2687">
            <text:p>146.2687</text:p>
          </table:table-cell>
          <table:table-cell office:value-type="float" office:value="100.5304">
            <text:p>100.5304</text:p>
          </table:table-cell>
        </table:table-row>
        <table:table-row table:style-name="ro2">
          <table:table-cell office:value-type="float" office:value="72.3567">
            <text:p>72.3567</text:p>
          </table:table-cell>
          <table:table-cell office:value-type="float" office:value="104.0246">
            <text:p>104.0246</text:p>
          </table:table-cell>
        </table:table-row>
        <table:table-row table:style-name="ro2">
          <table:table-cell office:value-type="float" office:value="128.586">
            <text:p>128.586</text:p>
          </table:table-cell>
          <table:table-cell office:value-type="float" office:value="116.5856">
            <text:p>116.5856</text:p>
          </table:table-cell>
        </table:table-row>
        <table:table-row table:style-name="ro2">
          <table:table-cell office:value-type="float" office:value="93.194">
            <text:p>93.194</text:p>
          </table:table-cell>
          <table:table-cell office:value-type="float" office:value="97.8336">
            <text:p>97.8336</text:p>
          </table:table-cell>
        </table:table-row>
        <table:table-row table:style-name="ro2">
          <table:table-cell office:value-type="float" office:value="155.706">
            <text:p>155.706</text:p>
          </table:table-cell>
          <table:table-cell office:value-type="float" office:value="73.8629">
            <text:p>73.8629</text:p>
          </table:table-cell>
        </table:table-row>
        <table:table-row table:style-name="ro2">
          <table:table-cell office:value-type="float" office:value="109.8284">
            <text:p>109.8284</text:p>
          </table:table-cell>
          <table:table-cell office:value-type="float" office:value="106.5904">
            <text:p>106.5904</text:p>
          </table:table-cell>
        </table:table-row>
        <table:table-row table:style-name="ro2">
          <table:table-cell office:value-type="float" office:value="137.3691">
            <text:p>137.3691</text:p>
          </table:table-cell>
          <table:table-cell office:value-type="float" office:value="110.0605">
            <text:p>110.0605</text:p>
          </table:table-cell>
        </table:table-row>
        <table:table-row table:style-name="ro2">
          <table:table-cell office:value-type="float" office:value="143.1552">
            <text:p>143.1552</text:p>
          </table:table-cell>
          <table:table-cell office:value-type="float" office:value="121.1607">
            <text:p>121.1607</text:p>
          </table:table-cell>
        </table:table-row>
        <table:table-row table:style-name="ro2">
          <table:table-cell office:value-type="float" office:value="146.1319">
            <text:p>146.1319</text:p>
          </table:table-cell>
          <table:table-cell office:value-type="float" office:value="80.1338">
            <text:p>80.1338</text:p>
          </table:table-cell>
        </table:table-row>
        <table:table-row table:style-name="ro2">
          <table:table-cell office:value-type="float" office:value="125.1145">
            <text:p>125.1145</text:p>
          </table:table-cell>
          <table:table-cell office:value-type="float" office:value="120.2208">
            <text:p>120.2208</text:p>
          </table:table-cell>
        </table:table-row>
        <table:table-row table:style-name="ro2">
          <table:table-cell office:value-type="float" office:value="77.1019">
            <text:p>77.1019</text:p>
          </table:table-cell>
          <table:table-cell office:value-type="float" office:value="80.3517">
            <text:p>80.3517</text:p>
          </table:table-cell>
        </table:table-row>
        <table:table-row table:style-name="ro2">
          <table:table-cell office:value-type="float" office:value="91.9503">
            <text:p>91.9503</text:p>
          </table:table-cell>
          <table:table-cell office:value-type="float" office:value="92.6531">
            <text:p>92.6531</text:p>
          </table:table-cell>
        </table:table-row>
        <table:table-row table:style-name="ro2">
          <table:table-cell office:value-type="float" office:value="100.3214">
            <text:p>100.3214</text:p>
          </table:table-cell>
          <table:table-cell office:value-type="float" office:value="125.862">
            <text:p>125.862</text:p>
          </table:table-cell>
        </table:table-row>
        <table:table-row table:style-name="ro2">
          <table:table-cell office:value-type="float" office:value="83.4669">
            <text:p>83.4669</text:p>
          </table:table-cell>
          <table:table-cell office:value-type="float" office:value="74.9935">
            <text:p>74.9935</text:p>
          </table:table-cell>
        </table:table-row>
        <table:table-row table:style-name="ro2">
          <table:table-cell office:value-type="float" office:value="143.5123">
            <text:p>143.5123</text:p>
          </table:table-cell>
          <table:table-cell office:value-type="float" office:value="105.5132">
            <text:p>105.5132</text:p>
          </table:table-cell>
        </table:table-row>
        <table:table-row table:style-name="ro2">
          <table:table-cell office:value-type="float" office:value="177.4118">
            <text:p>177.4118</text:p>
          </table:table-cell>
          <table:table-cell office:value-type="float" office:value="104.7986">
            <text:p>104.7986</text:p>
          </table:table-cell>
        </table:table-row>
        <table:table-row table:style-name="ro2">
          <table:table-cell office:value-type="float" office:value="104.482">
            <text:p>104.482</text:p>
          </table:table-cell>
          <table:table-cell office:value-type="float" office:value="101.8738">
            <text:p>101.8738</text:p>
          </table:table-cell>
        </table:table-row>
        <table:table-row table:style-name="ro2">
          <table:table-cell office:value-type="float" office:value="140.5563">
            <text:p>140.5563</text:p>
          </table:table-cell>
          <table:table-cell office:value-type="float" office:value="88.1244">
            <text:p>88.1244</text:p>
          </table:table-cell>
        </table:table-row>
        <table:table-row table:style-name="ro2">
          <table:table-cell office:value-type="float" office:value="80.7147">
            <text:p>80.7147</text:p>
          </table:table-cell>
          <table:table-cell office:value-type="float" office:value="86.4158">
            <text:p>86.4158</text:p>
          </table:table-cell>
        </table:table-row>
        <table:table-row table:style-name="ro2">
          <table:table-cell office:value-type="float" office:value="105.2952">
            <text:p>105.2952</text:p>
          </table:table-cell>
          <table:table-cell office:value-type="float" office:value="98.2806">
            <text:p>98.2806</text:p>
          </table:table-cell>
        </table:table-row>
        <table:table-row table:style-name="ro2">
          <table:table-cell office:value-type="float" office:value="124.0041">
            <text:p>124.0041</text:p>
          </table:table-cell>
          <table:table-cell office:value-type="float" office:value="115.0431">
            <text:p>115.0431</text:p>
          </table:table-cell>
        </table:table-row>
        <table:table-row table:style-name="ro2">
          <table:table-cell office:value-type="float" office:value="131.8171">
            <text:p>131.8171</text:p>
          </table:table-cell>
          <table:table-cell office:value-type="float" office:value="94.6337">
            <text:p>94.6337</text:p>
          </table:table-cell>
        </table:table-row>
        <table:table-row table:style-name="ro2">
          <table:table-cell office:value-type="float" office:value="80.6082">
            <text:p>80.6082</text:p>
          </table:table-cell>
          <table:table-cell office:value-type="float" office:value="67.8623">
            <text:p>67.8623</text:p>
          </table:table-cell>
        </table:table-row>
        <table:table-row table:style-name="ro2">
          <table:table-cell office:value-type="float" office:value="126.5047">
            <text:p>126.5047</text:p>
          </table:table-cell>
          <table:table-cell office:value-type="float" office:value="110.3257">
            <text:p>110.3257</text:p>
          </table:table-cell>
        </table:table-row>
        <table:table-row table:style-name="ro2">
          <table:table-cell office:value-type="float" office:value="120.3069">
            <text:p>120.3069</text:p>
          </table:table-cell>
          <table:table-cell office:value-type="float" office:value="87.6517">
            <text:p>87.6517</text:p>
          </table:table-cell>
        </table:table-row>
        <table:table-row table:style-name="ro2">
          <table:table-cell office:value-type="float" office:value="98.5224">
            <text:p>98.5224</text:p>
          </table:table-cell>
          <table:table-cell office:value-type="float" office:value="84.6217">
            <text:p>84.6217</text:p>
          </table:table-cell>
        </table:table-row>
        <table:table-row table:style-name="ro2">
          <table:table-cell office:value-type="float" office:value="66.728">
            <text:p>66.728</text:p>
          </table:table-cell>
          <table:table-cell office:value-type="float" office:value="101.0719">
            <text:p>101.0719</text:p>
          </table:table-cell>
        </table:table-row>
        <table:table-row table:style-name="ro2">
          <table:table-cell office:value-type="float" office:value="81.4796">
            <text:p>81.4796</text:p>
          </table:table-cell>
          <table:table-cell office:value-type="float" office:value="87.1002">
            <text:p>87.1002</text:p>
          </table:table-cell>
        </table:table-row>
        <table:table-row table:style-name="ro2">
          <table:table-cell office:value-type="float" office:value="86.01">
            <text:p>86.01</text:p>
          </table:table-cell>
          <table:table-cell office:value-type="float" office:value="84.5736">
            <text:p>84.5736</text:p>
          </table:table-cell>
        </table:table-row>
        <table:table-row table:style-name="ro2">
          <table:table-cell office:value-type="float" office:value="134.373">
            <text:p>134.373</text:p>
          </table:table-cell>
          <table:table-cell office:value-type="float" office:value="66.4317">
            <text:p>66.4317</text:p>
          </table:table-cell>
        </table:table-row>
        <table:table-row table:style-name="ro2">
          <table:table-cell office:value-type="float" office:value="59.8651">
            <text:p>59.8651</text:p>
          </table:table-cell>
          <table:table-cell office:value-type="float" office:value="59.3638">
            <text:p>59.3638</text:p>
          </table:table-cell>
        </table:table-row>
        <table:table-row table:style-name="ro2">
          <table:table-cell office:value-type="float" office:value="132.0325">
            <text:p>132.0325</text:p>
          </table:table-cell>
          <table:table-cell office:value-type="float" office:value="73.216">
            <text:p>73.216</text:p>
          </table:table-cell>
        </table:table-row>
        <table:table-row table:style-name="ro2">
          <table:table-cell office:value-type="float" office:value="195.5378">
            <text:p>195.5378</text:p>
          </table:table-cell>
          <table:table-cell office:value-type="float" office:value="98.6535">
            <text:p>98.6535</text:p>
          </table:table-cell>
        </table:table-row>
        <table:table-row table:style-name="ro2">
          <table:table-cell office:value-type="float" office:value="199.3645">
            <text:p>199.3645</text:p>
          </table:table-cell>
          <table:table-cell office:value-type="float" office:value="106.8823">
            <text:p>106.8823</text:p>
          </table:table-cell>
        </table:table-row>
        <table:table-row table:style-name="ro2">
          <table:table-cell office:value-type="float" office:value="180.1293">
            <text:p>180.1293</text:p>
          </table:table-cell>
          <table:table-cell office:value-type="float" office:value="96.3097">
            <text:p>96.3097</text:p>
          </table:table-cell>
        </table:table-row>
        <table:table-row table:style-name="ro2">
          <table:table-cell office:value-type="float" office:value="98.0499">
            <text:p>98.0499</text:p>
          </table:table-cell>
          <table:table-cell office:value-type="float" office:value="68.2159">
            <text:p>68.2159</text:p>
          </table:table-cell>
        </table:table-row>
        <table:table-row table:style-name="ro2">
          <table:table-cell office:value-type="float" office:value="90.2803">
            <text:p>90.2803</text:p>
          </table:table-cell>
          <table:table-cell office:value-type="float" office:value="99.2363">
            <text:p>99.2363</text:p>
          </table:table-cell>
        </table:table-row>
        <table:table-row table:style-name="ro2">
          <table:table-cell office:value-type="float" office:value="135.8133">
            <text:p>135.8133</text:p>
          </table:table-cell>
          <table:table-cell office:value-type="float" office:value="63.8257">
            <text:p>63.8257</text:p>
          </table:table-cell>
        </table:table-row>
        <table:table-row table:style-name="ro2">
          <table:table-cell office:value-type="float" office:value="94.6362">
            <text:p>94.6362</text:p>
          </table:table-cell>
          <table:table-cell office:value-type="float" office:value="110.8118">
            <text:p>110.8118</text:p>
          </table:table-cell>
        </table:table-row>
        <table:table-row table:style-name="ro2">
          <table:table-cell office:value-type="float" office:value="58.2794">
            <text:p>58.2794</text:p>
          </table:table-cell>
          <table:table-cell office:value-type="float" office:value="119.8142">
            <text:p>119.8142</text:p>
          </table:table-cell>
        </table:table-row>
        <table:table-row table:style-name="ro2">
          <table:table-cell office:value-type="float" office:value="62.7703">
            <text:p>62.7703</text:p>
          </table:table-cell>
          <table:table-cell office:value-type="float" office:value="121.9042">
            <text:p>121.9042</text:p>
          </table:table-cell>
        </table:table-row>
        <table:table-row table:style-name="ro2">
          <table:table-cell office:value-type="float" office:value="38.6777">
            <text:p>38.6777</text:p>
          </table:table-cell>
          <table:table-cell office:value-type="float" office:value="118.5698">
            <text:p>118.5698</text:p>
          </table:table-cell>
        </table:table-row>
        <table:table-row table:style-name="ro2">
          <table:table-cell office:value-type="float" office:value="103.4734">
            <text:p>103.4734</text:p>
          </table:table-cell>
          <table:table-cell office:value-type="float" office:value="105.6208">
            <text:p>105.6208</text:p>
          </table:table-cell>
        </table:table-row>
        <table:table-row table:style-name="ro2">
          <table:table-cell office:value-type="float" office:value="128.6776">
            <text:p>128.6776</text:p>
          </table:table-cell>
          <table:table-cell office:value-type="float" office:value="118.4414">
            <text:p>118.4414</text:p>
          </table:table-cell>
        </table:table-row>
        <table:table-row table:style-name="ro2">
          <table:table-cell office:value-type="float" office:value="154.3179">
            <text:p>154.3179</text:p>
          </table:table-cell>
          <table:table-cell office:value-type="float" office:value="62.4048">
            <text:p>62.4048</text:p>
          </table:table-cell>
        </table:table-row>
        <table:table-row table:style-name="ro2">
          <table:table-cell office:value-type="float" office:value="81.0811">
            <text:p>81.0811</text:p>
          </table:table-cell>
          <table:table-cell office:value-type="float" office:value="146.8115">
            <text:p>146.8115</text:p>
          </table:table-cell>
        </table:table-row>
        <table:table-row table:style-name="ro2">
          <table:table-cell office:value-type="float" office:value="122.1483">
            <text:p>122.1483</text:p>
          </table:table-cell>
          <table:table-cell office:value-type="float" office:value="96.4392">
            <text:p>96.4392</text:p>
          </table:table-cell>
        </table:table-row>
        <table:table-row table:style-name="ro2">
          <table:table-cell office:value-type="float" office:value="83.2392">
            <text:p>83.2392</text:p>
          </table:table-cell>
          <table:table-cell office:value-type="float" office:value="126.3768">
            <text:p>126.3768</text:p>
          </table:table-cell>
        </table:table-row>
        <table:table-row table:style-name="ro2">
          <table:table-cell office:value-type="float" office:value="103.5161">
            <text:p>103.5161</text:p>
          </table:table-cell>
          <table:table-cell office:value-type="float" office:value="114.7015">
            <text:p>114.7015</text:p>
          </table:table-cell>
        </table:table-row>
        <table:table-row table:style-name="ro2">
          <table:table-cell office:value-type="float" office:value="95.1715">
            <text:p>95.1715</text:p>
          </table:table-cell>
          <table:table-cell office:value-type="float" office:value="86.4614">
            <text:p>86.4614</text:p>
          </table:table-cell>
        </table:table-row>
        <table:table-row table:style-name="ro2">
          <table:table-cell office:value-type="float" office:value="169.2731">
            <text:p>169.2731</text:p>
          </table:table-cell>
          <table:table-cell office:value-type="float" office:value="99.5804">
            <text:p>99.5804</text:p>
          </table:table-cell>
        </table:table-row>
        <table:table-row table:style-name="ro2">
          <table:table-cell office:value-type="float" office:value="154.6407">
            <text:p>154.6407</text:p>
          </table:table-cell>
          <table:table-cell office:value-type="float" office:value="78.3102">
            <text:p>78.3102</text:p>
          </table:table-cell>
        </table:table-row>
        <table:table-row table:style-name="ro2">
          <table:table-cell office:value-type="float" office:value="133.1552">
            <text:p>133.1552</text:p>
          </table:table-cell>
          <table:table-cell office:value-type="float" office:value="111.4082">
            <text:p>111.4082</text:p>
          </table:table-cell>
        </table:table-row>
        <table:table-row table:style-name="ro2">
          <table:table-cell office:value-type="float" office:value="66.751">
            <text:p>66.751</text:p>
          </table:table-cell>
          <table:table-cell office:value-type="float" office:value="78.961">
            <text:p>78.961</text:p>
          </table:table-cell>
        </table:table-row>
        <table:table-row table:style-name="ro2">
          <table:table-cell office:value-type="float" office:value="149.0028">
            <text:p>149.0028</text:p>
          </table:table-cell>
          <table:table-cell office:value-type="float" office:value="99.7337">
            <text:p>99.7337</text:p>
          </table:table-cell>
        </table:table-row>
        <table:table-row table:style-name="ro2">
          <table:table-cell office:value-type="float" office:value="110.5077">
            <text:p>110.5077</text:p>
          </table:table-cell>
          <table:table-cell office:value-type="float" office:value="70.8897">
            <text:p>70.8897</text:p>
          </table:table-cell>
        </table:table-row>
        <table:table-row table:style-name="ro2">
          <table:table-cell office:value-type="float" office:value="92.1068">
            <text:p>92.1068</text:p>
          </table:table-cell>
          <table:table-cell office:value-type="float" office:value="150.944">
            <text:p>150.944</text:p>
          </table:table-cell>
        </table:table-row>
        <table:table-row table:style-name="ro2">
          <table:table-cell office:value-type="float" office:value="88.7664">
            <text:p>88.7664</text:p>
          </table:table-cell>
          <table:table-cell office:value-type="float" office:value="97.243">
            <text:p>97.243</text:p>
          </table:table-cell>
        </table:table-row>
        <table:table-row table:style-name="ro2">
          <table:table-cell office:value-type="float" office:value="142.3823">
            <text:p>142.3823</text:p>
          </table:table-cell>
          <table:table-cell office:value-type="float" office:value="94.5322">
            <text:p>94.5322</text:p>
          </table:table-cell>
        </table:table-row>
        <table:table-row table:style-name="ro2">
          <table:table-cell office:value-type="float" office:value="83.1709">
            <text:p>83.1709</text:p>
          </table:table-cell>
          <table:table-cell office:value-type="float" office:value="125.1852">
            <text:p>125.1852</text:p>
          </table:table-cell>
        </table:table-row>
        <table:table-row table:style-name="ro2">
          <table:table-cell office:value-type="float" office:value="69.5206">
            <text:p>69.5206</text:p>
          </table:table-cell>
          <table:table-cell office:value-type="float" office:value="93.7561">
            <text:p>93.7561</text:p>
          </table:table-cell>
        </table:table-row>
        <table:table-row table:style-name="ro2">
          <table:table-cell office:value-type="float" office:value="94.3703">
            <text:p>94.3703</text:p>
          </table:table-cell>
          <table:table-cell office:value-type="float" office:value="144.4322">
            <text:p>144.4322</text:p>
          </table:table-cell>
        </table:table-row>
        <table:table-row table:style-name="ro2">
          <table:table-cell office:value-type="float" office:value="116.8261">
            <text:p>116.8261</text:p>
          </table:table-cell>
          <table:table-cell office:value-type="float" office:value="98.184">
            <text:p>98.184</text:p>
          </table:table-cell>
        </table:table-row>
        <table:table-row table:style-name="ro2">
          <table:table-cell office:value-type="float" office:value="127.8396">
            <text:p>127.8396</text:p>
          </table:table-cell>
          <table:table-cell office:value-type="float" office:value="103.531">
            <text:p>103.531</text:p>
          </table:table-cell>
        </table:table-row>
        <table:table-row table:style-name="ro2">
          <table:table-cell office:value-type="float" office:value="94.832">
            <text:p>94.832</text:p>
          </table:table-cell>
          <table:table-cell office:value-type="float" office:value="102.7517">
            <text:p>102.7517</text:p>
          </table:table-cell>
        </table:table-row>
        <table:table-row table:style-name="ro2">
          <table:table-cell office:value-type="float" office:value="146.7564">
            <text:p>146.7564</text:p>
          </table:table-cell>
          <table:table-cell office:value-type="float" office:value="132.2082">
            <text:p>132.2082</text:p>
          </table:table-cell>
        </table:table-row>
        <table:table-row table:style-name="ro2">
          <table:table-cell office:value-type="float" office:value="129.323">
            <text:p>129.323</text:p>
          </table:table-cell>
          <table:table-cell office:value-type="float" office:value="73.9022">
            <text:p>73.9022</text:p>
          </table:table-cell>
        </table:table-row>
        <table:table-row table:style-name="ro2">
          <table:table-cell office:value-type="float" office:value="177.9561">
            <text:p>177.9561</text:p>
          </table:table-cell>
          <table:table-cell office:value-type="float" office:value="77.2391">
            <text:p>77.2391</text:p>
          </table:table-cell>
        </table:table-row>
        <table:table-row table:style-name="ro2">
          <table:table-cell office:value-type="float" office:value="73.568">
            <text:p>73.568</text:p>
          </table:table-cell>
          <table:table-cell office:value-type="float" office:value="135.2008">
            <text:p>135.2008</text:p>
          </table:table-cell>
        </table:table-row>
        <table:table-row table:style-name="ro2">
          <table:table-cell office:value-type="float" office:value="90.9217">
            <text:p>90.9217</text:p>
          </table:table-cell>
          <table:table-cell office:value-type="float" office:value="108.8232">
            <text:p>108.8232</text:p>
          </table:table-cell>
        </table:table-row>
        <table:table-row table:style-name="ro2">
          <table:table-cell office:value-type="float" office:value="88.8201">
            <text:p>88.8201</text:p>
          </table:table-cell>
          <table:table-cell office:value-type="float" office:value="98.6296">
            <text:p>98.6296</text:p>
          </table:table-cell>
        </table:table-row>
        <table:table-row table:style-name="ro2">
          <table:table-cell office:value-type="float" office:value="171.1996">
            <text:p>171.1996</text:p>
          </table:table-cell>
          <table:table-cell office:value-type="float" office:value="87.3707">
            <text:p>87.3707</text:p>
          </table:table-cell>
        </table:table-row>
        <table:table-row table:style-name="ro2">
          <table:table-cell office:value-type="float" office:value="136.4408">
            <text:p>136.4408</text:p>
          </table:table-cell>
          <table:table-cell office:value-type="float" office:value="120.0588">
            <text:p>120.0588</text:p>
          </table:table-cell>
        </table:table-row>
        <table:table-row table:style-name="ro2">
          <table:table-cell office:value-type="float" office:value="151.4729">
            <text:p>151.4729</text:p>
          </table:table-cell>
          <table:table-cell office:value-type="float" office:value="89.1318">
            <text:p>89.1318</text:p>
          </table:table-cell>
        </table:table-row>
        <table:table-row table:style-name="ro2">
          <table:table-cell office:value-type="float" office:value="155.1748">
            <text:p>155.1748</text:p>
          </table:table-cell>
          <table:table-cell office:value-type="float" office:value="29.3518">
            <text:p>29.3518</text:p>
          </table:table-cell>
        </table:table-row>
        <table:table-row table:style-name="ro2">
          <table:table-cell office:value-type="float" office:value="88.1684">
            <text:p>88.1684</text:p>
          </table:table-cell>
          <table:table-cell office:value-type="float" office:value="96.9246">
            <text:p>96.9246</text:p>
          </table:table-cell>
        </table:table-row>
        <table:table-row table:style-name="ro2">
          <table:table-cell office:value-type="float" office:value="148.4503">
            <text:p>148.4503</text:p>
          </table:table-cell>
          <table:table-cell office:value-type="float" office:value="128.6511">
            <text:p>128.6511</text:p>
          </table:table-cell>
        </table:table-row>
        <table:table-row table:style-name="ro2">
          <table:table-cell office:value-type="float" office:value="104.7505">
            <text:p>104.7505</text:p>
          </table:table-cell>
          <table:table-cell office:value-type="float" office:value="100.9214">
            <text:p>100.9214</text:p>
          </table:table-cell>
        </table:table-row>
        <table:table-row table:style-name="ro2">
          <table:table-cell office:value-type="float" office:value="156.3027">
            <text:p>156.3027</text:p>
          </table:table-cell>
          <table:table-cell office:value-type="float" office:value="91.3026">
            <text:p>91.3026</text:p>
          </table:table-cell>
        </table:table-row>
        <table:table-row table:style-name="ro2">
          <table:table-cell office:value-type="float" office:value="114.2533">
            <text:p>114.2533</text:p>
          </table:table-cell>
          <table:table-cell office:value-type="float" office:value="129.1857">
            <text:p>129.1857</text:p>
          </table:table-cell>
        </table:table-row>
        <table:table-row table:style-name="ro2">
          <table:table-cell office:value-type="float" office:value="129.0985">
            <text:p>129.0985</text:p>
          </table:table-cell>
          <table:table-cell office:value-type="float" office:value="129.2667">
            <text:p>129.2667</text:p>
          </table:table-cell>
        </table:table-row>
        <table:table-row table:style-name="ro2">
          <table:table-cell office:value-type="float" office:value="137.2833">
            <text:p>137.2833</text:p>
          </table:table-cell>
          <table:table-cell office:value-type="float" office:value="78.3388">
            <text:p>78.3388</text:p>
          </table:table-cell>
        </table:table-row>
        <table:table-row table:style-name="ro2">
          <table:table-cell office:value-type="float" office:value="135.0828">
            <text:p>135.0828</text:p>
          </table:table-cell>
          <table:table-cell office:value-type="float" office:value="83.2849">
            <text:p>83.2849</text:p>
          </table:table-cell>
        </table:table-row>
        <table:table-row table:style-name="ro2">
          <table:table-cell office:value-type="float" office:value="179.3092">
            <text:p>179.3092</text:p>
          </table:table-cell>
          <table:table-cell office:value-type="float" office:value="77.0198">
            <text:p>77.0198</text:p>
          </table:table-cell>
        </table:table-row>
        <table:table-row table:style-name="ro2">
          <table:table-cell office:value-type="float" office:value="103.2539">
            <text:p>103.2539</text:p>
          </table:table-cell>
          <table:table-cell office:value-type="float" office:value="103.6264">
            <text:p>103.6264</text:p>
          </table:table-cell>
        </table:table-row>
        <table:table-row table:style-name="ro2">
          <table:table-cell office:value-type="float" office:value="105.7678">
            <text:p>105.7678</text:p>
          </table:table-cell>
          <table:table-cell office:value-type="float" office:value="97.6224">
            <text:p>97.6224</text:p>
          </table:table-cell>
        </table:table-row>
        <table:table-row table:style-name="ro2">
          <table:table-cell office:value-type="float" office:value="132.3133">
            <text:p>132.3133</text:p>
          </table:table-cell>
          <table:table-cell office:value-type="float" office:value="77.9396">
            <text:p>77.9396</text:p>
          </table:table-cell>
        </table:table-row>
        <table:table-row table:style-name="ro2">
          <table:table-cell office:value-type="float" office:value="93.8113">
            <text:p>93.8113</text:p>
          </table:table-cell>
          <table:table-cell office:value-type="float" office:value="80.9199">
            <text:p>80.9199</text:p>
          </table:table-cell>
        </table:table-row>
        <table:table-row table:style-name="ro2">
          <table:table-cell office:value-type="float" office:value="133.8109">
            <text:p>133.8109</text:p>
          </table:table-cell>
          <table:table-cell office:value-type="float" office:value="76.1504">
            <text:p>76.1504</text:p>
          </table:table-cell>
        </table:table-row>
        <table:table-row table:style-name="ro2">
          <table:table-cell office:value-type="float" office:value="138.0271">
            <text:p>138.0271</text:p>
          </table:table-cell>
          <table:table-cell office:value-type="float" office:value="90.7669">
            <text:p>90.7669</text:p>
          </table:table-cell>
        </table:table-row>
        <table:table-row table:style-name="ro2">
          <table:table-cell office:value-type="float" office:value="88.6065">
            <text:p>88.6065</text:p>
          </table:table-cell>
          <table:table-cell office:value-type="float" office:value="89.691">
            <text:p>89.691</text:p>
          </table:table-cell>
        </table:table-row>
        <table:table-row table:style-name="ro2">
          <table:table-cell office:value-type="float" office:value="141.6545">
            <text:p>141.6545</text:p>
          </table:table-cell>
          <table:table-cell office:value-type="float" office:value="59.4686">
            <text:p>59.4686</text:p>
          </table:table-cell>
        </table:table-row>
        <table:table-row table:style-name="ro2">
          <table:table-cell office:value-type="float" office:value="150.0129">
            <text:p>150.0129</text:p>
          </table:table-cell>
          <table:table-cell office:value-type="float" office:value="73.586">
            <text:p>73.586</text:p>
          </table:table-cell>
        </table:table-row>
        <table:table-row table:style-name="ro2">
          <table:table-cell office:value-type="float" office:value="118.3308">
            <text:p>118.3308</text:p>
          </table:table-cell>
          <table:table-cell office:value-type="float" office:value="113.2258">
            <text:p>113.2258</text:p>
          </table:table-cell>
        </table:table-row>
        <table:table-row table:style-name="ro2">
          <table:table-cell office:value-type="float" office:value="131.9686">
            <text:p>131.9686</text:p>
          </table:table-cell>
          <table:table-cell office:value-type="float" office:value="72.0646">
            <text:p>72.0646</text:p>
          </table:table-cell>
        </table:table-row>
        <table:table-row table:style-name="ro2">
          <table:table-cell office:value-type="float" office:value="77.0402">
            <text:p>77.0402</text:p>
          </table:table-cell>
          <table:table-cell office:value-type="float" office:value="125.1787">
            <text:p>125.1787</text:p>
          </table:table-cell>
        </table:table-row>
        <table:table-row table:style-name="ro2">
          <table:table-cell office:value-type="float" office:value="82.8766">
            <text:p>82.8766</text:p>
          </table:table-cell>
          <table:table-cell office:value-type="float" office:value="101.1107">
            <text:p>101.1107</text:p>
          </table:table-cell>
        </table:table-row>
        <table:table-row table:style-name="ro2">
          <table:table-cell office:value-type="float" office:value="82.7559">
            <text:p>82.7559</text:p>
          </table:table-cell>
          <table:table-cell office:value-type="float" office:value="102.5783">
            <text:p>102.5783</text:p>
          </table:table-cell>
        </table:table-row>
        <table:table-row table:style-name="ro2">
          <table:table-cell office:value-type="float" office:value="94.1298">
            <text:p>94.1298</text:p>
          </table:table-cell>
          <table:table-cell office:value-type="float" office:value="98.6338">
            <text:p>98.6338</text:p>
          </table:table-cell>
        </table:table-row>
        <table:table-row table:style-name="ro2">
          <table:table-cell office:value-type="float" office:value="71.163">
            <text:p>71.163</text:p>
          </table:table-cell>
          <table:table-cell office:value-type="float" office:value="97.6483">
            <text:p>97.6483</text:p>
          </table:table-cell>
        </table:table-row>
        <table:table-row table:style-name="ro2">
          <table:table-cell office:value-type="float" office:value="70.6977">
            <text:p>70.6977</text:p>
          </table:table-cell>
          <table:table-cell office:value-type="float" office:value="119.5692">
            <text:p>119.5692</text:p>
          </table:table-cell>
        </table:table-row>
        <table:table-row table:style-name="ro2">
          <table:table-cell office:value-type="float" office:value="82.5696">
            <text:p>82.5696</text:p>
          </table:table-cell>
          <table:table-cell office:value-type="float" office:value="116.4807">
            <text:p>116.4807</text:p>
          </table:table-cell>
        </table:table-row>
        <table:table-row table:style-name="ro2">
          <table:table-cell office:value-type="float" office:value="87.3911">
            <text:p>87.3911</text:p>
          </table:table-cell>
          <table:table-cell office:value-type="float" office:value="124.9223">
            <text:p>124.9223</text:p>
          </table:table-cell>
        </table:table-row>
        <table:table-row table:style-name="ro2">
          <table:table-cell office:value-type="float" office:value="101.685">
            <text:p>101.685</text:p>
          </table:table-cell>
          <table:table-cell office:value-type="float" office:value="111.9229">
            <text:p>111.9229</text:p>
          </table:table-cell>
        </table:table-row>
        <table:table-row table:style-name="ro2">
          <table:table-cell office:value-type="float" office:value="31.9429">
            <text:p>31.9429</text:p>
          </table:table-cell>
          <table:table-cell office:value-type="float" office:value="75.7502">
            <text:p>75.7502</text:p>
          </table:table-cell>
        </table:table-row>
        <table:table-row table:style-name="ro2">
          <table:table-cell office:value-type="float" office:value="84.3124">
            <text:p>84.3124</text:p>
          </table:table-cell>
          <table:table-cell office:value-type="float" office:value="140.7619">
            <text:p>140.7619</text:p>
          </table:table-cell>
        </table:table-row>
        <table:table-row table:style-name="ro2">
          <table:table-cell office:value-type="float" office:value="94.7599">
            <text:p>94.7599</text:p>
          </table:table-cell>
          <table:table-cell office:value-type="float" office:value="108.2531">
            <text:p>108.2531</text:p>
          </table:table-cell>
        </table:table-row>
        <table:table-row table:style-name="ro2">
          <table:table-cell office:value-type="float" office:value="73.9915">
            <text:p>73.9915</text:p>
          </table:table-cell>
          <table:table-cell office:value-type="float" office:value="98.8471">
            <text:p>98.8471</text:p>
          </table:table-cell>
        </table:table-row>
        <table:table-row table:style-name="ro2">
          <table:table-cell office:value-type="float" office:value="29.0737">
            <text:p>29.0737</text:p>
          </table:table-cell>
          <table:table-cell office:value-type="float" office:value="100.1599">
            <text:p>100.1599</text:p>
          </table:table-cell>
        </table:table-row>
        <table:table-row table:style-name="ro2">
          <table:table-cell office:value-type="float" office:value="70.7397">
            <text:p>70.7397</text:p>
          </table:table-cell>
          <table:table-cell office:value-type="float" office:value="99.1582">
            <text:p>99.1582</text:p>
          </table:table-cell>
        </table:table-row>
        <table:table-row table:style-name="ro2">
          <table:table-cell office:value-type="float" office:value="55.3811">
            <text:p>55.3811</text:p>
          </table:table-cell>
          <table:table-cell office:value-type="float" office:value="108.9049">
            <text:p>108.9049</text:p>
          </table:table-cell>
        </table:table-row>
        <table:table-row table:style-name="ro2">
          <table:table-cell office:value-type="float" office:value="103.1322">
            <text:p>103.1322</text:p>
          </table:table-cell>
          <table:table-cell office:value-type="float" office:value="134.3626">
            <text:p>134.3626</text:p>
          </table:table-cell>
        </table:table-row>
        <table:table-row table:style-name="ro2">
          <table:table-cell office:value-type="float" office:value="79.3225">
            <text:p>79.3225</text:p>
          </table:table-cell>
          <table:table-cell office:value-type="float" office:value="116.7456">
            <text:p>116.7456</text:p>
          </table:table-cell>
        </table:table-row>
        <table:table-row table:style-name="ro2">
          <table:table-cell office:value-type="float" office:value="83.8354">
            <text:p>83.8354</text:p>
          </table:table-cell>
          <table:table-cell office:value-type="float" office:value="88.7635">
            <text:p>88.7635</text:p>
          </table:table-cell>
        </table:table-row>
        <table:table-row table:style-name="ro2">
          <table:table-cell office:value-type="float" office:value="167.0221">
            <text:p>167.0221</text:p>
          </table:table-cell>
          <table:table-cell office:value-type="float" office:value="116.2134">
            <text:p>116.2134</text:p>
          </table:table-cell>
        </table:table-row>
        <table:table-row table:style-name="ro2">
          <table:table-cell office:value-type="float" office:value="145.7258">
            <text:p>145.7258</text:p>
          </table:table-cell>
          <table:table-cell office:value-type="float" office:value="121.8428">
            <text:p>121.8428</text:p>
          </table:table-cell>
        </table:table-row>
        <table:table-row table:style-name="ro2">
          <table:table-cell office:value-type="float" office:value="160.3688">
            <text:p>160.3688</text:p>
          </table:table-cell>
          <table:table-cell office:value-type="float" office:value="146.158">
            <text:p>146.158</text:p>
          </table:table-cell>
        </table:table-row>
        <table:table-row table:style-name="ro2">
          <table:table-cell office:value-type="float" office:value="84.911">
            <text:p>84.911</text:p>
          </table:table-cell>
          <table:table-cell office:value-type="float" office:value="93.7533">
            <text:p>93.7533</text:p>
          </table:table-cell>
        </table:table-row>
        <table:table-row table:style-name="ro2">
          <table:table-cell office:value-type="float" office:value="88.0997">
            <text:p>88.0997</text:p>
          </table:table-cell>
          <table:table-cell office:value-type="float" office:value="80.5432">
            <text:p>80.5432</text:p>
          </table:table-cell>
        </table:table-row>
        <table:table-row table:style-name="ro2">
          <table:table-cell office:value-type="float" office:value="94.1324">
            <text:p>94.1324</text:p>
          </table:table-cell>
          <table:table-cell office:value-type="float" office:value="97.4551">
            <text:p>97.4551</text:p>
          </table:table-cell>
        </table:table-row>
        <table:table-row table:style-name="ro2">
          <table:table-cell office:value-type="float" office:value="106.2395">
            <text:p>106.2395</text:p>
          </table:table-cell>
          <table:table-cell office:value-type="float" office:value="89.9579">
            <text:p>89.9579</text:p>
          </table:table-cell>
        </table:table-row>
        <table:table-row table:style-name="ro2">
          <table:table-cell office:value-type="float" office:value="45.8397">
            <text:p>45.8397</text:p>
          </table:table-cell>
          <table:table-cell office:value-type="float" office:value="122.636">
            <text:p>122.636</text:p>
          </table:table-cell>
        </table:table-row>
        <table:table-row table:style-name="ro2">
          <table:table-cell office:value-type="float" office:value="78.3022">
            <text:p>78.3022</text:p>
          </table:table-cell>
          <table:table-cell office:value-type="float" office:value="93.3993">
            <text:p>93.3993</text:p>
          </table:table-cell>
        </table:table-row>
        <table:table-row table:style-name="ro2">
          <table:table-cell office:value-type="float" office:value="102.8229">
            <text:p>102.8229</text:p>
          </table:table-cell>
          <table:table-cell office:value-type="float" office:value="114.8707">
            <text:p>114.8707</text:p>
          </table:table-cell>
        </table:table-row>
        <table:table-row table:style-name="ro2">
          <table:table-cell office:value-type="float" office:value="65.1051">
            <text:p>65.1051</text:p>
          </table:table-cell>
          <table:table-cell office:value-type="float" office:value="140.1649">
            <text:p>140.1649</text:p>
          </table:table-cell>
        </table:table-row>
        <table:table-row table:style-name="ro2">
          <table:table-cell office:value-type="float" office:value="116.2695">
            <text:p>116.2695</text:p>
          </table:table-cell>
          <table:table-cell office:value-type="float" office:value="120.8741">
            <text:p>120.8741</text:p>
          </table:table-cell>
        </table:table-row>
        <table:table-row table:style-name="ro2">
          <table:table-cell office:value-type="float" office:value="70.2496">
            <text:p>70.2496</text:p>
          </table:table-cell>
          <table:table-cell office:value-type="float" office:value="127.5171">
            <text:p>127.5171</text:p>
          </table:table-cell>
        </table:table-row>
        <table:table-row table:style-name="ro2">
          <table:table-cell office:value-type="float" office:value="70.6401">
            <text:p>70.6401</text:p>
          </table:table-cell>
          <table:table-cell office:value-type="float" office:value="99.5957">
            <text:p>99.5957</text:p>
          </table:table-cell>
        </table:table-row>
        <table:table-row table:style-name="ro2">
          <table:table-cell office:value-type="float" office:value="90.8065">
            <text:p>90.8065</text:p>
          </table:table-cell>
          <table:table-cell office:value-type="float" office:value="82.0059">
            <text:p>82.0059</text:p>
          </table:table-cell>
        </table:table-row>
        <table:table-row table:style-name="ro2">
          <table:table-cell office:value-type="float" office:value="91.067">
            <text:p>91.067</text:p>
          </table:table-cell>
          <table:table-cell office:value-type="float" office:value="73.3096">
            <text:p>73.3096</text:p>
          </table:table-cell>
        </table:table-row>
        <table:table-row table:style-name="ro2">
          <table:table-cell office:value-type="float" office:value="125.6067">
            <text:p>125.6067</text:p>
          </table:table-cell>
          <table:table-cell office:value-type="float" office:value="92.2167">
            <text:p>92.2167</text:p>
          </table:table-cell>
        </table:table-row>
        <table:table-row table:style-name="ro2">
          <table:table-cell office:value-type="float" office:value="91.5299">
            <text:p>91.5299</text:p>
          </table:table-cell>
          <table:table-cell office:value-type="float" office:value="135.1754">
            <text:p>135.1754</text:p>
          </table:table-cell>
        </table:table-row>
        <table:table-row table:style-name="ro2">
          <table:table-cell office:value-type="float" office:value="131.2091">
            <text:p>131.2091</text:p>
          </table:table-cell>
          <table:table-cell office:value-type="float" office:value="99.2671">
            <text:p>99.2671</text:p>
          </table:table-cell>
        </table:table-row>
        <table:table-row table:style-name="ro2">
          <table:table-cell office:value-type="float" office:value="152.4668">
            <text:p>152.4668</text:p>
          </table:table-cell>
          <table:table-cell office:value-type="float" office:value="132.2531">
            <text:p>132.2531</text:p>
          </table:table-cell>
        </table:table-row>
        <table:table-row table:style-name="ro2">
          <table:table-cell office:value-type="float" office:value="154.2632">
            <text:p>154.2632</text:p>
          </table:table-cell>
          <table:table-cell office:value-type="float" office:value="118.7313">
            <text:p>118.7313</text:p>
          </table:table-cell>
        </table:table-row>
        <table:table-row table:style-name="ro2">
          <table:table-cell office:value-type="float" office:value="68.8765">
            <text:p>68.8765</text:p>
          </table:table-cell>
          <table:table-cell office:value-type="float" office:value="91.8636">
            <text:p>91.8636</text:p>
          </table:table-cell>
        </table:table-row>
        <table:table-row table:style-name="ro2">
          <table:table-cell office:value-type="float" office:value="46.9212">
            <text:p>46.9212</text:p>
          </table:table-cell>
          <table:table-cell office:value-type="float" office:value="87.779">
            <text:p>87.779</text:p>
          </table:table-cell>
        </table:table-row>
        <table:table-row table:style-name="ro2">
          <table:table-cell office:value-type="float" office:value="131.2276">
            <text:p>131.2276</text:p>
          </table:table-cell>
          <table:table-cell office:value-type="float" office:value="82.7722">
            <text:p>82.7722</text:p>
          </table:table-cell>
        </table:table-row>
        <table:table-row table:style-name="ro2">
          <table:table-cell office:value-type="float" office:value="65.8666">
            <text:p>65.8666</text:p>
          </table:table-cell>
          <table:table-cell office:value-type="float" office:value="94.7007">
            <text:p>94.7007</text:p>
          </table:table-cell>
        </table:table-row>
        <table:table-row table:style-name="ro2">
          <table:table-cell office:value-type="float" office:value="76.3362">
            <text:p>76.3362</text:p>
          </table:table-cell>
          <table:table-cell office:value-type="float" office:value="75.3295">
            <text:p>75.3295</text:p>
          </table:table-cell>
        </table:table-row>
        <table:table-row table:style-name="ro2">
          <table:table-cell office:value-type="float" office:value="25.578">
            <text:p>25.578</text:p>
          </table:table-cell>
          <table:table-cell office:value-type="float" office:value="99.6452">
            <text:p>99.6452</text:p>
          </table:table-cell>
        </table:table-row>
        <table:table-row table:style-name="ro2">
          <table:table-cell office:value-type="float" office:value="81.5249">
            <text:p>81.5249</text:p>
          </table:table-cell>
          <table:table-cell office:value-type="float" office:value="59.1054">
            <text:p>59.1054</text:p>
          </table:table-cell>
        </table:table-row>
        <table:table-row table:style-name="ro2">
          <table:table-cell office:value-type="float" office:value="103.3391">
            <text:p>103.3391</text:p>
          </table:table-cell>
          <table:table-cell office:value-type="float" office:value="89.9414">
            <text:p>89.9414</text:p>
          </table:table-cell>
        </table:table-row>
        <table:table-row table:style-name="ro2">
          <table:table-cell office:value-type="float" office:value="57.8314">
            <text:p>57.8314</text:p>
          </table:table-cell>
          <table:table-cell office:value-type="float" office:value="88.8498">
            <text:p>88.8498</text:p>
          </table:table-cell>
        </table:table-row>
        <table:table-row table:style-name="ro2">
          <table:table-cell office:value-type="float" office:value="110.0799">
            <text:p>110.0799</text:p>
          </table:table-cell>
          <table:table-cell office:value-type="float" office:value="105.636">
            <text:p>105.636</text:p>
          </table:table-cell>
        </table:table-row>
        <table:table-row table:style-name="ro2">
          <table:table-cell office:value-type="float" office:value="103.0524">
            <text:p>103.0524</text:p>
          </table:table-cell>
          <table:table-cell office:value-type="float" office:value="104.6961">
            <text:p>104.6961</text:p>
          </table:table-cell>
        </table:table-row>
        <table:table-row table:style-name="ro2">
          <table:table-cell office:value-type="float" office:value="115.9724">
            <text:p>115.9724</text:p>
          </table:table-cell>
          <table:table-cell office:value-type="float" office:value="140.0985">
            <text:p>140.0985</text:p>
          </table:table-cell>
        </table:table-row>
        <table:table-row table:style-name="ro2">
          <table:table-cell office:value-type="float" office:value="101.0089">
            <text:p>101.0089</text:p>
          </table:table-cell>
          <table:table-cell office:value-type="float" office:value="99.6135">
            <text:p>99.6135</text:p>
          </table:table-cell>
        </table:table-row>
        <table:table-row table:style-name="ro2">
          <table:table-cell office:value-type="float" office:value="134.6983">
            <text:p>134.6983</text:p>
          </table:table-cell>
          <table:table-cell office:value-type="float" office:value="101.4138">
            <text:p>101.4138</text:p>
          </table:table-cell>
        </table:table-row>
        <table:table-row table:style-name="ro2">
          <table:table-cell office:value-type="float" office:value="117.9415">
            <text:p>117.9415</text:p>
          </table:table-cell>
          <table:table-cell office:value-type="float" office:value="66.2915">
            <text:p>66.2915</text:p>
          </table:table-cell>
        </table:table-row>
        <table:table-row table:style-name="ro2">
          <table:table-cell office:value-type="float" office:value="95.9514">
            <text:p>95.9514</text:p>
          </table:table-cell>
          <table:table-cell office:value-type="float" office:value="110.3229">
            <text:p>110.3229</text:p>
          </table:table-cell>
        </table:table-row>
        <table:table-row table:style-name="ro2">
          <table:table-cell office:value-type="float" office:value="51.0245">
            <text:p>51.0245</text:p>
          </table:table-cell>
          <table:table-cell office:value-type="float" office:value="66.4479">
            <text:p>66.4479</text:p>
          </table:table-cell>
        </table:table-row>
        <table:table-row table:style-name="ro2">
          <table:table-cell office:value-type="float" office:value="135.3795">
            <text:p>135.3795</text:p>
          </table:table-cell>
          <table:table-cell office:value-type="float" office:value="89.9003">
            <text:p>89.9003</text:p>
          </table:table-cell>
        </table:table-row>
        <table:table-row table:style-name="ro2">
          <table:table-cell office:value-type="float" office:value="133.9567">
            <text:p>133.9567</text:p>
          </table:table-cell>
          <table:table-cell office:value-type="float" office:value="70.9779">
            <text:p>70.9779</text:p>
          </table:table-cell>
        </table:table-row>
        <table:table-row table:style-name="ro2">
          <table:table-cell office:value-type="float" office:value="92.4053">
            <text:p>92.4053</text:p>
          </table:table-cell>
          <table:table-cell office:value-type="float" office:value="108.3087">
            <text:p>108.3087</text:p>
          </table:table-cell>
        </table:table-row>
        <table:table-row table:style-name="ro2">
          <table:table-cell office:value-type="float" office:value="103.8675">
            <text:p>103.8675</text:p>
          </table:table-cell>
          <table:table-cell office:value-type="float" office:value="116.7929">
            <text:p>116.7929</text:p>
          </table:table-cell>
        </table:table-row>
        <table:table-row table:style-name="ro2">
          <table:table-cell office:value-type="float" office:value="118.8421">
            <text:p>118.8421</text:p>
          </table:table-cell>
          <table:table-cell office:value-type="float" office:value="73.4873">
            <text:p>73.4873</text:p>
          </table:table-cell>
        </table:table-row>
        <table:table-row table:style-name="ro2">
          <table:table-cell office:value-type="float" office:value="87.5968">
            <text:p>87.5968</text:p>
          </table:table-cell>
          <table:table-cell office:value-type="float" office:value="101.1704">
            <text:p>101.1704</text:p>
          </table:table-cell>
        </table:table-row>
        <table:table-row table:style-name="ro2">
          <table:table-cell office:value-type="float" office:value="121.5574">
            <text:p>121.5574</text:p>
          </table:table-cell>
          <table:table-cell office:value-type="float" office:value="109.7482">
            <text:p>109.7482</text:p>
          </table:table-cell>
        </table:table-row>
        <table:table-row table:style-name="ro2">
          <table:table-cell office:value-type="float" office:value="117.8357">
            <text:p>117.8357</text:p>
          </table:table-cell>
          <table:table-cell office:value-type="float" office:value="72.0598">
            <text:p>72.0598</text:p>
          </table:table-cell>
        </table:table-row>
        <table:table-row table:style-name="ro2">
          <table:table-cell office:value-type="float" office:value="101.5307">
            <text:p>101.5307</text:p>
          </table:table-cell>
          <table:table-cell office:value-type="float" office:value="67.9384">
            <text:p>67.9384</text:p>
          </table:table-cell>
        </table:table-row>
        <table:table-row table:style-name="ro2">
          <table:table-cell office:value-type="float" office:value="78.9179">
            <text:p>78.9179</text:p>
          </table:table-cell>
          <table:table-cell office:value-type="float" office:value="82.8842">
            <text:p>82.8842</text:p>
          </table:table-cell>
        </table:table-row>
        <table:table-row table:style-name="ro2">
          <table:table-cell office:value-type="float" office:value="108.5487">
            <text:p>108.5487</text:p>
          </table:table-cell>
          <table:table-cell office:value-type="float" office:value="67.3342">
            <text:p>67.3342</text:p>
          </table:table-cell>
        </table:table-row>
        <table:table-row table:style-name="ro2">
          <table:table-cell office:value-type="float" office:value="119.3941">
            <text:p>119.3941</text:p>
          </table:table-cell>
          <table:table-cell office:value-type="float" office:value="47.742">
            <text:p>47.742</text:p>
          </table:table-cell>
        </table:table-row>
        <table:table-row table:style-name="ro2">
          <table:table-cell office:value-type="float" office:value="177.9485">
            <text:p>177.9485</text:p>
          </table:table-cell>
          <table:table-cell office:value-type="float" office:value="144.7714">
            <text:p>144.7714</text:p>
          </table:table-cell>
        </table:table-row>
        <table:table-row table:style-name="ro2">
          <table:table-cell office:value-type="float" office:value="98.7659">
            <text:p>98.7659</text:p>
          </table:table-cell>
          <table:table-cell office:value-type="float" office:value="107.5769">
            <text:p>107.5769</text:p>
          </table:table-cell>
        </table:table-row>
        <table:table-row table:style-name="ro2">
          <table:table-cell office:value-type="float" office:value="115.1461">
            <text:p>115.1461</text:p>
          </table:table-cell>
          <table:table-cell office:value-type="float" office:value="105.6329">
            <text:p>105.6329</text:p>
          </table:table-cell>
        </table:table-row>
        <table:table-row table:style-name="ro2">
          <table:table-cell office:value-type="float" office:value="101.4907">
            <text:p>101.4907</text:p>
          </table:table-cell>
          <table:table-cell office:value-type="float" office:value="99.5106">
            <text:p>99.5106</text:p>
          </table:table-cell>
        </table:table-row>
        <table:table-row table:style-name="ro2">
          <table:table-cell office:value-type="float" office:value="158.4066">
            <text:p>158.4066</text:p>
          </table:table-cell>
          <table:table-cell office:value-type="float" office:value="101.0755">
            <text:p>101.0755</text:p>
          </table:table-cell>
        </table:table-row>
        <table:table-row table:style-name="ro2">
          <table:table-cell office:value-type="float" office:value="107.858">
            <text:p>107.858</text:p>
          </table:table-cell>
          <table:table-cell office:value-type="float" office:value="93.0619">
            <text:p>93.0619</text:p>
          </table:table-cell>
        </table:table-row>
        <table:table-row table:style-name="ro2">
          <table:table-cell office:value-type="float" office:value="82.7687">
            <text:p>82.7687</text:p>
          </table:table-cell>
          <table:table-cell office:value-type="float" office:value="73.5617">
            <text:p>73.5617</text:p>
          </table:table-cell>
        </table:table-row>
        <table:table-row table:style-name="ro2">
          <table:table-cell office:value-type="float" office:value="79.7594">
            <text:p>79.7594</text:p>
          </table:table-cell>
          <table:table-cell office:value-type="float" office:value="89.8527">
            <text:p>89.8527</text:p>
          </table:table-cell>
        </table:table-row>
        <table:table-row table:style-name="ro2">
          <table:table-cell office:value-type="float" office:value="55.0613">
            <text:p>55.0613</text:p>
          </table:table-cell>
          <table:table-cell office:value-type="float" office:value="111.8533">
            <text:p>111.8533</text:p>
          </table:table-cell>
        </table:table-row>
        <table:table-row table:style-name="ro2">
          <table:table-cell office:value-type="float" office:value="76.951">
            <text:p>76.951</text:p>
          </table:table-cell>
          <table:table-cell office:value-type="float" office:value="100.4724">
            <text:p>100.4724</text:p>
          </table:table-cell>
        </table:table-row>
        <table:table-row table:style-name="ro2">
          <table:table-cell office:value-type="float" office:value="79.671">
            <text:p>79.671</text:p>
          </table:table-cell>
          <table:table-cell office:value-type="float" office:value="104.2652">
            <text:p>104.2652</text:p>
          </table:table-cell>
        </table:table-row>
        <table:table-row table:style-name="ro2">
          <table:table-cell office:value-type="float" office:value="175.2486">
            <text:p>175.2486</text:p>
          </table:table-cell>
          <table:table-cell office:value-type="float" office:value="91.2449">
            <text:p>91.2449</text:p>
          </table:table-cell>
        </table:table-row>
        <table:table-row table:style-name="ro2">
          <table:table-cell office:value-type="float" office:value="132.0469">
            <text:p>132.0469</text:p>
          </table:table-cell>
          <table:table-cell office:value-type="float" office:value="58.2361">
            <text:p>58.2361</text:p>
          </table:table-cell>
        </table:table-row>
        <table:table-row table:style-name="ro2">
          <table:table-cell office:value-type="float" office:value="109.522">
            <text:p>109.522</text:p>
          </table:table-cell>
          <table:table-cell office:value-type="float" office:value="84.7053">
            <text:p>84.7053</text:p>
          </table:table-cell>
        </table:table-row>
        <table:table-row table:style-name="ro2">
          <table:table-cell office:value-type="float" office:value="102.3538">
            <text:p>102.3538</text:p>
          </table:table-cell>
          <table:table-cell office:value-type="float" office:value="117.5661">
            <text:p>117.5661</text:p>
          </table:table-cell>
        </table:table-row>
        <table:table-row table:style-name="ro2">
          <table:table-cell office:value-type="float" office:value="74.6613">
            <text:p>74.6613</text:p>
          </table:table-cell>
          <table:table-cell office:value-type="float" office:value="128.9285">
            <text:p>128.9285</text:p>
          </table:table-cell>
        </table:table-row>
        <table:table-row table:style-name="ro2">
          <table:table-cell office:value-type="float" office:value="109.3494">
            <text:p>109.3494</text:p>
          </table:table-cell>
          <table:table-cell office:value-type="float" office:value="133.7698">
            <text:p>133.7698</text:p>
          </table:table-cell>
        </table:table-row>
        <table:table-row table:style-name="ro2">
          <table:table-cell office:value-type="float" office:value="98.8824">
            <text:p>98.8824</text:p>
          </table:table-cell>
          <table:table-cell office:value-type="float" office:value="121.6869">
            <text:p>121.6869</text:p>
          </table:table-cell>
        </table:table-row>
        <table:table-row table:style-name="ro2">
          <table:table-cell office:value-type="float" office:value="145.8493">
            <text:p>145.8493</text:p>
          </table:table-cell>
          <table:table-cell office:value-type="float" office:value="111.7289">
            <text:p>111.7289</text:p>
          </table:table-cell>
        </table:table-row>
        <table:table-row table:style-name="ro2">
          <table:table-cell office:value-type="float" office:value="121.6957">
            <text:p>121.6957</text:p>
          </table:table-cell>
          <table:table-cell office:value-type="float" office:value="25.4103">
            <text:p>25.4103</text:p>
          </table:table-cell>
        </table:table-row>
        <table:table-row table:style-name="ro2">
          <table:table-cell office:value-type="float" office:value="75.2959">
            <text:p>75.2959</text:p>
          </table:table-cell>
          <table:table-cell office:value-type="float" office:value="108.3698">
            <text:p>108.3698</text:p>
          </table:table-cell>
        </table:table-row>
        <table:table-row table:style-name="ro2">
          <table:table-cell office:value-type="float" office:value="116.9253">
            <text:p>116.9253</text:p>
          </table:table-cell>
          <table:table-cell office:value-type="float" office:value="106.1588">
            <text:p>106.1588</text:p>
          </table:table-cell>
        </table:table-row>
        <table:table-row table:style-name="ro2">
          <table:table-cell office:value-type="float" office:value="104.6879">
            <text:p>104.6879</text:p>
          </table:table-cell>
          <table:table-cell office:value-type="float" office:value="71.5195">
            <text:p>71.5195</text:p>
          </table:table-cell>
        </table:table-row>
        <table:table-row table:style-name="ro2">
          <table:table-cell office:value-type="float" office:value="93.2811">
            <text:p>93.2811</text:p>
          </table:table-cell>
          <table:table-cell office:value-type="float" office:value="155.0009">
            <text:p>155.0009</text:p>
          </table:table-cell>
        </table:table-row>
        <table:table-row table:style-name="ro2">
          <table:table-cell office:value-type="float" office:value="92.2463">
            <text:p>92.2463</text:p>
          </table:table-cell>
          <table:table-cell office:value-type="float" office:value="153.899">
            <text:p>153.899</text:p>
          </table:table-cell>
        </table:table-row>
        <table:table-row table:style-name="ro2">
          <table:table-cell office:value-type="float" office:value="98.0911">
            <text:p>98.0911</text:p>
          </table:table-cell>
          <table:table-cell office:value-type="float" office:value="119.2377">
            <text:p>119.2377</text:p>
          </table:table-cell>
        </table:table-row>
        <table:table-row table:style-name="ro2">
          <table:table-cell office:value-type="float" office:value="88.0769">
            <text:p>88.0769</text:p>
          </table:table-cell>
          <table:table-cell office:value-type="float" office:value="167.3614">
            <text:p>167.3614</text:p>
          </table:table-cell>
        </table:table-row>
        <table:table-row table:style-name="ro2">
          <table:table-cell office:value-type="float" office:value="88.5275">
            <text:p>88.5275</text:p>
          </table:table-cell>
          <table:table-cell office:value-type="float" office:value="116.2663">
            <text:p>116.2663</text:p>
          </table:table-cell>
        </table:table-row>
        <table:table-row table:style-name="ro2">
          <table:table-cell office:value-type="float" office:value="90.0643">
            <text:p>90.0643</text:p>
          </table:table-cell>
          <table:table-cell office:value-type="float" office:value="85.5464">
            <text:p>85.5464</text:p>
          </table:table-cell>
        </table:table-row>
        <table:table-row table:style-name="ro2">
          <table:table-cell office:value-type="float" office:value="85.3748">
            <text:p>85.3748</text:p>
          </table:table-cell>
          <table:table-cell office:value-type="float" office:value="121.009">
            <text:p>121.009</text:p>
          </table:table-cell>
        </table:table-row>
        <table:table-row table:style-name="ro2">
          <table:table-cell office:value-type="float" office:value="59.6711">
            <text:p>59.6711</text:p>
          </table:table-cell>
          <table:table-cell office:value-type="float" office:value="100.8436">
            <text:p>100.8436</text:p>
          </table:table-cell>
        </table:table-row>
        <table:table-row table:style-name="ro2">
          <table:table-cell office:value-type="float" office:value="139.6684">
            <text:p>139.6684</text:p>
          </table:table-cell>
          <table:table-cell office:value-type="float" office:value="100.0943">
            <text:p>100.0943</text:p>
          </table:table-cell>
        </table:table-row>
        <table:table-row table:style-name="ro2">
          <table:table-cell office:value-type="float" office:value="98.7904">
            <text:p>98.7904</text:p>
          </table:table-cell>
          <table:table-cell office:value-type="float" office:value="114.3614">
            <text:p>114.3614</text:p>
          </table:table-cell>
        </table:table-row>
        <table:table-row table:style-name="ro2">
          <table:table-cell office:value-type="float" office:value="85.4897">
            <text:p>85.4897</text:p>
          </table:table-cell>
          <table:table-cell office:value-type="float" office:value="98.0593">
            <text:p>98.0593</text:p>
          </table:table-cell>
        </table:table-row>
        <table:table-row table:style-name="ro2">
          <table:table-cell office:value-type="float" office:value="131.6636">
            <text:p>131.6636</text:p>
          </table:table-cell>
          <table:table-cell office:value-type="float" office:value="66.5369">
            <text:p>66.5369</text:p>
          </table:table-cell>
        </table:table-row>
        <table:table-row table:style-name="ro2">
          <table:table-cell office:value-type="float" office:value="93.6511">
            <text:p>93.6511</text:p>
          </table:table-cell>
          <table:table-cell office:value-type="float" office:value="109.0342">
            <text:p>109.0342</text:p>
          </table:table-cell>
        </table:table-row>
        <table:table-row table:style-name="ro2">
          <table:table-cell office:value-type="float" office:value="140.8392">
            <text:p>140.8392</text:p>
          </table:table-cell>
          <table:table-cell office:value-type="float" office:value="80.8177">
            <text:p>80.8177</text:p>
          </table:table-cell>
        </table:table-row>
        <table:table-row table:style-name="ro2">
          <table:table-cell office:value-type="float" office:value="112.4189">
            <text:p>112.4189</text:p>
          </table:table-cell>
          <table:table-cell office:value-type="float" office:value="118.6757">
            <text:p>118.6757</text:p>
          </table:table-cell>
        </table:table-row>
        <table:table-row table:style-name="ro2">
          <table:table-cell office:value-type="float" office:value="124.2463">
            <text:p>124.2463</text:p>
          </table:table-cell>
          <table:table-cell office:value-type="float" office:value="99.9048">
            <text:p>99.9048</text:p>
          </table:table-cell>
        </table:table-row>
        <table:table-row table:style-name="ro2">
          <table:table-cell office:value-type="float" office:value="143.4139">
            <text:p>143.4139</text:p>
          </table:table-cell>
          <table:table-cell office:value-type="float" office:value="106.2754">
            <text:p>106.2754</text:p>
          </table:table-cell>
        </table:table-row>
        <table:table-row table:style-name="ro2">
          <table:table-cell office:value-type="float" office:value="79.1195">
            <text:p>79.1195</text:p>
          </table:table-cell>
          <table:table-cell office:value-type="float" office:value="95.7931">
            <text:p>95.7931</text:p>
          </table:table-cell>
        </table:table-row>
        <table:table-row table:style-name="ro2">
          <table:table-cell office:value-type="float" office:value="103.8245">
            <text:p>103.8245</text:p>
          </table:table-cell>
          <table:table-cell office:value-type="float" office:value="124.3992">
            <text:p>124.3992</text:p>
          </table:table-cell>
        </table:table-row>
        <table:table-row table:style-name="ro2">
          <table:table-cell office:value-type="float" office:value="127.4441">
            <text:p>127.4441</text:p>
          </table:table-cell>
          <table:table-cell office:value-type="float" office:value="88.1598">
            <text:p>88.1598</text:p>
          </table:table-cell>
        </table:table-row>
        <table:table-row table:style-name="ro2">
          <table:table-cell office:value-type="float" office:value="157.6159">
            <text:p>157.6159</text:p>
          </table:table-cell>
          <table:table-cell office:value-type="float" office:value="92.1273">
            <text:p>92.1273</text:p>
          </table:table-cell>
        </table:table-row>
        <table:table-row table:style-name="ro2">
          <table:table-cell office:value-type="float" office:value="140.0948">
            <text:p>140.0948</text:p>
          </table:table-cell>
          <table:table-cell office:value-type="float" office:value="70.9319">
            <text:p>70.9319</text:p>
          </table:table-cell>
        </table:table-row>
        <table:table-row table:style-name="ro2">
          <table:table-cell office:value-type="float" office:value="106.4288">
            <text:p>106.4288</text:p>
          </table:table-cell>
          <table:table-cell office:value-type="float" office:value="120.8505">
            <text:p>120.8505</text:p>
          </table:table-cell>
        </table:table-row>
        <table:table-row table:style-name="ro2">
          <table:table-cell office:value-type="float" office:value="122.5647">
            <text:p>122.5647</text:p>
          </table:table-cell>
          <table:table-cell office:value-type="float" office:value="131.5925">
            <text:p>131.5925</text:p>
          </table:table-cell>
        </table:table-row>
        <table:table-row table:style-name="ro2">
          <table:table-cell office:value-type="float" office:value="79.8007">
            <text:p>79.8007</text:p>
          </table:table-cell>
          <table:table-cell office:value-type="float" office:value="120.2953">
            <text:p>120.2953</text:p>
          </table:table-cell>
        </table:table-row>
        <table:table-row table:style-name="ro2">
          <table:table-cell office:value-type="float" office:value="131.2821">
            <text:p>131.2821</text:p>
          </table:table-cell>
          <table:table-cell office:value-type="float" office:value="102.5642">
            <text:p>102.5642</text:p>
          </table:table-cell>
        </table:table-row>
        <table:table-row table:style-name="ro2">
          <table:table-cell office:value-type="float" office:value="39.5115">
            <text:p>39.5115</text:p>
          </table:table-cell>
          <table:table-cell office:value-type="float" office:value="205.6802">
            <text:p>205.6802</text:p>
          </table:table-cell>
        </table:table-row>
        <table:table-row table:style-name="ro2">
          <table:table-cell office:value-type="float" office:value="85.4463">
            <text:p>85.4463</text:p>
          </table:table-cell>
          <table:table-cell office:value-type="float" office:value="97.2217">
            <text:p>97.2217</text:p>
          </table:table-cell>
        </table:table-row>
        <table:table-row table:style-name="ro2">
          <table:table-cell office:value-type="float" office:value="122.8793">
            <text:p>122.8793</text:p>
          </table:table-cell>
          <table:table-cell office:value-type="float" office:value="70.8312">
            <text:p>70.8312</text:p>
          </table:table-cell>
        </table:table-row>
        <table:table-row table:style-name="ro2">
          <table:table-cell office:value-type="float" office:value="118.8265">
            <text:p>118.8265</text:p>
          </table:table-cell>
          <table:table-cell office:value-type="float" office:value="112.8436">
            <text:p>112.8436</text:p>
          </table:table-cell>
        </table:table-row>
        <table:table-row table:style-name="ro2">
          <table:table-cell office:value-type="float" office:value="86.42">
            <text:p>86.42</text:p>
          </table:table-cell>
          <table:table-cell office:value-type="float" office:value="87.5981">
            <text:p>87.5981</text:p>
          </table:table-cell>
        </table:table-row>
        <table:table-row table:style-name="ro2">
          <table:table-cell office:value-type="float" office:value="83.1936">
            <text:p>83.1936</text:p>
          </table:table-cell>
          <table:table-cell office:value-type="float" office:value="103.1294">
            <text:p>103.1294</text:p>
          </table:table-cell>
        </table:table-row>
        <table:table-row table:style-name="ro2">
          <table:table-cell office:value-type="float" office:value="146.9762">
            <text:p>146.9762</text:p>
          </table:table-cell>
          <table:table-cell office:value-type="float" office:value="83.404">
            <text:p>83.404</text:p>
          </table:table-cell>
        </table:table-row>
        <table:table-row table:style-name="ro2">
          <table:table-cell office:value-type="float" office:value="83.4614">
            <text:p>83.4614</text:p>
          </table:table-cell>
          <table:table-cell office:value-type="float" office:value="122.7038">
            <text:p>122.7038</text:p>
          </table:table-cell>
        </table:table-row>
        <table:table-row table:style-name="ro2">
          <table:table-cell office:value-type="float" office:value="80.9402">
            <text:p>80.9402</text:p>
          </table:table-cell>
          <table:table-cell office:value-type="float" office:value="31.9304">
            <text:p>31.9304</text:p>
          </table:table-cell>
        </table:table-row>
        <table:table-row table:style-name="ro2">
          <table:table-cell office:value-type="float" office:value="95.3532">
            <text:p>95.3532</text:p>
          </table:table-cell>
          <table:table-cell office:value-type="float" office:value="81.7683">
            <text:p>81.7683</text:p>
          </table:table-cell>
        </table:table-row>
        <table:table-row table:style-name="ro2">
          <table:table-cell office:value-type="float" office:value="183.3734">
            <text:p>183.3734</text:p>
          </table:table-cell>
          <table:table-cell office:value-type="float" office:value="139.7541">
            <text:p>139.7541</text:p>
          </table:table-cell>
        </table:table-row>
        <table:table-row table:style-name="ro2">
          <table:table-cell office:value-type="float" office:value="131.9274">
            <text:p>131.9274</text:p>
          </table:table-cell>
          <table:table-cell office:value-type="float" office:value="68.0555">
            <text:p>68.0555</text:p>
          </table:table-cell>
        </table:table-row>
        <table:table-row table:style-name="ro2">
          <table:table-cell office:value-type="float" office:value="115.1526">
            <text:p>115.1526</text:p>
          </table:table-cell>
          <table:table-cell office:value-type="float" office:value="89.8847">
            <text:p>89.8847</text:p>
          </table:table-cell>
        </table:table-row>
        <table:table-row table:style-name="ro2">
          <table:table-cell office:value-type="float" office:value="139.0659">
            <text:p>139.0659</text:p>
          </table:table-cell>
          <table:table-cell office:value-type="float" office:value="111.2549">
            <text:p>111.2549</text:p>
          </table:table-cell>
        </table:table-row>
        <table:table-row table:style-name="ro2">
          <table:table-cell office:value-type="float" office:value="111.0738">
            <text:p>111.0738</text:p>
          </table:table-cell>
          <table:table-cell office:value-type="float" office:value="90.4049">
            <text:p>90.4049</text:p>
          </table:table-cell>
        </table:table-row>
        <table:table-row table:style-name="ro2">
          <table:table-cell office:value-type="float" office:value="126.8441">
            <text:p>126.8441</text:p>
          </table:table-cell>
          <table:table-cell office:value-type="float" office:value="96.9072">
            <text:p>96.9072</text:p>
          </table:table-cell>
        </table:table-row>
        <table:table-row table:style-name="ro2">
          <table:table-cell office:value-type="float" office:value="79.1924">
            <text:p>79.1924</text:p>
          </table:table-cell>
          <table:table-cell office:value-type="float" office:value="109.5068">
            <text:p>109.5068</text:p>
          </table:table-cell>
        </table:table-row>
        <table:table-row table:style-name="ro2">
          <table:table-cell office:value-type="float" office:value="143.0274">
            <text:p>143.0274</text:p>
          </table:table-cell>
          <table:table-cell office:value-type="float" office:value="96.6898">
            <text:p>96.6898</text:p>
          </table:table-cell>
        </table:table-row>
        <table:table-row table:style-name="ro2">
          <table:table-cell office:value-type="float" office:value="79.2783">
            <text:p>79.2783</text:p>
          </table:table-cell>
          <table:table-cell office:value-type="float" office:value="144.1975">
            <text:p>144.1975</text:p>
          </table:table-cell>
        </table:table-row>
        <table:table-row table:style-name="ro2">
          <table:table-cell office:value-type="float" office:value="103.4266">
            <text:p>103.4266</text:p>
          </table:table-cell>
          <table:table-cell office:value-type="float" office:value="117.5035">
            <text:p>117.5035</text:p>
          </table:table-cell>
        </table:table-row>
        <table:table-row table:style-name="ro2">
          <table:table-cell office:value-type="float" office:value="99.3446">
            <text:p>99.3446</text:p>
          </table:table-cell>
          <table:table-cell office:value-type="float" office:value="97.0096">
            <text:p>97.0096</text:p>
          </table:table-cell>
        </table:table-row>
        <table:table-row table:style-name="ro2">
          <table:table-cell office:value-type="float" office:value="81.5655">
            <text:p>81.5655</text:p>
          </table:table-cell>
          <table:table-cell office:value-type="float" office:value="121.7757">
            <text:p>121.7757</text:p>
          </table:table-cell>
        </table:table-row>
        <table:table-row table:style-name="ro2">
          <table:table-cell office:value-type="float" office:value="68.5651">
            <text:p>68.5651</text:p>
          </table:table-cell>
          <table:table-cell office:value-type="float" office:value="38.9388">
            <text:p>38.9388</text:p>
          </table:table-cell>
        </table:table-row>
        <table:table-row table:style-name="ro2">
          <table:table-cell office:value-type="float" office:value="144.5241">
            <text:p>144.5241</text:p>
          </table:table-cell>
          <table:table-cell office:value-type="float" office:value="103.5541">
            <text:p>103.5541</text:p>
          </table:table-cell>
        </table:table-row>
        <table:table-row table:style-name="ro2">
          <table:table-cell office:value-type="float" office:value="60.3843">
            <text:p>60.3843</text:p>
          </table:table-cell>
          <table:table-cell office:value-type="float" office:value="76.0567">
            <text:p>76.0567</text:p>
          </table:table-cell>
        </table:table-row>
        <table:table-row table:style-name="ro2">
          <table:table-cell office:value-type="float" office:value="152.3801">
            <text:p>152.3801</text:p>
          </table:table-cell>
          <table:table-cell office:value-type="float" office:value="122.3667">
            <text:p>122.3667</text:p>
          </table:table-cell>
        </table:table-row>
        <table:table-row table:style-name="ro2">
          <table:table-cell office:value-type="float" office:value="104.93">
            <text:p>104.93</text:p>
          </table:table-cell>
          <table:table-cell office:value-type="float" office:value="116.3279">
            <text:p>116.3279</text:p>
          </table:table-cell>
        </table:table-row>
        <table:table-row table:style-name="ro2">
          <table:table-cell office:value-type="float" office:value="137.2721">
            <text:p>137.2721</text:p>
          </table:table-cell>
          <table:table-cell office:value-type="float" office:value="73.8116">
            <text:p>73.8116</text:p>
          </table:table-cell>
        </table:table-row>
        <table:table-row table:style-name="ro2">
          <table:table-cell office:value-type="float" office:value="99.7062">
            <text:p>99.7062</text:p>
          </table:table-cell>
          <table:table-cell office:value-type="float" office:value="61.9321">
            <text:p>61.9321</text:p>
          </table:table-cell>
        </table:table-row>
        <table:table-row table:style-name="ro2">
          <table:table-cell office:value-type="float" office:value="118.3364">
            <text:p>118.3364</text:p>
          </table:table-cell>
          <table:table-cell office:value-type="float" office:value="106.0337">
            <text:p>106.0337</text:p>
          </table:table-cell>
        </table:table-row>
        <table:table-row table:style-name="ro2">
          <table:table-cell office:value-type="float" office:value="96.7122">
            <text:p>96.7122</text:p>
          </table:table-cell>
          <table:table-cell office:value-type="float" office:value="73.1888">
            <text:p>73.1888</text:p>
          </table:table-cell>
        </table:table-row>
        <table:table-row table:style-name="ro2">
          <table:table-cell office:value-type="float" office:value="73.555">
            <text:p>73.555</text:p>
          </table:table-cell>
          <table:table-cell office:value-type="float" office:value="93.1643">
            <text:p>93.1643</text:p>
          </table:table-cell>
        </table:table-row>
        <table:table-row table:style-name="ro2">
          <table:table-cell office:value-type="float" office:value="101.3668">
            <text:p>101.3668</text:p>
          </table:table-cell>
          <table:table-cell office:value-type="float" office:value="85.3057">
            <text:p>85.3057</text:p>
          </table:table-cell>
        </table:table-row>
        <table:table-row table:style-name="ro2">
          <table:table-cell office:value-type="float" office:value="114.068">
            <text:p>114.068</text:p>
          </table:table-cell>
          <table:table-cell office:value-type="float" office:value="88.337">
            <text:p>88.337</text:p>
          </table:table-cell>
        </table:table-row>
        <table:table-row table:style-name="ro2">
          <table:table-cell office:value-type="float" office:value="125.5092">
            <text:p>125.5092</text:p>
          </table:table-cell>
          <table:table-cell office:value-type="float" office:value="91.0555">
            <text:p>91.0555</text:p>
          </table:table-cell>
        </table:table-row>
        <table:table-row table:style-name="ro2">
          <table:table-cell office:value-type="float" office:value="114.3122">
            <text:p>114.3122</text:p>
          </table:table-cell>
          <table:table-cell office:value-type="float" office:value="129.0317">
            <text:p>129.0317</text:p>
          </table:table-cell>
        </table:table-row>
        <table:table-row table:style-name="ro2">
          <table:table-cell office:value-type="float" office:value="112.4286">
            <text:p>112.4286</text:p>
          </table:table-cell>
          <table:table-cell office:value-type="float" office:value="58.0199">
            <text:p>58.0199</text:p>
          </table:table-cell>
        </table:table-row>
        <table:table-row table:style-name="ro2">
          <table:table-cell office:value-type="float" office:value="58.0941">
            <text:p>58.0941</text:p>
          </table:table-cell>
          <table:table-cell office:value-type="float" office:value="103.6577">
            <text:p>103.6577</text:p>
          </table:table-cell>
        </table:table-row>
        <table:table-row table:style-name="ro2">
          <table:table-cell office:value-type="float" office:value="65.6902">
            <text:p>65.6902</text:p>
          </table:table-cell>
          <table:table-cell office:value-type="float" office:value="77.1135">
            <text:p>77.1135</text:p>
          </table:table-cell>
        </table:table-row>
        <table:table-row table:style-name="ro2">
          <table:table-cell office:value-type="float" office:value="80.7141">
            <text:p>80.7141</text:p>
          </table:table-cell>
          <table:table-cell office:value-type="float" office:value="67.0032">
            <text:p>67.0032</text:p>
          </table:table-cell>
        </table:table-row>
        <table:table-row table:style-name="ro2">
          <table:table-cell office:value-type="float" office:value="114.3757">
            <text:p>114.3757</text:p>
          </table:table-cell>
          <table:table-cell office:value-type="float" office:value="92.8685">
            <text:p>92.8685</text:p>
          </table:table-cell>
        </table:table-row>
        <table:table-row table:style-name="ro2">
          <table:table-cell office:value-type="float" office:value="87.3161">
            <text:p>87.3161</text:p>
          </table:table-cell>
          <table:table-cell office:value-type="float" office:value="64.068">
            <text:p>64.068</text:p>
          </table:table-cell>
        </table:table-row>
        <table:table-row table:style-name="ro2">
          <table:table-cell office:value-type="float" office:value="44.3672">
            <text:p>44.3672</text:p>
          </table:table-cell>
          <table:table-cell office:value-type="float" office:value="87.1753">
            <text:p>87.1753</text:p>
          </table:table-cell>
        </table:table-row>
        <table:table-row table:style-name="ro2">
          <table:table-cell office:value-type="float" office:value="62.7571">
            <text:p>62.7571</text:p>
          </table:table-cell>
          <table:table-cell office:value-type="float" office:value="96.3507">
            <text:p>96.3507</text:p>
          </table:table-cell>
        </table:table-row>
        <table:table-row table:style-name="ro2">
          <table:table-cell office:value-type="float" office:value="86.0079">
            <text:p>86.0079</text:p>
          </table:table-cell>
          <table:table-cell office:value-type="float" office:value="72.9454">
            <text:p>72.9454</text:p>
          </table:table-cell>
        </table:table-row>
        <table:table-row table:style-name="ro2">
          <table:table-cell office:value-type="float" office:value="68.2947">
            <text:p>68.2947</text:p>
          </table:table-cell>
          <table:table-cell office:value-type="float" office:value="79.1817">
            <text:p>79.1817</text:p>
          </table:table-cell>
        </table:table-row>
        <table:table-row table:style-name="ro2">
          <table:table-cell office:value-type="float" office:value="63.3281">
            <text:p>63.3281</text:p>
          </table:table-cell>
          <table:table-cell office:value-type="float" office:value="84.169">
            <text:p>84.169</text:p>
          </table:table-cell>
        </table:table-row>
        <table:table-row table:style-name="ro2">
          <table:table-cell office:value-type="float" office:value="91.4141">
            <text:p>91.4141</text:p>
          </table:table-cell>
          <table:table-cell office:value-type="float" office:value="103.5631">
            <text:p>103.5631</text:p>
          </table:table-cell>
        </table:table-row>
        <table:table-row table:style-name="ro2">
          <table:table-cell office:value-type="float" office:value="78.3438">
            <text:p>78.3438</text:p>
          </table:table-cell>
          <table:table-cell office:value-type="float" office:value="30.505">
            <text:p>30.505</text:p>
          </table:table-cell>
        </table:table-row>
        <table:table-row table:style-name="ro2">
          <table:table-cell office:value-type="float" office:value="82.093">
            <text:p>82.093</text:p>
          </table:table-cell>
          <table:table-cell office:value-type="float" office:value="107.4343">
            <text:p>107.4343</text:p>
          </table:table-cell>
        </table:table-row>
        <table:table-row table:style-name="ro2">
          <table:table-cell office:value-type="float" office:value="102.6171">
            <text:p>102.6171</text:p>
          </table:table-cell>
          <table:table-cell office:value-type="float" office:value="103.137">
            <text:p>103.137</text:p>
          </table:table-cell>
        </table:table-row>
        <table:table-row table:style-name="ro2">
          <table:table-cell office:value-type="float" office:value="99.223">
            <text:p>99.223</text:p>
          </table:table-cell>
          <table:table-cell office:value-type="float" office:value="117.0578">
            <text:p>117.0578</text:p>
          </table:table-cell>
        </table:table-row>
        <table:table-row table:style-name="ro2">
          <table:table-cell office:value-type="float" office:value="80.3079">
            <text:p>80.3079</text:p>
          </table:table-cell>
          <table:table-cell office:value-type="float" office:value="77.0944">
            <text:p>77.0944</text:p>
          </table:table-cell>
        </table:table-row>
        <table:table-row table:style-name="ro2">
          <table:table-cell office:value-type="float" office:value="87.5939">
            <text:p>87.5939</text:p>
          </table:table-cell>
          <table:table-cell office:value-type="float" office:value="106.7454">
            <text:p>106.7454</text:p>
          </table:table-cell>
        </table:table-row>
        <table:table-row table:style-name="ro2">
          <table:table-cell office:value-type="float" office:value="78.7668">
            <text:p>78.7668</text:p>
          </table:table-cell>
          <table:table-cell office:value-type="float" office:value="102.8098">
            <text:p>102.8098</text:p>
          </table:table-cell>
        </table:table-row>
        <table:table-row table:style-name="ro2">
          <table:table-cell office:value-type="float" office:value="84.4859">
            <text:p>84.4859</text:p>
          </table:table-cell>
          <table:table-cell office:value-type="float" office:value="95.6013">
            <text:p>95.6013</text:p>
          </table:table-cell>
        </table:table-row>
        <table:table-row table:style-name="ro2">
          <table:table-cell office:value-type="float" office:value="113.3062">
            <text:p>113.3062</text:p>
          </table:table-cell>
          <table:table-cell office:value-type="float" office:value="81.3613">
            <text:p>81.3613</text:p>
          </table:table-cell>
        </table:table-row>
        <table:table-row table:style-name="ro2">
          <table:table-cell office:value-type="float" office:value="89.1505">
            <text:p>89.1505</text:p>
          </table:table-cell>
          <table:table-cell office:value-type="float" office:value="90.3048">
            <text:p>90.3048</text:p>
          </table:table-cell>
        </table:table-row>
        <table:table-row table:style-name="ro2">
          <table:table-cell office:value-type="float" office:value="78.7922">
            <text:p>78.7922</text:p>
          </table:table-cell>
          <table:table-cell office:value-type="float" office:value="109.7006">
            <text:p>109.7006</text:p>
          </table:table-cell>
        </table:table-row>
        <table:table-row table:style-name="ro2">
          <table:table-cell office:value-type="float" office:value="80.3613">
            <text:p>80.3613</text:p>
          </table:table-cell>
          <table:table-cell office:value-type="float" office:value="92.67">
            <text:p>92.67</text:p>
          </table:table-cell>
        </table:table-row>
        <table:table-row table:style-name="ro2">
          <table:table-cell office:value-type="float" office:value="138.6982">
            <text:p>138.6982</text:p>
          </table:table-cell>
          <table:table-cell office:value-type="float" office:value="117.3964">
            <text:p>117.3964</text:p>
          </table:table-cell>
        </table:table-row>
        <table:table-row table:style-name="ro2">
          <table:table-cell office:value-type="float" office:value="131.1042">
            <text:p>131.1042</text:p>
          </table:table-cell>
          <table:table-cell office:value-type="float" office:value="132.6256">
            <text:p>132.6256</text:p>
          </table:table-cell>
        </table:table-row>
        <table:table-row table:style-name="ro2">
          <table:table-cell office:value-type="float" office:value="112.0351">
            <text:p>112.0351</text:p>
          </table:table-cell>
          <table:table-cell office:value-type="float" office:value="36.1543">
            <text:p>36.1543</text:p>
          </table:table-cell>
        </table:table-row>
        <table:table-row table:style-name="ro2">
          <table:table-cell office:value-type="float" office:value="104.99">
            <text:p>104.99</text:p>
          </table:table-cell>
          <table:table-cell office:value-type="float" office:value="88.786">
            <text:p>88.786</text:p>
          </table:table-cell>
        </table:table-row>
        <table:table-row table:style-name="ro2">
          <table:table-cell office:value-type="float" office:value="68.0242">
            <text:p>68.0242</text:p>
          </table:table-cell>
          <table:table-cell office:value-type="float" office:value="130.7272">
            <text:p>130.7272</text:p>
          </table:table-cell>
        </table:table-row>
        <table:table-row table:style-name="ro2">
          <table:table-cell office:value-type="float" office:value="74.5069">
            <text:p>74.5069</text:p>
          </table:table-cell>
          <table:table-cell office:value-type="float" office:value="87.2207">
            <text:p>87.2207</text:p>
          </table:table-cell>
        </table:table-row>
        <table:table-row table:style-name="ro2">
          <table:table-cell office:value-type="float" office:value="105.7614">
            <text:p>105.7614</text:p>
          </table:table-cell>
          <table:table-cell office:value-type="float" office:value="37.6106">
            <text:p>37.6106</text:p>
          </table:table-cell>
        </table:table-row>
        <table:table-row table:style-name="ro2">
          <table:table-cell office:value-type="float" office:value="142.9707">
            <text:p>142.9707</text:p>
          </table:table-cell>
          <table:table-cell office:value-type="float" office:value="75.6971">
            <text:p>75.6971</text:p>
          </table:table-cell>
        </table:table-row>
        <table:table-row table:style-name="ro2">
          <table:table-cell office:value-type="float" office:value="107.5054">
            <text:p>107.5054</text:p>
          </table:table-cell>
          <table:table-cell office:value-type="float" office:value="105.963">
            <text:p>105.963</text:p>
          </table:table-cell>
        </table:table-row>
        <table:table-row table:style-name="ro2">
          <table:table-cell office:value-type="float" office:value="116.7559">
            <text:p>116.7559</text:p>
          </table:table-cell>
          <table:table-cell office:value-type="float" office:value="131.3698">
            <text:p>131.3698</text:p>
          </table:table-cell>
        </table:table-row>
        <table:table-row table:style-name="ro2">
          <table:table-cell office:value-type="float" office:value="102.1359">
            <text:p>102.1359</text:p>
          </table:table-cell>
          <table:table-cell office:value-type="float" office:value="142.5342">
            <text:p>142.5342</text:p>
          </table:table-cell>
        </table:table-row>
        <table:table-row table:style-name="ro2">
          <table:table-cell office:value-type="float" office:value="77.3666">
            <text:p>77.3666</text:p>
          </table:table-cell>
          <table:table-cell office:value-type="float" office:value="15.1211">
            <text:p>15.1211</text:p>
          </table:table-cell>
        </table:table-row>
        <table:table-row table:style-name="ro2">
          <table:table-cell office:value-type="float" office:value="60.2588">
            <text:p>60.2588</text:p>
          </table:table-cell>
          <table:table-cell office:value-type="float" office:value="115.9593">
            <text:p>115.9593</text:p>
          </table:table-cell>
        </table:table-row>
        <table:table-row table:style-name="ro2">
          <table:table-cell office:value-type="float" office:value="103.3414">
            <text:p>103.3414</text:p>
          </table:table-cell>
          <table:table-cell office:value-type="float" office:value="87.7997">
            <text:p>87.7997</text:p>
          </table:table-cell>
        </table:table-row>
        <table:table-row table:style-name="ro2">
          <table:table-cell office:value-type="float" office:value="74.6879">
            <text:p>74.6879</text:p>
          </table:table-cell>
          <table:table-cell office:value-type="float" office:value="99.9251">
            <text:p>99.9251</text:p>
          </table:table-cell>
        </table:table-row>
        <table:table-row table:style-name="ro2">
          <table:table-cell office:value-type="float" office:value="97.8392">
            <text:p>97.8392</text:p>
          </table:table-cell>
          <table:table-cell office:value-type="float" office:value="117.3712">
            <text:p>117.3712</text:p>
          </table:table-cell>
        </table:table-row>
        <table:table-row table:style-name="ro2">
          <table:table-cell office:value-type="float" office:value="106.7891">
            <text:p>106.7891</text:p>
          </table:table-cell>
          <table:table-cell office:value-type="float" office:value="89.8883">
            <text:p>89.8883</text:p>
          </table:table-cell>
        </table:table-row>
        <table:table-row table:style-name="ro2">
          <table:table-cell office:value-type="float" office:value="136.3529">
            <text:p>136.3529</text:p>
          </table:table-cell>
          <table:table-cell office:value-type="float" office:value="105.1044">
            <text:p>105.1044</text:p>
          </table:table-cell>
        </table:table-row>
        <table:table-row table:style-name="ro2">
          <table:table-cell office:value-type="float" office:value="123.7828">
            <text:p>123.7828</text:p>
          </table:table-cell>
          <table:table-cell office:value-type="float" office:value="21.6235">
            <text:p>21.6235</text:p>
          </table:table-cell>
        </table:table-row>
        <table:table-row table:style-name="ro2">
          <table:table-cell office:value-type="float" office:value="105.9633">
            <text:p>105.9633</text:p>
          </table:table-cell>
          <table:table-cell office:value-type="float" office:value="83.7207">
            <text:p>83.7207</text:p>
          </table:table-cell>
        </table:table-row>
        <table:table-row table:style-name="ro2">
          <table:table-cell office:value-type="float" office:value="93.2049">
            <text:p>93.2049</text:p>
          </table:table-cell>
          <table:table-cell office:value-type="float" office:value="95.4917">
            <text:p>95.4917</text:p>
          </table:table-cell>
        </table:table-row>
        <table:table-row table:style-name="ro2">
          <table:table-cell office:value-type="float" office:value="106.0706">
            <text:p>106.0706</text:p>
          </table:table-cell>
          <table:table-cell office:value-type="float" office:value="74.1943">
            <text:p>74.1943</text:p>
          </table:table-cell>
        </table:table-row>
        <table:table-row table:style-name="ro2">
          <table:table-cell office:value-type="float" office:value="124.6835">
            <text:p>124.6835</text:p>
          </table:table-cell>
          <table:table-cell office:value-type="float" office:value="60.9701">
            <text:p>60.9701</text:p>
          </table:table-cell>
        </table:table-row>
        <table:table-row table:style-name="ro2">
          <table:table-cell office:value-type="float" office:value="56.7091">
            <text:p>56.7091</text:p>
          </table:table-cell>
          <table:table-cell office:value-type="float" office:value="93.2336">
            <text:p>93.2336</text:p>
          </table:table-cell>
        </table:table-row>
        <table:table-row table:style-name="ro2">
          <table:table-cell office:value-type="float" office:value="114.9462">
            <text:p>114.9462</text:p>
          </table:table-cell>
          <table:table-cell office:value-type="float" office:value="89.2497">
            <text:p>89.2497</text:p>
          </table:table-cell>
        </table:table-row>
        <table:table-row table:style-name="ro2">
          <table:table-cell office:value-type="float" office:value="135.1362">
            <text:p>135.1362</text:p>
          </table:table-cell>
          <table:table-cell office:value-type="float" office:value="151.0285">
            <text:p>151.0285</text:p>
          </table:table-cell>
        </table:table-row>
        <table:table-row table:style-name="ro2">
          <table:table-cell office:value-type="float" office:value="94.9164">
            <text:p>94.9164</text:p>
          </table:table-cell>
          <table:table-cell office:value-type="float" office:value="106.9965">
            <text:p>106.9965</text:p>
          </table:table-cell>
        </table:table-row>
        <table:table-row table:style-name="ro2">
          <table:table-cell office:value-type="float" office:value="92.1635">
            <text:p>92.1635</text:p>
          </table:table-cell>
          <table:table-cell office:value-type="float" office:value="144.0531">
            <text:p>144.0531</text:p>
          </table:table-cell>
        </table:table-row>
        <table:table-row table:style-name="ro2">
          <table:table-cell office:value-type="float" office:value="64.0236">
            <text:p>64.0236</text:p>
          </table:table-cell>
          <table:table-cell office:value-type="float" office:value="69.8406">
            <text:p>69.8406</text:p>
          </table:table-cell>
        </table:table-row>
        <table:table-row table:style-name="ro2">
          <table:table-cell office:value-type="float" office:value="143.7864">
            <text:p>143.7864</text:p>
          </table:table-cell>
          <table:table-cell office:value-type="float" office:value="96.6718">
            <text:p>96.6718</text:p>
          </table:table-cell>
        </table:table-row>
        <table:table-row table:style-name="ro2">
          <table:table-cell office:value-type="float" office:value="85.4329">
            <text:p>85.4329</text:p>
          </table:table-cell>
          <table:table-cell office:value-type="float" office:value="85.0659">
            <text:p>85.0659</text:p>
          </table:table-cell>
        </table:table-row>
        <table:table-row table:style-name="ro2">
          <table:table-cell office:value-type="float" office:value="98.1141">
            <text:p>98.1141</text:p>
          </table:table-cell>
          <table:table-cell office:value-type="float" office:value="82.0993">
            <text:p>82.0993</text:p>
          </table:table-cell>
        </table:table-row>
        <table:table-row table:style-name="ro2">
          <table:table-cell office:value-type="float" office:value="81.2842">
            <text:p>81.2842</text:p>
          </table:table-cell>
          <table:table-cell office:value-type="float" office:value="18.7987">
            <text:p>18.7987</text:p>
          </table:table-cell>
        </table:table-row>
        <table:table-row table:style-name="ro2">
          <table:table-cell office:value-type="float" office:value="68.5186">
            <text:p>68.5186</text:p>
          </table:table-cell>
          <table:table-cell office:value-type="float" office:value="137.907">
            <text:p>137.907</text:p>
          </table:table-cell>
        </table:table-row>
        <table:table-row table:style-name="ro2">
          <table:table-cell office:value-type="float" office:value="67.3231">
            <text:p>67.3231</text:p>
          </table:table-cell>
          <table:table-cell office:value-type="float" office:value="37.0192">
            <text:p>37.0192</text:p>
          </table:table-cell>
        </table:table-row>
        <table:table-row table:style-name="ro2">
          <table:table-cell office:value-type="float" office:value="82.7083">
            <text:p>82.7083</text:p>
          </table:table-cell>
          <table:table-cell office:value-type="float" office:value="117.1121">
            <text:p>117.1121</text:p>
          </table:table-cell>
        </table:table-row>
        <table:table-row table:style-name="ro2">
          <table:table-cell office:value-type="float" office:value="85.8694">
            <text:p>85.8694</text:p>
          </table:table-cell>
          <table:table-cell office:value-type="float" office:value="116.4194">
            <text:p>116.4194</text:p>
          </table:table-cell>
        </table:table-row>
        <table:table-row table:style-name="ro2">
          <table:table-cell office:value-type="float" office:value="70.6316">
            <text:p>70.6316</text:p>
          </table:table-cell>
          <table:table-cell office:value-type="float" office:value="104.6113">
            <text:p>104.6113</text:p>
          </table:table-cell>
        </table:table-row>
        <table:table-row table:style-name="ro2">
          <table:table-cell office:value-type="float" office:value="121.763">
            <text:p>121.763</text:p>
          </table:table-cell>
          <table:table-cell office:value-type="float" office:value="118.7295">
            <text:p>118.7295</text:p>
          </table:table-cell>
        </table:table-row>
        <table:table-row table:style-name="ro2">
          <table:table-cell office:value-type="float" office:value="118.1224">
            <text:p>118.1224</text:p>
          </table:table-cell>
          <table:table-cell office:value-type="float" office:value="64.8564">
            <text:p>64.8564</text:p>
          </table:table-cell>
        </table:table-row>
        <table:table-row table:style-name="ro2">
          <table:table-cell office:value-type="float" office:value="46.3689">
            <text:p>46.3689</text:p>
          </table:table-cell>
          <table:table-cell office:value-type="float" office:value="95.0152">
            <text:p>95.0152</text:p>
          </table:table-cell>
        </table:table-row>
        <table:table-row table:style-name="ro2">
          <table:table-cell office:value-type="float" office:value="73.9416">
            <text:p>73.9416</text:p>
          </table:table-cell>
          <table:table-cell office:value-type="float" office:value="71.9856">
            <text:p>71.9856</text:p>
          </table:table-cell>
        </table:table-row>
        <table:table-row table:style-name="ro2">
          <table:table-cell office:value-type="float" office:value="88.9435">
            <text:p>88.9435</text:p>
          </table:table-cell>
          <table:table-cell office:value-type="float" office:value="15.5948">
            <text:p>15.5948</text:p>
          </table:table-cell>
        </table:table-row>
        <table:table-row table:style-name="ro2">
          <table:table-cell office:value-type="float" office:value="69.5363">
            <text:p>69.5363</text:p>
          </table:table-cell>
          <table:table-cell office:value-type="float" office:value="22.5052">
            <text:p>22.5052</text:p>
          </table:table-cell>
        </table:table-row>
        <table:table-row table:style-name="ro2">
          <table:table-cell office:value-type="float" office:value="93.8137">
            <text:p>93.8137</text:p>
          </table:table-cell>
          <table:table-cell office:value-type="float" office:value="65.693">
            <text:p>65.693</text:p>
          </table:table-cell>
        </table:table-row>
        <table:table-row table:style-name="ro2">
          <table:table-cell office:value-type="float" office:value="68.3515">
            <text:p>68.3515</text:p>
          </table:table-cell>
          <table:table-cell office:value-type="float" office:value="77.8302">
            <text:p>77.8302</text:p>
          </table:table-cell>
        </table:table-row>
        <table:table-row table:style-name="ro2">
          <table:table-cell office:value-type="float" office:value="85.0306">
            <text:p>85.0306</text:p>
          </table:table-cell>
          <table:table-cell office:value-type="float" office:value="105.0434">
            <text:p>105.0434</text:p>
          </table:table-cell>
        </table:table-row>
        <table:table-row table:style-name="ro2">
          <table:table-cell office:value-type="float" office:value="99.452">
            <text:p>99.452</text:p>
          </table:table-cell>
          <table:table-cell office:value-type="float" office:value="116.9557">
            <text:p>116.9557</text:p>
          </table:table-cell>
        </table:table-row>
        <table:table-row table:style-name="ro2">
          <table:table-cell office:value-type="float" office:value="73.1321">
            <text:p>73.1321</text:p>
          </table:table-cell>
          <table:table-cell office:value-type="float" office:value="111.5817">
            <text:p>111.5817</text:p>
          </table:table-cell>
        </table:table-row>
        <table:table-row table:style-name="ro2">
          <table:table-cell office:value-type="float" office:value="98.6126">
            <text:p>98.6126</text:p>
          </table:table-cell>
          <table:table-cell office:value-type="float" office:value="83.3876">
            <text:p>83.3876</text:p>
          </table:table-cell>
        </table:table-row>
        <table:table-row table:style-name="ro2">
          <table:table-cell office:value-type="float" office:value="139.3691">
            <text:p>139.3691</text:p>
          </table:table-cell>
          <table:table-cell office:value-type="float" office:value="76.5961">
            <text:p>76.5961</text:p>
          </table:table-cell>
        </table:table-row>
        <table:table-row table:style-name="ro2">
          <table:table-cell office:value-type="float" office:value="111.3055">
            <text:p>111.3055</text:p>
          </table:table-cell>
          <table:table-cell office:value-type="float" office:value="92.9304">
            <text:p>92.9304</text:p>
          </table:table-cell>
        </table:table-row>
        <table:table-row table:style-name="ro2">
          <table:table-cell office:value-type="float" office:value="102.8356">
            <text:p>102.8356</text:p>
          </table:table-cell>
          <table:table-cell office:value-type="float" office:value="123.6816">
            <text:p>123.6816</text:p>
          </table:table-cell>
        </table:table-row>
        <table:table-row table:style-name="ro2">
          <table:table-cell office:value-type="float" office:value="68.9843">
            <text:p>68.9843</text:p>
          </table:table-cell>
          <table:table-cell office:value-type="float" office:value="23.5661">
            <text:p>23.5661</text:p>
          </table:table-cell>
        </table:table-row>
        <table:table-row table:style-name="ro2">
          <table:table-cell office:value-type="float" office:value="110.4594">
            <text:p>110.4594</text:p>
          </table:table-cell>
          <table:table-cell office:value-type="float" office:value="106.4544">
            <text:p>106.4544</text:p>
          </table:table-cell>
        </table:table-row>
        <table:table-row table:style-name="ro2">
          <table:table-cell office:value-type="float" office:value="65.4358">
            <text:p>65.4358</text:p>
          </table:table-cell>
          <table:table-cell office:value-type="float" office:value="20.1559">
            <text:p>20.1559</text:p>
          </table:table-cell>
        </table:table-row>
        <table:table-row table:style-name="ro2">
          <table:table-cell office:value-type="float" office:value="60.7788">
            <text:p>60.7788</text:p>
          </table:table-cell>
          <table:table-cell office:value-type="float" office:value="91.8489">
            <text:p>91.8489</text:p>
          </table:table-cell>
        </table:table-row>
        <table:table-row table:style-name="ro2">
          <table:table-cell office:value-type="float" office:value="63.8765">
            <text:p>63.8765</text:p>
          </table:table-cell>
          <table:table-cell office:value-type="float" office:value="76.2421">
            <text:p>76.2421</text:p>
          </table:table-cell>
        </table:table-row>
        <table:table-row table:style-name="ro2">
          <table:table-cell office:value-type="float" office:value="66.1534">
            <text:p>66.1534</text:p>
          </table:table-cell>
          <table:table-cell office:value-type="float" office:value="97.8515">
            <text:p>97.8515</text:p>
          </table:table-cell>
        </table:table-row>
        <table:table-row table:style-name="ro2">
          <table:table-cell office:value-type="float" office:value="66.7423">
            <text:p>66.7423</text:p>
          </table:table-cell>
          <table:table-cell office:value-type="float" office:value="82.8085">
            <text:p>82.8085</text:p>
          </table:table-cell>
        </table:table-row>
        <table:table-row table:style-name="ro2">
          <table:table-cell office:value-type="float" office:value="55.4583">
            <text:p>55.4583</text:p>
          </table:table-cell>
          <table:table-cell office:value-type="float" office:value="91.8668">
            <text:p>91.8668</text:p>
          </table:table-cell>
        </table:table-row>
        <table:table-row table:style-name="ro2">
          <table:table-cell office:value-type="float" office:value="70.2381">
            <text:p>70.2381</text:p>
          </table:table-cell>
          <table:table-cell office:value-type="float" office:value="124.9385">
            <text:p>124.9385</text:p>
          </table:table-cell>
        </table:table-row>
        <table:table-row table:style-name="ro2">
          <table:table-cell office:value-type="float" office:value="52.6281">
            <text:p>52.6281</text:p>
          </table:table-cell>
          <table:table-cell office:value-type="float" office:value="26.645">
            <text:p>26.645</text:p>
          </table:table-cell>
        </table:table-row>
        <table:table-row table:style-name="ro2">
          <table:table-cell office:value-type="float" office:value="34.6201">
            <text:p>34.6201</text:p>
          </table:table-cell>
          <table:table-cell office:value-type="float" office:value="114.5262">
            <text:p>114.5262</text:p>
          </table:table-cell>
        </table:table-row>
        <table:table-row table:style-name="ro2">
          <table:table-cell office:value-type="float" office:value="140.3676">
            <text:p>140.3676</text:p>
          </table:table-cell>
          <table:table-cell office:value-type="float" office:value="77.6929">
            <text:p>77.6929</text:p>
          </table:table-cell>
        </table:table-row>
        <table:table-row table:style-name="ro2">
          <table:table-cell office:value-type="float" office:value="61.0514">
            <text:p>61.0514</text:p>
          </table:table-cell>
          <table:table-cell office:value-type="float" office:value="83.3613">
            <text:p>83.3613</text:p>
          </table:table-cell>
        </table:table-row>
        <table:table-row table:style-name="ro2">
          <table:table-cell office:value-type="float" office:value="79.493">
            <text:p>79.493</text:p>
          </table:table-cell>
          <table:table-cell office:value-type="float" office:value="50.9276">
            <text:p>50.9276</text:p>
          </table:table-cell>
        </table:table-row>
        <table:table-row table:style-name="ro2">
          <table:table-cell office:value-type="float" office:value="104.4803">
            <text:p>104.4803</text:p>
          </table:table-cell>
          <table:table-cell office:value-type="float" office:value="142.9407">
            <text:p>142.9407</text:p>
          </table:table-cell>
        </table:table-row>
        <table:table-row table:style-name="ro2">
          <table:table-cell office:value-type="float" office:value="64.0273">
            <text:p>64.0273</text:p>
          </table:table-cell>
          <table:table-cell office:value-type="float" office:value="129.6625">
            <text:p>129.6625</text:p>
          </table:table-cell>
        </table:table-row>
        <table:table-row table:style-name="ro2">
          <table:table-cell office:value-type="float" office:value="82.0367">
            <text:p>82.0367</text:p>
          </table:table-cell>
          <table:table-cell office:value-type="float" office:value="100.6649">
            <text:p>100.6649</text:p>
          </table:table-cell>
        </table:table-row>
        <table:table-row table:style-name="ro2">
          <table:table-cell office:value-type="float" office:value="70.8931">
            <text:p>70.8931</text:p>
          </table:table-cell>
          <table:table-cell office:value-type="float" office:value="86.0503">
            <text:p>86.0503</text:p>
          </table:table-cell>
        </table:table-row>
        <table:table-row table:style-name="ro2">
          <table:table-cell office:value-type="float" office:value="92.5369">
            <text:p>92.5369</text:p>
          </table:table-cell>
          <table:table-cell office:value-type="float" office:value="141.7774">
            <text:p>141.7774</text:p>
          </table:table-cell>
        </table:table-row>
        <table:table-row table:style-name="ro2">
          <table:table-cell office:value-type="float" office:value="104.87">
            <text:p>104.87</text:p>
          </table:table-cell>
          <table:table-cell office:value-type="float" office:value="83.1899">
            <text:p>83.1899</text:p>
          </table:table-cell>
        </table:table-row>
        <table:table-row table:style-name="ro2">
          <table:table-cell office:value-type="float" office:value="124.7583">
            <text:p>124.7583</text:p>
          </table:table-cell>
          <table:table-cell office:value-type="float" office:value="72.2175">
            <text:p>72.2175</text:p>
          </table:table-cell>
        </table:table-row>
        <table:table-row table:style-name="ro2">
          <table:table-cell office:value-type="float" office:value="86.3085">
            <text:p>86.3085</text:p>
          </table:table-cell>
          <table:table-cell office:value-type="float" office:value="93.9727">
            <text:p>93.9727</text:p>
          </table:table-cell>
        </table:table-row>
        <table:table-row table:style-name="ro2">
          <table:table-cell office:value-type="float" office:value="110.0809">
            <text:p>110.0809</text:p>
          </table:table-cell>
          <table:table-cell office:value-type="float" office:value="41.1579">
            <text:p>41.1579</text:p>
          </table:table-cell>
        </table:table-row>
        <table:table-row table:style-name="ro2">
          <table:table-cell office:value-type="float" office:value="121.4941">
            <text:p>121.4941</text:p>
          </table:table-cell>
          <table:table-cell office:value-type="float" office:value="105.2036">
            <text:p>105.2036</text:p>
          </table:table-cell>
        </table:table-row>
        <table:table-row table:style-name="ro2">
          <table:table-cell office:value-type="float" office:value="107.4771">
            <text:p>107.4771</text:p>
          </table:table-cell>
          <table:table-cell office:value-type="float" office:value="73.7495">
            <text:p>73.7495</text:p>
          </table:table-cell>
        </table:table-row>
        <table:table-row table:style-name="ro2">
          <table:table-cell office:value-type="float" office:value="81.4312">
            <text:p>81.4312</text:p>
          </table:table-cell>
          <table:table-cell office:value-type="float" office:value="75.6644">
            <text:p>75.6644</text:p>
          </table:table-cell>
        </table:table-row>
        <table:table-row table:style-name="ro2">
          <table:table-cell office:value-type="float" office:value="129.9433">
            <text:p>129.9433</text:p>
          </table:table-cell>
          <table:table-cell office:value-type="float" office:value="70.221">
            <text:p>70.221</text:p>
          </table:table-cell>
        </table:table-row>
        <table:table-row table:style-name="ro2">
          <table:table-cell office:value-type="float" office:value="94.4107">
            <text:p>94.4107</text:p>
          </table:table-cell>
          <table:table-cell office:value-type="float" office:value="35.5248">
            <text:p>35.5248</text:p>
          </table:table-cell>
        </table:table-row>
        <table:table-row table:style-name="ro2">
          <table:table-cell office:value-type="float" office:value="83.3412">
            <text:p>83.3412</text:p>
          </table:table-cell>
          <table:table-cell office:value-type="float" office:value="72.104">
            <text:p>72.104</text:p>
          </table:table-cell>
        </table:table-row>
        <table:table-row table:style-name="ro2">
          <table:table-cell office:value-type="float" office:value="88.9489">
            <text:p>88.9489</text:p>
          </table:table-cell>
          <table:table-cell office:value-type="float" office:value="103.6221">
            <text:p>103.6221</text:p>
          </table:table-cell>
        </table:table-row>
        <table:table-row table:style-name="ro2">
          <table:table-cell office:value-type="float" office:value="108.6461">
            <text:p>108.6461</text:p>
          </table:table-cell>
          <table:table-cell office:value-type="float" office:value="90.9447">
            <text:p>90.9447</text:p>
          </table:table-cell>
        </table:table-row>
        <table:table-row table:style-name="ro2">
          <table:table-cell office:value-type="float" office:value="97.9932">
            <text:p>97.9932</text:p>
          </table:table-cell>
          <table:table-cell office:value-type="float" office:value="37.7167">
            <text:p>37.7167</text:p>
          </table:table-cell>
        </table:table-row>
        <table:table-row table:style-name="ro2">
          <table:table-cell office:value-type="float" office:value="22.0593">
            <text:p>22.0593</text:p>
          </table:table-cell>
          <table:table-cell office:value-type="float" office:value="31.8649">
            <text:p>31.8649</text:p>
          </table:table-cell>
        </table:table-row>
        <table:table-row table:style-name="ro2">
          <table:table-cell office:value-type="float" office:value="97.4492">
            <text:p>97.4492</text:p>
          </table:table-cell>
          <table:table-cell office:value-type="float" office:value="143.0283">
            <text:p>143.0283</text:p>
          </table:table-cell>
        </table:table-row>
        <table:table-row table:style-name="ro2">
          <table:table-cell office:value-type="float" office:value="137.1852">
            <text:p>137.1852</text:p>
          </table:table-cell>
          <table:table-cell office:value-type="float" office:value="70.1034">
            <text:p>70.1034</text:p>
          </table:table-cell>
        </table:table-row>
        <table:table-row table:style-name="ro2">
          <table:table-cell office:value-type="float" office:value="128.8712">
            <text:p>128.8712</text:p>
          </table:table-cell>
          <table:table-cell office:value-type="float" office:value="104.3981">
            <text:p>104.3981</text:p>
          </table:table-cell>
        </table:table-row>
        <table:table-row table:style-name="ro2">
          <table:table-cell office:value-type="float" office:value="77.6181">
            <text:p>77.6181</text:p>
          </table:table-cell>
          <table:table-cell office:value-type="float" office:value="74.9288">
            <text:p>74.9288</text:p>
          </table:table-cell>
        </table:table-row>
        <table:table-row table:style-name="ro2">
          <table:table-cell office:value-type="float" office:value="90.1961">
            <text:p>90.1961</text:p>
          </table:table-cell>
          <table:table-cell office:value-type="float" office:value="86.4223">
            <text:p>86.4223</text:p>
          </table:table-cell>
        </table:table-row>
        <table:table-row table:style-name="ro2">
          <table:table-cell office:value-type="float" office:value="147.9622">
            <text:p>147.9622</text:p>
          </table:table-cell>
          <table:table-cell office:value-type="float" office:value="118.9143">
            <text:p>118.9143</text:p>
          </table:table-cell>
        </table:table-row>
        <table:table-row table:style-name="ro2">
          <table:table-cell office:value-type="float" office:value="74.4771">
            <text:p>74.4771</text:p>
          </table:table-cell>
          <table:table-cell office:value-type="float" office:value="132.9074">
            <text:p>132.9074</text:p>
          </table:table-cell>
        </table:table-row>
        <table:table-row table:style-name="ro2">
          <table:table-cell office:value-type="float" office:value="61.2678">
            <text:p>61.2678</text:p>
          </table:table-cell>
          <table:table-cell office:value-type="float" office:value="109.3656">
            <text:p>109.3656</text:p>
          </table:table-cell>
        </table:table-row>
        <table:table-row table:style-name="ro2">
          <table:table-cell office:value-type="float" office:value="69.0963">
            <text:p>69.0963</text:p>
          </table:table-cell>
          <table:table-cell office:value-type="float" office:value="18.4587">
            <text:p>18.4587</text:p>
          </table:table-cell>
        </table:table-row>
        <table:table-row table:style-name="ro2">
          <table:table-cell office:value-type="float" office:value="65.6954">
            <text:p>65.6954</text:p>
          </table:table-cell>
          <table:table-cell office:value-type="float" office:value="52.221">
            <text:p>52.221</text:p>
          </table:table-cell>
        </table:table-row>
        <table:table-row table:style-name="ro2">
          <table:table-cell office:value-type="float" office:value="80.8137">
            <text:p>80.8137</text:p>
          </table:table-cell>
          <table:table-cell office:value-type="float" office:value="32.1934">
            <text:p>32.1934</text:p>
          </table:table-cell>
        </table:table-row>
        <table:table-row table:style-name="ro2">
          <table:table-cell office:value-type="float" office:value="65.3661">
            <text:p>65.3661</text:p>
          </table:table-cell>
          <table:table-cell office:value-type="float" office:value="88.9606">
            <text:p>88.9606</text:p>
          </table:table-cell>
        </table:table-row>
        <table:table-row table:style-name="ro2">
          <table:table-cell office:value-type="float" office:value="60.9735">
            <text:p>60.9735</text:p>
          </table:table-cell>
          <table:table-cell office:value-type="float" office:value="82.0985">
            <text:p>82.0985</text:p>
          </table:table-cell>
        </table:table-row>
        <table:table-row table:style-name="ro2">
          <table:table-cell office:value-type="float" office:value="54.6792">
            <text:p>54.6792</text:p>
          </table:table-cell>
          <table:table-cell office:value-type="float" office:value="85.7257">
            <text:p>85.7257</text:p>
          </table:table-cell>
        </table:table-row>
        <table:table-row table:style-name="ro2">
          <table:table-cell office:value-type="float" office:value="94.1768">
            <text:p>94.1768</text:p>
          </table:table-cell>
          <table:table-cell office:value-type="float" office:value="88.8222">
            <text:p>88.8222</text:p>
          </table:table-cell>
        </table:table-row>
        <table:table-row table:style-name="ro2">
          <table:table-cell office:value-type="float" office:value="52.8985">
            <text:p>52.8985</text:p>
          </table:table-cell>
          <table:table-cell office:value-type="float" office:value="103.3532">
            <text:p>103.3532</text:p>
          </table:table-cell>
        </table:table-row>
        <table:table-row table:style-name="ro2">
          <table:table-cell office:value-type="float" office:value="71.9387">
            <text:p>71.9387</text:p>
          </table:table-cell>
          <table:table-cell office:value-type="float" office:value="83.2802">
            <text:p>83.2802</text:p>
          </table:table-cell>
        </table:table-row>
        <table:table-row table:style-name="ro2">
          <table:table-cell office:value-type="float" office:value="100.9418">
            <text:p>100.9418</text:p>
          </table:table-cell>
          <table:table-cell office:value-type="float" office:value="92.3766">
            <text:p>92.3766</text:p>
          </table:table-cell>
        </table:table-row>
        <table:table-row table:style-name="ro2">
          <table:table-cell office:value-type="float" office:value="78.7245">
            <text:p>78.7245</text:p>
          </table:table-cell>
          <table:table-cell office:value-type="float" office:value="171.9329">
            <text:p>171.9329</text:p>
          </table:table-cell>
        </table:table-row>
        <table:table-row table:style-name="ro2">
          <table:table-cell office:value-type="float" office:value="65.311">
            <text:p>65.311</text:p>
          </table:table-cell>
          <table:table-cell office:value-type="float" office:value="61.9793">
            <text:p>61.9793</text:p>
          </table:table-cell>
        </table:table-row>
        <table:table-row table:style-name="ro2">
          <table:table-cell office:value-type="float" office:value="60.1649">
            <text:p>60.1649</text:p>
          </table:table-cell>
          <table:table-cell office:value-type="float" office:value="79.6773">
            <text:p>79.6773</text:p>
          </table:table-cell>
        </table:table-row>
        <table:table-row table:style-name="ro2">
          <table:table-cell office:value-type="float" office:value="30.2738">
            <text:p>30.2738</text:p>
          </table:table-cell>
          <table:table-cell office:value-type="float" office:value="117.0157">
            <text:p>117.0157</text:p>
          </table:table-cell>
        </table:table-row>
        <table:table-row table:style-name="ro2">
          <table:table-cell office:value-type="float" office:value="82.1884">
            <text:p>82.1884</text:p>
          </table:table-cell>
          <table:table-cell office:value-type="float" office:value="153.5859">
            <text:p>153.5859</text:p>
          </table:table-cell>
        </table:table-row>
        <table:table-row table:style-name="ro2">
          <table:table-cell office:value-type="float" office:value="58.3438">
            <text:p>58.3438</text:p>
          </table:table-cell>
          <table:table-cell office:value-type="float" office:value="104.4885">
            <text:p>104.4885</text:p>
          </table:table-cell>
        </table:table-row>
        <table:table-row table:style-name="ro2">
          <table:table-cell office:value-type="float" office:value="110.8212">
            <text:p>110.8212</text:p>
          </table:table-cell>
          <table:table-cell office:value-type="float" office:value="111.6046">
            <text:p>111.6046</text:p>
          </table:table-cell>
        </table:table-row>
        <table:table-row table:style-name="ro2">
          <table:table-cell office:value-type="float" office:value="136.9987">
            <text:p>136.9987</text:p>
          </table:table-cell>
          <table:table-cell office:value-type="float" office:value="146.2361">
            <text:p>146.2361</text:p>
          </table:table-cell>
        </table:table-row>
        <table:table-row table:style-name="ro2">
          <table:table-cell office:value-type="float" office:value="95.0031">
            <text:p>95.0031</text:p>
          </table:table-cell>
          <table:table-cell office:value-type="float" office:value="97.7366">
            <text:p>97.7366</text:p>
          </table:table-cell>
        </table:table-row>
        <table:table-row table:style-name="ro2">
          <table:table-cell office:value-type="float" office:value="134.553">
            <text:p>134.553</text:p>
          </table:table-cell>
          <table:table-cell office:value-type="float" office:value="89.3802">
            <text:p>89.3802</text:p>
          </table:table-cell>
        </table:table-row>
        <table:table-row table:style-name="ro2">
          <table:table-cell office:value-type="float" office:value="108.26">
            <text:p>108.26</text:p>
          </table:table-cell>
          <table:table-cell office:value-type="float" office:value="112.9909">
            <text:p>112.9909</text:p>
          </table:table-cell>
        </table:table-row>
        <table:table-row table:style-name="ro2">
          <table:table-cell office:value-type="float" office:value="103.9502">
            <text:p>103.9502</text:p>
          </table:table-cell>
          <table:table-cell office:value-type="float" office:value="86.3399">
            <text:p>86.3399</text:p>
          </table:table-cell>
        </table:table-row>
        <table:table-row table:style-name="ro2">
          <table:table-cell office:value-type="float" office:value="120.957">
            <text:p>120.957</text:p>
          </table:table-cell>
          <table:table-cell office:value-type="float" office:value="113.2557">
            <text:p>113.2557</text:p>
          </table:table-cell>
        </table:table-row>
        <table:table-row table:style-name="ro2">
          <table:table-cell office:value-type="float" office:value="99.9185">
            <text:p>99.9185</text:p>
          </table:table-cell>
          <table:table-cell office:value-type="float" office:value="125.8938">
            <text:p>125.8938</text:p>
          </table:table-cell>
        </table:table-row>
        <table:table-row table:style-name="ro2">
          <table:table-cell office:value-type="float" office:value="120.0725">
            <text:p>120.0725</text:p>
          </table:table-cell>
          <table:table-cell office:value-type="float" office:value="33.5105">
            <text:p>33.5105</text:p>
          </table:table-cell>
        </table:table-row>
        <table:table-row table:style-name="ro2">
          <table:table-cell office:value-type="float" office:value="80.0679">
            <text:p>80.0679</text:p>
          </table:table-cell>
          <table:table-cell office:value-type="float" office:value="84.3976">
            <text:p>84.3976</text:p>
          </table:table-cell>
        </table:table-row>
        <table:table-row table:style-name="ro2">
          <table:table-cell office:value-type="float" office:value="88.8749">
            <text:p>88.8749</text:p>
          </table:table-cell>
          <table:table-cell office:value-type="float" office:value="20.3685">
            <text:p>20.3685</text:p>
          </table:table-cell>
        </table:table-row>
        <table:table-row table:style-name="ro2">
          <table:table-cell office:value-type="float" office:value="105.3759">
            <text:p>105.3759</text:p>
          </table:table-cell>
          <table:table-cell/>
        </table:table-row>
        <table:table-row table:style-name="ro2">
          <table:table-cell office:value-type="float" office:value="86.0418">
            <text:p>86.0418</text:p>
          </table:table-cell>
          <table:table-cell/>
        </table:table-row>
        <table:table-row table:style-name="ro2">
          <table:table-cell office:value-type="float" office:value="142.2204">
            <text:p>142.2204</text:p>
          </table:table-cell>
          <table:table-cell/>
        </table:table-row>
        <table:table-row table:style-name="ro2">
          <table:table-cell office:value-type="float" office:value="149.2309">
            <text:p>149.2309</text:p>
          </table:table-cell>
          <table:table-cell/>
        </table:table-row>
        <table:table-row table:style-name="ro2">
          <table:table-cell office:value-type="float" office:value="84.6722">
            <text:p>84.6722</text:p>
          </table:table-cell>
          <table:table-cell/>
        </table:table-row>
        <table:table-row table:style-name="ro2">
          <table:table-cell office:value-type="float" office:value="113.1686">
            <text:p>113.1686</text:p>
          </table:table-cell>
          <table:table-cell/>
        </table:table-row>
        <table:table-row table:style-name="ro2">
          <table:table-cell office:value-type="float" office:value="71.6049">
            <text:p>71.6049</text:p>
          </table:table-cell>
          <table:table-cell/>
        </table:table-row>
        <table:table-row table:style-name="ro2">
          <table:table-cell office:value-type="float" office:value="113.7503">
            <text:p>113.7503</text:p>
          </table:table-cell>
          <table:table-cell/>
        </table:table-row>
        <table:table-row table:style-name="ro2">
          <table:table-cell office:value-type="float" office:value="103.6455">
            <text:p>103.6455</text:p>
          </table:table-cell>
          <table:table-cell/>
        </table:table-row>
        <table:table-row table:style-name="ro2">
          <table:table-cell office:value-type="float" office:value="92.0184">
            <text:p>92.0184</text:p>
          </table:table-cell>
          <table:table-cell/>
        </table:table-row>
        <table:table-row table:style-name="ro2">
          <table:table-cell office:value-type="float" office:value="54.4673">
            <text:p>54.4673</text:p>
          </table:table-cell>
          <table:table-cell/>
        </table:table-row>
        <table:table-row table:style-name="ro2">
          <table:table-cell office:value-type="float" office:value="91.6641">
            <text:p>91.6641</text:p>
          </table:table-cell>
          <table:table-cell/>
        </table:table-row>
        <table:table-row table:style-name="ro2">
          <table:table-cell office:value-type="float" office:value="103.5119">
            <text:p>103.5119</text:p>
          </table:table-cell>
          <table:table-cell/>
        </table:table-row>
        <table:table-row table:style-name="ro2">
          <table:table-cell office:value-type="float" office:value="168.3349">
            <text:p>168.3349</text:p>
          </table:table-cell>
          <table:table-cell/>
        </table:table-row>
        <table:table-row table:style-name="ro2">
          <table:table-cell office:value-type="float" office:value="114.709">
            <text:p>114.709</text:p>
          </table:table-cell>
          <table:table-cell/>
        </table:table-row>
        <table:table-row table:style-name="ro2">
          <table:table-cell office:value-type="float" office:value="96.7268">
            <text:p>96.7268</text:p>
          </table:table-cell>
          <table:table-cell/>
        </table:table-row>
        <table:table-row table:style-name="ro2">
          <table:table-cell office:value-type="float" office:value="66.0113">
            <text:p>66.0113</text:p>
          </table:table-cell>
          <table:table-cell/>
        </table:table-row>
        <table:table-row table:style-name="ro2">
          <table:table-cell office:value-type="float" office:value="144.0205">
            <text:p>144.0205</text:p>
          </table:table-cell>
          <table:table-cell/>
        </table:table-row>
        <table:table-row table:style-name="ro2">
          <table:table-cell office:value-type="float" office:value="149.5537">
            <text:p>149.5537</text:p>
          </table:table-cell>
          <table:table-cell/>
        </table:table-row>
        <table:table-row table:style-name="ro2">
          <table:table-cell office:value-type="float" office:value="150.1269">
            <text:p>150.1269</text:p>
          </table:table-cell>
          <table:table-cell/>
        </table:table-row>
        <table:table-row table:style-name="ro2">
          <table:table-cell office:value-type="float" office:value="99.2007">
            <text:p>99.2007</text:p>
          </table:table-cell>
          <table:table-cell/>
        </table:table-row>
        <table:table-row table:style-name="ro2">
          <table:table-cell office:value-type="float" office:value="84.6605">
            <text:p>84.6605</text:p>
          </table:table-cell>
          <table:table-cell/>
        </table:table-row>
        <table:table-row table:style-name="ro2">
          <table:table-cell office:value-type="float" office:value="64.1653">
            <text:p>64.1653</text:p>
          </table:table-cell>
          <table:table-cell/>
        </table:table-row>
        <table:table-row table:style-name="ro2">
          <table:table-cell office:value-type="float" office:value="74.2296">
            <text:p>74.2296</text:p>
          </table:table-cell>
          <table:table-cell/>
        </table:table-row>
        <table:table-row table:style-name="ro2">
          <table:table-cell office:value-type="float" office:value="108.5196">
            <text:p>108.5196</text:p>
          </table:table-cell>
          <table:table-cell/>
        </table:table-row>
        <table:table-row table:style-name="ro2">
          <table:table-cell office:value-type="float" office:value="131.8188">
            <text:p>131.8188</text:p>
          </table:table-cell>
          <table:table-cell/>
        </table:table-row>
        <table:table-row table:style-name="ro2">
          <table:table-cell office:value-type="float" office:value="106.5292">
            <text:p>106.5292</text:p>
          </table:table-cell>
          <table:table-cell/>
        </table:table-row>
        <table:table-row table:style-name="ro2">
          <table:table-cell office:value-type="float" office:value="42.9446">
            <text:p>42.9446</text:p>
          </table:table-cell>
          <table:table-cell/>
        </table:table-row>
        <table:table-row table:style-name="ro2">
          <table:table-cell office:value-type="float" office:value="107.0979">
            <text:p>107.0979</text:p>
          </table:table-cell>
          <table:table-cell/>
        </table:table-row>
        <table:table-row table:style-name="ro2">
          <table:table-cell office:value-type="float" office:value="115.4257">
            <text:p>115.4257</text:p>
          </table:table-cell>
          <table:table-cell/>
        </table:table-row>
        <table:table-row table:style-name="ro2">
          <table:table-cell office:value-type="float" office:value="112.454">
            <text:p>112.454</text:p>
          </table:table-cell>
          <table:table-cell/>
        </table:table-row>
        <table:table-row table:style-name="ro2">
          <table:table-cell office:value-type="float" office:value="86.5197">
            <text:p>86.5197</text:p>
          </table:table-cell>
          <table:table-cell/>
        </table:table-row>
        <table:table-row table:style-name="ro2">
          <table:table-cell office:value-type="float" office:value="88.7654">
            <text:p>88.7654</text:p>
          </table:table-cell>
          <table:table-cell/>
        </table:table-row>
        <table:table-row table:style-name="ro2">
          <table:table-cell office:value-type="float" office:value="84.122">
            <text:p>84.122</text:p>
          </table:table-cell>
          <table:table-cell/>
        </table:table-row>
        <table:table-row table:style-name="ro2">
          <table:table-cell office:value-type="float" office:value="183.1604">
            <text:p>183.1604</text:p>
          </table:table-cell>
          <table:table-cell/>
        </table:table-row>
        <table:table-row table:style-name="ro2">
          <table:table-cell office:value-type="float" office:value="87.0351">
            <text:p>87.0351</text:p>
          </table:table-cell>
          <table:table-cell/>
        </table:table-row>
        <table:table-row table:style-name="ro2">
          <table:table-cell office:value-type="float" office:value="109.0048">
            <text:p>109.0048</text:p>
          </table:table-cell>
          <table:table-cell/>
        </table:table-row>
        <table:table-row table:style-name="ro2">
          <table:table-cell office:value-type="float" office:value="137.9373">
            <text:p>137.9373</text:p>
          </table:table-cell>
          <table:table-cell/>
        </table:table-row>
        <table:table-row table:style-name="ro2">
          <table:table-cell office:value-type="float" office:value="121.3001">
            <text:p>121.3001</text:p>
          </table:table-cell>
          <table:table-cell/>
        </table:table-row>
        <table:table-row table:style-name="ro2">
          <table:table-cell office:value-type="float" office:value="119.656">
            <text:p>119.656</text:p>
          </table:table-cell>
          <table:table-cell/>
        </table:table-row>
        <table:table-row table:style-name="ro2">
          <table:table-cell office:value-type="float" office:value="56.4108">
            <text:p>56.4108</text:p>
          </table:table-cell>
          <table:table-cell/>
        </table:table-row>
        <table:table-row table:style-name="ro2">
          <table:table-cell office:value-type="float" office:value="90.9503">
            <text:p>90.9503</text:p>
          </table:table-cell>
          <table:table-cell/>
        </table:table-row>
        <table:table-row table:style-name="ro2">
          <table:table-cell office:value-type="float" office:value="83.5636">
            <text:p>83.5636</text:p>
          </table:table-cell>
          <table:table-cell/>
        </table:table-row>
        <table:table-row table:style-name="ro2">
          <table:table-cell office:value-type="float" office:value="79.2566">
            <text:p>79.2566</text:p>
          </table:table-cell>
          <table:table-cell/>
        </table:table-row>
        <table:table-row table:style-name="ro2">
          <table:table-cell office:value-type="float" office:value="73.1002">
            <text:p>73.1002</text:p>
          </table:table-cell>
          <table:table-cell/>
        </table:table-row>
        <table:table-row table:style-name="ro2">
          <table:table-cell office:value-type="float" office:value="101.1628">
            <text:p>101.1628</text:p>
          </table:table-cell>
          <table:table-cell/>
        </table:table-row>
        <table:table-row table:style-name="ro2">
          <table:table-cell office:value-type="float" office:value="101.5008">
            <text:p>101.5008</text:p>
          </table:table-cell>
          <table:table-cell/>
        </table:table-row>
        <table:table-row table:style-name="ro2">
          <table:table-cell office:value-type="float" office:value="153.6426">
            <text:p>153.6426</text:p>
          </table:table-cell>
          <table:table-cell/>
        </table:table-row>
        <table:table-row table:style-name="ro2">
          <table:table-cell office:value-type="float" office:value="134.9588">
            <text:p>134.9588</text:p>
          </table:table-cell>
          <table:table-cell/>
        </table:table-row>
        <table:table-row table:style-name="ro2">
          <table:table-cell office:value-type="float" office:value="143.5878">
            <text:p>143.5878</text:p>
          </table:table-cell>
          <table:table-cell/>
        </table:table-row>
        <table:table-row table:style-name="ro2">
          <table:table-cell office:value-type="float" office:value="126.1468">
            <text:p>126.1468</text:p>
          </table:table-cell>
          <table:table-cell/>
        </table:table-row>
        <table:table-row table:style-name="ro2">
          <table:table-cell office:value-type="float" office:value="134.8486">
            <text:p>134.8486</text:p>
          </table:table-cell>
          <table:table-cell/>
        </table:table-row>
        <table:table-row table:style-name="ro2">
          <table:table-cell office:value-type="float" office:value="88.6763">
            <text:p>88.6763</text:p>
          </table:table-cell>
          <table:table-cell/>
        </table:table-row>
        <table:table-row table:style-name="ro2">
          <table:table-cell office:value-type="float" office:value="65.7056">
            <text:p>65.7056</text:p>
          </table:table-cell>
          <table:table-cell/>
        </table:table-row>
        <table:table-row table:style-name="ro2">
          <table:table-cell office:value-type="float" office:value="103.5824">
            <text:p>103.5824</text:p>
          </table:table-cell>
          <table:table-cell/>
        </table:table-row>
        <table:table-row table:style-name="ro2">
          <table:table-cell office:value-type="float" office:value="94.321">
            <text:p>94.321</text:p>
          </table:table-cell>
          <table:table-cell/>
        </table:table-row>
        <table:table-row table:style-name="ro2">
          <table:table-cell office:value-type="float" office:value="103.414">
            <text:p>103.414</text:p>
          </table:table-cell>
          <table:table-cell/>
        </table:table-row>
        <table:table-row table:style-name="ro2">
          <table:table-cell office:value-type="float" office:value="96.5305">
            <text:p>96.5305</text:p>
          </table:table-cell>
          <table:table-cell/>
        </table:table-row>
        <table:table-row table:style-name="ro2">
          <table:table-cell office:value-type="float" office:value="145.7403">
            <text:p>145.7403</text:p>
          </table:table-cell>
          <table:table-cell/>
        </table:table-row>
        <table:table-row table:style-name="ro2">
          <table:table-cell office:value-type="float" office:value="109.4427">
            <text:p>109.4427</text:p>
          </table:table-cell>
          <table:table-cell/>
        </table:table-row>
        <table:table-row table:style-name="ro2">
          <table:table-cell office:value-type="float" office:value="95.76">
            <text:p>95.76</text:p>
          </table:table-cell>
          <table:table-cell/>
        </table:table-row>
        <table:table-row table:style-name="ro2">
          <table:table-cell office:value-type="float" office:value="91.6377">
            <text:p>91.6377</text:p>
          </table:table-cell>
          <table:table-cell/>
        </table:table-row>
        <table:table-row table:style-name="ro2">
          <table:table-cell office:value-type="float" office:value="124.6412">
            <text:p>124.6412</text:p>
          </table:table-cell>
          <table:table-cell/>
        </table:table-row>
        <table:table-row table:style-name="ro2">
          <table:table-cell office:value-type="float" office:value="133.787">
            <text:p>133.787</text:p>
          </table:table-cell>
          <table:table-cell/>
        </table:table-row>
        <table:table-row table:style-name="ro2">
          <table:table-cell office:value-type="float" office:value="81.5744">
            <text:p>81.5744</text:p>
          </table:table-cell>
          <table:table-cell/>
        </table:table-row>
        <table:table-row table:style-name="ro2">
          <table:table-cell office:value-type="float" office:value="129.6232">
            <text:p>129.6232</text:p>
          </table:table-cell>
          <table:table-cell/>
        </table:table-row>
        <table:table-row table:style-name="ro2">
          <table:table-cell office:value-type="float" office:value="63.287">
            <text:p>63.287</text:p>
          </table:table-cell>
          <table:table-cell/>
        </table:table-row>
        <table:table-row table:style-name="ro2">
          <table:table-cell office:value-type="float" office:value="97.9199">
            <text:p>97.9199</text:p>
          </table:table-cell>
          <table:table-cell/>
        </table:table-row>
        <table:table-row table:style-name="ro2">
          <table:table-cell office:value-type="float" office:value="84.9567">
            <text:p>84.9567</text:p>
          </table:table-cell>
          <table:table-cell/>
        </table:table-row>
        <table:table-row table:style-name="ro2">
          <table:table-cell office:value-type="float" office:value="97.4364">
            <text:p>97.4364</text:p>
          </table:table-cell>
          <table:table-cell/>
        </table:table-row>
        <table:table-row table:style-name="ro2">
          <table:table-cell office:value-type="float" office:value="125.7009">
            <text:p>125.7009</text:p>
          </table:table-cell>
          <table:table-cell/>
        </table:table-row>
        <table:table-row table:style-name="ro2">
          <table:table-cell office:value-type="float" office:value="152.3723">
            <text:p>152.3723</text:p>
          </table:table-cell>
          <table:table-cell/>
        </table:table-row>
        <table:table-row table:style-name="ro2">
          <table:table-cell office:value-type="float" office:value="132.8977">
            <text:p>132.8977</text:p>
          </table:table-cell>
          <table:table-cell/>
        </table:table-row>
        <table:table-row table:style-name="ro2">
          <table:table-cell office:value-type="float" office:value="93.3927">
            <text:p>93.3927</text:p>
          </table:table-cell>
          <table:table-cell/>
        </table:table-row>
        <table:table-row table:style-name="ro2">
          <table:table-cell office:value-type="float" office:value="104.2614">
            <text:p>104.2614</text:p>
          </table:table-cell>
          <table:table-cell/>
        </table:table-row>
        <table:table-row table:style-name="ro2">
          <table:table-cell office:value-type="float" office:value="99.7068">
            <text:p>99.7068</text:p>
          </table:table-cell>
          <table:table-cell/>
        </table:table-row>
        <table:table-row table:style-name="ro2">
          <table:table-cell office:value-type="float" office:value="98.2817">
            <text:p>98.2817</text:p>
          </table:table-cell>
          <table:table-cell/>
        </table:table-row>
        <table:table-row table:style-name="ro2">
          <table:table-cell office:value-type="float" office:value="128.9965">
            <text:p>128.9965</text:p>
          </table:table-cell>
          <table:table-cell/>
        </table:table-row>
        <table:table-row table:style-name="ro2">
          <table:table-cell office:value-type="float" office:value="131.1889">
            <text:p>131.1889</text:p>
          </table:table-cell>
          <table:table-cell/>
        </table:table-row>
        <table:table-row table:style-name="ro2">
          <table:table-cell office:value-type="float" office:value="140.9633">
            <text:p>140.9633</text:p>
          </table:table-cell>
          <table:table-cell/>
        </table:table-row>
        <table:table-row table:style-name="ro2">
          <table:table-cell office:value-type="float" office:value="134.8075">
            <text:p>134.8075</text:p>
          </table:table-cell>
          <table:table-cell/>
        </table:table-row>
        <table:table-row table:style-name="ro2">
          <table:table-cell office:value-type="float" office:value="106.8245">
            <text:p>106.8245</text:p>
          </table:table-cell>
          <table:table-cell/>
        </table:table-row>
        <table:table-row table:style-name="ro2">
          <table:table-cell office:value-type="float" office:value="105.5867">
            <text:p>105.5867</text:p>
          </table:table-cell>
          <table:table-cell/>
        </table:table-row>
        <table:table-row table:style-name="ro2">
          <table:table-cell office:value-type="float" office:value="104.6994">
            <text:p>104.6994</text:p>
          </table:table-cell>
          <table:table-cell/>
        </table:table-row>
        <table:table-row table:style-name="ro2">
          <table:table-cell office:value-type="float" office:value="95.8812">
            <text:p>95.8812</text:p>
          </table:table-cell>
          <table:table-cell/>
        </table:table-row>
        <table:table-row table:style-name="ro2">
          <table:table-cell office:value-type="float" office:value="69.9216">
            <text:p>69.9216</text:p>
          </table:table-cell>
          <table:table-cell/>
        </table:table-row>
        <table:table-row table:style-name="ro2">
          <table:table-cell office:value-type="float" office:value="77.8978">
            <text:p>77.8978</text:p>
          </table:table-cell>
          <table:table-cell/>
        </table:table-row>
        <table:table-row table:style-name="ro2">
          <table:table-cell office:value-type="float" office:value="91.7536">
            <text:p>91.7536</text:p>
          </table:table-cell>
          <table:table-cell/>
        </table:table-row>
        <table:table-row table:style-name="ro2">
          <table:table-cell office:value-type="float" office:value="98.2222">
            <text:p>98.2222</text:p>
          </table:table-cell>
          <table:table-cell/>
        </table:table-row>
        <table:table-row table:style-name="ro2">
          <table:table-cell office:value-type="float" office:value="89.2825">
            <text:p>89.2825</text:p>
          </table:table-cell>
          <table:table-cell/>
        </table:table-row>
        <table:table-row table:style-name="ro2">
          <table:table-cell office:value-type="float" office:value="70.2814">
            <text:p>70.2814</text:p>
          </table:table-cell>
          <table:table-cell/>
        </table:table-row>
        <table:table-row table:style-name="ro2">
          <table:table-cell office:value-type="float" office:value="107.9715">
            <text:p>107.9715</text:p>
          </table:table-cell>
          <table:table-cell/>
        </table:table-row>
        <table:table-row table:style-name="ro2">
          <table:table-cell office:value-type="float" office:value="99.4627">
            <text:p>99.4627</text:p>
          </table:table-cell>
          <table:table-cell/>
        </table:table-row>
        <table:table-row table:style-name="ro2">
          <table:table-cell office:value-type="float" office:value="138.5621">
            <text:p>138.5621</text:p>
          </table:table-cell>
          <table:table-cell/>
        </table:table-row>
        <table:table-row table:style-name="ro2">
          <table:table-cell office:value-type="float" office:value="103.3185">
            <text:p>103.3185</text:p>
          </table:table-cell>
          <table:table-cell/>
        </table:table-row>
        <table:table-row table:style-name="ro2">
          <table:table-cell office:value-type="float" office:value="65.0702">
            <text:p>65.0702</text:p>
          </table:table-cell>
          <table:table-cell/>
        </table:table-row>
        <table:table-row table:style-name="ro2">
          <table:table-cell office:value-type="float" office:value="72.1582">
            <text:p>72.1582</text:p>
          </table:table-cell>
          <table:table-cell/>
        </table:table-row>
        <table:table-row table:style-name="ro2">
          <table:table-cell office:value-type="float" office:value="99.5824">
            <text:p>99.5824</text:p>
          </table:table-cell>
          <table:table-cell/>
        </table:table-row>
        <table:table-row table:style-name="ro2">
          <table:table-cell office:value-type="float" office:value="107.1167">
            <text:p>107.1167</text:p>
          </table:table-cell>
          <table:table-cell/>
        </table:table-row>
        <table:table-row table:style-name="ro2">
          <table:table-cell office:value-type="float" office:value="66.2636">
            <text:p>66.2636</text:p>
          </table:table-cell>
          <table:table-cell/>
        </table:table-row>
        <table:table-row table:style-name="ro2">
          <table:table-cell office:value-type="float" office:value="120.8476">
            <text:p>120.8476</text:p>
          </table:table-cell>
          <table:table-cell/>
        </table:table-row>
        <table:table-row table:style-name="ro2">
          <table:table-cell office:value-type="float" office:value="165.8686">
            <text:p>165.8686</text:p>
          </table:table-cell>
          <table:table-cell/>
        </table:table-row>
        <table:table-row table:style-name="ro2">
          <table:table-cell office:value-type="float" office:value="67.5872">
            <text:p>67.5872</text:p>
          </table:table-cell>
          <table:table-cell/>
        </table:table-row>
        <table:table-row table:style-name="ro2">
          <table:table-cell office:value-type="float" office:value="132.5449">
            <text:p>132.5449</text:p>
          </table:table-cell>
          <table:table-cell/>
        </table:table-row>
        <table:table-row table:style-name="ro2">
          <table:table-cell office:value-type="float" office:value="64.3772">
            <text:p>64.3772</text:p>
          </table:table-cell>
          <table:table-cell/>
        </table:table-row>
        <table:table-row table:style-name="ro2">
          <table:table-cell office:value-type="float" office:value="77.7645">
            <text:p>77.7645</text:p>
          </table:table-cell>
          <table:table-cell/>
        </table:table-row>
        <table:table-row table:style-name="ro2">
          <table:table-cell office:value-type="float" office:value="81.7261">
            <text:p>81.7261</text:p>
          </table:table-cell>
          <table:table-cell/>
        </table:table-row>
        <table:table-row table:style-name="ro2">
          <table:table-cell office:value-type="float" office:value="126.6447">
            <text:p>126.6447</text:p>
          </table:table-cell>
          <table:table-cell/>
        </table:table-row>
        <table:table-row table:style-name="ro2">
          <table:table-cell office:value-type="float" office:value="95.8102">
            <text:p>95.8102</text:p>
          </table:table-cell>
          <table:table-cell/>
        </table:table-row>
        <table:table-row table:style-name="ro2">
          <table:table-cell office:value-type="float" office:value="69.8837">
            <text:p>69.8837</text:p>
          </table:table-cell>
          <table:table-cell/>
        </table:table-row>
        <table:table-row table:style-name="ro2">
          <table:table-cell office:value-type="float" office:value="124.7363">
            <text:p>124.7363</text:p>
          </table:table-cell>
          <table:table-cell/>
        </table:table-row>
        <table:table-row table:style-name="ro2">
          <table:table-cell office:value-type="float" office:value="124.6404">
            <text:p>124.6404</text:p>
          </table:table-cell>
          <table:table-cell/>
        </table:table-row>
        <table:table-row table:style-name="ro2">
          <table:table-cell office:value-type="float" office:value="215.3832">
            <text:p>215.3832</text:p>
          </table:table-cell>
          <table:table-cell/>
        </table:table-row>
        <table:table-row table:style-name="ro2">
          <table:table-cell office:value-type="float" office:value="95.315">
            <text:p>95.315</text:p>
          </table:table-cell>
          <table:table-cell/>
        </table:table-row>
        <table:table-row table:style-name="ro2">
          <table:table-cell office:value-type="float" office:value="82.3184">
            <text:p>82.3184</text:p>
          </table:table-cell>
          <table:table-cell/>
        </table:table-row>
        <table:table-row table:style-name="ro2">
          <table:table-cell office:value-type="float" office:value="82.3415">
            <text:p>82.3415</text:p>
          </table:table-cell>
          <table:table-cell/>
        </table:table-row>
        <table:table-row table:style-name="ro2">
          <table:table-cell office:value-type="float" office:value="110.7615">
            <text:p>110.7615</text:p>
          </table:table-cell>
          <table:table-cell/>
        </table:table-row>
        <table:table-row table:style-name="ro2">
          <table:table-cell office:value-type="float" office:value="82.366">
            <text:p>82.366</text:p>
          </table:table-cell>
          <table:table-cell/>
        </table:table-row>
        <table:table-row table:style-name="ro2">
          <table:table-cell office:value-type="float" office:value="94.8338">
            <text:p>94.8338</text:p>
          </table:table-cell>
          <table:table-cell/>
        </table:table-row>
        <table:table-row table:style-name="ro2">
          <table:table-cell office:value-type="float" office:value="101.5641">
            <text:p>101.5641</text:p>
          </table:table-cell>
          <table:table-cell/>
        </table:table-row>
        <table:table-row table:style-name="ro2">
          <table:table-cell office:value-type="float" office:value="152.5323">
            <text:p>152.5323</text:p>
          </table:table-cell>
          <table:table-cell/>
        </table:table-row>
        <table:table-row table:style-name="ro2">
          <table:table-cell office:value-type="float" office:value="74.1926">
            <text:p>74.1926</text:p>
          </table:table-cell>
          <table:table-cell/>
        </table:table-row>
        <table:table-row table:style-name="ro2">
          <table:table-cell office:value-type="float" office:value="172.8127">
            <text:p>172.8127</text:p>
          </table:table-cell>
          <table:table-cell/>
        </table:table-row>
        <table:table-row table:style-name="ro2">
          <table:table-cell office:value-type="float" office:value="114.9944">
            <text:p>114.9944</text:p>
          </table:table-cell>
          <table:table-cell/>
        </table:table-row>
        <table:table-row table:style-name="ro2">
          <table:table-cell office:value-type="float" office:value="54.6145">
            <text:p>54.6145</text:p>
          </table:table-cell>
          <table:table-cell/>
        </table:table-row>
        <table:table-row table:style-name="ro2">
          <table:table-cell office:value-type="float" office:value="23.1848">
            <text:p>23.1848</text:p>
          </table:table-cell>
          <table:table-cell/>
        </table:table-row>
        <table:table-row table:style-name="ro2">
          <table:table-cell office:value-type="float" office:value="104.8131">
            <text:p>104.8131</text:p>
          </table:table-cell>
          <table:table-cell/>
        </table:table-row>
        <table:table-row table:style-name="ro2">
          <table:table-cell office:value-type="float" office:value="112.8108">
            <text:p>112.8108</text:p>
          </table:table-cell>
          <table:table-cell/>
        </table:table-row>
        <table:table-row table:style-name="ro2">
          <table:table-cell office:value-type="float" office:value="150.7831">
            <text:p>150.7831</text:p>
          </table:table-cell>
          <table:table-cell/>
        </table:table-row>
        <table:table-row table:style-name="ro2">
          <table:table-cell office:value-type="float" office:value="65.3429">
            <text:p>65.3429</text:p>
          </table:table-cell>
          <table:table-cell/>
        </table:table-row>
        <table:table-row table:style-name="ro2">
          <table:table-cell office:value-type="float" office:value="81.6288">
            <text:p>81.6288</text:p>
          </table:table-cell>
          <table:table-cell/>
        </table:table-row>
        <table:table-row table:style-name="ro2">
          <table:table-cell office:value-type="float" office:value="15.8067">
            <text:p>15.8067</text:p>
          </table:table-cell>
          <table:table-cell/>
        </table:table-row>
        <table:table-row table:style-name="ro2">
          <table:table-cell office:value-type="float" office:value="135.3804">
            <text:p>135.3804</text:p>
          </table:table-cell>
          <table:table-cell/>
        </table:table-row>
        <table:table-row table:style-name="ro2">
          <table:table-cell office:value-type="float" office:value="77.859">
            <text:p>77.859</text:p>
          </table:table-cell>
          <table:table-cell/>
        </table:table-row>
        <table:table-row table:style-name="ro2">
          <table:table-cell office:value-type="float" office:value="129.689">
            <text:p>129.689</text:p>
          </table:table-cell>
          <table:table-cell/>
        </table:table-row>
        <table:table-row table:style-name="ro2">
          <table:table-cell office:value-type="float" office:value="139.8199">
            <text:p>139.8199</text:p>
          </table:table-cell>
          <table:table-cell/>
        </table:table-row>
        <table:table-row table:style-name="ro2">
          <table:table-cell office:value-type="float" office:value="97.5343">
            <text:p>97.5343</text:p>
          </table:table-cell>
          <table:table-cell/>
        </table:table-row>
        <table:table-row table:style-name="ro2">
          <table:table-cell office:value-type="float" office:value="180.4701">
            <text:p>180.4701</text:p>
          </table:table-cell>
          <table:table-cell/>
        </table:table-row>
        <table:table-row table:style-name="ro2">
          <table:table-cell office:value-type="float" office:value="110.2161">
            <text:p>110.2161</text:p>
          </table:table-cell>
          <table:table-cell/>
        </table:table-row>
        <table:table-row table:style-name="ro2">
          <table:table-cell office:value-type="float" office:value="110.7543">
            <text:p>110.7543</text:p>
          </table:table-cell>
          <table:table-cell/>
        </table:table-row>
        <table:table-row table:style-name="ro2">
          <table:table-cell office:value-type="float" office:value="84.5728">
            <text:p>84.5728</text:p>
          </table:table-cell>
          <table:table-cell/>
        </table:table-row>
        <table:table-row table:style-name="ro2">
          <table:table-cell office:value-type="float" office:value="76.4573">
            <text:p>76.4573</text:p>
          </table:table-cell>
          <table:table-cell/>
        </table:table-row>
        <table:table-row table:style-name="ro2">
          <table:table-cell office:value-type="float" office:value="53.4688">
            <text:p>53.4688</text:p>
          </table:table-cell>
          <table:table-cell/>
        </table:table-row>
        <table:table-row table:style-name="ro2">
          <table:table-cell office:value-type="float" office:value="106.2717">
            <text:p>106.2717</text:p>
          </table:table-cell>
          <table:table-cell/>
        </table:table-row>
        <table:table-row table:style-name="ro2">
          <table:table-cell office:value-type="float" office:value="74.3945">
            <text:p>74.3945</text:p>
          </table:table-cell>
          <table:table-cell/>
        </table:table-row>
        <table:table-row table:style-name="ro2">
          <table:table-cell office:value-type="float" office:value="78.2042">
            <text:p>78.2042</text:p>
          </table:table-cell>
          <table:table-cell/>
        </table:table-row>
        <table:table-row table:style-name="ro2">
          <table:table-cell office:value-type="float" office:value="92.0748">
            <text:p>92.0748</text:p>
          </table:table-cell>
          <table:table-cell/>
        </table:table-row>
        <table:table-row table:style-name="ro2">
          <table:table-cell office:value-type="float" office:value="72.4527">
            <text:p>72.4527</text:p>
          </table:table-cell>
          <table:table-cell/>
        </table:table-row>
        <table:table-row table:style-name="ro2">
          <table:table-cell office:value-type="float" office:value="63.0786">
            <text:p>63.0786</text:p>
          </table:table-cell>
          <table:table-cell/>
        </table:table-row>
        <table:table-row table:style-name="ro2">
          <table:table-cell office:value-type="float" office:value="126.2966">
            <text:p>126.2966</text:p>
          </table:table-cell>
          <table:table-cell/>
        </table:table-row>
        <table:table-row table:style-name="ro2">
          <table:table-cell office:value-type="float" office:value="103.4295">
            <text:p>103.4295</text:p>
          </table:table-cell>
          <table:table-cell/>
        </table:table-row>
        <table:table-row table:style-name="ro2">
          <table:table-cell office:value-type="float" office:value="70.8497">
            <text:p>70.8497</text:p>
          </table:table-cell>
          <table:table-cell/>
        </table:table-row>
        <table:table-row table:style-name="ro2">
          <table:table-cell office:value-type="float" office:value="51.919">
            <text:p>51.919</text:p>
          </table:table-cell>
          <table:table-cell/>
        </table:table-row>
        <table:table-row table:style-name="ro2">
          <table:table-cell office:value-type="float" office:value="61.8768">
            <text:p>61.8768</text:p>
          </table:table-cell>
          <table:table-cell/>
        </table:table-row>
        <table:table-row table:style-name="ro2">
          <table:table-cell office:value-type="float" office:value="78.7184">
            <text:p>78.7184</text:p>
          </table:table-cell>
          <table:table-cell/>
        </table:table-row>
        <table:table-row table:style-name="ro2">
          <table:table-cell office:value-type="float" office:value="82.3289">
            <text:p>82.3289</text:p>
          </table:table-cell>
          <table:table-cell/>
        </table:table-row>
        <table:table-row table:style-name="ro2">
          <table:table-cell office:value-type="float" office:value="86.8441">
            <text:p>86.8441</text:p>
          </table:table-cell>
          <table:table-cell/>
        </table:table-row>
        <table:table-row table:style-name="ro2">
          <table:table-cell office:value-type="float" office:value="103.9084">
            <text:p>103.9084</text:p>
          </table:table-cell>
          <table:table-cell/>
        </table:table-row>
        <table:table-row table:style-name="ro2">
          <table:table-cell office:value-type="float" office:value="113.6762">
            <text:p>113.6762</text:p>
          </table:table-cell>
          <table:table-cell/>
        </table:table-row>
        <table:table-row table:style-name="ro2">
          <table:table-cell office:value-type="float" office:value="96.8079">
            <text:p>96.8079</text:p>
          </table:table-cell>
          <table:table-cell/>
        </table:table-row>
        <table:table-row table:style-name="ro2">
          <table:table-cell office:value-type="float" office:value="80.6473">
            <text:p>80.6473</text:p>
          </table:table-cell>
          <table:table-cell/>
        </table:table-row>
        <table:table-row table:style-name="ro2">
          <table:table-cell office:value-type="float" office:value="81.1692">
            <text:p>81.1692</text:p>
          </table:table-cell>
          <table:table-cell/>
        </table:table-row>
        <table:table-row table:style-name="ro2">
          <table:table-cell office:value-type="float" office:value="82.148">
            <text:p>82.148</text:p>
          </table:table-cell>
          <table:table-cell/>
        </table:table-row>
        <table:table-row table:style-name="ro2">
          <table:table-cell office:value-type="float" office:value="69.7791">
            <text:p>69.7791</text:p>
          </table:table-cell>
          <table:table-cell/>
        </table:table-row>
        <table:table-row table:style-name="ro2">
          <table:table-cell office:value-type="float" office:value="149.1871">
            <text:p>149.1871</text:p>
          </table:table-cell>
          <table:table-cell/>
        </table:table-row>
        <table:table-row table:style-name="ro2">
          <table:table-cell office:value-type="float" office:value="91.7659">
            <text:p>91.7659</text:p>
          </table:table-cell>
          <table:table-cell/>
        </table:table-row>
        <table:table-row table:style-name="ro2">
          <table:table-cell office:value-type="float" office:value="76.1496">
            <text:p>76.1496</text:p>
          </table:table-cell>
          <table:table-cell/>
        </table:table-row>
        <table:table-row table:style-name="ro2">
          <table:table-cell office:value-type="float" office:value="121.3653">
            <text:p>121.3653</text:p>
          </table:table-cell>
          <table:table-cell/>
        </table:table-row>
        <table:table-row table:style-name="ro2">
          <table:table-cell office:value-type="float" office:value="113.4615">
            <text:p>113.4615</text:p>
          </table:table-cell>
          <table:table-cell/>
        </table:table-row>
        <table:table-row table:style-name="ro2">
          <table:table-cell office:value-type="float" office:value="122.9607">
            <text:p>122.9607</text:p>
          </table:table-cell>
          <table:table-cell/>
        </table:table-row>
        <table:table-row table:style-name="ro2">
          <table:table-cell office:value-type="float" office:value="99.3572">
            <text:p>99.3572</text:p>
          </table:table-cell>
          <table:table-cell/>
        </table:table-row>
        <table:table-row table:style-name="ro2">
          <table:table-cell office:value-type="float" office:value="116.5096">
            <text:p>116.5096</text:p>
          </table:table-cell>
          <table:table-cell/>
        </table:table-row>
        <table:table-row table:style-name="ro2">
          <table:table-cell office:value-type="float" office:value="81.2011">
            <text:p>81.2011</text:p>
          </table:table-cell>
          <table:table-cell/>
        </table:table-row>
        <table:table-row table:style-name="ro2">
          <table:table-cell office:value-type="float" office:value="32.9889">
            <text:p>32.9889</text:p>
          </table:table-cell>
          <table:table-cell/>
        </table:table-row>
        <table:table-row table:style-name="ro2">
          <table:table-cell office:value-type="float" office:value="60.5524">
            <text:p>60.5524</text:p>
          </table:table-cell>
          <table:table-cell/>
        </table:table-row>
        <table:table-row table:style-name="ro2">
          <table:table-cell office:value-type="float" office:value="158.2509">
            <text:p>158.2509</text:p>
          </table:table-cell>
          <table:table-cell/>
        </table:table-row>
        <table:table-row table:style-name="ro2">
          <table:table-cell office:value-type="float" office:value="66.6383">
            <text:p>66.6383</text:p>
          </table:table-cell>
          <table:table-cell/>
        </table:table-row>
        <table:table-row table:style-name="ro2">
          <table:table-cell office:value-type="float" office:value="120.5632">
            <text:p>120.5632</text:p>
          </table:table-cell>
          <table:table-cell/>
        </table:table-row>
        <table:table-row table:style-name="ro2">
          <table:table-cell office:value-type="float" office:value="67.0643">
            <text:p>67.0643</text:p>
          </table:table-cell>
          <table:table-cell/>
        </table:table-row>
        <table:table-row table:style-name="ro2">
          <table:table-cell office:value-type="float" office:value="104.6566">
            <text:p>104.6566</text:p>
          </table:table-cell>
          <table:table-cell/>
        </table:table-row>
        <table:table-row table:style-name="ro2">
          <table:table-cell office:value-type="float" office:value="87.8627">
            <text:p>87.8627</text:p>
          </table:table-cell>
          <table:table-cell/>
        </table:table-row>
        <table:table-row table:style-name="ro2">
          <table:table-cell office:value-type="float" office:value="117.9176">
            <text:p>117.9176</text:p>
          </table:table-cell>
          <table:table-cell/>
        </table:table-row>
        <table:table-row table:style-name="ro2">
          <table:table-cell office:value-type="float" office:value="135.6536">
            <text:p>135.6536</text:p>
          </table:table-cell>
          <table:table-cell/>
        </table:table-row>
        <table:table-row table:style-name="ro2">
          <table:table-cell office:value-type="float" office:value="87.4053">
            <text:p>87.4053</text:p>
          </table:table-cell>
          <table:table-cell/>
        </table:table-row>
        <table:table-row table:style-name="ro2">
          <table:table-cell office:value-type="float" office:value="79.7552">
            <text:p>79.7552</text:p>
          </table:table-cell>
          <table:table-cell/>
        </table:table-row>
        <table:table-row table:style-name="ro2">
          <table:table-cell office:value-type="float" office:value="127.6666">
            <text:p>127.6666</text:p>
          </table:table-cell>
          <table:table-cell/>
        </table:table-row>
        <table:table-row table:style-name="ro2">
          <table:table-cell office:value-type="float" office:value="123.0446">
            <text:p>123.0446</text:p>
          </table:table-cell>
          <table:table-cell/>
        </table:table-row>
        <table:table-row table:style-name="ro2">
          <table:table-cell office:value-type="float" office:value="105.1552">
            <text:p>105.1552</text:p>
          </table:table-cell>
          <table:table-cell/>
        </table:table-row>
        <table:table-row table:style-name="ro2">
          <table:table-cell office:value-type="float" office:value="144.9416">
            <text:p>144.9416</text:p>
          </table:table-cell>
          <table:table-cell/>
        </table:table-row>
        <table:table-row table:style-name="ro2">
          <table:table-cell office:value-type="float" office:value="133.4355">
            <text:p>133.4355</text:p>
          </table:table-cell>
          <table:table-cell/>
        </table:table-row>
        <table:table-row table:style-name="ro2">
          <table:table-cell office:value-type="float" office:value="102.4581">
            <text:p>102.4581</text:p>
          </table:table-cell>
          <table:table-cell/>
        </table:table-row>
        <table:table-row table:style-name="ro2">
          <table:table-cell office:value-type="float" office:value="135.2115">
            <text:p>135.2115</text:p>
          </table:table-cell>
          <table:table-cell/>
        </table:table-row>
        <table:table-row table:style-name="ro2">
          <table:table-cell office:value-type="float" office:value="79.2088">
            <text:p>79.2088</text:p>
          </table:table-cell>
          <table:table-cell/>
        </table:table-row>
        <table:table-row table:style-name="ro2">
          <table:table-cell office:value-type="float" office:value="138.4047">
            <text:p>138.4047</text:p>
          </table:table-cell>
          <table:table-cell/>
        </table:table-row>
        <table:table-row table:style-name="ro2">
          <table:table-cell office:value-type="float" office:value="126.6808">
            <text:p>126.6808</text:p>
          </table:table-cell>
          <table:table-cell/>
        </table:table-row>
        <table:table-row table:style-name="ro2">
          <table:table-cell office:value-type="float" office:value="94.8031">
            <text:p>94.8031</text:p>
          </table:table-cell>
          <table:table-cell/>
        </table:table-row>
        <table:table-row table:style-name="ro2">
          <table:table-cell office:value-type="float" office:value="20.6314">
            <text:p>20.6314</text:p>
          </table:table-cell>
          <table:table-cell/>
        </table:table-row>
        <table:table-row table:style-name="ro2">
          <table:table-cell office:value-type="float" office:value="59.5453">
            <text:p>59.5453</text:p>
          </table:table-cell>
          <table:table-cell/>
        </table:table-row>
        <table:table-row table:style-name="ro2">
          <table:table-cell office:value-type="float" office:value="24.0588">
            <text:p>24.0588</text:p>
          </table:table-cell>
          <table:table-cell/>
        </table:table-row>
        <table:table-row table:style-name="ro2">
          <table:table-cell office:value-type="float" office:value="52.5655">
            <text:p>52.5655</text:p>
          </table:table-cell>
          <table:table-cell/>
        </table:table-row>
        <table:table-row table:style-name="ro2">
          <table:table-cell office:value-type="float" office:value="61.2495">
            <text:p>61.2495</text:p>
          </table:table-cell>
          <table:table-cell/>
        </table:table-row>
        <table:table-row table:style-name="ro2">
          <table:table-cell office:value-type="float" office:value="96.189">
            <text:p>96.189</text:p>
          </table:table-cell>
          <table:table-cell/>
        </table:table-row>
        <table:table-row table:style-name="ro2">
          <table:table-cell office:value-type="float" office:value="90.9805">
            <text:p>90.9805</text:p>
          </table:table-cell>
          <table:table-cell/>
        </table:table-row>
        <table:table-row table:style-name="ro2">
          <table:table-cell office:value-type="float" office:value="113.4652">
            <text:p>113.4652</text:p>
          </table:table-cell>
          <table:table-cell/>
        </table:table-row>
        <table:table-row table:style-name="ro2">
          <table:table-cell office:value-type="float" office:value="54.8222">
            <text:p>54.8222</text:p>
          </table:table-cell>
          <table:table-cell/>
        </table:table-row>
        <table:table-row table:style-name="ro2">
          <table:table-cell office:value-type="float" office:value="53.8907">
            <text:p>53.8907</text:p>
          </table:table-cell>
          <table:table-cell/>
        </table:table-row>
        <table:table-row table:style-name="ro2">
          <table:table-cell office:value-type="float" office:value="126.9048">
            <text:p>126.9048</text:p>
          </table:table-cell>
          <table:table-cell/>
        </table:table-row>
        <table:table-row table:style-name="ro2">
          <table:table-cell office:value-type="float" office:value="62.0583">
            <text:p>62.0583</text:p>
          </table:table-cell>
          <table:table-cell/>
        </table:table-row>
        <table:table-row table:style-name="ro2">
          <table:table-cell office:value-type="float" office:value="101.0247">
            <text:p>101.0247</text:p>
          </table:table-cell>
          <table:table-cell/>
        </table:table-row>
        <table:table-row table:style-name="ro2">
          <table:table-cell office:value-type="float" office:value="56.0738">
            <text:p>56.0738</text:p>
          </table:table-cell>
          <table:table-cell/>
        </table:table-row>
        <table:table-row table:style-name="ro2">
          <table:table-cell office:value-type="float" office:value="99.25">
            <text:p>99.25</text:p>
          </table:table-cell>
          <table:table-cell/>
        </table:table-row>
        <table:table-row table:style-name="ro2">
          <table:table-cell office:value-type="float" office:value="126.6896">
            <text:p>126.6896</text:p>
          </table:table-cell>
          <table:table-cell/>
        </table:table-row>
        <table:table-row table:style-name="ro2">
          <table:table-cell office:value-type="float" office:value="97.141">
            <text:p>97.141</text:p>
          </table:table-cell>
          <table:table-cell/>
        </table:table-row>
        <table:table-row table:style-name="ro2">
          <table:table-cell office:value-type="float" office:value="97.8254">
            <text:p>97.8254</text:p>
          </table:table-cell>
          <table:table-cell/>
        </table:table-row>
        <table:table-row table:style-name="ro2">
          <table:table-cell office:value-type="float" office:value="62.7023">
            <text:p>62.7023</text:p>
          </table:table-cell>
          <table:table-cell/>
        </table:table-row>
        <table:table-row table:style-name="ro2">
          <table:table-cell office:value-type="float" office:value="82.97">
            <text:p>82.97</text:p>
          </table:table-cell>
          <table:table-cell/>
        </table:table-row>
        <table:table-row table:style-name="ro2">
          <table:table-cell office:value-type="float" office:value="96.5004">
            <text:p>96.5004</text:p>
          </table:table-cell>
          <table:table-cell/>
        </table:table-row>
        <table:table-row table:style-name="ro2">
          <table:table-cell office:value-type="float" office:value="77.3135">
            <text:p>77.3135</text:p>
          </table:table-cell>
          <table:table-cell/>
        </table:table-row>
        <table:table-row table:style-name="ro2">
          <table:table-cell office:value-type="float" office:value="84.0066">
            <text:p>84.0066</text:p>
          </table:table-cell>
          <table:table-cell/>
        </table:table-row>
        <table:table-row table:style-name="ro2">
          <table:table-cell office:value-type="float" office:value="89.7496">
            <text:p>89.7496</text:p>
          </table:table-cell>
          <table:table-cell/>
        </table:table-row>
        <table:table-row table:style-name="ro2">
          <table:table-cell office:value-type="float" office:value="26.1466">
            <text:p>26.1466</text:p>
          </table:table-cell>
          <table:table-cell/>
        </table:table-row>
        <table:table-row table:style-name="ro2">
          <table:table-cell office:value-type="float" office:value="95.5603">
            <text:p>95.5603</text:p>
          </table:table-cell>
          <table:table-cell/>
        </table:table-row>
        <table:table-row table:style-name="ro2">
          <table:table-cell office:value-type="float" office:value="82.5233">
            <text:p>82.5233</text:p>
          </table:table-cell>
          <table:table-cell/>
        </table:table-row>
        <table:table-row table:style-name="ro2">
          <table:table-cell office:value-type="float" office:value="23.0253">
            <text:p>23.0253</text:p>
          </table:table-cell>
          <table:table-cell/>
        </table:table-row>
        <table:table-row table:style-name="ro2">
          <table:table-cell office:value-type="float" office:value="69.8248">
            <text:p>69.8248</text:p>
          </table:table-cell>
          <table:table-cell/>
        </table:table-row>
        <table:table-row table:style-name="ro2">
          <table:table-cell office:value-type="float" office:value="106.2258">
            <text:p>106.2258</text:p>
          </table:table-cell>
          <table:table-cell/>
        </table:table-row>
        <table:table-row table:style-name="ro2">
          <table:table-cell office:value-type="float" office:value="95.192">
            <text:p>95.192</text:p>
          </table:table-cell>
          <table:table-cell/>
        </table:table-row>
        <table:table-row table:style-name="ro2">
          <table:table-cell office:value-type="float" office:value="98.8221">
            <text:p>98.8221</text:p>
          </table:table-cell>
          <table:table-cell/>
        </table:table-row>
        <table:table-row table:style-name="ro2">
          <table:table-cell office:value-type="float" office:value="90.1342">
            <text:p>90.1342</text:p>
          </table:table-cell>
          <table:table-cell/>
        </table:table-row>
        <table:table-row table:style-name="ro2">
          <table:table-cell office:value-type="float" office:value="87.5621">
            <text:p>87.5621</text:p>
          </table:table-cell>
          <table:table-cell/>
        </table:table-row>
        <table:table-row table:style-name="ro2">
          <table:table-cell office:value-type="float" office:value="64.2993">
            <text:p>64.2993</text:p>
          </table:table-cell>
          <table:table-cell/>
        </table:table-row>
        <table:table-row table:style-name="ro2">
          <table:table-cell office:value-type="float" office:value="108.7617">
            <text:p>108.7617</text:p>
          </table:table-cell>
          <table:table-cell/>
        </table:table-row>
        <table:table-row table:style-name="ro2">
          <table:table-cell office:value-type="float" office:value="115.3617">
            <text:p>115.3617</text:p>
          </table:table-cell>
          <table:table-cell/>
        </table:table-row>
        <table:table-row table:style-name="ro2">
          <table:table-cell office:value-type="float" office:value="107.6864">
            <text:p>107.6864</text:p>
          </table:table-cell>
          <table:table-cell/>
        </table:table-row>
        <table:table-row table:style-name="ro2">
          <table:table-cell office:value-type="float" office:value="75.4065">
            <text:p>75.4065</text:p>
          </table:table-cell>
          <table:table-cell/>
        </table:table-row>
        <table:table-row table:style-name="ro2">
          <table:table-cell office:value-type="float" office:value="104.7364">
            <text:p>104.7364</text:p>
          </table:table-cell>
          <table:table-cell/>
        </table:table-row>
        <table:table-row table:style-name="ro2">
          <table:table-cell office:value-type="float" office:value="79.1182">
            <text:p>79.1182</text:p>
          </table:table-cell>
          <table:table-cell/>
        </table:table-row>
        <table:table-row table:style-name="ro2">
          <table:table-cell office:value-type="float" office:value="68.5683">
            <text:p>68.5683</text:p>
          </table:table-cell>
          <table:table-cell/>
        </table:table-row>
        <table:table-row table:style-name="ro2">
          <table:table-cell office:value-type="float" office:value="52.2082">
            <text:p>52.2082</text:p>
          </table:table-cell>
          <table:table-cell/>
        </table:table-row>
        <table:table-row table:style-name="ro2">
          <table:table-cell office:value-type="float" office:value="68.7529">
            <text:p>68.7529</text:p>
          </table:table-cell>
          <table:table-cell/>
        </table:table-row>
        <table:table-row table:style-name="ro2">
          <table:table-cell office:value-type="float" office:value="129.4944">
            <text:p>129.4944</text:p>
          </table:table-cell>
          <table:table-cell/>
        </table:table-row>
        <table:table-row table:style-name="ro2">
          <table:table-cell office:value-type="float" office:value="138.9392">
            <text:p>138.9392</text:p>
          </table:table-cell>
          <table:table-cell/>
        </table:table-row>
        <table:table-row table:style-name="ro2">
          <table:table-cell office:value-type="float" office:value="108.2828">
            <text:p>108.2828</text:p>
          </table:table-cell>
          <table:table-cell/>
        </table:table-row>
        <table:table-row table:style-name="ro2">
          <table:table-cell office:value-type="float" office:value="93.3432">
            <text:p>93.3432</text:p>
          </table:table-cell>
          <table:table-cell/>
        </table:table-row>
        <table:table-row table:style-name="ro2">
          <table:table-cell office:value-type="float" office:value="146.8612">
            <text:p>146.8612</text:p>
          </table:table-cell>
          <table:table-cell/>
        </table:table-row>
        <table:table-row table:style-name="ro2">
          <table:table-cell office:value-type="float" office:value="125.8881">
            <text:p>125.8881</text:p>
          </table:table-cell>
          <table:table-cell/>
        </table:table-row>
        <table:table-row table:style-name="ro2">
          <table:table-cell office:value-type="float" office:value="123.427">
            <text:p>123.427</text:p>
          </table:table-cell>
          <table:table-cell/>
        </table:table-row>
        <table:table-row table:style-name="ro2">
          <table:table-cell office:value-type="float" office:value="78.83">
            <text:p>78.83</text:p>
          </table:table-cell>
          <table:table-cell/>
        </table:table-row>
        <table:table-row table:style-name="ro2">
          <table:table-cell office:value-type="float" office:value="80.2327">
            <text:p>80.2327</text:p>
          </table:table-cell>
          <table:table-cell/>
        </table:table-row>
        <table:table-row table:style-name="ro2">
          <table:table-cell office:value-type="float" office:value="89.4744">
            <text:p>89.4744</text:p>
          </table:table-cell>
          <table:table-cell/>
        </table:table-row>
        <table:table-row table:style-name="ro2">
          <table:table-cell office:value-type="float" office:value="130.2104">
            <text:p>130.2104</text:p>
          </table:table-cell>
          <table:table-cell/>
        </table:table-row>
        <table:table-row table:style-name="ro2">
          <table:table-cell office:value-type="float" office:value="92.9582">
            <text:p>92.9582</text:p>
          </table:table-cell>
          <table:table-cell/>
        </table:table-row>
        <table:table-row table:style-name="ro2">
          <table:table-cell office:value-type="float" office:value="97.3186">
            <text:p>97.3186</text:p>
          </table:table-cell>
          <table:table-cell/>
        </table:table-row>
        <table:table-row table:style-name="ro2">
          <table:table-cell office:value-type="float" office:value="145.7178">
            <text:p>145.7178</text:p>
          </table:table-cell>
          <table:table-cell/>
        </table:table-row>
        <table:table-row table:style-name="ro2">
          <table:table-cell office:value-type="float" office:value="111.4956">
            <text:p>111.4956</text:p>
          </table:table-cell>
          <table:table-cell/>
        </table:table-row>
        <table:table-row table:style-name="ro2">
          <table:table-cell office:value-type="float" office:value="150.3182">
            <text:p>150.3182</text:p>
          </table:table-cell>
          <table:table-cell/>
        </table:table-row>
        <table:table-row table:style-name="ro2">
          <table:table-cell office:value-type="float" office:value="88.211">
            <text:p>88.211</text:p>
          </table:table-cell>
          <table:table-cell/>
        </table:table-row>
        <table:table-row table:style-name="ro2">
          <table:table-cell office:value-type="float" office:value="149.0777">
            <text:p>149.0777</text:p>
          </table:table-cell>
          <table:table-cell/>
        </table:table-row>
        <table:table-row table:style-name="ro2">
          <table:table-cell office:value-type="float" office:value="157.1569">
            <text:p>157.1569</text:p>
          </table:table-cell>
          <table:table-cell/>
        </table:table-row>
        <table:table-row table:style-name="ro2">
          <table:table-cell office:value-type="float" office:value="145.1255">
            <text:p>145.1255</text:p>
          </table:table-cell>
          <table:table-cell/>
        </table:table-row>
        <table:table-row table:style-name="ro2">
          <table:table-cell office:value-type="float" office:value="88.0153">
            <text:p>88.0153</text:p>
          </table:table-cell>
          <table:table-cell/>
        </table:table-row>
        <table:table-row table:style-name="ro2">
          <table:table-cell office:value-type="float" office:value="69.2921">
            <text:p>69.2921</text:p>
          </table:table-cell>
          <table:table-cell/>
        </table:table-row>
        <table:table-row table:style-name="ro2">
          <table:table-cell office:value-type="float" office:value="113.4952">
            <text:p>113.4952</text:p>
          </table:table-cell>
          <table:table-cell/>
        </table:table-row>
        <table:table-row table:style-name="ro2">
          <table:table-cell office:value-type="float" office:value="200.9029">
            <text:p>200.9029</text:p>
          </table:table-cell>
          <table:table-cell/>
        </table:table-row>
        <table:table-row table:style-name="ro2">
          <table:table-cell office:value-type="float" office:value="153.4402">
            <text:p>153.4402</text:p>
          </table:table-cell>
          <table:table-cell/>
        </table:table-row>
        <table:table-row table:style-name="ro2">
          <table:table-cell office:value-type="float" office:value="107.1893">
            <text:p>107.1893</text:p>
          </table:table-cell>
          <table:table-cell/>
        </table:table-row>
        <table:table-row table:style-name="ro2">
          <table:table-cell office:value-type="float" office:value="138.2305">
            <text:p>138.2305</text:p>
          </table:table-cell>
          <table:table-cell/>
        </table:table-row>
        <table:table-row table:style-name="ro2">
          <table:table-cell office:value-type="float" office:value="104.8198">
            <text:p>104.8198</text:p>
          </table:table-cell>
          <table:table-cell/>
        </table:table-row>
        <table:table-row table:style-name="ro2">
          <table:table-cell office:value-type="float" office:value="123.8743">
            <text:p>123.8743</text:p>
          </table:table-cell>
          <table:table-cell/>
        </table:table-row>
        <table:table-row table:style-name="ro2">
          <table:table-cell office:value-type="float" office:value="138.6202">
            <text:p>138.6202</text:p>
          </table:table-cell>
          <table:table-cell/>
        </table:table-row>
        <table:table-row table:style-name="ro2">
          <table:table-cell office:value-type="float" office:value="64.5982">
            <text:p>64.5982</text:p>
          </table:table-cell>
          <table:table-cell/>
        </table:table-row>
        <table:table-row table:style-name="ro2">
          <table:table-cell office:value-type="float" office:value="103.8786">
            <text:p>103.8786</text:p>
          </table:table-cell>
          <table:table-cell/>
        </table:table-row>
        <table:table-row table:style-name="ro2">
          <table:table-cell office:value-type="float" office:value="79.7129">
            <text:p>79.7129</text:p>
          </table:table-cell>
          <table:table-cell/>
        </table:table-row>
        <table:table-row table:style-name="ro2">
          <table:table-cell office:value-type="float" office:value="84.5922">
            <text:p>84.5922</text:p>
          </table:table-cell>
          <table:table-cell/>
        </table:table-row>
        <table:table-row table:style-name="ro2">
          <table:table-cell office:value-type="float" office:value="96.4476">
            <text:p>96.4476</text:p>
          </table:table-cell>
          <table:table-cell/>
        </table:table-row>
        <table:table-row table:style-name="ro2">
          <table:table-cell office:value-type="float" office:value="48.5834">
            <text:p>48.5834</text:p>
          </table:table-cell>
          <table:table-cell/>
        </table:table-row>
        <table:table-row table:style-name="ro2">
          <table:table-cell office:value-type="float" office:value="128.1646">
            <text:p>128.1646</text:p>
          </table:table-cell>
          <table:table-cell/>
        </table:table-row>
        <table:table-row table:style-name="ro2">
          <table:table-cell office:value-type="float" office:value="101.1576">
            <text:p>101.1576</text:p>
          </table:table-cell>
          <table:table-cell/>
        </table:table-row>
        <table:table-row table:style-name="ro2">
          <table:table-cell office:value-type="float" office:value="59.7728">
            <text:p>59.7728</text:p>
          </table:table-cell>
          <table:table-cell/>
        </table:table-row>
        <table:table-row table:style-name="ro2">
          <table:table-cell office:value-type="float" office:value="94.9781">
            <text:p>94.9781</text:p>
          </table:table-cell>
          <table:table-cell/>
        </table:table-row>
        <table:table-row table:style-name="ro2">
          <table:table-cell office:value-type="float" office:value="92.5167">
            <text:p>92.5167</text:p>
          </table:table-cell>
          <table:table-cell/>
        </table:table-row>
        <table:table-row table:style-name="ro2">
          <table:table-cell office:value-type="float" office:value="131.7672">
            <text:p>131.7672</text:p>
          </table:table-cell>
          <table:table-cell/>
        </table:table-row>
        <table:table-row table:style-name="ro2">
          <table:table-cell office:value-type="float" office:value="96.4194">
            <text:p>96.4194</text:p>
          </table:table-cell>
          <table:table-cell/>
        </table:table-row>
        <table:table-row table:style-name="ro2">
          <table:table-cell office:value-type="float" office:value="92.9545">
            <text:p>92.9545</text:p>
          </table:table-cell>
          <table:table-cell/>
        </table:table-row>
        <table:table-row table:style-name="ro2">
          <table:table-cell office:value-type="float" office:value="62.6133">
            <text:p>62.6133</text:p>
          </table:table-cell>
          <table:table-cell/>
        </table:table-row>
        <table:table-row table:style-name="ro2">
          <table:table-cell office:value-type="float" office:value="92.6905">
            <text:p>92.6905</text:p>
          </table:table-cell>
          <table:table-cell/>
        </table:table-row>
        <table:table-row table:style-name="ro2">
          <table:table-cell office:value-type="float" office:value="84.8798">
            <text:p>84.8798</text:p>
          </table:table-cell>
          <table:table-cell/>
        </table:table-row>
        <table:table-row table:style-name="ro2">
          <table:table-cell office:value-type="float" office:value="50.0482">
            <text:p>50.0482</text:p>
          </table:table-cell>
          <table:table-cell/>
        </table:table-row>
        <table:table-row table:style-name="ro2">
          <table:table-cell office:value-type="float" office:value="79.85">
            <text:p>79.85</text:p>
          </table:table-cell>
          <table:table-cell/>
        </table:table-row>
        <table:table-row table:style-name="ro2">
          <table:table-cell office:value-type="float" office:value="80.8685">
            <text:p>80.8685</text:p>
          </table:table-cell>
          <table:table-cell/>
        </table:table-row>
        <table:table-row table:style-name="ro2">
          <table:table-cell office:value-type="float" office:value="104.6445">
            <text:p>104.6445</text:p>
          </table:table-cell>
          <table:table-cell/>
        </table:table-row>
        <table:table-row table:style-name="ro2">
          <table:table-cell office:value-type="float" office:value="125.8829">
            <text:p>125.8829</text:p>
          </table:table-cell>
          <table:table-cell/>
        </table:table-row>
        <table:table-row table:style-name="ro2">
          <table:table-cell office:value-type="float" office:value="137.5783">
            <text:p>137.5783</text:p>
          </table:table-cell>
          <table:table-cell/>
        </table:table-row>
        <table:table-row table:style-name="ro2">
          <table:table-cell office:value-type="float" office:value="93.0388">
            <text:p>93.0388</text:p>
          </table:table-cell>
          <table:table-cell/>
        </table:table-row>
        <table:table-row table:style-name="ro2">
          <table:table-cell office:value-type="float" office:value="82.1031">
            <text:p>82.1031</text:p>
          </table:table-cell>
          <table:table-cell/>
        </table:table-row>
        <table:table-row table:style-name="ro2">
          <table:table-cell office:value-type="float" office:value="98.1583">
            <text:p>98.1583</text:p>
          </table:table-cell>
          <table:table-cell/>
        </table:table-row>
        <table:table-row table:style-name="ro2">
          <table:table-cell office:value-type="float" office:value="86.6675">
            <text:p>86.6675</text:p>
          </table:table-cell>
          <table:table-cell/>
        </table:table-row>
        <table:table-row table:style-name="ro2">
          <table:table-cell office:value-type="float" office:value="78.3473">
            <text:p>78.3473</text:p>
          </table:table-cell>
          <table:table-cell/>
        </table:table-row>
        <table:table-row table:style-name="ro2">
          <table:table-cell office:value-type="float" office:value="81.035">
            <text:p>81.035</text:p>
          </table:table-cell>
          <table:table-cell/>
        </table:table-row>
        <table:table-row table:style-name="ro2">
          <table:table-cell office:value-type="float" office:value="63.0363">
            <text:p>63.0363</text:p>
          </table:table-cell>
          <table:table-cell/>
        </table:table-row>
        <table:table-row table:style-name="ro2">
          <table:table-cell office:value-type="float" office:value="70.1165">
            <text:p>70.1165</text:p>
          </table:table-cell>
          <table:table-cell/>
        </table:table-row>
        <table:table-row table:style-name="ro2">
          <table:table-cell office:value-type="float" office:value="96.3178">
            <text:p>96.3178</text:p>
          </table:table-cell>
          <table:table-cell/>
        </table:table-row>
        <table:table-row table:style-name="ro2">
          <table:table-cell office:value-type="float" office:value="153.1341">
            <text:p>153.1341</text:p>
          </table:table-cell>
          <table:table-cell/>
        </table:table-row>
        <table:table-row table:style-name="ro2">
          <table:table-cell office:value-type="float" office:value="122.8459">
            <text:p>122.8459</text:p>
          </table:table-cell>
          <table:table-cell/>
        </table:table-row>
        <table:table-row table:style-name="ro2">
          <table:table-cell office:value-type="float" office:value="79.1151">
            <text:p>79.1151</text:p>
          </table:table-cell>
          <table:table-cell/>
        </table:table-row>
        <table:table-row table:style-name="ro2">
          <table:table-cell office:value-type="float" office:value="88.9861">
            <text:p>88.9861</text:p>
          </table:table-cell>
          <table:table-cell/>
        </table:table-row>
        <table:table-row table:style-name="ro2">
          <table:table-cell office:value-type="float" office:value="66.3667">
            <text:p>66.3667</text:p>
          </table:table-cell>
          <table:table-cell/>
        </table:table-row>
        <table:table-row table:style-name="ro2">
          <table:table-cell office:value-type="float" office:value="120.3226">
            <text:p>120.3226</text:p>
          </table:table-cell>
          <table:table-cell/>
        </table:table-row>
        <table:table-row table:style-name="ro2">
          <table:table-cell office:value-type="float" office:value="69.7321">
            <text:p>69.7321</text:p>
          </table:table-cell>
          <table:table-cell/>
        </table:table-row>
        <table:table-row table:style-name="ro2">
          <table:table-cell office:value-type="float" office:value="70.9195">
            <text:p>70.9195</text:p>
          </table:table-cell>
          <table:table-cell/>
        </table:table-row>
        <table:table-row table:style-name="ro2">
          <table:table-cell office:value-type="float" office:value="90.8835">
            <text:p>90.8835</text:p>
          </table:table-cell>
          <table:table-cell/>
        </table:table-row>
        <table:table-row table:style-name="ro2">
          <table:table-cell office:value-type="float" office:value="76.3447">
            <text:p>76.3447</text:p>
          </table:table-cell>
          <table:table-cell/>
        </table:table-row>
        <table:table-row table:style-name="ro2">
          <table:table-cell office:value-type="float" office:value="166.0808">
            <text:p>166.0808</text:p>
          </table:table-cell>
          <table:table-cell/>
        </table:table-row>
        <table:table-row table:style-name="ro2">
          <table:table-cell office:value-type="float" office:value="90.7738">
            <text:p>90.7738</text:p>
          </table:table-cell>
          <table:table-cell/>
        </table:table-row>
        <table:table-row table:style-name="ro2">
          <table:table-cell office:value-type="float" office:value="55.03">
            <text:p>55.03</text:p>
          </table:table-cell>
          <table:table-cell/>
        </table:table-row>
        <table:table-row table:style-name="ro2">
          <table:table-cell office:value-type="float" office:value="97.321">
            <text:p>97.321</text:p>
          </table:table-cell>
          <table:table-cell/>
        </table:table-row>
        <table:table-row table:style-name="ro2">
          <table:table-cell office:value-type="float" office:value="100.3314">
            <text:p>100.3314</text:p>
          </table:table-cell>
          <table:table-cell/>
        </table:table-row>
        <table:table-row table:style-name="ro2">
          <table:table-cell office:value-type="float" office:value="90.026">
            <text:p>90.026</text:p>
          </table:table-cell>
          <table:table-cell/>
        </table:table-row>
        <table:table-row table:style-name="ro2">
          <table:table-cell office:value-type="float" office:value="90.2147">
            <text:p>90.2147</text:p>
          </table:table-cell>
          <table:table-cell/>
        </table:table-row>
        <table:table-row table:style-name="ro2">
          <table:table-cell office:value-type="float" office:value="83.6455">
            <text:p>83.6455</text:p>
          </table:table-cell>
          <table:table-cell/>
        </table:table-row>
        <table:table-row table:style-name="ro2">
          <table:table-cell office:value-type="float" office:value="70.028">
            <text:p>70.028</text:p>
          </table:table-cell>
          <table:table-cell/>
        </table:table-row>
        <table:table-row table:style-name="ro2">
          <table:table-cell office:value-type="float" office:value="104.2778">
            <text:p>104.2778</text:p>
          </table:table-cell>
          <table:table-cell/>
        </table:table-row>
        <table:table-row table:style-name="ro2">
          <table:table-cell office:value-type="float" office:value="76.7589">
            <text:p>76.7589</text:p>
          </table:table-cell>
          <table:table-cell/>
        </table:table-row>
        <table:table-row table:style-name="ro2">
          <table:table-cell office:value-type="float" office:value="110.5126">
            <text:p>110.5126</text:p>
          </table:table-cell>
          <table:table-cell/>
        </table:table-row>
        <table:table-row table:style-name="ro2">
          <table:table-cell office:value-type="float" office:value="118.9728">
            <text:p>118.9728</text:p>
          </table:table-cell>
          <table:table-cell/>
        </table:table-row>
        <table:table-row table:style-name="ro2">
          <table:table-cell office:value-type="float" office:value="90.0747">
            <text:p>90.0747</text:p>
          </table:table-cell>
          <table:table-cell/>
        </table:table-row>
        <table:table-row table:style-name="ro2">
          <table:table-cell office:value-type="float" office:value="111.6136">
            <text:p>111.6136</text:p>
          </table:table-cell>
          <table:table-cell/>
        </table:table-row>
        <table:table-row table:style-name="ro2">
          <table:table-cell office:value-type="float" office:value="79.7304">
            <text:p>79.7304</text:p>
          </table:table-cell>
          <table:table-cell/>
        </table:table-row>
        <table:table-row table:style-name="ro2">
          <table:table-cell office:value-type="float" office:value="102.8261">
            <text:p>102.8261</text:p>
          </table:table-cell>
          <table:table-cell/>
        </table:table-row>
        <table:table-row table:style-name="ro2">
          <table:table-cell office:value-type="float" office:value="96.9743">
            <text:p>96.9743</text:p>
          </table:table-cell>
          <table:table-cell/>
        </table:table-row>
        <table:table-row table:style-name="ro2">
          <table:table-cell office:value-type="float" office:value="95.0626">
            <text:p>95.0626</text:p>
          </table:table-cell>
          <table:table-cell/>
        </table:table-row>
        <table:table-row table:style-name="ro2">
          <table:table-cell office:value-type="float" office:value="116.905">
            <text:p>116.905</text:p>
          </table:table-cell>
          <table:table-cell/>
        </table:table-row>
        <table:table-row table:style-name="ro2">
          <table:table-cell office:value-type="float" office:value="100.1813">
            <text:p>100.1813</text:p>
          </table:table-cell>
          <table:table-cell/>
        </table:table-row>
        <table:table-row table:style-name="ro2">
          <table:table-cell office:value-type="float" office:value="78.2436">
            <text:p>78.2436</text:p>
          </table:table-cell>
          <table:table-cell/>
        </table:table-row>
        <table:table-row table:style-name="ro2">
          <table:table-cell office:value-type="float" office:value="114.5193">
            <text:p>114.5193</text:p>
          </table:table-cell>
          <table:table-cell/>
        </table:table-row>
        <table:table-row table:style-name="ro2">
          <table:table-cell office:value-type="float" office:value="91.0086">
            <text:p>91.0086</text:p>
          </table:table-cell>
          <table:table-cell/>
        </table:table-row>
        <table:table-row table:style-name="ro2">
          <table:table-cell office:value-type="float" office:value="104.0918">
            <text:p>104.0918</text:p>
          </table:table-cell>
          <table:table-cell/>
        </table:table-row>
        <table:table-row table:style-name="ro2">
          <table:table-cell office:value-type="float" office:value="70.7008">
            <text:p>70.7008</text:p>
          </table:table-cell>
          <table:table-cell/>
        </table:table-row>
        <table:table-row table:style-name="ro2">
          <table:table-cell office:value-type="float" office:value="73.2676">
            <text:p>73.2676</text:p>
          </table:table-cell>
          <table:table-cell/>
        </table:table-row>
        <table:table-row table:style-name="ro2">
          <table:table-cell office:value-type="float" office:value="101.1701">
            <text:p>101.1701</text:p>
          </table:table-cell>
          <table:table-cell/>
        </table:table-row>
        <table:table-row table:style-name="ro2">
          <table:table-cell office:value-type="float" office:value="82.0919">
            <text:p>82.0919</text:p>
          </table:table-cell>
          <table:table-cell/>
        </table:table-row>
        <table:table-row table:style-name="ro2">
          <table:table-cell office:value-type="float" office:value="82.5596">
            <text:p>82.5596</text:p>
          </table:table-cell>
          <table:table-cell/>
        </table:table-row>
        <table:table-row table:style-name="ro2">
          <table:table-cell office:value-type="float" office:value="79.1561">
            <text:p>79.1561</text:p>
          </table:table-cell>
          <table:table-cell/>
        </table:table-row>
        <table:table-row table:style-name="ro2">
          <table:table-cell office:value-type="float" office:value="72.2884">
            <text:p>72.2884</text:p>
          </table:table-cell>
          <table:table-cell/>
        </table:table-row>
        <table:table-row table:style-name="ro2">
          <table:table-cell office:value-type="float" office:value="118.7748">
            <text:p>118.7748</text:p>
          </table:table-cell>
          <table:table-cell/>
        </table:table-row>
        <table:table-row table:style-name="ro2">
          <table:table-cell office:value-type="float" office:value="93.417">
            <text:p>93.417</text:p>
          </table:table-cell>
          <table:table-cell/>
        </table:table-row>
        <table:table-row table:style-name="ro2">
          <table:table-cell office:value-type="float" office:value="59.7026">
            <text:p>59.7026</text:p>
          </table:table-cell>
          <table:table-cell/>
        </table:table-row>
        <table:table-row table:style-name="ro2">
          <table:table-cell office:value-type="float" office:value="116.661">
            <text:p>116.661</text:p>
          </table:table-cell>
          <table:table-cell/>
        </table:table-row>
        <table:table-row table:style-name="ro2">
          <table:table-cell office:value-type="float" office:value="102.7543">
            <text:p>102.7543</text:p>
          </table:table-cell>
          <table:table-cell/>
        </table:table-row>
        <table:table-row table:style-name="ro2">
          <table:table-cell office:value-type="float" office:value="72.5761">
            <text:p>72.5761</text:p>
          </table:table-cell>
          <table:table-cell/>
        </table:table-row>
        <table:table-row table:style-name="ro2">
          <table:table-cell office:value-type="float" office:value="77.3154">
            <text:p>77.3154</text:p>
          </table:table-cell>
          <table:table-cell/>
        </table:table-row>
        <table:table-row table:style-name="ro2">
          <table:table-cell office:value-type="float" office:value="109.3822">
            <text:p>109.3822</text:p>
          </table:table-cell>
          <table:table-cell/>
        </table:table-row>
        <table:table-row table:style-name="ro2">
          <table:table-cell office:value-type="float" office:value="74.8805">
            <text:p>74.8805</text:p>
          </table:table-cell>
          <table:table-cell/>
        </table:table-row>
        <table:table-row table:style-name="ro2">
          <table:table-cell office:value-type="float" office:value="97.453">
            <text:p>97.453</text:p>
          </table:table-cell>
          <table:table-cell/>
        </table:table-row>
        <table:table-row table:style-name="ro2">
          <table:table-cell office:value-type="float" office:value="60.9618">
            <text:p>60.9618</text:p>
          </table:table-cell>
          <table:table-cell/>
        </table:table-row>
        <table:table-row table:style-name="ro2">
          <table:table-cell office:value-type="float" office:value="53.5256">
            <text:p>53.5256</text:p>
          </table:table-cell>
          <table:table-cell/>
        </table:table-row>
        <table:table-row table:style-name="ro2">
          <table:table-cell office:value-type="float" office:value="113.5085">
            <text:p>113.5085</text:p>
          </table:table-cell>
          <table:table-cell/>
        </table:table-row>
        <table:table-row table:style-name="ro2">
          <table:table-cell office:value-type="float" office:value="108.7534">
            <text:p>108.7534</text:p>
          </table:table-cell>
          <table:table-cell/>
        </table:table-row>
        <table:table-row table:style-name="ro2">
          <table:table-cell office:value-type="float" office:value="65.3017">
            <text:p>65.3017</text:p>
          </table:table-cell>
          <table:table-cell/>
        </table:table-row>
        <table:table-row table:style-name="ro2">
          <table:table-cell office:value-type="float" office:value="62.0067">
            <text:p>62.0067</text:p>
          </table:table-cell>
          <table:table-cell/>
        </table:table-row>
        <table:table-row table:style-name="ro2">
          <table:table-cell office:value-type="float" office:value="99.852">
            <text:p>99.852</text:p>
          </table:table-cell>
          <table:table-cell/>
        </table:table-row>
        <table:table-row table:style-name="ro2">
          <table:table-cell office:value-type="float" office:value="134.5837">
            <text:p>134.5837</text:p>
          </table:table-cell>
          <table:table-cell/>
        </table:table-row>
        <table:table-row table:style-name="ro2">
          <table:table-cell office:value-type="float" office:value="113.7583">
            <text:p>113.7583</text:p>
          </table:table-cell>
          <table:table-cell/>
        </table:table-row>
        <table:table-row table:style-name="ro2">
          <table:table-cell office:value-type="float" office:value="143.1862">
            <text:p>143.1862</text:p>
          </table:table-cell>
          <table:table-cell/>
        </table:table-row>
        <table:table-row table:style-name="ro2">
          <table:table-cell office:value-type="float" office:value="135.7279">
            <text:p>135.7279</text:p>
          </table:table-cell>
          <table:table-cell/>
        </table:table-row>
        <table:table-row table:style-name="ro2">
          <table:table-cell office:value-type="float" office:value="122.8887">
            <text:p>122.8887</text:p>
          </table:table-cell>
          <table:table-cell/>
        </table:table-row>
        <table:table-row table:style-name="ro2">
          <table:table-cell office:value-type="float" office:value="119.0903">
            <text:p>119.0903</text:p>
          </table:table-cell>
          <table:table-cell/>
        </table:table-row>
        <table:table-row table:style-name="ro2">
          <table:table-cell office:value-type="float" office:value="145.385">
            <text:p>145.385</text:p>
          </table:table-cell>
          <table:table-cell/>
        </table:table-row>
        <table:table-row table:style-name="ro2">
          <table:table-cell office:value-type="float" office:value="92.7353">
            <text:p>92.7353</text:p>
          </table:table-cell>
          <table:table-cell/>
        </table:table-row>
        <table:table-row table:style-name="ro2">
          <table:table-cell office:value-type="float" office:value="135.9091">
            <text:p>135.9091</text:p>
          </table:table-cell>
          <table:table-cell/>
        </table:table-row>
        <table:table-row table:style-name="ro2">
          <table:table-cell office:value-type="float" office:value="140.4174">
            <text:p>140.4174</text:p>
          </table:table-cell>
          <table:table-cell/>
        </table:table-row>
        <table:table-row table:style-name="ro2">
          <table:table-cell office:value-type="float" office:value="86.7028">
            <text:p>86.7028</text:p>
          </table:table-cell>
          <table:table-cell/>
        </table:table-row>
        <table:table-row table:style-name="ro2">
          <table:table-cell office:value-type="float" office:value="64.7167">
            <text:p>64.7167</text:p>
          </table:table-cell>
          <table:table-cell/>
        </table:table-row>
        <table:table-row table:style-name="ro2">
          <table:table-cell office:value-type="float" office:value="60.8901">
            <text:p>60.8901</text:p>
          </table:table-cell>
          <table:table-cell/>
        </table:table-row>
        <table:table-row table:style-name="ro2">
          <table:table-cell office:value-type="float" office:value="60.7364">
            <text:p>60.7364</text:p>
          </table:table-cell>
          <table:table-cell/>
        </table:table-row>
        <table:table-row table:style-name="ro2">
          <table:table-cell office:value-type="float" office:value="86.6426">
            <text:p>86.6426</text:p>
          </table:table-cell>
          <table:table-cell/>
        </table:table-row>
        <table:table-row table:style-name="ro2">
          <table:table-cell office:value-type="float" office:value="110.1056">
            <text:p>110.1056</text:p>
          </table:table-cell>
          <table:table-cell/>
        </table:table-row>
        <table:table-row table:style-name="ro2">
          <table:table-cell office:value-type="float" office:value="99.2766">
            <text:p>99.2766</text:p>
          </table:table-cell>
          <table:table-cell/>
        </table:table-row>
        <table:table-row table:style-name="ro2">
          <table:table-cell office:value-type="float" office:value="77.1702">
            <text:p>77.1702</text:p>
          </table:table-cell>
          <table:table-cell/>
        </table:table-row>
        <table:table-row table:style-name="ro2">
          <table:table-cell office:value-type="float" office:value="112.8266">
            <text:p>112.8266</text:p>
          </table:table-cell>
          <table:table-cell/>
        </table:table-row>
        <table:table-row table:style-name="ro2">
          <table:table-cell office:value-type="float" office:value="102.599">
            <text:p>102.599</text:p>
          </table:table-cell>
          <table:table-cell/>
        </table:table-row>
        <table:table-row table:style-name="ro2">
          <table:table-cell office:value-type="float" office:value="91.2153">
            <text:p>91.2153</text:p>
          </table:table-cell>
          <table:table-cell/>
        </table:table-row>
        <table:table-row table:style-name="ro2">
          <table:table-cell office:value-type="float" office:value="112.5487">
            <text:p>112.5487</text:p>
          </table:table-cell>
          <table:table-cell/>
        </table:table-row>
        <table:table-row table:style-name="ro2">
          <table:table-cell office:value-type="float" office:value="113.5609">
            <text:p>113.5609</text:p>
          </table:table-cell>
          <table:table-cell/>
        </table:table-row>
        <table:table-row table:style-name="ro2">
          <table:table-cell office:value-type="float" office:value="117.8838">
            <text:p>117.8838</text:p>
          </table:table-cell>
          <table:table-cell/>
        </table:table-row>
        <table:table-row table:style-name="ro2">
          <table:table-cell office:value-type="float" office:value="102.5983">
            <text:p>102.5983</text:p>
          </table:table-cell>
          <table:table-cell/>
        </table:table-row>
        <table:table-row table:style-name="ro2">
          <table:table-cell office:value-type="float" office:value="85.13">
            <text:p>85.13</text:p>
          </table:table-cell>
          <table:table-cell/>
        </table:table-row>
        <table:table-row table:style-name="ro2">
          <table:table-cell office:value-type="float" office:value="89.3413">
            <text:p>89.3413</text:p>
          </table:table-cell>
          <table:table-cell/>
        </table:table-row>
        <table:table-row table:style-name="ro2">
          <table:table-cell office:value-type="float" office:value="60.3277">
            <text:p>60.3277</text:p>
          </table:table-cell>
          <table:table-cell/>
        </table:table-row>
        <table:table-row table:style-name="ro2">
          <table:table-cell office:value-type="float" office:value="82.5608">
            <text:p>82.5608</text:p>
          </table:table-cell>
          <table:table-cell/>
        </table:table-row>
        <table:table-row table:style-name="ro2">
          <table:table-cell office:value-type="float" office:value="139.9159">
            <text:p>139.9159</text:p>
          </table:table-cell>
          <table:table-cell/>
        </table:table-row>
        <table:table-row table:style-name="ro2">
          <table:table-cell office:value-type="float" office:value="85.443">
            <text:p>85.443</text:p>
          </table:table-cell>
          <table:table-cell/>
        </table:table-row>
        <table:table-row table:style-name="ro2">
          <table:table-cell office:value-type="float" office:value="162.2535">
            <text:p>162.2535</text:p>
          </table:table-cell>
          <table:table-cell/>
        </table:table-row>
        <table:table-row table:style-name="ro2">
          <table:table-cell office:value-type="float" office:value="94.2956">
            <text:p>94.2956</text:p>
          </table:table-cell>
          <table:table-cell/>
        </table:table-row>
        <table:table-row table:style-name="ro2">
          <table:table-cell office:value-type="float" office:value="73.5362">
            <text:p>73.5362</text:p>
          </table:table-cell>
          <table:table-cell/>
        </table:table-row>
        <table:table-row table:style-name="ro2">
          <table:table-cell office:value-type="float" office:value="65.9174">
            <text:p>65.9174</text:p>
          </table:table-cell>
          <table:table-cell/>
        </table:table-row>
        <table:table-row table:style-name="ro2">
          <table:table-cell office:value-type="float" office:value="65.4417">
            <text:p>65.4417</text:p>
          </table:table-cell>
          <table:table-cell/>
        </table:table-row>
        <table:table-row table:style-name="ro2">
          <table:table-cell office:value-type="float" office:value="117.8983">
            <text:p>117.8983</text:p>
          </table:table-cell>
          <table:table-cell/>
        </table:table-row>
        <table:table-row table:style-name="ro2">
          <table:table-cell office:value-type="float" office:value="114.2593">
            <text:p>114.2593</text:p>
          </table:table-cell>
          <table:table-cell/>
        </table:table-row>
        <table:table-row table:style-name="ro2">
          <table:table-cell office:value-type="float" office:value="111.1272">
            <text:p>111.1272</text:p>
          </table:table-cell>
          <table:table-cell/>
        </table:table-row>
        <table:table-row table:style-name="ro2">
          <table:table-cell office:value-type="float" office:value="58.4694">
            <text:p>58.4694</text:p>
          </table:table-cell>
          <table:table-cell/>
        </table:table-row>
        <table:table-row table:style-name="ro2">
          <table:table-cell office:value-type="float" office:value="123.7849">
            <text:p>123.7849</text:p>
          </table:table-cell>
          <table:table-cell/>
        </table:table-row>
        <table:table-row table:style-name="ro2">
          <table:table-cell office:value-type="float" office:value="93.8628">
            <text:p>93.8628</text:p>
          </table:table-cell>
          <table:table-cell/>
        </table:table-row>
        <table:table-row table:style-name="ro2">
          <table:table-cell office:value-type="float" office:value="104.0578">
            <text:p>104.0578</text:p>
          </table:table-cell>
          <table:table-cell/>
        </table:table-row>
        <table:table-row table:style-name="ro2">
          <table:table-cell office:value-type="float" office:value="103.1948">
            <text:p>103.1948</text:p>
          </table:table-cell>
          <table:table-cell/>
        </table:table-row>
        <table:table-row table:style-name="ro2">
          <table:table-cell office:value-type="float" office:value="117.565">
            <text:p>117.565</text:p>
          </table:table-cell>
          <table:table-cell/>
        </table:table-row>
        <table:table-row table:style-name="ro2">
          <table:table-cell office:value-type="float" office:value="122.85">
            <text:p>122.85</text:p>
          </table:table-cell>
          <table:table-cell/>
        </table:table-row>
        <table:table-row table:style-name="ro2">
          <table:table-cell office:value-type="float" office:value="142.9132">
            <text:p>142.9132</text:p>
          </table:table-cell>
          <table:table-cell/>
        </table:table-row>
        <table:table-row table:style-name="ro2">
          <table:table-cell office:value-type="float" office:value="153.5623">
            <text:p>153.5623</text:p>
          </table:table-cell>
          <table:table-cell/>
        </table:table-row>
        <table:table-row table:style-name="ro2">
          <table:table-cell office:value-type="float" office:value="102.5679">
            <text:p>102.5679</text:p>
          </table:table-cell>
          <table:table-cell/>
        </table:table-row>
        <table:table-row table:style-name="ro2">
          <table:table-cell office:value-type="float" office:value="104.3845">
            <text:p>104.3845</text:p>
          </table:table-cell>
          <table:table-cell/>
        </table:table-row>
        <table:table-row table:style-name="ro2">
          <table:table-cell office:value-type="float" office:value="124.8491">
            <text:p>124.8491</text:p>
          </table:table-cell>
          <table:table-cell/>
        </table:table-row>
        <table:table-row table:style-name="ro2">
          <table:table-cell office:value-type="float" office:value="79.3011">
            <text:p>79.3011</text:p>
          </table:table-cell>
          <table:table-cell/>
        </table:table-row>
        <table:table-row table:style-name="ro2">
          <table:table-cell office:value-type="float" office:value="133.1877">
            <text:p>133.1877</text:p>
          </table:table-cell>
          <table:table-cell/>
        </table:table-row>
        <table:table-row table:style-name="ro2">
          <table:table-cell office:value-type="float" office:value="118.8357">
            <text:p>118.8357</text:p>
          </table:table-cell>
          <table:table-cell/>
        </table:table-row>
        <table:table-row table:style-name="ro2">
          <table:table-cell office:value-type="float" office:value="98.9989">
            <text:p>98.9989</text:p>
          </table:table-cell>
          <table:table-cell/>
        </table:table-row>
        <table:table-row table:style-name="ro2">
          <table:table-cell office:value-type="float" office:value="93.8841">
            <text:p>93.8841</text:p>
          </table:table-cell>
          <table:table-cell/>
        </table:table-row>
        <table:table-row table:style-name="ro2">
          <table:table-cell office:value-type="float" office:value="116.8382">
            <text:p>116.8382</text:p>
          </table:table-cell>
          <table:table-cell/>
        </table:table-row>
        <table:table-row table:style-name="ro2">
          <table:table-cell office:value-type="float" office:value="85.2003">
            <text:p>85.2003</text:p>
          </table:table-cell>
          <table:table-cell/>
        </table:table-row>
        <table:table-row table:style-name="ro2">
          <table:table-cell office:value-type="float" office:value="117.6408">
            <text:p>117.6408</text:p>
          </table:table-cell>
          <table:table-cell/>
        </table:table-row>
        <table:table-row table:style-name="ro2">
          <table:table-cell office:value-type="float" office:value="96.8885">
            <text:p>96.8885</text:p>
          </table:table-cell>
          <table:table-cell/>
        </table:table-row>
        <table:table-row table:style-name="ro2">
          <table:table-cell office:value-type="float" office:value="93.4251">
            <text:p>93.4251</text:p>
          </table:table-cell>
          <table:table-cell/>
        </table:table-row>
        <table:table-row table:style-name="ro2">
          <table:table-cell office:value-type="float" office:value="127.3586">
            <text:p>127.3586</text:p>
          </table:table-cell>
          <table:table-cell/>
        </table:table-row>
        <table:table-row table:style-name="ro2">
          <table:table-cell office:value-type="float" office:value="120.7974">
            <text:p>120.7974</text:p>
          </table:table-cell>
          <table:table-cell/>
        </table:table-row>
        <table:table-row table:style-name="ro2">
          <table:table-cell office:value-type="float" office:value="67.3256">
            <text:p>67.3256</text:p>
          </table:table-cell>
          <table:table-cell/>
        </table:table-row>
        <table:table-row table:style-name="ro2">
          <table:table-cell office:value-type="float" office:value="137.1895">
            <text:p>137.1895</text:p>
          </table:table-cell>
          <table:table-cell/>
        </table:table-row>
        <table:table-row table:style-name="ro2">
          <table:table-cell office:value-type="float" office:value="82.1338">
            <text:p>82.1338</text:p>
          </table:table-cell>
          <table:table-cell/>
        </table:table-row>
        <table:table-row table:style-name="ro2">
          <table:table-cell office:value-type="float" office:value="107.1371">
            <text:p>107.1371</text:p>
          </table:table-cell>
          <table:table-cell/>
        </table:table-row>
        <table:table-row table:style-name="ro2">
          <table:table-cell office:value-type="float" office:value="75.6717">
            <text:p>75.6717</text:p>
          </table:table-cell>
          <table:table-cell/>
        </table:table-row>
        <table:table-row table:style-name="ro2">
          <table:table-cell office:value-type="float" office:value="85.7233">
            <text:p>85.7233</text:p>
          </table:table-cell>
          <table:table-cell/>
        </table:table-row>
        <table:table-row table:style-name="ro2">
          <table:table-cell office:value-type="float" office:value="133.7209">
            <text:p>133.7209</text:p>
          </table:table-cell>
          <table:table-cell/>
        </table:table-row>
        <table:table-row table:style-name="ro2">
          <table:table-cell office:value-type="float" office:value="130.7201">
            <text:p>130.7201</text:p>
          </table:table-cell>
          <table:table-cell/>
        </table:table-row>
        <table:table-row table:style-name="ro2">
          <table:table-cell office:value-type="float" office:value="88.0929">
            <text:p>88.0929</text:p>
          </table:table-cell>
          <table:table-cell/>
        </table:table-row>
        <table:table-row table:style-name="ro2">
          <table:table-cell office:value-type="float" office:value="112.9364">
            <text:p>112.9364</text:p>
          </table:table-cell>
          <table:table-cell/>
        </table:table-row>
        <table:table-row table:style-name="ro2">
          <table:table-cell office:value-type="float" office:value="116.6664">
            <text:p>116.6664</text:p>
          </table:table-cell>
          <table:table-cell/>
        </table:table-row>
        <table:table-row table:style-name="ro2">
          <table:table-cell office:value-type="float" office:value="60.8013">
            <text:p>60.8013</text:p>
          </table:table-cell>
          <table:table-cell/>
        </table:table-row>
        <table:table-row table:style-name="ro2">
          <table:table-cell office:value-type="float" office:value="112.6647">
            <text:p>112.6647</text:p>
          </table:table-cell>
          <table:table-cell/>
        </table:table-row>
        <table:table-row table:style-name="ro2">
          <table:table-cell office:value-type="float" office:value="138.6288">
            <text:p>138.6288</text:p>
          </table:table-cell>
          <table:table-cell/>
        </table:table-row>
        <table:table-row table:style-name="ro2">
          <table:table-cell office:value-type="float" office:value="139.4311">
            <text:p>139.4311</text:p>
          </table:table-cell>
          <table:table-cell/>
        </table:table-row>
        <table:table-row table:style-name="ro2">
          <table:table-cell office:value-type="float" office:value="101.7951">
            <text:p>101.7951</text:p>
          </table:table-cell>
          <table:table-cell/>
        </table:table-row>
        <table:table-row table:style-name="ro2">
          <table:table-cell office:value-type="float" office:value="120.6865">
            <text:p>120.6865</text:p>
          </table:table-cell>
          <table:table-cell/>
        </table:table-row>
        <table:table-row table:style-name="ro2">
          <table:table-cell office:value-type="float" office:value="92.5274">
            <text:p>92.5274</text:p>
          </table:table-cell>
          <table:table-cell/>
        </table:table-row>
        <table:table-row table:style-name="ro2">
          <table:table-cell office:value-type="float" office:value="133.07">
            <text:p>133.07</text:p>
          </table:table-cell>
          <table:table-cell/>
        </table:table-row>
        <table:table-row table:style-name="ro2">
          <table:table-cell office:value-type="float" office:value="82.5566">
            <text:p>82.5566</text:p>
          </table:table-cell>
          <table:table-cell/>
        </table:table-row>
        <table:table-row table:style-name="ro2">
          <table:table-cell office:value-type="float" office:value="131.2874">
            <text:p>131.2874</text:p>
          </table:table-cell>
          <table:table-cell/>
        </table:table-row>
        <table:table-row table:style-name="ro2">
          <table:table-cell office:value-type="float" office:value="108.2063">
            <text:p>108.2063</text:p>
          </table:table-cell>
          <table:table-cell/>
        </table:table-row>
        <table:table-row table:style-name="ro2">
          <table:table-cell office:value-type="float" office:value="116.0949">
            <text:p>116.0949</text:p>
          </table:table-cell>
          <table:table-cell/>
        </table:table-row>
        <table:table-row table:style-name="ro2">
          <table:table-cell office:value-type="float" office:value="96.7079">
            <text:p>96.7079</text:p>
          </table:table-cell>
          <table:table-cell/>
        </table:table-row>
        <table:table-row table:style-name="ro2">
          <table:table-cell office:value-type="float" office:value="105.7212">
            <text:p>105.7212</text:p>
          </table:table-cell>
          <table:table-cell/>
        </table:table-row>
        <table:table-row table:style-name="ro2">
          <table:table-cell office:value-type="float" office:value="125.4847">
            <text:p>125.4847</text:p>
          </table:table-cell>
          <table:table-cell/>
        </table:table-row>
        <table:table-row table:style-name="ro2">
          <table:table-cell office:value-type="float" office:value="136.9566">
            <text:p>136.9566</text:p>
          </table:table-cell>
          <table:table-cell/>
        </table:table-row>
        <table:table-row table:style-name="ro2">
          <table:table-cell office:value-type="float" office:value="77.9112">
            <text:p>77.9112</text:p>
          </table:table-cell>
          <table:table-cell/>
        </table:table-row>
        <table:table-row table:style-name="ro2">
          <table:table-cell office:value-type="float" office:value="102.565">
            <text:p>102.565</text:p>
          </table:table-cell>
          <table:table-cell/>
        </table:table-row>
        <table:table-row table:style-name="ro2">
          <table:table-cell office:value-type="float" office:value="78.9383">
            <text:p>78.9383</text:p>
          </table:table-cell>
          <table:table-cell/>
        </table:table-row>
        <table:table-row table:style-name="ro2">
          <table:table-cell office:value-type="float" office:value="96.7281">
            <text:p>96.7281</text:p>
          </table:table-cell>
          <table:table-cell/>
        </table:table-row>
        <table:table-row table:style-name="ro2">
          <table:table-cell office:value-type="float" office:value="128.5932">
            <text:p>128.5932</text:p>
          </table:table-cell>
          <table:table-cell/>
        </table:table-row>
        <table:table-row table:style-name="ro2">
          <table:table-cell office:value-type="float" office:value="80.6097">
            <text:p>80.6097</text:p>
          </table:table-cell>
          <table:table-cell/>
        </table:table-row>
        <table:table-row table:style-name="ro2">
          <table:table-cell office:value-type="float" office:value="116.6798">
            <text:p>116.6798</text:p>
          </table:table-cell>
          <table:table-cell/>
        </table:table-row>
        <table:table-row table:style-name="ro2">
          <table:table-cell office:value-type="float" office:value="128.3456">
            <text:p>128.3456</text:p>
          </table:table-cell>
          <table:table-cell/>
        </table:table-row>
        <table:table-row table:style-name="ro2">
          <table:table-cell office:value-type="float" office:value="109.3152">
            <text:p>109.3152</text:p>
          </table:table-cell>
          <table:table-cell/>
        </table:table-row>
        <table:table-row table:style-name="ro2">
          <table:table-cell office:value-type="float" office:value="132.3053">
            <text:p>132.3053</text:p>
          </table:table-cell>
          <table:table-cell/>
        </table:table-row>
        <table:table-row table:style-name="ro2">
          <table:table-cell office:value-type="float" office:value="92.5074">
            <text:p>92.5074</text:p>
          </table:table-cell>
          <table:table-cell/>
        </table:table-row>
        <table:table-row table:style-name="ro2">
          <table:table-cell office:value-type="float" office:value="124.0309">
            <text:p>124.0309</text:p>
          </table:table-cell>
          <table:table-cell/>
        </table:table-row>
        <table:table-row table:style-name="ro2">
          <table:table-cell office:value-type="float" office:value="138.2537">
            <text:p>138.2537</text:p>
          </table:table-cell>
          <table:table-cell/>
        </table:table-row>
        <table:table-row table:style-name="ro2">
          <table:table-cell office:value-type="float" office:value="90.7647">
            <text:p>90.7647</text:p>
          </table:table-cell>
          <table:table-cell/>
        </table:table-row>
        <table:table-row table:style-name="ro2">
          <table:table-cell office:value-type="float" office:value="84.6598">
            <text:p>84.6598</text:p>
          </table:table-cell>
          <table:table-cell/>
        </table:table-row>
        <table:table-row table:style-name="ro2">
          <table:table-cell office:value-type="float" office:value="88.3484">
            <text:p>88.3484</text:p>
          </table:table-cell>
          <table:table-cell/>
        </table:table-row>
        <table:table-row table:style-name="ro2">
          <table:table-cell office:value-type="float" office:value="110.7669">
            <text:p>110.7669</text:p>
          </table:table-cell>
          <table:table-cell/>
        </table:table-row>
        <table:table-row table:style-name="ro2">
          <table:table-cell office:value-type="float" office:value="88.5361">
            <text:p>88.5361</text:p>
          </table:table-cell>
          <table:table-cell/>
        </table:table-row>
        <table:table-row table:style-name="ro2">
          <table:table-cell office:value-type="float" office:value="98.7364">
            <text:p>98.7364</text:p>
          </table:table-cell>
          <table:table-cell/>
        </table:table-row>
        <table:table-row table:style-name="ro2">
          <table:table-cell office:value-type="float" office:value="65.6042">
            <text:p>65.6042</text:p>
          </table:table-cell>
          <table:table-cell/>
        </table:table-row>
        <table:table-row table:style-name="ro2">
          <table:table-cell office:value-type="float" office:value="106.986">
            <text:p>106.986</text:p>
          </table:table-cell>
          <table:table-cell/>
        </table:table-row>
        <table:table-row table:style-name="ro2">
          <table:table-cell office:value-type="float" office:value="103.4535">
            <text:p>103.4535</text:p>
          </table:table-cell>
          <table:table-cell/>
        </table:table-row>
        <table:table-row table:style-name="ro2">
          <table:table-cell office:value-type="float" office:value="75.0789">
            <text:p>75.0789</text:p>
          </table:table-cell>
          <table:table-cell/>
        </table:table-row>
        <table:table-row table:style-name="ro2">
          <table:table-cell office:value-type="float" office:value="110.1658">
            <text:p>110.1658</text:p>
          </table:table-cell>
          <table:table-cell/>
        </table:table-row>
        <table:table-row table:style-name="ro2">
          <table:table-cell office:value-type="float" office:value="177.7467">
            <text:p>177.7467</text:p>
          </table:table-cell>
          <table:table-cell/>
        </table:table-row>
        <table:table-row table:style-name="ro2">
          <table:table-cell office:value-type="float" office:value="103.3866">
            <text:p>103.3866</text:p>
          </table:table-cell>
          <table:table-cell/>
        </table:table-row>
        <table:table-row table:style-name="ro2">
          <table:table-cell office:value-type="float" office:value="83.0774">
            <text:p>83.0774</text:p>
          </table:table-cell>
          <table:table-cell/>
        </table:table-row>
        <table:table-row table:style-name="ro2">
          <table:table-cell office:value-type="float" office:value="93.2454">
            <text:p>93.2454</text:p>
          </table:table-cell>
          <table:table-cell/>
        </table:table-row>
        <table:table-row table:style-name="ro2">
          <table:table-cell office:value-type="float" office:value="100.3329">
            <text:p>100.3329</text:p>
          </table:table-cell>
          <table:table-cell/>
        </table:table-row>
        <table:table-row table:style-name="ro2">
          <table:table-cell office:value-type="float" office:value="66.3513">
            <text:p>66.3513</text:p>
          </table:table-cell>
          <table:table-cell/>
        </table:table-row>
        <table:table-row table:style-name="ro2">
          <table:table-cell office:value-type="float" office:value="127.5692">
            <text:p>127.5692</text:p>
          </table:table-cell>
          <table:table-cell/>
        </table:table-row>
        <table:table-row table:style-name="ro2">
          <table:table-cell office:value-type="float" office:value="110.1784">
            <text:p>110.1784</text:p>
          </table:table-cell>
          <table:table-cell/>
        </table:table-row>
        <table:table-row table:style-name="ro2">
          <table:table-cell office:value-type="float" office:value="117.9731">
            <text:p>117.9731</text:p>
          </table:table-cell>
          <table:table-cell/>
        </table:table-row>
        <table:table-row table:style-name="ro2">
          <table:table-cell office:value-type="float" office:value="73.4218">
            <text:p>73.4218</text:p>
          </table:table-cell>
          <table:table-cell/>
        </table:table-row>
        <table:table-row table:style-name="ro2">
          <table:table-cell office:value-type="float" office:value="52.3105">
            <text:p>52.3105</text:p>
          </table:table-cell>
          <table:table-cell/>
        </table:table-row>
        <table:table-row table:style-name="ro2">
          <table:table-cell office:value-type="float" office:value="98.2838">
            <text:p>98.2838</text:p>
          </table:table-cell>
          <table:table-cell/>
        </table:table-row>
        <table:table-row table:style-name="ro2">
          <table:table-cell office:value-type="float" office:value="76.3556">
            <text:p>76.3556</text:p>
          </table:table-cell>
          <table:table-cell/>
        </table:table-row>
        <table:table-row table:style-name="ro2">
          <table:table-cell office:value-type="float" office:value="63.7641">
            <text:p>63.7641</text:p>
          </table:table-cell>
          <table:table-cell/>
        </table:table-row>
        <table:table-row table:style-name="ro2">
          <table:table-cell office:value-type="float" office:value="86.9335">
            <text:p>86.9335</text:p>
          </table:table-cell>
          <table:table-cell/>
        </table:table-row>
        <table:table-row table:style-name="ro2">
          <table:table-cell office:value-type="float" office:value="76.08">
            <text:p>76.08</text:p>
          </table:table-cell>
          <table:table-cell/>
        </table:table-row>
        <table:table-row table:style-name="ro2">
          <table:table-cell office:value-type="float" office:value="110.5849">
            <text:p>110.5849</text:p>
          </table:table-cell>
          <table:table-cell/>
        </table:table-row>
        <table:table-row table:style-name="ro2">
          <table:table-cell office:value-type="float" office:value="59.6963">
            <text:p>59.6963</text:p>
          </table:table-cell>
          <table:table-cell/>
        </table:table-row>
        <table:table-row table:style-name="ro2">
          <table:table-cell office:value-type="float" office:value="94.0153">
            <text:p>94.0153</text:p>
          </table:table-cell>
          <table:table-cell/>
        </table:table-row>
        <table:table-row table:style-name="ro2">
          <table:table-cell office:value-type="float" office:value="96.4585">
            <text:p>96.4585</text:p>
          </table:table-cell>
          <table:table-cell/>
        </table:table-row>
        <table:table-row table:style-name="ro2">
          <table:table-cell office:value-type="float" office:value="80.9929">
            <text:p>80.9929</text:p>
          </table:table-cell>
          <table:table-cell/>
        </table:table-row>
        <table:table-row table:style-name="ro2">
          <table:table-cell office:value-type="float" office:value="118.7696">
            <text:p>118.7696</text:p>
          </table:table-cell>
          <table:table-cell/>
        </table:table-row>
        <table:table-row table:style-name="ro2">
          <table:table-cell office:value-type="float" office:value="82.6093">
            <text:p>82.6093</text:p>
          </table:table-cell>
          <table:table-cell/>
        </table:table-row>
        <table:table-row table:style-name="ro2">
          <table:table-cell office:value-type="float" office:value="151.8094">
            <text:p>151.8094</text:p>
          </table:table-cell>
          <table:table-cell/>
        </table:table-row>
        <table:table-row table:style-name="ro2">
          <table:table-cell office:value-type="float" office:value="117.2493">
            <text:p>117.2493</text:p>
          </table:table-cell>
          <table:table-cell/>
        </table:table-row>
        <table:table-row table:style-name="ro2">
          <table:table-cell office:value-type="float" office:value="91.2735">
            <text:p>91.2735</text:p>
          </table:table-cell>
          <table:table-cell/>
        </table:table-row>
        <table:table-row table:style-name="ro2">
          <table:table-cell office:value-type="float" office:value="74.7562">
            <text:p>74.7562</text:p>
          </table:table-cell>
          <table:table-cell/>
        </table:table-row>
        <table:table-row table:style-name="ro2">
          <table:table-cell office:value-type="float" office:value="90.076">
            <text:p>90.076</text:p>
          </table:table-cell>
          <table:table-cell/>
        </table:table-row>
        <table:table-row table:style-name="ro2">
          <table:table-cell office:value-type="float" office:value="116.5736">
            <text:p>116.5736</text:p>
          </table:table-cell>
          <table:table-cell/>
        </table:table-row>
        <table:table-row table:style-name="ro2">
          <table:table-cell office:value-type="float" office:value="54.193">
            <text:p>54.193</text:p>
          </table:table-cell>
          <table:table-cell/>
        </table:table-row>
        <table:table-row table:style-name="ro2">
          <table:table-cell office:value-type="float" office:value="97.2543">
            <text:p>97.2543</text:p>
          </table:table-cell>
          <table:table-cell/>
        </table:table-row>
        <table:table-row table:style-name="ro2">
          <table:table-cell office:value-type="float" office:value="85.7582">
            <text:p>85.7582</text:p>
          </table:table-cell>
          <table:table-cell/>
        </table:table-row>
        <table:table-row table:style-name="ro2">
          <table:table-cell office:value-type="float" office:value="69.6792">
            <text:p>69.6792</text:p>
          </table:table-cell>
          <table:table-cell/>
        </table:table-row>
        <table:table-row table:style-name="ro2">
          <table:table-cell office:value-type="float" office:value="93.058">
            <text:p>93.058</text:p>
          </table:table-cell>
          <table:table-cell/>
        </table:table-row>
        <table:table-row table:style-name="ro2">
          <table:table-cell office:value-type="float" office:value="66.1869">
            <text:p>66.1869</text:p>
          </table:table-cell>
          <table:table-cell/>
        </table:table-row>
        <table:table-row table:style-name="ro2">
          <table:table-cell office:value-type="float" office:value="124.9015">
            <text:p>124.9015</text:p>
          </table:table-cell>
          <table:table-cell/>
        </table:table-row>
        <table:table-row table:style-name="ro2">
          <table:table-cell office:value-type="float" office:value="131.4428">
            <text:p>131.4428</text:p>
          </table:table-cell>
          <table:table-cell/>
        </table:table-row>
        <table:table-row table:style-name="ro2">
          <table:table-cell office:value-type="float" office:value="114.4241">
            <text:p>114.4241</text:p>
          </table:table-cell>
          <table:table-cell/>
        </table:table-row>
        <table:table-row table:style-name="ro2">
          <table:table-cell office:value-type="float" office:value="156.1362">
            <text:p>156.1362</text:p>
          </table:table-cell>
          <table:table-cell/>
        </table:table-row>
        <table:table-row table:style-name="ro2">
          <table:table-cell office:value-type="float" office:value="165.4057">
            <text:p>165.4057</text:p>
          </table:table-cell>
          <table:table-cell/>
        </table:table-row>
        <table:table-row table:style-name="ro2">
          <table:table-cell office:value-type="float" office:value="61.5119">
            <text:p>61.5119</text:p>
          </table:table-cell>
          <table:table-cell/>
        </table:table-row>
        <table:table-row table:style-name="ro2">
          <table:table-cell office:value-type="float" office:value="90.5203">
            <text:p>90.5203</text:p>
          </table:table-cell>
          <table:table-cell/>
        </table:table-row>
        <table:table-row table:style-name="ro2">
          <table:table-cell office:value-type="float" office:value="103.7047">
            <text:p>103.7047</text:p>
          </table:table-cell>
          <table:table-cell/>
        </table:table-row>
        <table:table-row table:style-name="ro2">
          <table:table-cell office:value-type="float" office:value="203.1782">
            <text:p>203.1782</text:p>
          </table:table-cell>
          <table:table-cell/>
        </table:table-row>
        <table:table-row table:style-name="ro2">
          <table:table-cell office:value-type="float" office:value="102.7461">
            <text:p>102.7461</text:p>
          </table:table-cell>
          <table:table-cell/>
        </table:table-row>
        <table:table-row table:style-name="ro2">
          <table:table-cell office:value-type="float" office:value="67.7194">
            <text:p>67.7194</text:p>
          </table:table-cell>
          <table:table-cell/>
        </table:table-row>
        <table:table-row table:style-name="ro2">
          <table:table-cell office:value-type="float" office:value="96.7508">
            <text:p>96.7508</text:p>
          </table:table-cell>
          <table:table-cell/>
        </table:table-row>
        <table:table-row table:style-name="ro2">
          <table:table-cell office:value-type="float" office:value="80.881">
            <text:p>80.881</text:p>
          </table:table-cell>
          <table:table-cell/>
        </table:table-row>
        <table:table-row table:style-name="ro2">
          <table:table-cell office:value-type="float" office:value="150.0321">
            <text:p>150.0321</text:p>
          </table:table-cell>
          <table:table-cell/>
        </table:table-row>
        <table:table-row table:style-name="ro2">
          <table:table-cell office:value-type="float" office:value="84.6127">
            <text:p>84.6127</text:p>
          </table:table-cell>
          <table:table-cell/>
        </table:table-row>
        <table:table-row table:style-name="ro2">
          <table:table-cell office:value-type="float" office:value="123.9974">
            <text:p>123.9974</text:p>
          </table:table-cell>
          <table:table-cell/>
        </table:table-row>
        <table:table-row table:style-name="ro2">
          <table:table-cell office:value-type="float" office:value="109.1091">
            <text:p>109.1091</text:p>
          </table:table-cell>
          <table:table-cell/>
        </table:table-row>
        <table:table-row table:style-name="ro2">
          <table:table-cell office:value-type="float" office:value="124.8901">
            <text:p>124.8901</text:p>
          </table:table-cell>
          <table:table-cell/>
        </table:table-row>
        <table:table-row table:style-name="ro2">
          <table:table-cell office:value-type="float" office:value="74.6444">
            <text:p>74.6444</text:p>
          </table:table-cell>
          <table:table-cell/>
        </table:table-row>
        <table:table-row table:style-name="ro2">
          <table:table-cell office:value-type="float" office:value="56.2081">
            <text:p>56.2081</text:p>
          </table:table-cell>
          <table:table-cell/>
        </table:table-row>
        <table:table-row table:style-name="ro2">
          <table:table-cell office:value-type="float" office:value="98.5276">
            <text:p>98.5276</text:p>
          </table:table-cell>
          <table:table-cell/>
        </table:table-row>
        <table:table-row table:style-name="ro2">
          <table:table-cell office:value-type="float" office:value="81.3984">
            <text:p>81.3984</text:p>
          </table:table-cell>
          <table:table-cell/>
        </table:table-row>
        <table:table-row table:style-name="ro2">
          <table:table-cell office:value-type="float" office:value="103.768">
            <text:p>103.768</text:p>
          </table:table-cell>
          <table:table-cell/>
        </table:table-row>
        <table:table-row table:style-name="ro2">
          <table:table-cell office:value-type="float" office:value="120.6604">
            <text:p>120.6604</text:p>
          </table:table-cell>
          <table:table-cell/>
        </table:table-row>
        <table:table-row table:style-name="ro2">
          <table:table-cell office:value-type="float" office:value="98.1366">
            <text:p>98.1366</text:p>
          </table:table-cell>
          <table:table-cell/>
        </table:table-row>
        <table:table-row table:style-name="ro2">
          <table:table-cell office:value-type="float" office:value="130.8185">
            <text:p>130.8185</text:p>
          </table:table-cell>
          <table:table-cell/>
        </table:table-row>
        <table:table-row table:style-name="ro2">
          <table:table-cell office:value-type="float" office:value="96.6018">
            <text:p>96.6018</text:p>
          </table:table-cell>
          <table:table-cell/>
        </table:table-row>
        <table:table-row table:style-name="ro2">
          <table:table-cell office:value-type="float" office:value="94.0496">
            <text:p>94.0496</text:p>
          </table:table-cell>
          <table:table-cell/>
        </table:table-row>
        <table:table-row table:style-name="ro2">
          <table:table-cell office:value-type="float" office:value="88.7981">
            <text:p>88.7981</text:p>
          </table:table-cell>
          <table:table-cell/>
        </table:table-row>
        <table:table-row table:style-name="ro2">
          <table:table-cell office:value-type="float" office:value="116.7607">
            <text:p>116.7607</text:p>
          </table:table-cell>
          <table:table-cell/>
        </table:table-row>
        <table:table-row table:style-name="ro2">
          <table:table-cell office:value-type="float" office:value="84.8133">
            <text:p>84.8133</text:p>
          </table:table-cell>
          <table:table-cell/>
        </table:table-row>
        <table:table-row table:style-name="ro2">
          <table:table-cell office:value-type="float" office:value="107.2789">
            <text:p>107.2789</text:p>
          </table:table-cell>
          <table:table-cell/>
        </table:table-row>
        <table:table-row table:style-name="ro2">
          <table:table-cell office:value-type="float" office:value="100.3822">
            <text:p>100.3822</text:p>
          </table:table-cell>
          <table:table-cell/>
        </table:table-row>
        <table:table-row table:style-name="ro2">
          <table:table-cell office:value-type="float" office:value="107.7383">
            <text:p>107.7383</text:p>
          </table:table-cell>
          <table:table-cell/>
        </table:table-row>
        <table:table-row table:style-name="ro2">
          <table:table-cell office:value-type="float" office:value="86.9922">
            <text:p>86.9922</text:p>
          </table:table-cell>
          <table:table-cell/>
        </table:table-row>
        <table:table-row table:style-name="ro2">
          <table:table-cell office:value-type="float" office:value="108.8542">
            <text:p>108.8542</text:p>
          </table:table-cell>
          <table:table-cell/>
        </table:table-row>
        <table:table-row table:style-name="ro2">
          <table:table-cell office:value-type="float" office:value="118.5433">
            <text:p>118.5433</text:p>
          </table:table-cell>
          <table:table-cell/>
        </table:table-row>
        <table:table-row table:style-name="ro2">
          <table:table-cell office:value-type="float" office:value="122.9376">
            <text:p>122.9376</text:p>
          </table:table-cell>
          <table:table-cell/>
        </table:table-row>
        <table:table-row table:style-name="ro2">
          <table:table-cell office:value-type="float" office:value="107.0122">
            <text:p>107.0122</text:p>
          </table:table-cell>
          <table:table-cell/>
        </table:table-row>
        <table:table-row table:style-name="ro2">
          <table:table-cell office:value-type="float" office:value="109.384">
            <text:p>109.384</text:p>
          </table:table-cell>
          <table:table-cell/>
        </table:table-row>
        <table:table-row table:style-name="ro2">
          <table:table-cell office:value-type="float" office:value="137.9498">
            <text:p>137.9498</text:p>
          </table:table-cell>
          <table:table-cell/>
        </table:table-row>
        <table:table-row table:style-name="ro2">
          <table:table-cell office:value-type="float" office:value="95.985">
            <text:p>95.985</text:p>
          </table:table-cell>
          <table:table-cell/>
        </table:table-row>
        <table:table-row table:style-name="ro2">
          <table:table-cell office:value-type="float" office:value="127.7113">
            <text:p>127.7113</text:p>
          </table:table-cell>
          <table:table-cell/>
        </table:table-row>
        <table:table-row table:style-name="ro2">
          <table:table-cell office:value-type="float" office:value="87.7273">
            <text:p>87.7273</text:p>
          </table:table-cell>
          <table:table-cell/>
        </table:table-row>
        <table:table-row table:style-name="ro2">
          <table:table-cell office:value-type="float" office:value="77.0553">
            <text:p>77.0553</text:p>
          </table:table-cell>
          <table:table-cell/>
        </table:table-row>
        <table:table-row table:style-name="ro2">
          <table:table-cell office:value-type="float" office:value="76.9608">
            <text:p>76.9608</text:p>
          </table:table-cell>
          <table:table-cell/>
        </table:table-row>
        <table:table-row table:style-name="ro2">
          <table:table-cell office:value-type="float" office:value="118.8433">
            <text:p>118.8433</text:p>
          </table:table-cell>
          <table:table-cell/>
        </table:table-row>
        <table:table-row table:style-name="ro2">
          <table:table-cell office:value-type="float" office:value="97.6417">
            <text:p>97.6417</text:p>
          </table:table-cell>
          <table:table-cell/>
        </table:table-row>
        <table:table-row table:style-name="ro2">
          <table:table-cell office:value-type="float" office:value="136.7834">
            <text:p>136.7834</text:p>
          </table:table-cell>
          <table:table-cell/>
        </table:table-row>
        <table:table-row table:style-name="ro2">
          <table:table-cell office:value-type="float" office:value="96.0273">
            <text:p>96.0273</text:p>
          </table:table-cell>
          <table:table-cell/>
        </table:table-row>
        <table:table-row table:style-name="ro2">
          <table:table-cell office:value-type="float" office:value="119.2414">
            <text:p>119.2414</text:p>
          </table:table-cell>
          <table:table-cell/>
        </table:table-row>
        <table:table-row table:style-name="ro2">
          <table:table-cell office:value-type="float" office:value="96.197">
            <text:p>96.197</text:p>
          </table:table-cell>
          <table:table-cell/>
        </table:table-row>
        <table:table-row table:style-name="ro2">
          <table:table-cell office:value-type="float" office:value="96.7092">
            <text:p>96.7092</text:p>
          </table:table-cell>
          <table:table-cell/>
        </table:table-row>
        <table:table-row table:style-name="ro2">
          <table:table-cell office:value-type="float" office:value="99.1716">
            <text:p>99.1716</text:p>
          </table:table-cell>
          <table:table-cell/>
        </table:table-row>
        <table:table-row table:style-name="ro2">
          <table:table-cell office:value-type="float" office:value="98.3251">
            <text:p>98.3251</text:p>
          </table:table-cell>
          <table:table-cell/>
        </table:table-row>
        <table:table-row table:style-name="ro2">
          <table:table-cell office:value-type="float" office:value="97.1327">
            <text:p>97.1327</text:p>
          </table:table-cell>
          <table:table-cell/>
        </table:table-row>
        <table:table-row table:style-name="ro2">
          <table:table-cell office:value-type="float" office:value="115.8157">
            <text:p>115.8157</text:p>
          </table:table-cell>
          <table:table-cell/>
        </table:table-row>
        <table:table-row table:style-name="ro2">
          <table:table-cell office:value-type="float" office:value="91.775">
            <text:p>91.775</text:p>
          </table:table-cell>
          <table:table-cell/>
        </table:table-row>
        <table:table-row table:style-name="ro2">
          <table:table-cell office:value-type="float" office:value="110.3668">
            <text:p>110.3668</text:p>
          </table:table-cell>
          <table:table-cell/>
        </table:table-row>
        <table:table-row table:style-name="ro2">
          <table:table-cell office:value-type="float" office:value="137.2249">
            <text:p>137.2249</text:p>
          </table:table-cell>
          <table:table-cell/>
        </table:table-row>
        <table:table-row table:style-name="ro2">
          <table:table-cell office:value-type="float" office:value="66.6257">
            <text:p>66.6257</text:p>
          </table:table-cell>
          <table:table-cell/>
        </table:table-row>
        <table:table-row table:style-name="ro2">
          <table:table-cell office:value-type="float" office:value="98.8039">
            <text:p>98.8039</text:p>
          </table:table-cell>
          <table:table-cell/>
        </table:table-row>
        <table:table-row table:style-name="ro2">
          <table:table-cell office:value-type="float" office:value="100.7141">
            <text:p>100.7141</text:p>
          </table:table-cell>
          <table:table-cell/>
        </table:table-row>
        <table:table-row table:style-name="ro2">
          <table:table-cell office:value-type="float" office:value="61.1224">
            <text:p>61.1224</text:p>
          </table:table-cell>
          <table:table-cell/>
        </table:table-row>
        <table:table-row table:style-name="ro2">
          <table:table-cell office:value-type="float" office:value="90.5401">
            <text:p>90.5401</text:p>
          </table:table-cell>
          <table:table-cell/>
        </table:table-row>
        <table:table-row table:style-name="ro2">
          <table:table-cell office:value-type="float" office:value="115.2765">
            <text:p>115.2765</text:p>
          </table:table-cell>
          <table:table-cell/>
        </table:table-row>
        <table:table-row table:style-name="ro2">
          <table:table-cell office:value-type="float" office:value="110.5067">
            <text:p>110.5067</text:p>
          </table:table-cell>
          <table:table-cell/>
        </table:table-row>
        <table:table-row table:style-name="ro2">
          <table:table-cell office:value-type="float" office:value="132.0845">
            <text:p>132.0845</text:p>
          </table:table-cell>
          <table:table-cell/>
        </table:table-row>
        <table:table-row table:style-name="ro2">
          <table:table-cell office:value-type="float" office:value="102.6015">
            <text:p>102.6015</text:p>
          </table:table-cell>
          <table:table-cell/>
        </table:table-row>
        <table:table-row table:style-name="ro2">
          <table:table-cell office:value-type="float" office:value="99.6161">
            <text:p>99.6161</text:p>
          </table:table-cell>
          <table:table-cell/>
        </table:table-row>
        <table:table-row table:style-name="ro2">
          <table:table-cell office:value-type="float" office:value="154.6326">
            <text:p>154.6326</text:p>
          </table:table-cell>
          <table:table-cell/>
        </table:table-row>
        <table:table-row table:style-name="ro2">
          <table:table-cell office:value-type="float" office:value="118.7366">
            <text:p>118.7366</text:p>
          </table:table-cell>
          <table:table-cell/>
        </table:table-row>
        <table:table-row table:style-name="ro2">
          <table:table-cell office:value-type="float" office:value="157.3013">
            <text:p>157.3013</text:p>
          </table:table-cell>
          <table:table-cell/>
        </table:table-row>
        <table:table-row table:style-name="ro2">
          <table:table-cell office:value-type="float" office:value="120.2042">
            <text:p>120.2042</text:p>
          </table:table-cell>
          <table:table-cell/>
        </table:table-row>
        <table:table-row table:style-name="ro2">
          <table:table-cell office:value-type="float" office:value="132.5356">
            <text:p>132.5356</text:p>
          </table:table-cell>
          <table:table-cell/>
        </table:table-row>
        <table:table-row table:style-name="ro2">
          <table:table-cell office:value-type="float" office:value="159.2514">
            <text:p>159.2514</text:p>
          </table:table-cell>
          <table:table-cell/>
        </table:table-row>
        <table:table-row table:style-name="ro2">
          <table:table-cell office:value-type="float" office:value="177.2994">
            <text:p>177.2994</text:p>
          </table:table-cell>
          <table:table-cell/>
        </table:table-row>
        <table:table-row table:style-name="ro2">
          <table:table-cell office:value-type="float" office:value="101.6491">
            <text:p>101.6491</text:p>
          </table:table-cell>
          <table:table-cell/>
        </table:table-row>
        <table:table-row table:style-name="ro2">
          <table:table-cell office:value-type="float" office:value="86.8577">
            <text:p>86.8577</text:p>
          </table:table-cell>
          <table:table-cell/>
        </table:table-row>
        <table:table-row table:style-name="ro2">
          <table:table-cell office:value-type="float" office:value="98.771">
            <text:p>98.771</text:p>
          </table:table-cell>
          <table:table-cell/>
        </table:table-row>
        <table:table-row table:style-name="ro2">
          <table:table-cell office:value-type="float" office:value="102.0085">
            <text:p>102.0085</text:p>
          </table:table-cell>
          <table:table-cell/>
        </table:table-row>
        <table:table-row table:style-name="ro2">
          <table:table-cell office:value-type="float" office:value="95.6563">
            <text:p>95.6563</text:p>
          </table:table-cell>
          <table:table-cell/>
        </table:table-row>
        <table:table-row table:style-name="ro2">
          <table:table-cell office:value-type="float" office:value="176.6034">
            <text:p>176.6034</text:p>
          </table:table-cell>
          <table:table-cell/>
        </table:table-row>
        <table:table-row table:style-name="ro2">
          <table:table-cell office:value-type="float" office:value="110.1294">
            <text:p>110.1294</text:p>
          </table:table-cell>
          <table:table-cell/>
        </table:table-row>
        <table:table-row table:style-name="ro2">
          <table:table-cell office:value-type="float" office:value="108.1559">
            <text:p>108.1559</text:p>
          </table:table-cell>
          <table:table-cell/>
        </table:table-row>
        <table:table-row table:style-name="ro2">
          <table:table-cell office:value-type="float" office:value="115.7228">
            <text:p>115.7228</text:p>
          </table:table-cell>
          <table:table-cell/>
        </table:table-row>
        <table:table-row table:style-name="ro2">
          <table:table-cell office:value-type="float" office:value="105.4754">
            <text:p>105.4754</text:p>
          </table:table-cell>
          <table:table-cell/>
        </table:table-row>
        <table:table-row table:style-name="ro2">
          <table:table-cell office:value-type="float" office:value="86.8363">
            <text:p>86.8363</text:p>
          </table:table-cell>
          <table:table-cell/>
        </table:table-row>
        <table:table-row table:style-name="ro2">
          <table:table-cell office:value-type="float" office:value="88.4387">
            <text:p>88.4387</text:p>
          </table:table-cell>
          <table:table-cell/>
        </table:table-row>
        <table:table-row table:style-name="ro2">
          <table:table-cell office:value-type="float" office:value="71.0773">
            <text:p>71.0773</text:p>
          </table:table-cell>
          <table:table-cell/>
        </table:table-row>
        <table:table-row table:style-name="ro2">
          <table:table-cell office:value-type="float" office:value="105.6933">
            <text:p>105.6933</text:p>
          </table:table-cell>
          <table:table-cell/>
        </table:table-row>
        <table:table-row table:style-name="ro2">
          <table:table-cell office:value-type="float" office:value="72.1127">
            <text:p>72.1127</text:p>
          </table:table-cell>
          <table:table-cell/>
        </table:table-row>
        <table:table-row table:style-name="ro2">
          <table:table-cell office:value-type="float" office:value="61.7398">
            <text:p>61.7398</text:p>
          </table:table-cell>
          <table:table-cell/>
        </table:table-row>
        <table:table-row table:style-name="ro2">
          <table:table-cell office:value-type="float" office:value="111.5676">
            <text:p>111.5676</text:p>
          </table:table-cell>
          <table:table-cell/>
        </table:table-row>
        <table:table-row table:style-name="ro2">
          <table:table-cell office:value-type="float" office:value="52.4544">
            <text:p>52.4544</text:p>
          </table:table-cell>
          <table:table-cell/>
        </table:table-row>
        <table:table-row table:style-name="ro2">
          <table:table-cell office:value-type="float" office:value="66.4246">
            <text:p>66.4246</text:p>
          </table:table-cell>
          <table:table-cell/>
        </table:table-row>
        <table:table-row table:style-name="ro2">
          <table:table-cell office:value-type="float" office:value="122.6218">
            <text:p>122.6218</text:p>
          </table:table-cell>
          <table:table-cell/>
        </table:table-row>
        <table:table-row table:style-name="ro2">
          <table:table-cell office:value-type="float" office:value="96.6338">
            <text:p>96.6338</text:p>
          </table:table-cell>
          <table:table-cell/>
        </table:table-row>
        <table:table-row table:style-name="ro2">
          <table:table-cell office:value-type="float" office:value="117.3063">
            <text:p>117.3063</text:p>
          </table:table-cell>
          <table:table-cell/>
        </table:table-row>
        <table:table-row table:style-name="ro2">
          <table:table-cell office:value-type="float" office:value="64.0727">
            <text:p>64.0727</text:p>
          </table:table-cell>
          <table:table-cell/>
        </table:table-row>
        <table:table-row table:style-name="ro2">
          <table:table-cell office:value-type="float" office:value="70.0761">
            <text:p>70.0761</text:p>
          </table:table-cell>
          <table:table-cell/>
        </table:table-row>
        <table:table-row table:style-name="ro2">
          <table:table-cell office:value-type="float" office:value="68.1374">
            <text:p>68.1374</text:p>
          </table:table-cell>
          <table:table-cell/>
        </table:table-row>
        <table:table-row table:style-name="ro2">
          <table:table-cell office:value-type="float" office:value="109.0236">
            <text:p>109.0236</text:p>
          </table:table-cell>
          <table:table-cell/>
        </table:table-row>
        <table:table-row table:style-name="ro2">
          <table:table-cell office:value-type="float" office:value="76.8989">
            <text:p>76.8989</text:p>
          </table:table-cell>
          <table:table-cell/>
        </table:table-row>
        <table:table-row table:style-name="ro2">
          <table:table-cell office:value-type="float" office:value="123.6426">
            <text:p>123.6426</text:p>
          </table:table-cell>
          <table:table-cell/>
        </table:table-row>
        <table:table-row table:style-name="ro2">
          <table:table-cell office:value-type="float" office:value="78.3998">
            <text:p>78.3998</text:p>
          </table:table-cell>
          <table:table-cell/>
        </table:table-row>
        <table:table-row table:style-name="ro2">
          <table:table-cell office:value-type="float" office:value="113.6509">
            <text:p>113.6509</text:p>
          </table:table-cell>
          <table:table-cell/>
        </table:table-row>
        <table:table-row table:style-name="ro2">
          <table:table-cell office:value-type="float" office:value="123.3627">
            <text:p>123.3627</text:p>
          </table:table-cell>
          <table:table-cell/>
        </table:table-row>
        <table:table-row table:style-name="ro2">
          <table:table-cell office:value-type="float" office:value="112.5633">
            <text:p>112.5633</text:p>
          </table:table-cell>
          <table:table-cell/>
        </table:table-row>
        <table:table-row table:style-name="ro2">
          <table:table-cell office:value-type="float" office:value="98.5821">
            <text:p>98.5821</text:p>
          </table:table-cell>
          <table:table-cell/>
        </table:table-row>
        <table:table-row table:style-name="ro2">
          <table:table-cell office:value-type="float" office:value="109.6172">
            <text:p>109.6172</text:p>
          </table:table-cell>
          <table:table-cell/>
        </table:table-row>
        <table:table-row table:style-name="ro2">
          <table:table-cell office:value-type="float" office:value="138.0443">
            <text:p>138.0443</text:p>
          </table:table-cell>
          <table:table-cell/>
        </table:table-row>
        <table:table-row table:style-name="ro2">
          <table:table-cell office:value-type="float" office:value="158.024">
            <text:p>158.024</text:p>
          </table:table-cell>
          <table:table-cell/>
        </table:table-row>
        <table:table-row table:style-name="ro2">
          <table:table-cell office:value-type="float" office:value="150.6717">
            <text:p>150.6717</text:p>
          </table:table-cell>
          <table:table-cell/>
        </table:table-row>
        <table:table-row table:style-name="ro2">
          <table:table-cell office:value-type="float" office:value="81.1123">
            <text:p>81.1123</text:p>
          </table:table-cell>
          <table:table-cell/>
        </table:table-row>
        <table:table-row table:style-name="ro2">
          <table:table-cell office:value-type="float" office:value="143.2516">
            <text:p>143.2516</text:p>
          </table:table-cell>
          <table:table-cell/>
        </table:table-row>
        <table:table-row table:style-name="ro2">
          <table:table-cell office:value-type="float" office:value="109.0041">
            <text:p>109.0041</text:p>
          </table:table-cell>
          <table:table-cell/>
        </table:table-row>
        <table:table-row table:style-name="ro2">
          <table:table-cell office:value-type="float" office:value="110.3435">
            <text:p>110.3435</text:p>
          </table:table-cell>
          <table:table-cell/>
        </table:table-row>
        <table:table-row table:style-name="ro2">
          <table:table-cell office:value-type="float" office:value="84.573">
            <text:p>84.573</text:p>
          </table:table-cell>
          <table:table-cell/>
        </table:table-row>
        <table:table-row table:style-name="ro2">
          <table:table-cell office:value-type="float" office:value="150.5451">
            <text:p>150.5451</text:p>
          </table:table-cell>
          <table:table-cell/>
        </table:table-row>
        <table:table-row table:style-name="ro2">
          <table:table-cell office:value-type="float" office:value="127.2869">
            <text:p>127.2869</text:p>
          </table:table-cell>
          <table:table-cell/>
        </table:table-row>
        <table:table-row table:style-name="ro2">
          <table:table-cell office:value-type="float" office:value="133.0122">
            <text:p>133.0122</text:p>
          </table:table-cell>
          <table:table-cell/>
        </table:table-row>
        <table:table-row table:style-name="ro2">
          <table:table-cell office:value-type="float" office:value="98.6899">
            <text:p>98.6899</text:p>
          </table:table-cell>
          <table:table-cell/>
        </table:table-row>
        <table:table-row table:style-name="ro2">
          <table:table-cell office:value-type="float" office:value="109.2813">
            <text:p>109.2813</text:p>
          </table:table-cell>
          <table:table-cell/>
        </table:table-row>
        <table:table-row table:style-name="ro2">
          <table:table-cell office:value-type="float" office:value="73.6611">
            <text:p>73.6611</text:p>
          </table:table-cell>
          <table:table-cell/>
        </table:table-row>
        <table:table-row table:style-name="ro2">
          <table:table-cell office:value-type="float" office:value="74.702">
            <text:p>74.702</text:p>
          </table:table-cell>
          <table:table-cell/>
        </table:table-row>
        <table:table-row table:style-name="ro2">
          <table:table-cell office:value-type="float" office:value="76.346">
            <text:p>76.346</text:p>
          </table:table-cell>
          <table:table-cell/>
        </table:table-row>
        <table:table-row table:style-name="ro2">
          <table:table-cell office:value-type="float" office:value="115.8048">
            <text:p>115.8048</text:p>
          </table:table-cell>
          <table:table-cell/>
        </table:table-row>
        <table:table-row table:style-name="ro2">
          <table:table-cell office:value-type="float" office:value="101.3305">
            <text:p>101.3305</text:p>
          </table:table-cell>
          <table:table-cell/>
        </table:table-row>
        <table:table-row table:style-name="ro2">
          <table:table-cell office:value-type="float" office:value="80.4792">
            <text:p>80.4792</text:p>
          </table:table-cell>
          <table:table-cell/>
        </table:table-row>
        <table:table-row table:style-name="ro2">
          <table:table-cell office:value-type="float" office:value="97.8054">
            <text:p>97.8054</text:p>
          </table:table-cell>
          <table:table-cell/>
        </table:table-row>
        <table:table-row table:style-name="ro2">
          <table:table-cell office:value-type="float" office:value="74.8845">
            <text:p>74.8845</text:p>
          </table:table-cell>
          <table:table-cell/>
        </table:table-row>
        <table:table-row table:style-name="ro2">
          <table:table-cell office:value-type="float" office:value="67.2509">
            <text:p>67.2509</text:p>
          </table:table-cell>
          <table:table-cell/>
        </table:table-row>
        <table:table-row table:style-name="ro2">
          <table:table-cell office:value-type="float" office:value="136.3931">
            <text:p>136.3931</text:p>
          </table:table-cell>
          <table:table-cell/>
        </table:table-row>
        <table:table-row table:style-name="ro2">
          <table:table-cell office:value-type="float" office:value="72.4084">
            <text:p>72.4084</text:p>
          </table:table-cell>
          <table:table-cell/>
        </table:table-row>
        <table:table-row table:style-name="ro2">
          <table:table-cell office:value-type="float" office:value="147.8908">
            <text:p>147.8908</text:p>
          </table:table-cell>
          <table:table-cell/>
        </table:table-row>
        <table:table-row table:style-name="ro2">
          <table:table-cell office:value-type="float" office:value="99.9869">
            <text:p>99.9869</text:p>
          </table:table-cell>
          <table:table-cell/>
        </table:table-row>
        <table:table-row table:style-name="ro2">
          <table:table-cell office:value-type="float" office:value="117.8542">
            <text:p>117.8542</text:p>
          </table:table-cell>
          <table:table-cell/>
        </table:table-row>
        <table:table-row table:style-name="ro2">
          <table:table-cell office:value-type="float" office:value="110.8908">
            <text:p>110.8908</text:p>
          </table:table-cell>
          <table:table-cell/>
        </table:table-row>
        <table:table-row table:style-name="ro2">
          <table:table-cell office:value-type="float" office:value="96.844">
            <text:p>96.844</text:p>
          </table:table-cell>
          <table:table-cell/>
        </table:table-row>
        <table:table-row table:style-name="ro2">
          <table:table-cell office:value-type="float" office:value="96.935">
            <text:p>96.935</text:p>
          </table:table-cell>
          <table:table-cell/>
        </table:table-row>
        <table:table-row table:style-name="ro2">
          <table:table-cell office:value-type="float" office:value="105.7072">
            <text:p>105.7072</text:p>
          </table:table-cell>
          <table:table-cell/>
        </table:table-row>
        <table:table-row table:style-name="ro2">
          <table:table-cell office:value-type="float" office:value="133.8581">
            <text:p>133.8581</text:p>
          </table:table-cell>
          <table:table-cell/>
        </table:table-row>
        <table:table-row table:style-name="ro2">
          <table:table-cell office:value-type="float" office:value="107.4784">
            <text:p>107.4784</text:p>
          </table:table-cell>
          <table:table-cell/>
        </table:table-row>
        <table:table-row table:style-name="ro2">
          <table:table-cell office:value-type="float" office:value="76.545">
            <text:p>76.545</text:p>
          </table:table-cell>
          <table:table-cell/>
        </table:table-row>
        <table:table-row table:style-name="ro2">
          <table:table-cell office:value-type="float" office:value="112.6172">
            <text:p>112.6172</text:p>
          </table:table-cell>
          <table:table-cell/>
        </table:table-row>
        <table:table-row table:style-name="ro2">
          <table:table-cell office:value-type="float" office:value="78.1505">
            <text:p>78.1505</text:p>
          </table:table-cell>
          <table:table-cell/>
        </table:table-row>
        <table:table-row table:style-name="ro2">
          <table:table-cell office:value-type="float" office:value="125.0872">
            <text:p>125.0872</text:p>
          </table:table-cell>
          <table:table-cell/>
        </table:table-row>
        <table:table-row table:style-name="ro2">
          <table:table-cell office:value-type="float" office:value="55.9468">
            <text:p>55.9468</text:p>
          </table:table-cell>
          <table:table-cell/>
        </table:table-row>
        <table:table-row table:style-name="ro2">
          <table:table-cell office:value-type="float" office:value="86.7742">
            <text:p>86.7742</text:p>
          </table:table-cell>
          <table:table-cell/>
        </table:table-row>
        <table:table-row table:style-name="ro2">
          <table:table-cell office:value-type="float" office:value="87.3806">
            <text:p>87.3806</text:p>
          </table:table-cell>
          <table:table-cell/>
        </table:table-row>
        <table:table-row table:style-name="ro2">
          <table:table-cell office:value-type="float" office:value="96.959">
            <text:p>96.959</text:p>
          </table:table-cell>
          <table:table-cell/>
        </table:table-row>
        <table:table-row table:style-name="ro2">
          <table:table-cell office:value-type="float" office:value="71.2207">
            <text:p>71.2207</text:p>
          </table:table-cell>
          <table:table-cell/>
        </table:table-row>
        <table:table-row table:style-name="ro2">
          <table:table-cell office:value-type="float" office:value="88.7485">
            <text:p>88.7485</text:p>
          </table:table-cell>
          <table:table-cell/>
        </table:table-row>
        <table:table-row table:style-name="ro2">
          <table:table-cell office:value-type="float" office:value="119.1473">
            <text:p>119.1473</text:p>
          </table:table-cell>
          <table:table-cell/>
        </table:table-row>
        <table:table-row table:style-name="ro2">
          <table:table-cell office:value-type="float" office:value="88.3355">
            <text:p>88.3355</text:p>
          </table:table-cell>
          <table:table-cell/>
        </table:table-row>
        <table:table-row table:style-name="ro2">
          <table:table-cell office:value-type="float" office:value="97.0285">
            <text:p>97.0285</text:p>
          </table:table-cell>
          <table:table-cell/>
        </table:table-row>
        <table:table-row table:style-name="ro2">
          <table:table-cell office:value-type="float" office:value="83.5063">
            <text:p>83.5063</text:p>
          </table:table-cell>
          <table:table-cell/>
        </table:table-row>
        <table:table-row table:style-name="ro2">
          <table:table-cell office:value-type="float" office:value="87.0316">
            <text:p>87.0316</text:p>
          </table:table-cell>
          <table:table-cell/>
        </table:table-row>
        <table:table-row table:style-name="ro2">
          <table:table-cell office:value-type="float" office:value="86.3555">
            <text:p>86.3555</text:p>
          </table:table-cell>
          <table:table-cell/>
        </table:table-row>
        <table:table-row table:style-name="ro2">
          <table:table-cell office:value-type="float" office:value="92.7456">
            <text:p>92.7456</text:p>
          </table:table-cell>
          <table:table-cell/>
        </table:table-row>
        <table:table-row table:style-name="ro2">
          <table:table-cell office:value-type="float" office:value="71.8819">
            <text:p>71.8819</text:p>
          </table:table-cell>
          <table:table-cell/>
        </table:table-row>
        <table:table-row table:style-name="ro2">
          <table:table-cell office:value-type="float" office:value="88.0768">
            <text:p>88.0768</text:p>
          </table:table-cell>
          <table:table-cell/>
        </table:table-row>
        <table:table-row table:style-name="ro2">
          <table:table-cell office:value-type="float" office:value="140.5635">
            <text:p>140.5635</text:p>
          </table:table-cell>
          <table:table-cell/>
        </table:table-row>
        <table:table-row table:style-name="ro2">
          <table:table-cell office:value-type="float" office:value="141.7622">
            <text:p>141.7622</text:p>
          </table:table-cell>
          <table:table-cell/>
        </table:table-row>
        <table:table-row table:style-name="ro2">
          <table:table-cell office:value-type="float" office:value="59.2203">
            <text:p>59.2203</text:p>
          </table:table-cell>
          <table:table-cell/>
        </table:table-row>
        <table:table-row table:style-name="ro2">
          <table:table-cell office:value-type="float" office:value="77.5666">
            <text:p>77.5666</text:p>
          </table:table-cell>
          <table:table-cell/>
        </table:table-row>
        <table:table-row table:style-name="ro2">
          <table:table-cell office:value-type="float" office:value="116.5302">
            <text:p>116.5302</text:p>
          </table:table-cell>
          <table:table-cell/>
        </table:table-row>
        <table:table-row table:style-name="ro2">
          <table:table-cell office:value-type="float" office:value="169.8503">
            <text:p>169.8503</text:p>
          </table:table-cell>
          <table:table-cell/>
        </table:table-row>
        <table:table-row table:style-name="ro2">
          <table:table-cell office:value-type="float" office:value="157.8591">
            <text:p>157.8591</text:p>
          </table:table-cell>
          <table:table-cell/>
        </table:table-row>
        <table:table-row table:style-name="ro2">
          <table:table-cell office:value-type="float" office:value="133.1311">
            <text:p>133.1311</text:p>
          </table:table-cell>
          <table:table-cell/>
        </table:table-row>
        <table:table-row table:style-name="ro2">
          <table:table-cell office:value-type="float" office:value="83.1787">
            <text:p>83.1787</text:p>
          </table:table-cell>
          <table:table-cell/>
        </table:table-row>
        <table:table-row table:style-name="ro2">
          <table:table-cell office:value-type="float" office:value="147.5192">
            <text:p>147.5192</text:p>
          </table:table-cell>
          <table:table-cell/>
        </table:table-row>
        <table:table-row table:style-name="ro2">
          <table:table-cell office:value-type="float" office:value="166.8788">
            <text:p>166.8788</text:p>
          </table:table-cell>
          <table:table-cell/>
        </table:table-row>
        <table:table-row table:style-name="ro2">
          <table:table-cell office:value-type="float" office:value="64.028">
            <text:p>64.028</text:p>
          </table:table-cell>
          <table:table-cell/>
        </table:table-row>
        <table:table-row table:style-name="ro2">
          <table:table-cell office:value-type="float" office:value="130.0073">
            <text:p>130.0073</text:p>
          </table:table-cell>
          <table:table-cell/>
        </table:table-row>
        <table:table-row table:style-name="ro2">
          <table:table-cell office:value-type="float" office:value="130.8506">
            <text:p>130.8506</text:p>
          </table:table-cell>
          <table:table-cell/>
        </table:table-row>
        <table:table-row table:style-name="ro2">
          <table:table-cell office:value-type="float" office:value="113.7805">
            <text:p>113.7805</text:p>
          </table:table-cell>
          <table:table-cell/>
        </table:table-row>
        <table:table-row table:style-name="ro2">
          <table:table-cell office:value-type="float" office:value="84.6418">
            <text:p>84.6418</text:p>
          </table:table-cell>
          <table:table-cell/>
        </table:table-row>
        <table:table-row table:style-name="ro2">
          <table:table-cell office:value-type="float" office:value="88.3795">
            <text:p>88.3795</text:p>
          </table:table-cell>
          <table:table-cell/>
        </table:table-row>
        <table:table-row table:style-name="ro2">
          <table:table-cell office:value-type="float" office:value="135.6105">
            <text:p>135.6105</text:p>
          </table:table-cell>
          <table:table-cell/>
        </table:table-row>
        <table:table-row table:style-name="ro2">
          <table:table-cell office:value-type="float" office:value="100.0971">
            <text:p>100.0971</text:p>
          </table:table-cell>
          <table:table-cell/>
        </table:table-row>
        <table:table-row table:style-name="ro2">
          <table:table-cell office:value-type="float" office:value="78.2688">
            <text:p>78.2688</text:p>
          </table:table-cell>
          <table:table-cell/>
        </table:table-row>
        <table:table-row table:style-name="ro2">
          <table:table-cell office:value-type="float" office:value="78.5113">
            <text:p>78.5113</text:p>
          </table:table-cell>
          <table:table-cell/>
        </table:table-row>
        <table:table-row table:style-name="ro2">
          <table:table-cell office:value-type="float" office:value="85.0663">
            <text:p>85.0663</text:p>
          </table:table-cell>
          <table:table-cell/>
        </table:table-row>
        <table:table-row table:style-name="ro2">
          <table:table-cell office:value-type="float" office:value="125.8738">
            <text:p>125.8738</text:p>
          </table:table-cell>
          <table:table-cell/>
        </table:table-row>
        <table:table-row table:style-name="ro2">
          <table:table-cell office:value-type="float" office:value="85.3616">
            <text:p>85.3616</text:p>
          </table:table-cell>
          <table:table-cell/>
        </table:table-row>
        <table:table-row table:style-name="ro2">
          <table:table-cell office:value-type="float" office:value="95.8943">
            <text:p>95.8943</text:p>
          </table:table-cell>
          <table:table-cell/>
        </table:table-row>
        <table:table-row table:style-name="ro2">
          <table:table-cell office:value-type="float" office:value="93.7813">
            <text:p>93.7813</text:p>
          </table:table-cell>
          <table:table-cell/>
        </table:table-row>
        <table:table-row table:style-name="ro2">
          <table:table-cell office:value-type="float" office:value="131.3271">
            <text:p>131.3271</text:p>
          </table:table-cell>
          <table:table-cell/>
        </table:table-row>
        <table:table-row table:style-name="ro2">
          <table:table-cell office:value-type="float" office:value="84.8942">
            <text:p>84.8942</text:p>
          </table:table-cell>
          <table:table-cell/>
        </table:table-row>
        <table:table-row table:style-name="ro2">
          <table:table-cell office:value-type="float" office:value="103.0683">
            <text:p>103.0683</text:p>
          </table:table-cell>
          <table:table-cell/>
        </table:table-row>
        <table:table-row table:style-name="ro2">
          <table:table-cell office:value-type="float" office:value="137.0508">
            <text:p>137.0508</text:p>
          </table:table-cell>
          <table:table-cell/>
        </table:table-row>
        <table:table-row table:style-name="ro2">
          <table:table-cell office:value-type="float" office:value="121.28">
            <text:p>121.28</text:p>
          </table:table-cell>
          <table:table-cell/>
        </table:table-row>
        <table:table-row table:style-name="ro2">
          <table:table-cell office:value-type="float" office:value="106.1002">
            <text:p>106.1002</text:p>
          </table:table-cell>
          <table:table-cell/>
        </table:table-row>
        <table:table-row table:style-name="ro2">
          <table:table-cell office:value-type="float" office:value="92.3503">
            <text:p>92.3503</text:p>
          </table:table-cell>
          <table:table-cell/>
        </table:table-row>
        <table:table-row table:style-name="ro2">
          <table:table-cell office:value-type="float" office:value="81.7791">
            <text:p>81.7791</text:p>
          </table:table-cell>
          <table:table-cell/>
        </table:table-row>
        <table:table-row table:style-name="ro2">
          <table:table-cell office:value-type="float" office:value="114.0977">
            <text:p>114.0977</text:p>
          </table:table-cell>
          <table:table-cell/>
        </table:table-row>
        <table:table-row table:style-name="ro2">
          <table:table-cell office:value-type="float" office:value="126.6715">
            <text:p>126.6715</text:p>
          </table:table-cell>
          <table:table-cell/>
        </table:table-row>
        <table:table-row table:style-name="ro2">
          <table:table-cell office:value-type="float" office:value="125.2328">
            <text:p>125.2328</text:p>
          </table:table-cell>
          <table:table-cell/>
        </table:table-row>
        <table:table-row table:style-name="ro2">
          <table:table-cell office:value-type="float" office:value="116.0536">
            <text:p>116.0536</text:p>
          </table:table-cell>
          <table:table-cell/>
        </table:table-row>
        <table:table-row table:style-name="ro2">
          <table:table-cell office:value-type="float" office:value="102.1138">
            <text:p>102.1138</text:p>
          </table:table-cell>
          <table:table-cell/>
        </table:table-row>
        <table:table-row table:style-name="ro2">
          <table:table-cell office:value-type="float" office:value="105.3142">
            <text:p>105.3142</text:p>
          </table:table-cell>
          <table:table-cell/>
        </table:table-row>
        <table:table-row table:style-name="ro2">
          <table:table-cell office:value-type="float" office:value="153.3542">
            <text:p>153.3542</text:p>
          </table:table-cell>
          <table:table-cell/>
        </table:table-row>
        <table:table-row table:style-name="ro2">
          <table:table-cell office:value-type="float" office:value="151.9367">
            <text:p>151.9367</text:p>
          </table:table-cell>
          <table:table-cell/>
        </table:table-row>
        <table:table-row table:style-name="ro2">
          <table:table-cell office:value-type="float" office:value="117.9189">
            <text:p>117.9189</text:p>
          </table:table-cell>
          <table:table-cell/>
        </table:table-row>
        <table:table-row table:style-name="ro2">
          <table:table-cell office:value-type="float" office:value="81.2368">
            <text:p>81.2368</text:p>
          </table:table-cell>
          <table:table-cell/>
        </table:table-row>
        <table:table-row table:style-name="ro2">
          <table:table-cell office:value-type="float" office:value="92.6129">
            <text:p>92.6129</text:p>
          </table:table-cell>
          <table:table-cell/>
        </table:table-row>
        <table:table-row table:style-name="ro2">
          <table:table-cell office:value-type="float" office:value="14.7359">
            <text:p>14.7359</text:p>
          </table:table-cell>
          <table:table-cell/>
        </table:table-row>
        <table:table-row table:style-name="ro2">
          <table:table-cell office:value-type="float" office:value="66.9565">
            <text:p>66.9565</text:p>
          </table:table-cell>
          <table:table-cell/>
        </table:table-row>
        <table:table-row table:style-name="ro2">
          <table:table-cell office:value-type="float" office:value="75.6624">
            <text:p>75.6624</text:p>
          </table:table-cell>
          <table:table-cell/>
        </table:table-row>
        <table:table-row table:style-name="ro2">
          <table:table-cell office:value-type="float" office:value="81.873">
            <text:p>81.873</text:p>
          </table:table-cell>
          <table:table-cell/>
        </table:table-row>
        <table:table-row table:style-name="ro2">
          <table:table-cell office:value-type="float" office:value="91.582">
            <text:p>91.582</text:p>
          </table:table-cell>
          <table:table-cell/>
        </table:table-row>
        <table:table-row table:style-name="ro2">
          <table:table-cell office:value-type="float" office:value="112.2404">
            <text:p>112.2404</text:p>
          </table:table-cell>
          <table:table-cell/>
        </table:table-row>
        <table:table-row table:style-name="ro2">
          <table:table-cell office:value-type="float" office:value="88.4003">
            <text:p>88.4003</text:p>
          </table:table-cell>
          <table:table-cell/>
        </table:table-row>
        <table:table-row table:style-name="ro2">
          <table:table-cell office:value-type="float" office:value="121.4928">
            <text:p>121.4928</text:p>
          </table:table-cell>
          <table:table-cell/>
        </table:table-row>
        <table:table-row table:style-name="ro2">
          <table:table-cell office:value-type="float" office:value="92.3743">
            <text:p>92.3743</text:p>
          </table:table-cell>
          <table:table-cell/>
        </table:table-row>
        <table:table-row table:style-name="ro2">
          <table:table-cell office:value-type="float" office:value="74.2848">
            <text:p>74.2848</text:p>
          </table:table-cell>
          <table:table-cell/>
        </table:table-row>
        <table:table-row table:style-name="ro2">
          <table:table-cell office:value-type="float" office:value="88.7877">
            <text:p>88.7877</text:p>
          </table:table-cell>
          <table:table-cell/>
        </table:table-row>
        <table:table-row table:style-name="ro2">
          <table:table-cell office:value-type="float" office:value="62.3503">
            <text:p>62.3503</text:p>
          </table:table-cell>
          <table:table-cell/>
        </table:table-row>
        <table:table-row table:style-name="ro2">
          <table:table-cell office:value-type="float" office:value="77.3546">
            <text:p>77.3546</text:p>
          </table:table-cell>
          <table:table-cell/>
        </table:table-row>
        <table:table-row table:style-name="ro2">
          <table:table-cell office:value-type="float" office:value="132.2027">
            <text:p>132.2027</text:p>
          </table:table-cell>
          <table:table-cell/>
        </table:table-row>
        <table:table-row table:style-name="ro2">
          <table:table-cell office:value-type="float" office:value="112.426">
            <text:p>112.426</text:p>
          </table:table-cell>
          <table:table-cell/>
        </table:table-row>
        <table:table-row table:style-name="ro2">
          <table:table-cell office:value-type="float" office:value="98.5218">
            <text:p>98.5218</text:p>
          </table:table-cell>
          <table:table-cell/>
        </table:table-row>
        <table:table-row table:style-name="ro2">
          <table:table-cell office:value-type="float" office:value="85.579">
            <text:p>85.579</text:p>
          </table:table-cell>
          <table:table-cell/>
        </table:table-row>
        <table:table-row table:style-name="ro2">
          <table:table-cell office:value-type="float" office:value="57.2647">
            <text:p>57.2647</text:p>
          </table:table-cell>
          <table:table-cell/>
        </table:table-row>
        <table:table-row table:style-name="ro2">
          <table:table-cell office:value-type="float" office:value="78.5027">
            <text:p>78.5027</text:p>
          </table:table-cell>
          <table:table-cell/>
        </table:table-row>
        <table:table-row table:style-name="ro2">
          <table:table-cell office:value-type="float" office:value="55.7257">
            <text:p>55.7257</text:p>
          </table:table-cell>
          <table:table-cell/>
        </table:table-row>
        <table:table-row table:style-name="ro2">
          <table:table-cell office:value-type="float" office:value="82.508">
            <text:p>82.508</text:p>
          </table:table-cell>
          <table:table-cell/>
        </table:table-row>
        <table:table-row table:style-name="ro2">
          <table:table-cell office:value-type="float" office:value="80.6757">
            <text:p>80.6757</text:p>
          </table:table-cell>
          <table:table-cell/>
        </table:table-row>
        <table:table-row table:style-name="ro2">
          <table:table-cell office:value-type="float" office:value="68.0717">
            <text:p>68.0717</text:p>
          </table:table-cell>
          <table:table-cell/>
        </table:table-row>
        <table:table-row table:style-name="ro2">
          <table:table-cell office:value-type="float" office:value="84.8286">
            <text:p>84.8286</text:p>
          </table:table-cell>
          <table:table-cell/>
        </table:table-row>
        <table:table-row table:style-name="ro2">
          <table:table-cell office:value-type="float" office:value="98.3631">
            <text:p>98.3631</text:p>
          </table:table-cell>
          <table:table-cell/>
        </table:table-row>
        <table:table-row table:style-name="ro2">
          <table:table-cell office:value-type="float" office:value="88.8083">
            <text:p>88.8083</text:p>
          </table:table-cell>
          <table:table-cell/>
        </table:table-row>
        <table:table-row table:style-name="ro2">
          <table:table-cell office:value-type="float" office:value="52.0118">
            <text:p>52.0118</text:p>
          </table:table-cell>
          <table:table-cell/>
        </table:table-row>
        <table:table-row table:style-name="ro2">
          <table:table-cell office:value-type="float" office:value="147.8025">
            <text:p>147.8025</text:p>
          </table:table-cell>
          <table:table-cell/>
        </table:table-row>
        <table:table-row table:style-name="ro2">
          <table:table-cell office:value-type="float" office:value="143.7819">
            <text:p>143.7819</text:p>
          </table:table-cell>
          <table:table-cell/>
        </table:table-row>
        <table:table-row table:style-name="ro2">
          <table:table-cell office:value-type="float" office:value="118.8493">
            <text:p>118.8493</text:p>
          </table:table-cell>
          <table:table-cell/>
        </table:table-row>
        <table:table-row table:style-name="ro2">
          <table:table-cell office:value-type="float" office:value="108.4115">
            <text:p>108.4115</text:p>
          </table:table-cell>
          <table:table-cell/>
        </table:table-row>
        <table:table-row table:style-name="ro2">
          <table:table-cell office:value-type="float" office:value="148.0688">
            <text:p>148.0688</text:p>
          </table:table-cell>
          <table:table-cell/>
        </table:table-row>
        <table:table-row table:style-name="ro2">
          <table:table-cell office:value-type="float" office:value="158.4112">
            <text:p>158.4112</text:p>
          </table:table-cell>
          <table:table-cell/>
        </table:table-row>
        <table:table-row table:style-name="ro2">
          <table:table-cell office:value-type="float" office:value="159.9106">
            <text:p>159.9106</text:p>
          </table:table-cell>
          <table:table-cell/>
        </table:table-row>
        <table:table-row table:style-name="ro2">
          <table:table-cell office:value-type="float" office:value="85.3675">
            <text:p>85.3675</text:p>
          </table:table-cell>
          <table:table-cell/>
        </table:table-row>
        <table:table-row table:style-name="ro2">
          <table:table-cell office:value-type="float" office:value="122.1954">
            <text:p>122.1954</text:p>
          </table:table-cell>
          <table:table-cell/>
        </table:table-row>
        <table:table-row table:style-name="ro2">
          <table:table-cell office:value-type="float" office:value="88.2717">
            <text:p>88.2717</text:p>
          </table:table-cell>
          <table:table-cell/>
        </table:table-row>
        <table:table-row table:style-name="ro2">
          <table:table-cell office:value-type="float" office:value="28.8687">
            <text:p>28.8687</text:p>
          </table:table-cell>
          <table:table-cell/>
        </table:table-row>
        <table:table-row table:style-name="ro2">
          <table:table-cell office:value-type="float" office:value="153.356">
            <text:p>153.356</text:p>
          </table:table-cell>
          <table:table-cell/>
        </table:table-row>
        <table:table-row table:style-name="ro2">
          <table:table-cell office:value-type="float" office:value="96.0288">
            <text:p>96.0288</text:p>
          </table:table-cell>
          <table:table-cell/>
        </table:table-row>
        <table:table-row table:style-name="ro2">
          <table:table-cell office:value-type="float" office:value="131.2225">
            <text:p>131.2225</text:p>
          </table:table-cell>
          <table:table-cell/>
        </table:table-row>
        <table:table-row table:style-name="ro2">
          <table:table-cell office:value-type="float" office:value="75.2662">
            <text:p>75.2662</text:p>
          </table:table-cell>
          <table:table-cell/>
        </table:table-row>
        <table:table-row table:style-name="ro2">
          <table:table-cell office:value-type="float" office:value="88.0895">
            <text:p>88.0895</text:p>
          </table:table-cell>
          <table:table-cell/>
        </table:table-row>
        <table:table-row table:style-name="ro2">
          <table:table-cell office:value-type="float" office:value="110.325">
            <text:p>110.325</text:p>
          </table:table-cell>
          <table:table-cell/>
        </table:table-row>
        <table:table-row table:style-name="ro2">
          <table:table-cell office:value-type="float" office:value="119.6425">
            <text:p>119.6425</text:p>
          </table:table-cell>
          <table:table-cell/>
        </table:table-row>
        <table:table-row table:style-name="ro2">
          <table:table-cell office:value-type="float" office:value="215.0486">
            <text:p>215.0486</text:p>
          </table:table-cell>
          <table:table-cell/>
        </table:table-row>
        <table:table-row table:style-name="ro2">
          <table:table-cell office:value-type="float" office:value="137.4043">
            <text:p>137.4043</text:p>
          </table:table-cell>
          <table:table-cell/>
        </table:table-row>
        <table:table-row table:style-name="ro2">
          <table:table-cell office:value-type="float" office:value="91.2807">
            <text:p>91.2807</text:p>
          </table:table-cell>
          <table:table-cell/>
        </table:table-row>
        <table:table-row table:style-name="ro2">
          <table:table-cell office:value-type="float" office:value="68.1141">
            <text:p>68.1141</text:p>
          </table:table-cell>
          <table:table-cell/>
        </table:table-row>
        <table:table-row table:style-name="ro2">
          <table:table-cell office:value-type="float" office:value="117.5294">
            <text:p>117.5294</text:p>
          </table:table-cell>
          <table:table-cell/>
        </table:table-row>
        <table:table-row table:style-name="ro2">
          <table:table-cell office:value-type="float" office:value="106.5949">
            <text:p>106.5949</text:p>
          </table:table-cell>
          <table:table-cell/>
        </table:table-row>
        <table:table-row table:style-name="ro2">
          <table:table-cell office:value-type="float" office:value="151.2969">
            <text:p>151.2969</text:p>
          </table:table-cell>
          <table:table-cell/>
        </table:table-row>
        <table:table-row table:style-name="ro2">
          <table:table-cell office:value-type="float" office:value="82.1432">
            <text:p>82.1432</text:p>
          </table:table-cell>
          <table:table-cell/>
        </table:table-row>
        <table:table-row table:style-name="ro2">
          <table:table-cell office:value-type="float" office:value="53.0921">
            <text:p>53.0921</text:p>
          </table:table-cell>
          <table:table-cell/>
        </table:table-row>
        <table:table-row table:style-name="ro2">
          <table:table-cell office:value-type="float" office:value="147.4156">
            <text:p>147.4156</text:p>
          </table:table-cell>
          <table:table-cell/>
        </table:table-row>
        <table:table-row table:style-name="ro2">
          <table:table-cell office:value-type="float" office:value="92.4332">
            <text:p>92.4332</text:p>
          </table:table-cell>
          <table:table-cell/>
        </table:table-row>
        <table:table-row table:style-name="ro2">
          <table:table-cell office:value-type="float" office:value="108.963">
            <text:p>108.963</text:p>
          </table:table-cell>
          <table:table-cell/>
        </table:table-row>
        <table:table-row table:style-name="ro2">
          <table:table-cell office:value-type="float" office:value="48.4926">
            <text:p>48.4926</text:p>
          </table:table-cell>
          <table:table-cell/>
        </table:table-row>
        <table:table-row table:style-name="ro2">
          <table:table-cell office:value-type="float" office:value="81.0633">
            <text:p>81.0633</text:p>
          </table:table-cell>
          <table:table-cell/>
        </table:table-row>
        <table:table-row table:style-name="ro2">
          <table:table-cell office:value-type="float" office:value="150.402">
            <text:p>150.402</text:p>
          </table:table-cell>
          <table:table-cell/>
        </table:table-row>
        <table:table-row table:style-name="ro2">
          <table:table-cell office:value-type="float" office:value="105.4991">
            <text:p>105.4991</text:p>
          </table:table-cell>
          <table:table-cell/>
        </table:table-row>
        <table:table-row table:style-name="ro2">
          <table:table-cell office:value-type="float" office:value="55.3877">
            <text:p>55.3877</text:p>
          </table:table-cell>
          <table:table-cell/>
        </table:table-row>
        <table:table-row table:style-name="ro2">
          <table:table-cell office:value-type="float" office:value="107.7457">
            <text:p>107.7457</text:p>
          </table:table-cell>
          <table:table-cell/>
        </table:table-row>
        <table:table-row table:style-name="ro2">
          <table:table-cell office:value-type="float" office:value="66.3944">
            <text:p>66.3944</text:p>
          </table:table-cell>
          <table:table-cell/>
        </table:table-row>
        <table:table-row table:style-name="ro2">
          <table:table-cell office:value-type="float" office:value="77.8843">
            <text:p>77.8843</text:p>
          </table:table-cell>
          <table:table-cell/>
        </table:table-row>
        <table:table-row table:style-name="ro2">
          <table:table-cell office:value-type="float" office:value="81.302">
            <text:p>81.302</text:p>
          </table:table-cell>
          <table:table-cell/>
        </table:table-row>
        <table:table-row table:style-name="ro2">
          <table:table-cell office:value-type="float" office:value="96.9496">
            <text:p>96.9496</text:p>
          </table:table-cell>
          <table:table-cell/>
        </table:table-row>
        <table:table-row table:style-name="ro2">
          <table:table-cell office:value-type="float" office:value="88.3924">
            <text:p>88.3924</text:p>
          </table:table-cell>
          <table:table-cell/>
        </table:table-row>
        <table:table-row table:style-name="ro2">
          <table:table-cell office:value-type="float" office:value="106.7502">
            <text:p>106.7502</text:p>
          </table:table-cell>
          <table:table-cell/>
        </table:table-row>
        <table:table-row table:style-name="ro2">
          <table:table-cell office:value-type="float" office:value="111.95">
            <text:p>111.95</text:p>
          </table:table-cell>
          <table:table-cell/>
        </table:table-row>
        <table:table-row table:style-name="ro2">
          <table:table-cell office:value-type="float" office:value="80.4775">
            <text:p>80.4775</text:p>
          </table:table-cell>
          <table:table-cell/>
        </table:table-row>
        <table:table-row table:style-name="ro2">
          <table:table-cell office:value-type="float" office:value="61.7295">
            <text:p>61.7295</text:p>
          </table:table-cell>
          <table:table-cell/>
        </table:table-row>
        <table:table-row table:style-name="ro2">
          <table:table-cell office:value-type="float" office:value="59.7811">
            <text:p>59.7811</text:p>
          </table:table-cell>
          <table:table-cell/>
        </table:table-row>
        <table:table-row table:style-name="ro2">
          <table:table-cell office:value-type="float" office:value="83.9304">
            <text:p>83.9304</text:p>
          </table:table-cell>
          <table:table-cell/>
        </table:table-row>
        <table:table-row table:style-name="ro2">
          <table:table-cell office:value-type="float" office:value="125.7814">
            <text:p>125.7814</text:p>
          </table:table-cell>
          <table:table-cell/>
        </table:table-row>
        <table:table-row table:style-name="ro2">
          <table:table-cell office:value-type="float" office:value="123.5357">
            <text:p>123.5357</text:p>
          </table:table-cell>
          <table:table-cell/>
        </table:table-row>
        <table:table-row table:style-name="ro2">
          <table:table-cell office:value-type="float" office:value="112.69">
            <text:p>112.69</text:p>
          </table:table-cell>
          <table:table-cell/>
        </table:table-row>
        <table:table-row table:style-name="ro2">
          <table:table-cell office:value-type="float" office:value="84.6946">
            <text:p>84.6946</text:p>
          </table:table-cell>
          <table:table-cell/>
        </table:table-row>
        <table:table-row table:style-name="ro2">
          <table:table-cell office:value-type="float" office:value="145.0501">
            <text:p>145.0501</text:p>
          </table:table-cell>
          <table:table-cell/>
        </table:table-row>
        <table:table-row table:style-name="ro2">
          <table:table-cell office:value-type="float" office:value="82.3832">
            <text:p>82.3832</text:p>
          </table:table-cell>
          <table:table-cell/>
        </table:table-row>
        <table:table-row table:style-name="ro2">
          <table:table-cell office:value-type="float" office:value="84.5207">
            <text:p>84.5207</text:p>
          </table:table-cell>
          <table:table-cell/>
        </table:table-row>
        <table:table-row table:style-name="ro2">
          <table:table-cell office:value-type="float" office:value="25.1584">
            <text:p>25.1584</text:p>
          </table:table-cell>
          <table:table-cell/>
        </table:table-row>
        <table:table-row table:style-name="ro2">
          <table:table-cell office:value-type="float" office:value="72.5649">
            <text:p>72.5649</text:p>
          </table:table-cell>
          <table:table-cell/>
        </table:table-row>
        <table:table-row table:style-name="ro2">
          <table:table-cell office:value-type="float" office:value="95.4199">
            <text:p>95.4199</text:p>
          </table:table-cell>
          <table:table-cell/>
        </table:table-row>
        <table:table-row table:style-name="ro2">
          <table:table-cell office:value-type="float" office:value="72.6907">
            <text:p>72.6907</text:p>
          </table:table-cell>
          <table:table-cell/>
        </table:table-row>
        <table:table-row table:style-name="ro2">
          <table:table-cell office:value-type="float" office:value="147.3515">
            <text:p>147.3515</text:p>
          </table:table-cell>
          <table:table-cell/>
        </table:table-row>
        <table:table-row table:style-name="ro2">
          <table:table-cell office:value-type="float" office:value="113.032">
            <text:p>113.032</text:p>
          </table:table-cell>
          <table:table-cell/>
        </table:table-row>
        <table:table-row table:style-name="ro2">
          <table:table-cell office:value-type="float" office:value="123.2779">
            <text:p>123.2779</text:p>
          </table:table-cell>
          <table:table-cell/>
        </table:table-row>
        <table:table-row table:style-name="ro2">
          <table:table-cell office:value-type="float" office:value="100.193">
            <text:p>100.193</text:p>
          </table:table-cell>
          <table:table-cell/>
        </table:table-row>
        <table:table-row table:style-name="ro2">
          <table:table-cell office:value-type="float" office:value="109.8294">
            <text:p>109.8294</text:p>
          </table:table-cell>
          <table:table-cell/>
        </table:table-row>
        <table:table-row table:style-name="ro2">
          <table:table-cell office:value-type="float" office:value="102.3354">
            <text:p>102.3354</text:p>
          </table:table-cell>
          <table:table-cell/>
        </table:table-row>
        <table:table-row table:style-name="ro2">
          <table:table-cell office:value-type="float" office:value="98.9128">
            <text:p>98.9128</text:p>
          </table:table-cell>
          <table:table-cell/>
        </table:table-row>
        <table:table-row table:style-name="ro2">
          <table:table-cell office:value-type="float" office:value="104.7349">
            <text:p>104.7349</text:p>
          </table:table-cell>
          <table:table-cell/>
        </table:table-row>
        <table:table-row table:style-name="ro2">
          <table:table-cell office:value-type="float" office:value="77.6948">
            <text:p>77.6948</text:p>
          </table:table-cell>
          <table:table-cell/>
        </table:table-row>
        <table:table-row table:style-name="ro2">
          <table:table-cell office:value-type="float" office:value="116.1645">
            <text:p>116.1645</text:p>
          </table:table-cell>
          <table:table-cell/>
        </table:table-row>
        <table:table-row table:style-name="ro2">
          <table:table-cell office:value-type="float" office:value="104.6056">
            <text:p>104.6056</text:p>
          </table:table-cell>
          <table:table-cell/>
        </table:table-row>
        <table:table-row table:style-name="ro2">
          <table:table-cell office:value-type="float" office:value="102.8718">
            <text:p>102.8718</text:p>
          </table:table-cell>
          <table:table-cell/>
        </table:table-row>
        <table:table-row table:style-name="ro2">
          <table:table-cell office:value-type="float" office:value="108.5016">
            <text:p>108.5016</text:p>
          </table:table-cell>
          <table:table-cell/>
        </table:table-row>
        <table:table-row table:style-name="ro2">
          <table:table-cell office:value-type="float" office:value="65.2747">
            <text:p>65.2747</text:p>
          </table:table-cell>
          <table:table-cell/>
        </table:table-row>
        <table:table-row table:style-name="ro2">
          <table:table-cell office:value-type="float" office:value="102.4151">
            <text:p>102.4151</text:p>
          </table:table-cell>
          <table:table-cell/>
        </table:table-row>
        <table:table-row table:style-name="ro2">
          <table:table-cell office:value-type="float" office:value="101.1584">
            <text:p>101.1584</text:p>
          </table:table-cell>
          <table:table-cell/>
        </table:table-row>
        <table:table-row table:style-name="ro2">
          <table:table-cell office:value-type="float" office:value="111.0436">
            <text:p>111.0436</text:p>
          </table:table-cell>
          <table:table-cell/>
        </table:table-row>
        <table:table-row table:style-name="ro2">
          <table:table-cell office:value-type="float" office:value="143.4663">
            <text:p>143.4663</text:p>
          </table:table-cell>
          <table:table-cell/>
        </table:table-row>
        <table:table-row table:style-name="ro2">
          <table:table-cell office:value-type="float" office:value="125.2227">
            <text:p>125.2227</text:p>
          </table:table-cell>
          <table:table-cell/>
        </table:table-row>
        <table:table-row table:style-name="ro2">
          <table:table-cell office:value-type="float" office:value="129.9826">
            <text:p>129.9826</text:p>
          </table:table-cell>
          <table:table-cell/>
        </table:table-row>
        <table:table-row table:style-name="ro2">
          <table:table-cell office:value-type="float" office:value="86.2888">
            <text:p>86.2888</text:p>
          </table:table-cell>
          <table:table-cell/>
        </table:table-row>
        <table:table-row table:style-name="ro2">
          <table:table-cell office:value-type="float" office:value="75.1438">
            <text:p>75.1438</text:p>
          </table:table-cell>
          <table:table-cell/>
        </table:table-row>
        <table:table-row table:style-name="ro2">
          <table:table-cell office:value-type="float" office:value="136.1596">
            <text:p>136.1596</text:p>
          </table:table-cell>
          <table:table-cell/>
        </table:table-row>
        <table:table-row table:style-name="ro2">
          <table:table-cell office:value-type="float" office:value="100.5654">
            <text:p>100.5654</text:p>
          </table:table-cell>
          <table:table-cell/>
        </table:table-row>
        <table:table-row table:style-name="ro2">
          <table:table-cell office:value-type="float" office:value="92.1875">
            <text:p>92.1875</text:p>
          </table:table-cell>
          <table:table-cell/>
        </table:table-row>
        <table:table-row table:style-name="ro2">
          <table:table-cell office:value-type="float" office:value="110.173">
            <text:p>110.173</text:p>
          </table:table-cell>
          <table:table-cell/>
        </table:table-row>
        <table:table-row table:style-name="ro2">
          <table:table-cell office:value-type="float" office:value="49.4885">
            <text:p>49.4885</text:p>
          </table:table-cell>
          <table:table-cell/>
        </table:table-row>
        <table:table-row table:style-name="ro2">
          <table:table-cell office:value-type="float" office:value="91.6587">
            <text:p>91.6587</text:p>
          </table:table-cell>
          <table:table-cell/>
        </table:table-row>
        <table:table-row table:style-name="ro2">
          <table:table-cell office:value-type="float" office:value="81.7561">
            <text:p>81.7561</text:p>
          </table:table-cell>
          <table:table-cell/>
        </table:table-row>
        <table:table-row table:style-name="ro2">
          <table:table-cell office:value-type="float" office:value="97.6494">
            <text:p>97.6494</text:p>
          </table:table-cell>
          <table:table-cell/>
        </table:table-row>
        <table:table-row table:style-name="ro2">
          <table:table-cell office:value-type="float" office:value="124.0982">
            <text:p>124.0982</text:p>
          </table:table-cell>
          <table:table-cell/>
        </table:table-row>
        <table:table-row table:style-name="ro2">
          <table:table-cell office:value-type="float" office:value="91.6262">
            <text:p>91.6262</text:p>
          </table:table-cell>
          <table:table-cell/>
        </table:table-row>
        <table:table-row table:style-name="ro2">
          <table:table-cell office:value-type="float" office:value="102.6414">
            <text:p>102.6414</text:p>
          </table:table-cell>
          <table:table-cell/>
        </table:table-row>
        <table:table-row table:style-name="ro2">
          <table:table-cell office:value-type="float" office:value="72.5901">
            <text:p>72.5901</text:p>
          </table:table-cell>
          <table:table-cell/>
        </table:table-row>
        <table:table-row table:style-name="ro2">
          <table:table-cell office:value-type="float" office:value="83.0743">
            <text:p>83.0743</text:p>
          </table:table-cell>
          <table:table-cell/>
        </table:table-row>
        <table:table-row table:style-name="ro2">
          <table:table-cell office:value-type="float" office:value="107.0357">
            <text:p>107.0357</text:p>
          </table:table-cell>
          <table:table-cell/>
        </table:table-row>
        <table:table-row table:style-name="ro2">
          <table:table-cell office:value-type="float" office:value="72.6963">
            <text:p>72.6963</text:p>
          </table:table-cell>
          <table:table-cell/>
        </table:table-row>
        <table:table-row table:style-name="ro2">
          <table:table-cell office:value-type="float" office:value="86.3905">
            <text:p>86.3905</text:p>
          </table:table-cell>
          <table:table-cell/>
        </table:table-row>
        <table:table-row table:style-name="ro2">
          <table:table-cell office:value-type="float" office:value="100.0872">
            <text:p>100.0872</text:p>
          </table:table-cell>
          <table:table-cell/>
        </table:table-row>
        <table:table-row table:style-name="ro2">
          <table:table-cell office:value-type="float" office:value="66.2156">
            <text:p>66.2156</text:p>
          </table:table-cell>
          <table:table-cell/>
        </table:table-row>
        <table:table-row table:style-name="ro2">
          <table:table-cell office:value-type="float" office:value="106.6318">
            <text:p>106.6318</text:p>
          </table:table-cell>
          <table:table-cell/>
        </table:table-row>
        <table:table-row table:style-name="ro2">
          <table:table-cell office:value-type="float" office:value="109.1124">
            <text:p>109.1124</text:p>
          </table:table-cell>
          <table:table-cell/>
        </table:table-row>
        <table:table-row table:style-name="ro2">
          <table:table-cell office:value-type="float" office:value="76.3513">
            <text:p>76.3513</text:p>
          </table:table-cell>
          <table:table-cell/>
        </table:table-row>
        <table:table-row table:style-name="ro2">
          <table:table-cell office:value-type="float" office:value="127.8665">
            <text:p>127.8665</text:p>
          </table:table-cell>
          <table:table-cell/>
        </table:table-row>
        <table:table-row table:style-name="ro2">
          <table:table-cell office:value-type="float" office:value="119.3857">
            <text:p>119.3857</text:p>
          </table:table-cell>
          <table:table-cell/>
        </table:table-row>
        <table:table-row table:style-name="ro2">
          <table:table-cell office:value-type="float" office:value="99.4996">
            <text:p>99.4996</text:p>
          </table:table-cell>
          <table:table-cell/>
        </table:table-row>
        <table:table-row table:style-name="ro2">
          <table:table-cell office:value-type="float" office:value="130.3486">
            <text:p>130.3486</text:p>
          </table:table-cell>
          <table:table-cell/>
        </table:table-row>
        <table:table-row table:style-name="ro2">
          <table:table-cell office:value-type="float" office:value="111.0795">
            <text:p>111.0795</text:p>
          </table:table-cell>
          <table:table-cell/>
        </table:table-row>
        <table:table-row table:style-name="ro2">
          <table:table-cell office:value-type="float" office:value="127.1264">
            <text:p>127.1264</text:p>
          </table:table-cell>
          <table:table-cell/>
        </table:table-row>
        <table:table-row table:style-name="ro2">
          <table:table-cell office:value-type="float" office:value="79.4854">
            <text:p>79.4854</text:p>
          </table:table-cell>
          <table:table-cell/>
        </table:table-row>
        <table:table-row table:style-name="ro2">
          <table:table-cell office:value-type="float" office:value="80.7335">
            <text:p>80.7335</text:p>
          </table:table-cell>
          <table:table-cell/>
        </table:table-row>
        <table:table-row table:style-name="ro2">
          <table:table-cell office:value-type="float" office:value="91.5977">
            <text:p>91.5977</text:p>
          </table:table-cell>
          <table:table-cell/>
        </table:table-row>
        <table:table-row table:style-name="ro2">
          <table:table-cell office:value-type="float" office:value="98.3098">
            <text:p>98.3098</text:p>
          </table:table-cell>
          <table:table-cell/>
        </table:table-row>
        <table:table-row table:style-name="ro2">
          <table:table-cell office:value-type="float" office:value="73.8396">
            <text:p>73.8396</text:p>
          </table:table-cell>
          <table:table-cell/>
        </table:table-row>
        <table:table-row table:style-name="ro2">
          <table:table-cell office:value-type="float" office:value="69.4026">
            <text:p>69.4026</text:p>
          </table:table-cell>
          <table:table-cell/>
        </table:table-row>
        <table:table-row table:style-name="ro2">
          <table:table-cell office:value-type="float" office:value="79.9689">
            <text:p>79.9689</text:p>
          </table:table-cell>
          <table:table-cell/>
        </table:table-row>
        <table:table-row table:style-name="ro2">
          <table:table-cell office:value-type="float" office:value="70.8124">
            <text:p>70.8124</text:p>
          </table:table-cell>
          <table:table-cell/>
        </table:table-row>
        <table:table-row table:style-name="ro2">
          <table:table-cell office:value-type="float" office:value="94.6557">
            <text:p>94.6557</text:p>
          </table:table-cell>
          <table:table-cell/>
        </table:table-row>
        <table:table-row table:style-name="ro2">
          <table:table-cell office:value-type="float" office:value="58.9846">
            <text:p>58.9846</text:p>
          </table:table-cell>
          <table:table-cell/>
        </table:table-row>
        <table:table-row table:style-name="ro2">
          <table:table-cell office:value-type="float" office:value="112.4811">
            <text:p>112.4811</text:p>
          </table:table-cell>
          <table:table-cell/>
        </table:table-row>
        <table:table-row table:style-name="ro2">
          <table:table-cell office:value-type="float" office:value="69.7736">
            <text:p>69.7736</text:p>
          </table:table-cell>
          <table:table-cell/>
        </table:table-row>
        <table:table-row table:style-name="ro2">
          <table:table-cell office:value-type="float" office:value="90.109">
            <text:p>90.109</text:p>
          </table:table-cell>
          <table:table-cell/>
        </table:table-row>
        <table:table-row table:style-name="ro2">
          <table:table-cell office:value-type="float" office:value="65.5141">
            <text:p>65.5141</text:p>
          </table:table-cell>
          <table:table-cell/>
        </table:table-row>
        <table:table-row table:style-name="ro2">
          <table:table-cell office:value-type="float" office:value="94.7023">
            <text:p>94.7023</text:p>
          </table:table-cell>
          <table:table-cell/>
        </table:table-row>
        <table:table-row table:style-name="ro2">
          <table:table-cell office:value-type="float" office:value="89.9105">
            <text:p>89.9105</text:p>
          </table:table-cell>
          <table:table-cell/>
        </table:table-row>
        <table:table-row table:style-name="ro2">
          <table:table-cell office:value-type="float" office:value="71.3553">
            <text:p>71.3553</text:p>
          </table:table-cell>
          <table:table-cell/>
        </table:table-row>
        <table:table-row table:style-name="ro2">
          <table:table-cell office:value-type="float" office:value="79.2252">
            <text:p>79.2252</text:p>
          </table:table-cell>
          <table:table-cell/>
        </table:table-row>
        <table:table-row table:style-name="ro2">
          <table:table-cell office:value-type="float" office:value="88.375">
            <text:p>88.375</text:p>
          </table:table-cell>
          <table:table-cell/>
        </table:table-row>
        <table:table-row table:style-name="ro2">
          <table:table-cell office:value-type="float" office:value="83.9272">
            <text:p>83.9272</text:p>
          </table:table-cell>
          <table:table-cell/>
        </table:table-row>
        <table:table-row table:style-name="ro2">
          <table:table-cell office:value-type="float" office:value="75.874">
            <text:p>75.874</text:p>
          </table:table-cell>
          <table:table-cell/>
        </table:table-row>
        <table:table-row table:style-name="ro2">
          <table:table-cell office:value-type="float" office:value="54.7219">
            <text:p>54.7219</text:p>
          </table:table-cell>
          <table:table-cell/>
        </table:table-row>
        <table:table-row table:style-name="ro2">
          <table:table-cell office:value-type="float" office:value="97.4509">
            <text:p>97.4509</text:p>
          </table:table-cell>
          <table:table-cell/>
        </table:table-row>
        <table:table-row table:style-name="ro2">
          <table:table-cell office:value-type="float" office:value="117.3243">
            <text:p>117.3243</text:p>
          </table:table-cell>
          <table:table-cell/>
        </table:table-row>
        <table:table-row table:style-name="ro2">
          <table:table-cell office:value-type="float" office:value="80.6578">
            <text:p>80.6578</text:p>
          </table:table-cell>
          <table:table-cell/>
        </table:table-row>
        <table:table-row table:style-name="ro2">
          <table:table-cell office:value-type="float" office:value="67.0442">
            <text:p>67.0442</text:p>
          </table:table-cell>
          <table:table-cell/>
        </table:table-row>
        <table:table-row table:style-name="ro2">
          <table:table-cell office:value-type="float" office:value="69.358">
            <text:p>69.358</text:p>
          </table:table-cell>
          <table:table-cell/>
        </table:table-row>
        <table:table-row table:style-name="ro2">
          <table:table-cell office:value-type="float" office:value="102.1516">
            <text:p>102.1516</text:p>
          </table:table-cell>
          <table:table-cell/>
        </table:table-row>
        <table:table-row table:style-name="ro2">
          <table:table-cell office:value-type="float" office:value="56.5102">
            <text:p>56.5102</text:p>
          </table:table-cell>
          <table:table-cell/>
        </table:table-row>
        <table:table-row table:style-name="ro2">
          <table:table-cell office:value-type="float" office:value="123.8203">
            <text:p>123.8203</text:p>
          </table:table-cell>
          <table:table-cell/>
        </table:table-row>
        <table:table-row table:style-name="ro2">
          <table:table-cell office:value-type="float" office:value="52.16">
            <text:p>52.16</text:p>
          </table:table-cell>
          <table:table-cell/>
        </table:table-row>
        <table:table-row table:style-name="ro2">
          <table:table-cell office:value-type="float" office:value="89.8573">
            <text:p>89.8573</text:p>
          </table:table-cell>
          <table:table-cell/>
        </table:table-row>
        <table:table-row table:style-name="ro2">
          <table:table-cell office:value-type="float" office:value="93.7079">
            <text:p>93.7079</text:p>
          </table:table-cell>
          <table:table-cell/>
        </table:table-row>
        <table:table-row table:style-name="ro2">
          <table:table-cell office:value-type="float" office:value="83.8306">
            <text:p>83.8306</text:p>
          </table:table-cell>
          <table:table-cell/>
        </table:table-row>
        <table:table-row table:style-name="ro2">
          <table:table-cell office:value-type="float" office:value="97.5916">
            <text:p>97.5916</text:p>
          </table:table-cell>
          <table:table-cell/>
        </table:table-row>
        <table:table-row table:style-name="ro2">
          <table:table-cell office:value-type="float" office:value="67.4109">
            <text:p>67.4109</text:p>
          </table:table-cell>
          <table:table-cell/>
        </table:table-row>
        <table:table-row table:style-name="ro2">
          <table:table-cell office:value-type="float" office:value="84.6107">
            <text:p>84.6107</text:p>
          </table:table-cell>
          <table:table-cell/>
        </table:table-row>
        <table:table-row table:style-name="ro2">
          <table:table-cell office:value-type="float" office:value="66.1199">
            <text:p>66.1199</text:p>
          </table:table-cell>
          <table:table-cell/>
        </table:table-row>
        <table:table-row table:style-name="ro2">
          <table:table-cell office:value-type="float" office:value="72.8909">
            <text:p>72.8909</text:p>
          </table:table-cell>
          <table:table-cell/>
        </table:table-row>
        <table:table-row table:style-name="ro2">
          <table:table-cell office:value-type="float" office:value="123.827">
            <text:p>123.827</text:p>
          </table:table-cell>
          <table:table-cell/>
        </table:table-row>
        <table:table-row table:style-name="ro2">
          <table:table-cell office:value-type="float" office:value="54.2885">
            <text:p>54.2885</text:p>
          </table:table-cell>
          <table:table-cell/>
        </table:table-row>
        <table:table-row table:style-name="ro2">
          <table:table-cell office:value-type="float" office:value="105.864">
            <text:p>105.864</text:p>
          </table:table-cell>
          <table:table-cell/>
        </table:table-row>
        <table:table-row table:style-name="ro2">
          <table:table-cell office:value-type="float" office:value="127.6389">
            <text:p>127.6389</text:p>
          </table:table-cell>
          <table:table-cell/>
        </table:table-row>
        <table:table-row table:style-name="ro2">
          <table:table-cell office:value-type="float" office:value="104.1434">
            <text:p>104.1434</text:p>
          </table:table-cell>
          <table:table-cell/>
        </table:table-row>
        <table:table-row table:style-name="ro2">
          <table:table-cell office:value-type="float" office:value="106.3152">
            <text:p>106.3152</text:p>
          </table:table-cell>
          <table:table-cell/>
        </table:table-row>
        <table:table-row table:style-name="ro2">
          <table:table-cell office:value-type="float" office:value="132.2874">
            <text:p>132.2874</text:p>
          </table:table-cell>
          <table:table-cell/>
        </table:table-row>
        <table:table-row table:style-name="ro2">
          <table:table-cell office:value-type="float" office:value="108.2414">
            <text:p>108.2414</text:p>
          </table:table-cell>
          <table:table-cell/>
        </table:table-row>
        <table:table-row table:style-name="ro2">
          <table:table-cell office:value-type="float" office:value="126.2992">
            <text:p>126.2992</text:p>
          </table:table-cell>
          <table:table-cell/>
        </table:table-row>
        <table:table-row table:style-name="ro2">
          <table:table-cell office:value-type="float" office:value="124.8059">
            <text:p>124.8059</text:p>
          </table:table-cell>
          <table:table-cell/>
        </table:table-row>
        <table:table-row table:style-name="ro2">
          <table:table-cell office:value-type="float" office:value="82.6878">
            <text:p>82.6878</text:p>
          </table:table-cell>
          <table:table-cell/>
        </table:table-row>
        <table:table-row table:style-name="ro2">
          <table:table-cell office:value-type="float" office:value="149.1384">
            <text:p>149.1384</text:p>
          </table:table-cell>
          <table:table-cell/>
        </table:table-row>
        <table:table-row table:style-name="ro2">
          <table:table-cell office:value-type="float" office:value="124.6866">
            <text:p>124.6866</text:p>
          </table:table-cell>
          <table:table-cell/>
        </table:table-row>
        <table:table-row table:style-name="ro2">
          <table:table-cell office:value-type="float" office:value="127.0189">
            <text:p>127.0189</text:p>
          </table:table-cell>
          <table:table-cell/>
        </table:table-row>
        <table:table-row table:style-name="ro2">
          <table:table-cell office:value-type="float" office:value="129.1658">
            <text:p>129.1658</text:p>
          </table:table-cell>
          <table:table-cell/>
        </table:table-row>
        <table:table-row table:style-name="ro2">
          <table:table-cell office:value-type="float" office:value="140.5402">
            <text:p>140.5402</text:p>
          </table:table-cell>
          <table:table-cell/>
        </table:table-row>
        <table:table-row table:style-name="ro2">
          <table:table-cell office:value-type="float" office:value="90.7278">
            <text:p>90.7278</text:p>
          </table:table-cell>
          <table:table-cell/>
        </table:table-row>
        <table:table-row table:style-name="ro2">
          <table:table-cell office:value-type="float" office:value="133.6234">
            <text:p>133.6234</text:p>
          </table:table-cell>
          <table:table-cell/>
        </table:table-row>
        <table:table-row table:style-name="ro2">
          <table:table-cell office:value-type="float" office:value="131.2322">
            <text:p>131.2322</text:p>
          </table:table-cell>
          <table:table-cell/>
        </table:table-row>
        <table:table-row table:style-name="ro2">
          <table:table-cell office:value-type="float" office:value="126.5326">
            <text:p>126.5326</text:p>
          </table:table-cell>
          <table:table-cell/>
        </table:table-row>
        <table:table-row table:style-name="ro2">
          <table:table-cell office:value-type="float" office:value="123.259">
            <text:p>123.259</text:p>
          </table:table-cell>
          <table:table-cell/>
        </table:table-row>
        <table:table-row table:style-name="ro2">
          <table:table-cell office:value-type="float" office:value="78.2246">
            <text:p>78.2246</text:p>
          </table:table-cell>
          <table:table-cell/>
        </table:table-row>
        <table:table-row table:style-name="ro2">
          <table:table-cell office:value-type="float" office:value="108.4304">
            <text:p>108.4304</text:p>
          </table:table-cell>
          <table:table-cell/>
        </table:table-row>
        <table:table-row table:style-name="ro2">
          <table:table-cell office:value-type="float" office:value="24.904">
            <text:p>24.904</text:p>
          </table:table-cell>
          <table:table-cell/>
        </table:table-row>
        <table:table-row table:style-name="ro2">
          <table:table-cell office:value-type="float" office:value="81.8463">
            <text:p>81.8463</text:p>
          </table:table-cell>
          <table:table-cell/>
        </table:table-row>
        <table:table-row table:style-name="ro2">
          <table:table-cell office:value-type="float" office:value="89.8363">
            <text:p>89.8363</text:p>
          </table:table-cell>
          <table:table-cell/>
        </table:table-row>
        <table:table-row table:style-name="ro2">
          <table:table-cell office:value-type="float" office:value="53.4996">
            <text:p>53.4996</text:p>
          </table:table-cell>
          <table:table-cell/>
        </table:table-row>
        <table:table-row table:style-name="ro2">
          <table:table-cell office:value-type="float" office:value="68.7125">
            <text:p>68.7125</text:p>
          </table:table-cell>
          <table:table-cell/>
        </table:table-row>
        <table:table-row table:style-name="ro2">
          <table:table-cell office:value-type="float" office:value="76.5482">
            <text:p>76.5482</text:p>
          </table:table-cell>
          <table:table-cell/>
        </table:table-row>
        <table:table-row table:style-name="ro2">
          <table:table-cell office:value-type="float" office:value="125.8803">
            <text:p>125.8803</text:p>
          </table:table-cell>
          <table:table-cell/>
        </table:table-row>
        <table:table-row table:style-name="ro2">
          <table:table-cell office:value-type="float" office:value="88.7526">
            <text:p>88.7526</text:p>
          </table:table-cell>
          <table:table-cell/>
        </table:table-row>
        <table:table-row table:style-name="ro2">
          <table:table-cell office:value-type="float" office:value="110.8414">
            <text:p>110.8414</text:p>
          </table:table-cell>
          <table:table-cell/>
        </table:table-row>
        <table:table-row table:style-name="ro2">
          <table:table-cell office:value-type="float" office:value="144.6422">
            <text:p>144.6422</text:p>
          </table:table-cell>
          <table:table-cell/>
        </table:table-row>
        <table:table-row table:style-name="ro2">
          <table:table-cell office:value-type="float" office:value="67.5975">
            <text:p>67.5975</text:p>
          </table:table-cell>
          <table:table-cell/>
        </table:table-row>
        <table:table-row table:style-name="ro2">
          <table:table-cell office:value-type="float" office:value="76.8822">
            <text:p>76.8822</text:p>
          </table:table-cell>
          <table:table-cell/>
        </table:table-row>
        <table:table-row table:style-name="ro2">
          <table:table-cell office:value-type="float" office:value="96.4825">
            <text:p>96.4825</text:p>
          </table:table-cell>
          <table:table-cell/>
        </table:table-row>
        <table:table-row table:style-name="ro2">
          <table:table-cell office:value-type="float" office:value="76.9481">
            <text:p>76.9481</text:p>
          </table:table-cell>
          <table:table-cell/>
        </table:table-row>
        <table:table-row table:style-name="ro2">
          <table:table-cell office:value-type="float" office:value="79.0019">
            <text:p>79.0019</text:p>
          </table:table-cell>
          <table:table-cell/>
        </table:table-row>
        <table:table-row table:style-name="ro2">
          <table:table-cell office:value-type="float" office:value="71.0192">
            <text:p>71.0192</text:p>
          </table:table-cell>
          <table:table-cell/>
        </table:table-row>
        <table:table-row table:style-name="ro2">
          <table:table-cell office:value-type="float" office:value="117.6847">
            <text:p>117.6847</text:p>
          </table:table-cell>
          <table:table-cell/>
        </table:table-row>
        <table:table-row table:style-name="ro2">
          <table:table-cell office:value-type="float" office:value="107.3834">
            <text:p>107.3834</text:p>
          </table:table-cell>
          <table:table-cell/>
        </table:table-row>
        <table:table-row table:style-name="ro2">
          <table:table-cell office:value-type="float" office:value="119.8754">
            <text:p>119.8754</text:p>
          </table:table-cell>
          <table:table-cell/>
        </table:table-row>
        <table:table-row table:style-name="ro2">
          <table:table-cell office:value-type="float" office:value="77.5896">
            <text:p>77.5896</text:p>
          </table:table-cell>
          <table:table-cell/>
        </table:table-row>
        <table:table-row table:style-name="ro2">
          <table:table-cell office:value-type="float" office:value="111.1869">
            <text:p>111.1869</text:p>
          </table:table-cell>
          <table:table-cell/>
        </table:table-row>
        <table:table-row table:style-name="ro2">
          <table:table-cell office:value-type="float" office:value="80.7591">
            <text:p>80.7591</text:p>
          </table:table-cell>
          <table:table-cell/>
        </table:table-row>
        <table:table-row table:style-name="ro2">
          <table:table-cell office:value-type="float" office:value="78.8705">
            <text:p>78.8705</text:p>
          </table:table-cell>
          <table:table-cell/>
        </table:table-row>
        <table:table-row table:style-name="ro2">
          <table:table-cell office:value-type="float" office:value="124.4115">
            <text:p>124.4115</text:p>
          </table:table-cell>
          <table:table-cell/>
        </table:table-row>
        <table:table-row table:style-name="ro2">
          <table:table-cell office:value-type="float" office:value="83.6316">
            <text:p>83.6316</text:p>
          </table:table-cell>
          <table:table-cell/>
        </table:table-row>
        <table:table-row table:style-name="ro2">
          <table:table-cell office:value-type="float" office:value="85.932">
            <text:p>85.932</text:p>
          </table:table-cell>
          <table:table-cell/>
        </table:table-row>
        <table:table-row table:style-name="ro2">
          <table:table-cell office:value-type="float" office:value="154.9878">
            <text:p>154.9878</text:p>
          </table:table-cell>
          <table:table-cell/>
        </table:table-row>
        <table:table-row table:style-name="ro2">
          <table:table-cell office:value-type="float" office:value="85.3582">
            <text:p>85.3582</text:p>
          </table:table-cell>
          <table:table-cell/>
        </table:table-row>
        <table:table-row table:style-name="ro2">
          <table:table-cell office:value-type="float" office:value="87.2068">
            <text:p>87.2068</text:p>
          </table:table-cell>
          <table:table-cell/>
        </table:table-row>
        <table:table-row table:style-name="ro2">
          <table:table-cell office:value-type="float" office:value="105.7424">
            <text:p>105.7424</text:p>
          </table:table-cell>
          <table:table-cell/>
        </table:table-row>
        <table:table-row table:style-name="ro2">
          <table:table-cell office:value-type="float" office:value="77.0894">
            <text:p>77.0894</text:p>
          </table:table-cell>
          <table:table-cell/>
        </table:table-row>
        <table:table-row table:style-name="ro2">
          <table:table-cell office:value-type="float" office:value="87.0207">
            <text:p>87.0207</text:p>
          </table:table-cell>
          <table:table-cell/>
        </table:table-row>
        <table:table-row table:style-name="ro2">
          <table:table-cell office:value-type="float" office:value="109.5121">
            <text:p>109.5121</text:p>
          </table:table-cell>
          <table:table-cell/>
        </table:table-row>
        <table:table-row table:style-name="ro2">
          <table:table-cell office:value-type="float" office:value="85.288">
            <text:p>85.288</text:p>
          </table:table-cell>
          <table:table-cell/>
        </table:table-row>
        <table:table-row table:style-name="ro2">
          <table:table-cell office:value-type="float" office:value="96.1067">
            <text:p>96.1067</text:p>
          </table:table-cell>
          <table:table-cell/>
        </table:table-row>
        <table:table-row table:style-name="ro2">
          <table:table-cell office:value-type="float" office:value="85.7634">
            <text:p>85.7634</text:p>
          </table:table-cell>
          <table:table-cell/>
        </table:table-row>
        <table:table-row table:style-name="ro2">
          <table:table-cell office:value-type="float" office:value="80.3126">
            <text:p>80.3126</text:p>
          </table:table-cell>
          <table:table-cell/>
        </table:table-row>
        <table:table-row table:style-name="ro2">
          <table:table-cell office:value-type="float" office:value="87.9791">
            <text:p>87.9791</text:p>
          </table:table-cell>
          <table:table-cell/>
        </table:table-row>
        <table:table-row table:style-name="ro2">
          <table:table-cell office:value-type="float" office:value="106.9825">
            <text:p>106.9825</text:p>
          </table:table-cell>
          <table:table-cell/>
        </table:table-row>
        <table:table-row table:style-name="ro2">
          <table:table-cell office:value-type="float" office:value="72.3688">
            <text:p>72.3688</text:p>
          </table:table-cell>
          <table:table-cell/>
        </table:table-row>
        <table:table-row table:style-name="ro2">
          <table:table-cell office:value-type="float" office:value="110.8814">
            <text:p>110.8814</text:p>
          </table:table-cell>
          <table:table-cell/>
        </table:table-row>
        <table:table-row table:style-name="ro2">
          <table:table-cell office:value-type="float" office:value="83.0843">
            <text:p>83.0843</text:p>
          </table:table-cell>
          <table:table-cell/>
        </table:table-row>
        <table:table-row table:style-name="ro2">
          <table:table-cell office:value-type="float" office:value="127.1143">
            <text:p>127.1143</text:p>
          </table:table-cell>
          <table:table-cell/>
        </table:table-row>
        <table:table-row table:style-name="ro2">
          <table:table-cell office:value-type="float" office:value="68.8913">
            <text:p>68.8913</text:p>
          </table:table-cell>
          <table:table-cell/>
        </table:table-row>
        <table:table-row table:style-name="ro2">
          <table:table-cell office:value-type="float" office:value="132.8722">
            <text:p>132.8722</text:p>
          </table:table-cell>
          <table:table-cell/>
        </table:table-row>
        <table:table-row table:style-name="ro2">
          <table:table-cell office:value-type="float" office:value="86.642">
            <text:p>86.642</text:p>
          </table:table-cell>
          <table:table-cell/>
        </table:table-row>
        <table:table-row table:style-name="ro2">
          <table:table-cell office:value-type="float" office:value="106.2724">
            <text:p>106.2724</text:p>
          </table:table-cell>
          <table:table-cell/>
        </table:table-row>
        <table:table-row table:style-name="ro2">
          <table:table-cell office:value-type="float" office:value="104.5563">
            <text:p>104.5563</text:p>
          </table:table-cell>
          <table:table-cell/>
        </table:table-row>
        <table:table-row table:style-name="ro2">
          <table:table-cell office:value-type="float" office:value="84.0755">
            <text:p>84.0755</text:p>
          </table:table-cell>
          <table:table-cell/>
        </table:table-row>
        <table:table-row table:style-name="ro2">
          <table:table-cell office:value-type="float" office:value="114.2286">
            <text:p>114.2286</text:p>
          </table:table-cell>
          <table:table-cell/>
        </table:table-row>
        <table:table-row table:style-name="ro2">
          <table:table-cell office:value-type="float" office:value="65.4469">
            <text:p>65.4469</text:p>
          </table:table-cell>
          <table:table-cell/>
        </table:table-row>
        <table:table-row table:style-name="ro2">
          <table:table-cell office:value-type="float" office:value="134.8657">
            <text:p>134.8657</text:p>
          </table:table-cell>
          <table:table-cell/>
        </table:table-row>
        <table:table-row table:style-name="ro2">
          <table:table-cell office:value-type="float" office:value="118.2736">
            <text:p>118.2736</text:p>
          </table:table-cell>
          <table:table-cell/>
        </table:table-row>
        <table:table-row table:style-name="ro2">
          <table:table-cell office:value-type="float" office:value="87.5377">
            <text:p>87.5377</text:p>
          </table:table-cell>
          <table:table-cell/>
        </table:table-row>
        <table:table-row table:style-name="ro2">
          <table:table-cell office:value-type="float" office:value="84.022">
            <text:p>84.022</text:p>
          </table:table-cell>
          <table:table-cell/>
        </table:table-row>
        <table:table-row table:style-name="ro2">
          <table:table-cell office:value-type="float" office:value="89.7667">
            <text:p>89.7667</text:p>
          </table:table-cell>
          <table:table-cell/>
        </table:table-row>
        <table:table-row table:style-name="ro2">
          <table:table-cell office:value-type="float" office:value="82.6355">
            <text:p>82.6355</text:p>
          </table:table-cell>
          <table:table-cell/>
        </table:table-row>
        <table:table-row table:style-name="ro2">
          <table:table-cell office:value-type="float" office:value="93.8923">
            <text:p>93.8923</text:p>
          </table:table-cell>
          <table:table-cell/>
        </table:table-row>
        <table:table-row table:style-name="ro2">
          <table:table-cell office:value-type="float" office:value="151.5672">
            <text:p>151.5672</text:p>
          </table:table-cell>
          <table:table-cell/>
        </table:table-row>
        <table:table-row table:style-name="ro2">
          <table:table-cell office:value-type="float" office:value="97.4629">
            <text:p>97.4629</text:p>
          </table:table-cell>
          <table:table-cell/>
        </table:table-row>
        <table:table-row table:style-name="ro2">
          <table:table-cell office:value-type="float" office:value="73.2874">
            <text:p>73.2874</text:p>
          </table:table-cell>
          <table:table-cell/>
        </table:table-row>
        <table:table-row table:style-name="ro2">
          <table:table-cell office:value-type="float" office:value="92.3202">
            <text:p>92.3202</text:p>
          </table:table-cell>
          <table:table-cell/>
        </table:table-row>
        <table:table-row table:style-name="ro2">
          <table:table-cell office:value-type="float" office:value="82.1991">
            <text:p>82.1991</text:p>
          </table:table-cell>
          <table:table-cell/>
        </table:table-row>
        <table:table-row table:style-name="ro2">
          <table:table-cell office:value-type="float" office:value="87.6987">
            <text:p>87.6987</text:p>
          </table:table-cell>
          <table:table-cell/>
        </table:table-row>
        <table:table-row table:style-name="ro2">
          <table:table-cell office:value-type="float" office:value="88.4152">
            <text:p>88.4152</text:p>
          </table:table-cell>
          <table:table-cell/>
        </table:table-row>
        <table:table-row table:style-name="ro2">
          <table:table-cell office:value-type="float" office:value="103.8666">
            <text:p>103.8666</text:p>
          </table:table-cell>
          <table:table-cell/>
        </table:table-row>
        <table:table-row table:style-name="ro2">
          <table:table-cell office:value-type="float" office:value="90.8944">
            <text:p>90.8944</text:p>
          </table:table-cell>
          <table:table-cell/>
        </table:table-row>
        <table:table-row table:style-name="ro2">
          <table:table-cell office:value-type="float" office:value="100.2265">
            <text:p>100.2265</text:p>
          </table:table-cell>
          <table:table-cell/>
        </table:table-row>
        <table:table-row table:style-name="ro2">
          <table:table-cell office:value-type="float" office:value="101.5188">
            <text:p>101.5188</text:p>
          </table:table-cell>
          <table:table-cell/>
        </table:table-row>
        <table:table-row table:style-name="ro2">
          <table:table-cell office:value-type="float" office:value="103.4088">
            <text:p>103.4088</text:p>
          </table:table-cell>
          <table:table-cell/>
        </table:table-row>
        <table:table-row table:style-name="ro2">
          <table:table-cell office:value-type="float" office:value="73.9389">
            <text:p>73.9389</text:p>
          </table:table-cell>
          <table:table-cell/>
        </table:table-row>
        <table:table-row table:style-name="ro2">
          <table:table-cell office:value-type="float" office:value="82.9927">
            <text:p>82.9927</text:p>
          </table:table-cell>
          <table:table-cell/>
        </table:table-row>
        <table:table-row table:style-name="ro2">
          <table:table-cell office:value-type="float" office:value="58.4291">
            <text:p>58.4291</text:p>
          </table:table-cell>
          <table:table-cell/>
        </table:table-row>
        <table:table-row table:style-name="ro2">
          <table:table-cell office:value-type="float" office:value="112.823">
            <text:p>112.823</text:p>
          </table:table-cell>
          <table:table-cell/>
        </table:table-row>
        <table:table-row table:style-name="ro2">
          <table:table-cell office:value-type="float" office:value="70.063">
            <text:p>70.063</text:p>
          </table:table-cell>
          <table:table-cell/>
        </table:table-row>
        <table:table-row table:style-name="ro2">
          <table:table-cell office:value-type="float" office:value="119.471">
            <text:p>119.471</text:p>
          </table:table-cell>
          <table:table-cell/>
        </table:table-row>
        <table:table-row table:style-name="ro2">
          <table:table-cell office:value-type="float" office:value="118.4844">
            <text:p>118.4844</text:p>
          </table:table-cell>
          <table:table-cell/>
        </table:table-row>
        <table:table-row table:style-name="ro2">
          <table:table-cell office:value-type="float" office:value="65.9157">
            <text:p>65.9157</text:p>
          </table:table-cell>
          <table:table-cell/>
        </table:table-row>
        <table:table-row table:style-name="ro2">
          <table:table-cell office:value-type="float" office:value="43.4099">
            <text:p>43.4099</text:p>
          </table:table-cell>
          <table:table-cell/>
        </table:table-row>
        <table:table-row table:style-name="ro2">
          <table:table-cell office:value-type="float" office:value="111.3309">
            <text:p>111.3309</text:p>
          </table:table-cell>
          <table:table-cell/>
        </table:table-row>
        <table:table-row table:style-name="ro2">
          <table:table-cell office:value-type="float" office:value="85.5624">
            <text:p>85.5624</text:p>
          </table:table-cell>
          <table:table-cell/>
        </table:table-row>
        <table:table-row table:style-name="ro2">
          <table:table-cell office:value-type="float" office:value="102.9918">
            <text:p>102.9918</text:p>
          </table:table-cell>
          <table:table-cell/>
        </table:table-row>
        <table:table-row table:style-name="ro2">
          <table:table-cell office:value-type="float" office:value="137.7995">
            <text:p>137.7995</text:p>
          </table:table-cell>
          <table:table-cell/>
        </table:table-row>
        <table:table-row table:style-name="ro2">
          <table:table-cell office:value-type="float" office:value="109.4533">
            <text:p>109.4533</text:p>
          </table:table-cell>
          <table:table-cell/>
        </table:table-row>
        <table:table-row table:style-name="ro2">
          <table:table-cell office:value-type="float" office:value="100.7694">
            <text:p>100.7694</text:p>
          </table:table-cell>
          <table:table-cell/>
        </table:table-row>
        <table:table-row table:style-name="ro2">
          <table:table-cell office:value-type="float" office:value="82.825">
            <text:p>82.825</text:p>
          </table:table-cell>
          <table:table-cell/>
        </table:table-row>
        <table:table-row table:style-name="ro2">
          <table:table-cell office:value-type="float" office:value="100.4927">
            <text:p>100.4927</text:p>
          </table:table-cell>
          <table:table-cell/>
        </table:table-row>
        <table:table-row table:style-name="ro2">
          <table:table-cell office:value-type="float" office:value="81.2074">
            <text:p>81.2074</text:p>
          </table:table-cell>
          <table:table-cell/>
        </table:table-row>
        <table:table-row table:style-name="ro2">
          <table:table-cell office:value-type="float" office:value="70.4643">
            <text:p>70.4643</text:p>
          </table:table-cell>
          <table:table-cell/>
        </table:table-row>
        <table:table-row table:style-name="ro2">
          <table:table-cell office:value-type="float" office:value="72.7182">
            <text:p>72.7182</text:p>
          </table:table-cell>
          <table:table-cell/>
        </table:table-row>
        <table:table-row table:style-name="ro2">
          <table:table-cell office:value-type="float" office:value="76.4534">
            <text:p>76.4534</text:p>
          </table:table-cell>
          <table:table-cell/>
        </table:table-row>
        <table:table-row table:style-name="ro2">
          <table:table-cell office:value-type="float" office:value="95.0436">
            <text:p>95.0436</text:p>
          </table:table-cell>
          <table:table-cell/>
        </table:table-row>
        <table:table-row table:style-name="ro2">
          <table:table-cell office:value-type="float" office:value="82.5684">
            <text:p>82.5684</text:p>
          </table:table-cell>
          <table:table-cell/>
        </table:table-row>
        <table:table-row table:style-name="ro2">
          <table:table-cell office:value-type="float" office:value="76.2749">
            <text:p>76.2749</text:p>
          </table:table-cell>
          <table:table-cell/>
        </table:table-row>
        <table:table-row table:style-name="ro2">
          <table:table-cell office:value-type="float" office:value="88.4629">
            <text:p>88.4629</text:p>
          </table:table-cell>
          <table:table-cell/>
        </table:table-row>
        <table:table-row table:style-name="ro2">
          <table:table-cell office:value-type="float" office:value="79.5217">
            <text:p>79.5217</text:p>
          </table:table-cell>
          <table:table-cell/>
        </table:table-row>
        <table:table-row table:style-name="ro2">
          <table:table-cell office:value-type="float" office:value="82.6608">
            <text:p>82.6608</text:p>
          </table:table-cell>
          <table:table-cell/>
        </table:table-row>
        <table:table-row table:style-name="ro2">
          <table:table-cell office:value-type="float" office:value="56.1691">
            <text:p>56.1691</text:p>
          </table:table-cell>
          <table:table-cell/>
        </table:table-row>
        <table:table-row table:style-name="ro2">
          <table:table-cell office:value-type="float" office:value="106.6585">
            <text:p>106.6585</text:p>
          </table:table-cell>
          <table:table-cell/>
        </table:table-row>
        <table:table-row table:style-name="ro2">
          <table:table-cell office:value-type="float" office:value="97.6353">
            <text:p>97.6353</text:p>
          </table:table-cell>
          <table:table-cell/>
        </table:table-row>
        <table:table-row table:style-name="ro2">
          <table:table-cell office:value-type="float" office:value="107.2795">
            <text:p>107.2795</text:p>
          </table:table-cell>
          <table:table-cell/>
        </table:table-row>
        <table:table-row table:style-name="ro2">
          <table:table-cell office:value-type="float" office:value="256.1106">
            <text:p>256.1106</text:p>
          </table:table-cell>
          <table:table-cell/>
        </table:table-row>
        <table:table-row table:style-name="ro2">
          <table:table-cell office:value-type="float" office:value="47.7765">
            <text:p>47.7765</text:p>
          </table:table-cell>
          <table:table-cell/>
        </table:table-row>
        <table:table-row table:style-name="ro2">
          <table:table-cell office:value-type="float" office:value="124.783">
            <text:p>124.783</text:p>
          </table:table-cell>
          <table:table-cell/>
        </table:table-row>
        <table:table-row table:style-name="ro2">
          <table:table-cell office:value-type="float" office:value="130.9332">
            <text:p>130.9332</text:p>
          </table:table-cell>
          <table:table-cell/>
        </table:table-row>
        <table:table-row table:style-name="ro2">
          <table:table-cell office:value-type="float" office:value="235.1145">
            <text:p>235.1145</text:p>
          </table:table-cell>
          <table:table-cell/>
        </table:table-row>
        <table:table-row table:style-name="ro2">
          <table:table-cell office:value-type="float" office:value="133.7851">
            <text:p>133.7851</text:p>
          </table:table-cell>
          <table:table-cell/>
        </table:table-row>
        <table:table-row table:style-name="ro2">
          <table:table-cell office:value-type="float" office:value="131.5716">
            <text:p>131.5716</text:p>
          </table:table-cell>
          <table:table-cell/>
        </table:table-row>
        <table:table-row table:style-name="ro2">
          <table:table-cell office:value-type="float" office:value="94.8778">
            <text:p>94.8778</text:p>
          </table:table-cell>
          <table:table-cell/>
        </table:table-row>
        <table:table-row table:style-name="ro2">
          <table:table-cell office:value-type="float" office:value="82.1576">
            <text:p>82.1576</text:p>
          </table:table-cell>
          <table:table-cell/>
        </table:table-row>
        <table:table-row table:style-name="ro2">
          <table:table-cell office:value-type="float" office:value="130.9046">
            <text:p>130.9046</text:p>
          </table:table-cell>
          <table:table-cell/>
        </table:table-row>
        <table:table-row table:style-name="ro2">
          <table:table-cell office:value-type="float" office:value="67.4962">
            <text:p>67.4962</text:p>
          </table:table-cell>
          <table:table-cell/>
        </table:table-row>
        <table:table-row table:style-name="ro2">
          <table:table-cell office:value-type="float" office:value="89.553">
            <text:p>89.553</text:p>
          </table:table-cell>
          <table:table-cell/>
        </table:table-row>
        <table:table-row table:style-name="ro2">
          <table:table-cell office:value-type="float" office:value="162.4625">
            <text:p>162.4625</text:p>
          </table:table-cell>
          <table:table-cell/>
        </table:table-row>
        <table:table-row table:style-name="ro2">
          <table:table-cell office:value-type="float" office:value="99.8877">
            <text:p>99.8877</text:p>
          </table:table-cell>
          <table:table-cell/>
        </table:table-row>
        <table:table-row table:style-name="ro2">
          <table:table-cell office:value-type="float" office:value="134.689">
            <text:p>134.689</text:p>
          </table:table-cell>
          <table:table-cell/>
        </table:table-row>
        <table:table-row table:style-name="ro2">
          <table:table-cell office:value-type="float" office:value="169.4429">
            <text:p>169.4429</text:p>
          </table:table-cell>
          <table:table-cell/>
        </table:table-row>
        <table:table-row table:style-name="ro2">
          <table:table-cell office:value-type="float" office:value="71.2738">
            <text:p>71.2738</text:p>
          </table:table-cell>
          <table:table-cell/>
        </table:table-row>
        <table:table-row table:style-name="ro2">
          <table:table-cell office:value-type="float" office:value="67.7322">
            <text:p>67.7322</text:p>
          </table:table-cell>
          <table:table-cell/>
        </table:table-row>
        <table:table-row table:style-name="ro2">
          <table:table-cell office:value-type="float" office:value="95.9781">
            <text:p>95.9781</text:p>
          </table:table-cell>
          <table:table-cell/>
        </table:table-row>
        <table:table-row table:style-name="ro2">
          <table:table-cell office:value-type="float" office:value="102.1387">
            <text:p>102.1387</text:p>
          </table:table-cell>
          <table:table-cell/>
        </table:table-row>
        <table:table-row table:style-name="ro2">
          <table:table-cell office:value-type="float" office:value="85.3819">
            <text:p>85.3819</text:p>
          </table:table-cell>
          <table:table-cell/>
        </table:table-row>
        <table:table-row table:style-name="ro2">
          <table:table-cell office:value-type="float" office:value="74.121">
            <text:p>74.121</text:p>
          </table:table-cell>
          <table:table-cell/>
        </table:table-row>
        <table:table-row table:style-name="ro2">
          <table:table-cell office:value-type="float" office:value="60.6966">
            <text:p>60.6966</text:p>
          </table:table-cell>
          <table:table-cell/>
        </table:table-row>
        <table:table-row table:style-name="ro2">
          <table:table-cell office:value-type="float" office:value="74.5667">
            <text:p>74.5667</text:p>
          </table:table-cell>
          <table:table-cell/>
        </table:table-row>
        <table:table-row table:style-name="ro2">
          <table:table-cell office:value-type="float" office:value="79.1187">
            <text:p>79.1187</text:p>
          </table:table-cell>
          <table:table-cell/>
        </table:table-row>
        <table:table-row table:style-name="ro2">
          <table:table-cell office:value-type="float" office:value="69.0533">
            <text:p>69.0533</text:p>
          </table:table-cell>
          <table:table-cell/>
        </table:table-row>
        <table:table-row table:style-name="ro2">
          <table:table-cell office:value-type="float" office:value="69.8131">
            <text:p>69.8131</text:p>
          </table:table-cell>
          <table:table-cell/>
        </table:table-row>
        <table:table-row table:style-name="ro2">
          <table:table-cell office:value-type="float" office:value="87.3435">
            <text:p>87.3435</text:p>
          </table:table-cell>
          <table:table-cell/>
        </table:table-row>
        <table:table-row table:style-name="ro2">
          <table:table-cell office:value-type="float" office:value="70.4178">
            <text:p>70.4178</text:p>
          </table:table-cell>
          <table:table-cell/>
        </table:table-row>
        <table:table-row table:style-name="ro2">
          <table:table-cell office:value-type="float" office:value="85.7297">
            <text:p>85.7297</text:p>
          </table:table-cell>
          <table:table-cell/>
        </table:table-row>
        <table:table-row table:style-name="ro2">
          <table:table-cell office:value-type="float" office:value="70.0662">
            <text:p>70.0662</text:p>
          </table:table-cell>
          <table:table-cell/>
        </table:table-row>
        <table:table-row table:style-name="ro2">
          <table:table-cell office:value-type="float" office:value="59.8156">
            <text:p>59.8156</text:p>
          </table:table-cell>
          <table:table-cell/>
        </table:table-row>
        <table:table-row table:style-name="ro2">
          <table:table-cell office:value-type="float" office:value="90.0945">
            <text:p>90.0945</text:p>
          </table:table-cell>
          <table:table-cell/>
        </table:table-row>
        <table:table-row table:style-name="ro2">
          <table:table-cell office:value-type="float" office:value="78.9819">
            <text:p>78.9819</text:p>
          </table:table-cell>
          <table:table-cell/>
        </table:table-row>
        <table:table-row table:style-name="ro2">
          <table:table-cell office:value-type="float" office:value="80.4852">
            <text:p>80.4852</text:p>
          </table:table-cell>
          <table:table-cell/>
        </table:table-row>
        <table:table-row table:style-name="ro2">
          <table:table-cell office:value-type="float" office:value="98.5074">
            <text:p>98.5074</text:p>
          </table:table-cell>
          <table:table-cell/>
        </table:table-row>
        <table:table-row table:style-name="ro2">
          <table:table-cell office:value-type="float" office:value="91.5204">
            <text:p>91.5204</text:p>
          </table:table-cell>
          <table:table-cell/>
        </table:table-row>
        <table:table-row table:style-name="ro2">
          <table:table-cell office:value-type="float" office:value="99.5679">
            <text:p>99.5679</text:p>
          </table:table-cell>
          <table:table-cell/>
        </table:table-row>
        <table:table-row table:style-name="ro2">
          <table:table-cell office:value-type="float" office:value="114.0409">
            <text:p>114.0409</text:p>
          </table:table-cell>
          <table:table-cell/>
        </table:table-row>
        <table:table-row table:style-name="ro2">
          <table:table-cell office:value-type="float" office:value="152.7665">
            <text:p>152.7665</text:p>
          </table:table-cell>
          <table:table-cell/>
        </table:table-row>
        <table:table-row table:style-name="ro2" table:number-rows-repeated="10461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1:10:18</meta:creation-date>
    <dc:date>2015-01-22T11:19:59</dc:date>
    <meta:editing-duration>PT19S</meta:editing-duration>
    <meta:editing-cycles>2</meta:editing-cycles>
    <meta:generator>LibreOffice/3.5$Linux_X86_64 LibreOffice_project/350m1$Build-2</meta:generator>
    <meta:document-statistic meta:table-count="3" meta:cell-count="3795" meta:object-count="0"/>
  </office:meta>
</office:document-meta>
</file>